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2">
      <text:list-level-style-bullet text:level="1" text:style-name="WW_CharLFO4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6">
      <text:list-level-style-bullet text:level="1" text:style-name="WW_CharLFO5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style style:name="P13" style:parent-style-name="Textbody" style:family="paragraph"/>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style style:name="P18" style:parent-style-name="Textbody" style:family="paragraph">
      <style:paragraph-properties fo:margin-bottom="0in"/>
    </style:style>
    <style:style style:name="P19" style:parent-style-name="Textbody" style:family="paragraph"/>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style style:name="P23" style:parent-style-name="Textbody" style:family="paragraph"/>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P26" style:parent-style-name="Textbody" style:family="paragraph"/>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P29" style:parent-style-name="Textbody" style:family="paragraph"/>
    <style:style style:name="T30" style:parent-style-name="DefaultParagraphFont" style:family="text">
      <style:text-properties fo:font-style="italic" style:font-style-asian="italic"/>
    </style:style>
    <style:style style:name="P31" style:parent-style-name="Textbody" style:family="paragraph"/>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P34" style:parent-style-name="Textbody" style:family="paragraph"/>
    <style:style style:name="T35" style:parent-style-name="DefaultParagraphFont" style:family="text">
      <style:text-properties fo:font-style="italic" style:font-style-asian="italic"/>
    </style:style>
    <style:style style:name="P36" style:parent-style-name="Textbody" style:family="paragraph"/>
    <style:style style:name="T37" style:parent-style-name="DefaultParagraphFont" style:family="text">
      <style:text-properties fo:font-style="italic" style:font-style-asian="italic"/>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Heading2" style:family="paragraph">
      <style:paragraph-properties fo:break-before="page"/>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style style:name="P53" style:parent-style-name="Textbody" style:family="paragraph">
      <style:paragraph-properties fo:margin-bottom="0in"/>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style style:name="P73" style:parent-style-name="PreformattedText" style:family="paragraph">
      <style:paragraph-properties fo:margin-bottom="0.1965in"/>
    </style:style>
    <style:style style:name="T74" style:parent-style-name="SourceText" style:family="text">
      <style:text-properties fo:language="fr" fo:country="CA"/>
    </style:style>
    <style:style style:name="T75" style:parent-style-name="SourceText" style:family="text">
      <style:text-properties fo:language="fr" fo:country="CA"/>
    </style:style>
    <style:style style:name="T76" style:parent-style-name="SourceText" style:family="text">
      <style:text-properties fo:language="fr" fo:country="CA"/>
    </style:style>
    <style:style style:name="T77" style:parent-style-name="SourceText" style:family="text">
      <style:text-properties fo:language="fr" fo:country="CA"/>
    </style:style>
    <style:style style:name="T78" style:parent-style-name="SourceText" style:family="text">
      <style:text-properties fo:language="fr" fo:country="CA"/>
    </style:style>
    <style:style style:name="T79" style:parent-style-name="SourceText" style:family="text">
      <style:text-properties fo:language="fr" fo:country="CA"/>
    </style:style>
    <style:style style:name="T80" style:parent-style-name="SourceText" style:family="text">
      <style:text-properties fo:language="fr" fo:country="CA"/>
    </style:style>
    <style:style style:name="P81" style:parent-style-name="PreformattedText" style:family="paragraph">
      <style:paragraph-properties fo:margin-bottom="0.1965in"/>
    </style:style>
    <style:style style:name="T82" style:parent-style-name="SourceText" style:family="text">
      <style:text-properties fo:language="fr" fo:country="CA"/>
    </style:style>
    <style:style style:name="P83" style:parent-style-name="PreformattedText" style:family="paragraph">
      <style:paragraph-properties fo:margin-bottom="0.1965in"/>
    </style:style>
    <style:style style:name="P84" style:parent-style-name="Heading2" style:family="paragraph">
      <style:paragraph-properties fo:break-before="page"/>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style style:name="P92" style:parent-style-name="Textbody" style:family="paragraph">
      <style:paragraph-properties fo:margin-bottom="0in"/>
    </style:style>
    <style:style style:name="P93" style:parent-style-name="Textbody" style:family="paragraph"/>
    <style:style style:name="T94" style:parent-style-name="DefaultParagraphFont" style:family="text">
      <style:text-properties fo:font-style="italic" style:font-style-asian="italic"/>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P101" style:parent-style-name="Textbody" style:family="paragraph">
      <style:paragraph-properties fo:margin-bottom="0in"/>
    </style:style>
    <style:style style:name="P102" style:parent-style-name="Textbody" style:family="paragraph"/>
    <style:style style:name="T103" style:parent-style-name="DefaultParagraphFont" style:family="text">
      <style:text-properties fo:font-style="italic" style:font-style-asian="italic"/>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style style:name="P127" style:parent-style-name="Heading2" style:family="paragraph">
      <style:paragraph-properties fo:break-before="page"/>
    </style:style>
    <style:style style:name="P128" style:parent-style-name="Textbody" style:family="paragraph">
      <style:paragraph-properties fo:margin-bottom="0in"/>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paragraph-properties fo:margin-bottom="0in"/>
    </style:style>
    <style:style style:name="P132" style:parent-style-name="Textbody" style:family="paragraph">
      <style:paragraph-properties fo:margin-bottom="0in"/>
    </style:style>
    <style:style style:name="P133" style:parent-style-name="Textbody" style:family="paragraph">
      <style:paragraph-properties fo:margin-bottom="0in"/>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paragraph-properties fo:margin-bottom="0in"/>
    </style:style>
    <style:style style:name="P149" style:parent-style-name="Textbody" style:family="paragraph">
      <style:paragraph-properties fo:margin-bottom="0in"/>
    </style:style>
    <style:style style:name="P150" style:parent-style-name="Textbody" style:family="paragraph">
      <style:paragraph-properties fo:margin-bottom="0in"/>
    </style:style>
    <style:style style:name="P151" style:parent-style-name="Textbody" style:family="paragraph">
      <style:paragraph-properties fo:margin-bottom="0in"/>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style style:name="P176" style:parent-style-name="PreformattedText" style:family="paragraph">
      <style:paragraph-properties fo:margin-bottom="0.1965in"/>
    </style:style>
    <style:style style:name="P177" style:parent-style-name="Textbody" style:family="paragraph">
      <style:paragraph-properties fo:margin-bottom="0in"/>
    </style:style>
    <style:style style:name="P178" style:parent-style-name="Textbody" style:family="paragraph">
      <style:paragraph-properties fo:margin-bottom="0in"/>
    </style:style>
    <style:style style:name="P179" style:parent-style-name="Textbody" style:family="paragraph"/>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style style:name="P184" style:parent-style-name="Textbody" style:family="paragraph">
      <style:paragraph-properties fo:margin-bottom="0in"/>
    </style:style>
    <style:style style:name="P185" style:parent-style-name="Textbody" style:family="paragraph"/>
    <style:style style:name="P186" style:parent-style-name="Textbody" style:family="paragraph"/>
    <style:style style:name="P187" style:parent-style-name="PreformattedText" style:family="paragraph">
      <style:paragraph-properties fo:margin-bottom="0.1965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style style:name="P191" style:parent-style-name="PreformattedText" style:family="paragraph">
      <style:paragraph-properties fo:margin-bottom="0.1965in"/>
    </style:style>
    <style:style style:name="P192" style:parent-style-name="PreformattedText" style:family="paragraph">
      <style:paragraph-properties fo:margin-bottom="0.1965in"/>
    </style:style>
    <style:style style:name="P193" style:parent-style-name="Textbody" style:family="paragraph"/>
    <style:style style:name="P194" style:parent-style-name="PreformattedText" style:family="paragraph">
      <style:paragraph-properties fo:margin-bottom="0.1965in"/>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style style:name="P203" style:parent-style-name="PreformattedText" style:family="paragraph">
      <style:paragraph-properties fo:margin-bottom="0.1965in"/>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style style:name="P207" style:parent-style-name="PreformattedText" style:family="paragraph">
      <style:paragraph-properties fo:margin-bottom="0.1965in"/>
    </style:style>
    <style:style style:name="P208" style:parent-style-name="Textbody" style:family="paragraph"/>
    <style:style style:name="P209" style:parent-style-name="Textbody" style:family="paragraph"/>
    <style:style style:name="P210" style:parent-style-name="PreformattedText" style:family="paragraph">
      <style:paragraph-properties fo:margin-bottom="0.1965in"/>
    </style:style>
    <style:style style:name="P211" style:parent-style-name="PreformattedText" style:family="paragraph">
      <style:paragraph-properties fo:margin-bottom="0.1965in"/>
    </style:style>
    <style:style style:name="P212" style:parent-style-name="PreformattedText" style:family="paragraph">
      <style:paragraph-properties fo:margin-bottom="0.1965in"/>
    </style:style>
    <style:style style:name="P213" style:parent-style-name="PreformattedText" style:family="paragraph">
      <style:paragraph-properties fo:margin-bottom="0.1965in"/>
    </style:style>
    <style:style style:name="P214" style:parent-style-name="PreformattedText" style:family="paragraph">
      <style:paragraph-properties fo:margin-bottom="0.1965in"/>
    </style:style>
    <style:style style:name="P215" style:parent-style-name="PreformattedText" style:family="paragraph">
      <style:paragraph-properties fo:margin-bottom="0.1965in"/>
    </style:style>
    <style:style style:name="P216" style:parent-style-name="PreformattedText" style:family="paragraph">
      <style:paragraph-properties fo:margin-bottom="0.1965in"/>
    </style:style>
    <style:style style:name="P217" style:parent-style-name="PreformattedText" style:family="paragraph">
      <style:paragraph-properties fo:margin-bottom="0.1965in"/>
    </style:style>
    <style:style style:name="P218" style:parent-style-name="PreformattedText" style:family="paragraph">
      <style:paragraph-properties fo:margin-bottom="0.1965in"/>
    </style:style>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P225" style:parent-style-name="Textbody" style:family="paragraph"/>
    <style:style style:name="P226" style:parent-style-name="PreformattedText" style:family="paragraph">
      <style:paragraph-properties fo:margin-bottom="0.1965in"/>
    </style:style>
    <style:style style:name="P227" style:parent-style-name="PreformattedText" style:family="paragraph">
      <style:paragraph-properties fo:margin-bottom="0.1965in"/>
    </style:style>
    <style:style style:name="P228" style:parent-style-name="PreformattedText" style:family="paragraph">
      <style:paragraph-properties fo:margin-bottom="0.1965in"/>
    </style:style>
    <style:style style:name="P229" style:parent-style-name="PreformattedText" style:family="paragraph">
      <style:paragraph-properties fo:margin-bottom="0.1965in"/>
    </style:style>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PreformattedText" style:family="paragraph">
      <style:paragraph-properties fo:margin-bottom="0.1965in"/>
    </style:style>
    <style:style style:name="P236" style:parent-style-name="Textbody" style:family="paragraph"/>
    <style:style style:name="P237" style:parent-style-name="PreformattedText" style:family="paragraph">
      <style:paragraph-properties fo:margin-bottom="0.1965in"/>
    </style:style>
    <style:style style:name="P238" style:parent-style-name="PreformattedText" style:family="paragraph">
      <style:paragraph-properties fo:margin-bottom="0.1965in"/>
    </style:style>
    <style:style style:name="P239" style:parent-style-name="PreformattedText" style:family="paragraph">
      <style:paragraph-properties fo:margin-bottom="0.1965in"/>
    </style:style>
    <style:style style:name="P240" style:parent-style-name="Textbody" style:family="paragraph">
      <style:paragraph-properties fo:margin-bottom="0in"/>
    </style:style>
    <style:style style:name="P241" style:parent-style-name="Textbody" style:family="paragraph"/>
    <style:style style:name="P242" style:parent-style-name="Textbody" style:family="paragraph"/>
    <style:style style:name="P243" style:parent-style-name="Textbody" style:family="paragraph"/>
    <style:style style:name="P244" style:parent-style-name="Heading4" style:family="paragraph">
      <style:text-properties fo:language="fr" fo:country="CA"/>
    </style:style>
    <style:style style:name="P245" style:parent-style-name="PreformattedText" style:family="paragraph">
      <style:paragraph-properties fo:margin-bottom="0.1965in"/>
    </style:style>
    <style:style style:name="T246" style:parent-style-name="SourceText" style:family="text">
      <style:text-properties fo:language="fr" fo:country="CA"/>
    </style:style>
    <style:style style:name="T247" style:parent-style-name="SourceText" style:family="text">
      <style:text-properties fo:language="fr" fo:country="CA"/>
    </style:style>
    <style:style style:name="P248" style:parent-style-name="PreformattedText" style:family="paragraph">
      <style:paragraph-properties fo:margin-bottom="0.1965in"/>
    </style:style>
    <style:style style:name="P249" style:parent-style-name="PreformattedText" style:family="paragraph">
      <style:paragraph-properties fo:margin-bottom="0.1965in"/>
    </style:style>
    <style:style style:name="P250" style:parent-style-name="PreformattedText" style:family="paragraph">
      <style:paragraph-properties fo:margin-bottom="0.1965in"/>
    </style:style>
    <style:style style:name="P251" style:parent-style-name="PreformattedText" style:family="paragraph">
      <style:paragraph-properties fo:margin-bottom="0.1965in"/>
    </style:style>
    <style:style style:name="P252" style:parent-style-name="PreformattedText" style:family="paragraph">
      <style:paragraph-properties fo:margin-bottom="0.1965in"/>
    </style:style>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PreformattedText" style:family="paragraph">
      <style:paragraph-properties fo:margin-bottom="0.1965in"/>
    </style:style>
    <style:style style:name="P258" style:parent-style-name="PreformattedText" style:family="paragraph">
      <style:paragraph-properties fo:margin-bottom="0.1965in"/>
    </style:style>
    <style:style style:name="P259" style:parent-style-name="Textbody" style:family="paragraph"/>
    <style:style style:name="P260" style:parent-style-name="Textbody" style:family="paragraph"/>
    <style:style style:name="P261" style:parent-style-name="Textbody" style:family="paragraph"/>
    <style:style style:name="P262" style:parent-style-name="Textbody" style:family="paragraph"/>
    <style:style style:name="P263" style:parent-style-name="PreformattedText" style:family="paragraph">
      <style:paragraph-properties fo:margin-bottom="0.1965in"/>
    </style:style>
    <style:style style:name="T264" style:parent-style-name="StrongEmphasis" style:family="text">
      <style:text-properties fo:color="#FF0000"/>
    </style:style>
    <style:style style:name="P265" style:parent-style-name="PreformattedText" style:family="paragraph">
      <style:paragraph-properties fo:margin-bottom="0.1965in"/>
    </style:style>
    <style:style style:name="P266" style:parent-style-name="Textbody" style:family="paragraph"/>
    <style:style style:name="P267" style:parent-style-name="Textbody" style:family="paragraph"/>
    <style:style style:name="P268" style:parent-style-name="Textbody" style:family="paragraph"/>
    <style:style style:name="P269" style:parent-style-name="Textbody" style:family="paragraph"/>
    <style:style style:name="P270" style:parent-style-name="PreformattedText" style:family="paragraph">
      <style:paragraph-properties fo:margin-bottom="0.1965in"/>
    </style:style>
    <style:style style:name="P271" style:parent-style-name="PreformattedText" style:family="paragraph">
      <style:paragraph-properties fo:margin-bottom="0.1965in"/>
    </style:style>
    <style:style style:name="P272" style:parent-style-name="PreformattedText" style:family="paragraph">
      <style:paragraph-properties fo:margin-bottom="0.1965in"/>
    </style:style>
    <style:style style:name="P273" style:parent-style-name="PreformattedText" style:family="paragraph">
      <style:paragraph-properties fo:margin-bottom="0.1965in"/>
    </style:style>
    <style:style style:name="P274" style:parent-style-name="PreformattedText" style:family="paragraph">
      <style:paragraph-properties fo:margin-bottom="0.1965in"/>
    </style:style>
    <style:style style:name="P275" style:parent-style-name="PreformattedText" style:family="paragraph">
      <style:paragraph-properties fo:margin-bottom="0.1965in"/>
    </style:style>
    <style:style style:name="P276" style:parent-style-name="PreformattedText" style:family="paragraph">
      <style:paragraph-properties fo:margin-bottom="0.1965in"/>
    </style:style>
    <style:style style:name="P277" style:parent-style-name="PreformattedText" style:family="paragraph">
      <style:paragraph-properties fo:margin-bottom="0.1965in"/>
    </style:style>
    <style:style style:name="P278" style:parent-style-name="PreformattedText" style:family="paragraph">
      <style:paragraph-properties fo:margin-bottom="0.1965in"/>
    </style:style>
    <style:style style:name="P279" style:parent-style-name="PreformattedText" style:family="paragraph">
      <style:paragraph-properties fo:margin-bottom="0.1965in"/>
    </style:style>
    <style:style style:name="P280" style:parent-style-name="PreformattedText" style:family="paragraph">
      <style:paragraph-properties fo:margin-bottom="0.1965in"/>
    </style:style>
    <style:style style:name="P281" style:parent-style-name="PreformattedText" style:family="paragraph">
      <style:paragraph-properties fo:margin-bottom="0.1965in"/>
    </style:style>
    <style:style style:name="P282" style:parent-style-name="PreformattedText" style:family="paragraph">
      <style:paragraph-properties fo:margin-bottom="0.1965in"/>
    </style:style>
    <style:style style:name="T283" style:parent-style-name="SourceText" style:family="text">
      <style:text-properties fo:language="fr" fo:country="CA"/>
    </style:style>
    <style:style style:name="P284" style:parent-style-name="PreformattedText" style:family="paragraph">
      <style:paragraph-properties fo:margin-bottom="0.1965in"/>
    </style:style>
    <style:style style:name="T285" style:parent-style-name="SourceText" style:family="text">
      <style:text-properties fo:language="fr" fo:country="CA"/>
    </style:style>
    <style:style style:name="P286" style:parent-style-name="Heading4" style:family="paragraph">
      <style:text-properties fo:language="fr" fo:country="CA"/>
    </style:style>
    <style:style style:name="P287" style:parent-style-name="PreformattedText" style:family="paragraph">
      <style:paragraph-properties fo:margin-bottom="0.1965in"/>
    </style:style>
    <style:style style:name="T288" style:parent-style-name="SourceText" style:family="text">
      <style:text-properties fo:language="fr" fo:country="CA"/>
    </style:style>
    <style:style style:name="P289" style:parent-style-name="PreformattedText" style:family="paragraph">
      <style:paragraph-properties fo:margin-bottom="0.1965in"/>
    </style:style>
    <style:style style:name="P290" style:parent-style-name="PreformattedText" style:family="paragraph">
      <style:paragraph-properties fo:margin-bottom="0.1965in"/>
    </style:style>
    <style:style style:name="P291" style:parent-style-name="Textbody" style:family="paragraph"/>
    <style:style style:name="P292" style:parent-style-name="Textbody" style:family="paragraph"/>
    <style:style style:name="P293" style:parent-style-name="Textbody" style:family="paragraph"/>
    <style:style style:name="P294" style:parent-style-name="Textbody" style:family="paragraph"/>
    <style:style style:name="P295" style:parent-style-name="Textbody" style:family="paragraph"/>
    <style:style style:name="P296" style:parent-style-name="Textbody" style:family="paragraph"/>
    <style:style style:name="P297" style:parent-style-name="Textbody" style:family="paragraph"/>
    <style:style style:name="P298" style:parent-style-name="Textbody" style:family="paragraph"/>
    <style:style style:name="P299" style:parent-style-name="PreformattedText" style:family="paragraph">
      <style:paragraph-properties fo:margin-bottom="0.1965in"/>
    </style:style>
    <style:style style:name="P300" style:parent-style-name="Textbody" style:family="paragraph">
      <style:paragraph-properties fo:margin-bottom="0in"/>
    </style:style>
    <style:style style:name="P301" style:parent-style-name="Textbody" style:family="paragraph">
      <style:paragraph-properties fo:margin-bottom="0in"/>
    </style:style>
    <style:style style:name="P302" style:parent-style-name="Textbody" style:family="paragraph"/>
    <style:style style:name="P303" style:parent-style-name="PreformattedText" style:family="paragraph">
      <style:paragraph-properties fo:margin-bottom="0.1965in"/>
    </style:style>
    <style:style style:name="P304" style:parent-style-name="Textbody" style:family="paragraph">
      <style:paragraph-properties fo:margin-bottom="0in"/>
    </style:style>
    <style:style style:name="P305" style:parent-style-name="Textbody" style:family="paragraph">
      <style:paragraph-properties fo:margin-bottom="0in"/>
    </style:style>
    <style:style style:name="P306" style:parent-style-name="Textbody" style:family="paragraph"/>
    <style:style style:name="P307" style:parent-style-name="PreformattedText" style:family="paragraph">
      <style:paragraph-properties fo:margin-bottom="0.1965in"/>
    </style:style>
    <style:style style:name="P308" style:parent-style-name="PreformattedText" style:family="paragraph">
      <style:paragraph-properties fo:margin-bottom="0.1965in"/>
    </style:style>
    <style:style style:name="P309" style:parent-style-name="PreformattedText" style:family="paragraph">
      <style:paragraph-properties fo:margin-bottom="0.1965in"/>
    </style:style>
    <style:style style:name="P310" style:parent-style-name="Textbody" style:family="paragraph">
      <style:paragraph-properties fo:margin-bottom="0in"/>
    </style:style>
    <style:style style:name="P311" style:parent-style-name="Textbody" style:family="paragraph">
      <style:paragraph-properties fo:margin-bottom="0in"/>
    </style:style>
    <style:style style:name="P312" style:parent-style-name="Textbody" style:family="paragraph"/>
    <style:style style:name="P313" style:parent-style-name="PreformattedText" style:family="paragraph">
      <style:paragraph-properties fo:margin-bottom="0.1965in"/>
    </style:style>
    <style:style style:name="P314" style:parent-style-name="PreformattedText" style:family="paragraph">
      <style:paragraph-properties fo:margin-bottom="0.1965in"/>
    </style:style>
    <style:style style:name="P315" style:parent-style-name="PreformattedText" style:family="paragraph">
      <style:paragraph-properties fo:margin-bottom="0.1965in"/>
    </style:style>
    <style:style style:name="P316" style:parent-style-name="PreformattedText" style:family="paragraph">
      <style:paragraph-properties fo:margin-bottom="0.1965in"/>
    </style:style>
    <style:style style:name="P317" style:parent-style-name="PreformattedText" style:family="paragraph">
      <style:paragraph-properties fo:margin-bottom="0.1965in"/>
    </style:style>
    <style:style style:name="P318" style:parent-style-name="PreformattedText" style:family="paragraph">
      <style:paragraph-properties fo:margin-bottom="0.1965in"/>
    </style:style>
    <style:style style:name="P319" style:parent-style-name="Textbody" style:family="paragraph">
      <style:paragraph-properties fo:margin-bottom="0in"/>
    </style:style>
    <style:style style:name="P320" style:parent-style-name="Textbody" style:family="paragraph">
      <style:paragraph-properties fo:margin-bottom="0in"/>
    </style:style>
    <style:style style:name="P321" style:parent-style-name="Textbody" style:family="paragraph">
      <style:paragraph-properties fo:margin-bottom="0in"/>
    </style:style>
    <style:style style:name="P322" style:parent-style-name="Textbody" style:family="paragraph"/>
    <style:style style:name="P323" style:parent-style-name="PreformattedText" style:family="paragraph">
      <style:paragraph-properties fo:margin-bottom="0.1965in"/>
    </style:style>
    <style:style style:name="P324" style:parent-style-name="PreformattedText" style:family="paragraph">
      <style:paragraph-properties fo:margin-bottom="0.1965in"/>
    </style:style>
    <style:style style:name="TableColumn326" style:family="table-column">
      <style:table-column-properties style:column-width="1.1826in" style:use-optimal-column-width="false"/>
    </style:style>
    <style:style style:name="TableColumn327" style:family="table-column">
      <style:table-column-properties style:column-width="4.9736in" style:use-optimal-column-width="false"/>
    </style:style>
    <style:style style:name="TableColumn328" style:family="table-column">
      <style:table-column-properties style:column-width="0.7687in" style:use-optimal-column-width="false"/>
    </style:style>
    <style:style style:name="Table325" style:family="table">
      <style:table-properties style:width="6.925in" fo:margin-left="0in" table:align="lef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style:writing-mode="lr-tb" style:vertical-align="middle" fo:padding-top="0.0194in" fo:padding-left="0.0194in" fo:padding-bottom="0.0194in" fo:padding-right="0.0194in"/>
    </style:style>
    <style:style style:name="TableCell332" style:family="table-cell">
      <style:table-cell-properties fo:border="none" style:writing-mode="lr-tb" style:vertical-align="middle" fo:padding-top="0.0194in" fo:padding-left="0.0194in" fo:padding-bottom="0.0194in" fo:padding-right="0.0194in"/>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P337" style:parent-style-name="TableContents" style:family="paragraph">
      <style:paragraph-properties fo:text-align="center"/>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style:writing-mode="lr-tb" style:vertical-align="middle" fo:padding-top="0.0194in" fo:padding-left="0.0194in" fo:padding-bottom="0.0194in" fo:padding-right="0.0194in"/>
    </style:style>
    <style:style style:name="TableCell341" style:family="table-cell">
      <style:table-cell-properties fo:border="none" style:writing-mode="lr-tb" style:vertical-align="middle" fo:padding-top="0.0194in" fo:padding-left="0.0194in" fo:padding-bottom="0.0194in" fo:padding-right="0.0194in"/>
    </style:style>
    <style:style style:name="P342" style:parent-style-name="TableContents" style:family="paragraph">
      <style:paragraph-properties fo:text-align="center"/>
    </style:style>
    <style:style style:name="TableRow343" style:family="table-row">
      <style:table-row-properties style:use-optimal-row-height="false"/>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style:writing-mode="lr-tb" style:vertical-align="middle" fo:padding-top="0.0194in" fo:padding-left="0.0194in" fo:padding-bottom="0.0194in" fo:padding-right="0.0194in"/>
    </style:style>
    <style:style style:name="T346" style:parent-style-name="DefaultParagraphFont" style:family="text">
      <style:text-properties fo:font-style="italic" style:font-style-asian="italic"/>
    </style:style>
    <style:style style:name="T347" style:parent-style-name="DefaultParagraphFont" style:family="text">
      <style:text-properties fo:font-style="italic" style:font-style-asian="italic"/>
    </style:style>
    <style:style style:name="TableCell348" style:family="table-cell">
      <style:table-cell-properties fo:border="none" style:writing-mode="lr-tb" style:vertical-align="middle" fo:padding-top="0.0194in" fo:padding-left="0.0194in" fo:padding-bottom="0.0194in" fo:padding-right="0.0194in"/>
    </style:style>
    <style:style style:name="P349" style:parent-style-name="TableContents" style:family="paragraph">
      <style:paragraph-properties fo:text-align="center"/>
    </style:style>
    <style:style style:name="TableRow350" style:family="table-row">
      <style:table-row-properties style:use-optimal-row-height="false"/>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style:writing-mode="lr-tb" style:vertical-align="middle" fo:padding-top="0.0194in" fo:padding-left="0.0194in" fo:padding-bottom="0.0194in" fo:padding-right="0.0194in"/>
    </style:style>
    <style:style style:name="TableCell353" style:family="table-cell">
      <style:table-cell-properties fo:border="none" style:writing-mode="lr-tb" style:vertical-align="middle" fo:padding-top="0.0194in" fo:padding-left="0.0194in" fo:padding-bottom="0.0194in" fo:padding-right="0.0194in"/>
    </style:style>
    <style:style style:name="P354" style:parent-style-name="TableContents" style:family="paragraph">
      <style:paragraph-properties fo:text-align="center"/>
    </style:style>
    <style:style style:name="TableRow355" style:family="table-row">
      <style:table-row-properties style:use-optimal-row-height="false"/>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P359" style:parent-style-name="TableContents" style:family="paragraph">
      <style:paragraph-properties fo:text-align="center"/>
    </style:style>
    <style:style style:name="TableRow360" style:family="table-row">
      <style:table-row-properties style:use-optimal-row-height="false"/>
    </style:style>
    <style:style style:name="TableCell361" style:family="table-cell">
      <style:table-cell-properties fo:border="none" style:writing-mode="lr-tb" style:vertical-align="middle" fo:padding-top="0.0194in" fo:padding-left="0.0194in" fo:padding-bottom="0.0194in" fo:padding-right="0.0194in"/>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P364" style:parent-style-name="TableContents" style:family="paragraph">
      <style:paragraph-properties fo:text-align="center"/>
    </style:style>
    <style:style style:name="TableRow365" style:family="table-row">
      <style:table-row-properties style:use-optimal-row-height="false"/>
    </style:style>
    <style:style style:name="TableCell366" style:family="table-cell">
      <style:table-cell-properties fo:border="none" style:writing-mode="lr-tb" style:vertical-align="middle" fo:padding-top="0.0194in" fo:padding-left="0.0194in" fo:padding-bottom="0.0194in" fo:padding-right="0.0194in"/>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style:writing-mode="lr-tb" style:vertical-align="middle" fo:padding-top="0.0194in" fo:padding-left="0.0194in" fo:padding-bottom="0.0194in" fo:padding-right="0.0194in"/>
    </style:style>
    <style:style style:name="P369" style:parent-style-name="TableContents" style:family="paragraph">
      <style:paragraph-properties fo:text-align="center"/>
    </style:style>
    <style:style style:name="TableColumn371" style:family="table-column">
      <style:table-column-properties style:column-width="0.8152in" style:use-optimal-column-width="false"/>
    </style:style>
    <style:style style:name="TableColumn372" style:family="table-column">
      <style:table-column-properties style:column-width="5.3409in" style:use-optimal-column-width="false"/>
    </style:style>
    <style:style style:name="TableColumn373" style:family="table-column">
      <style:table-column-properties style:column-width="0.7687in" style:use-optimal-column-width="false"/>
    </style:style>
    <style:style style:name="Table370" style:family="table">
      <style:table-properties style:width="6.925in" fo:margin-left="0in" table:align="left"/>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0194in" fo:padding-left="0.0194in" fo:padding-bottom="0.0194in" fo:padding-right="0.0194in"/>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Row378" style:family="table-row">
      <style:table-row-properties style:use-optimal-row-height="false"/>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style:writing-mode="lr-tb" style:vertical-align="middle" fo:padding-top="0.0194in" fo:padding-left="0.0194in" fo:padding-bottom="0.0194in" fo:padding-right="0.0194in"/>
    </style:style>
    <style:style style:name="TableCell381" style:family="table-cell">
      <style:table-cell-properties fo:border="none" style:writing-mode="lr-tb" style:vertical-align="middle" fo:padding-top="0.0194in" fo:padding-left="0.0194in" fo:padding-bottom="0.0194in" fo:padding-right="0.0194in"/>
    </style:style>
    <style:style style:name="P382" style:parent-style-name="TableContents" style:family="paragraph">
      <style:paragraph-properties fo:text-align="center"/>
    </style:style>
    <style:style style:name="TableRow383" style:family="table-row">
      <style:table-row-properties style:use-optimal-row-height="false"/>
    </style:style>
    <style:style style:name="TableCell384" style:family="table-cell">
      <style:table-cell-properties fo:border="none" style:writing-mode="lr-tb" style:vertical-align="middle" fo:padding-top="0.0194in" fo:padding-left="0.0194in" fo:padding-bottom="0.0194in" fo:padding-right="0.0194in"/>
    </style:style>
    <style:style style:name="TableCell385" style:family="table-cell">
      <style:table-cell-properties fo:border="none" style:writing-mode="lr-tb" style:vertical-align="middle" fo:padding-top="0.0194in" fo:padding-left="0.0194in" fo:padding-bottom="0.0194in" fo:padding-right="0.0194in"/>
    </style:style>
    <style:style style:name="TableCell386" style:family="table-cell">
      <style:table-cell-properties fo:border="none" style:writing-mode="lr-tb" style:vertical-align="middle" fo:padding-top="0.0194in" fo:padding-left="0.0194in" fo:padding-bottom="0.0194in" fo:padding-right="0.0194in"/>
    </style:style>
    <style:style style:name="P387" style:parent-style-name="TableContents" style:family="paragraph">
      <style:paragraph-properties fo:text-align="center"/>
    </style:style>
    <style:style style:name="P388" style:parent-style-name="PreformattedText" style:family="paragraph">
      <style:paragraph-properties fo:margin-bottom="0.1965in"/>
    </style:style>
    <style:style style:name="P389" style:parent-style-name="Textbody" style:family="paragraph">
      <style:paragraph-properties fo:margin-bottom="0in"/>
    </style:style>
    <style:style style:name="P390" style:parent-style-name="Textbody" style:family="paragraph"/>
    <style:style style:name="P391" style:parent-style-name="Textbody" style:family="paragraph">
      <style:paragraph-properties fo:break-before="page"/>
    </style:style>
    <style:style style:name="P392" style:parent-style-name="Textbody" style:family="paragraph">
      <style:paragraph-properties fo:margin-bottom="0in"/>
    </style:style>
    <style:style style:name="P393" style:parent-style-name="Textbody" style:family="paragraph">
      <style:paragraph-properties fo:margin-bottom="0in"/>
    </style:style>
    <style:style style:name="P394" style:parent-style-name="Textbody" style:family="paragraph">
      <style:paragraph-properties fo:margin-bottom="0in"/>
    </style:style>
    <style:style style:name="P395" style:parent-style-name="Textbody" style:family="paragraph">
      <style:paragraph-properties fo:margin-bottom="0in"/>
    </style:style>
    <style:style style:name="P396" style:parent-style-name="Textbody" style:family="paragraph">
      <style:paragraph-properties fo:margin-bottom="0in"/>
    </style:style>
    <style:style style:name="P397" style:parent-style-name="Textbody" style:family="paragraph">
      <style:paragraph-properties fo:margin-bottom="0in"/>
    </style:style>
    <style:style style:name="P398" style:parent-style-name="Textbody" style:family="paragraph">
      <style:paragraph-properties fo:margin-bottom="0in"/>
    </style:style>
    <style:style style:name="P399" style:parent-style-name="Textbody" style:family="paragraph">
      <style:paragraph-properties fo:margin-bottom="0in"/>
    </style:style>
    <style:style style:name="P400" style:parent-style-name="Textbody" style:family="paragraph">
      <style:paragraph-properties fo:margin-bottom="0in"/>
    </style:style>
    <style:style style:name="P401" style:parent-style-name="Textbody" style:family="paragraph">
      <style:paragraph-properties fo:margin-bottom="0in"/>
    </style:style>
    <style:style style:name="P402" style:parent-style-name="Textbody" style:family="paragraph"/>
    <style:style style:name="P403" style:parent-style-name="Textbody" style:family="paragraph">
      <style:paragraph-properties fo:margin-bottom="0in"/>
    </style:style>
    <style:style style:name="P404" style:parent-style-name="Textbody" style:family="paragraph"/>
    <style:style style:name="P405" style:parent-style-name="Textbody" style:family="paragraph">
      <style:paragraph-properties fo:margin-bottom="0in"/>
    </style:style>
    <style:style style:name="P406" style:parent-style-name="Textbody" style:family="paragraph">
      <style:paragraph-properties fo:margin-bottom="0in"/>
    </style:style>
    <style:style style:name="P407" style:parent-style-name="Textbody" style:family="paragraph"/>
    <style:style style:name="P408" style:parent-style-name="Textbody" style:family="paragraph">
      <style:paragraph-properties fo:margin-bottom="0in"/>
    </style:style>
    <style:style style:name="P409" style:parent-style-name="Textbody" style:family="paragraph">
      <style:paragraph-properties fo:margin-bottom="0in"/>
    </style:style>
    <style:style style:name="P410" style:parent-style-name="Textbody" style:family="paragraph">
      <style:paragraph-properties fo:margin-bottom="0in"/>
    </style:style>
    <style:style style:name="P411" style:parent-style-name="Textbody" style:family="paragraph"/>
    <style:style style:name="T412" style:parent-style-name="SourceText" style:family="text">
      <style:text-properties fo:language="fr" fo:country="CA"/>
    </style:style>
    <style:style style:name="P413" style:parent-style-name="PreformattedText" style:family="paragraph">
      <style:text-properties fo:language="fr" fo:country="CA"/>
    </style:style>
    <style:style style:name="P414" style:parent-style-name="PreformattedText" style:family="paragraph">
      <style:paragraph-properties fo:margin-bottom="0.1965in"/>
    </style:style>
    <style:style style:name="P415" style:parent-style-name="PreformattedText" style:family="paragraph">
      <style:paragraph-properties fo:margin-bottom="0.1965in"/>
    </style:style>
    <style:style style:name="P416" style:parent-style-name="PreformattedText" style:family="paragraph">
      <style:paragraph-properties fo:margin-bottom="0.1965in"/>
    </style:style>
    <style:style style:name="P417" style:parent-style-name="PreformattedText" style:family="paragraph">
      <style:paragraph-properties fo:margin-bottom="0.1965in"/>
    </style:style>
    <style:style style:name="P418" style:parent-style-name="PreformattedText" style:family="paragraph">
      <style:paragraph-properties fo:margin-bottom="0.1965in"/>
    </style:style>
    <style:style style:name="P419" style:parent-style-name="PreformattedText" style:family="paragraph">
      <style:paragraph-properties fo:margin-bottom="0.1965in"/>
    </style:style>
    <style:style style:name="P420" style:parent-style-name="PreformattedText" style:family="paragraph">
      <style:paragraph-properties fo:margin-bottom="0.1965in"/>
    </style:style>
    <style:style style:name="P421" style:parent-style-name="PreformattedText" style:family="paragraph">
      <style:paragraph-properties fo:margin-bottom="0.1965in"/>
    </style:style>
    <style:style style:name="P422" style:parent-style-name="PreformattedText" style:family="paragraph">
      <style:paragraph-properties fo:margin-bottom="0.1965in"/>
    </style:style>
    <style:style style:name="T423" style:parent-style-name="SourceText" style:family="text">
      <style:text-properties fo:language="fr" fo:country="CA"/>
    </style:style>
    <style:style style:name="T424" style:parent-style-name="SourceText" style:family="text">
      <style:text-properties fo:language="fr" fo:country="CA"/>
    </style:style>
    <style:style style:name="P425" style:parent-style-name="PreformattedText" style:family="paragraph">
      <style:paragraph-properties fo:margin-bottom="0.1965in"/>
    </style:style>
    <style:style style:name="P426" style:parent-style-name="PreformattedText" style:family="paragraph">
      <style:paragraph-properties fo:margin-bottom="0.1965in"/>
    </style:style>
    <style:style style:name="P427" style:parent-style-name="PreformattedText" style:family="paragraph">
      <style:paragraph-properties fo:margin-bottom="0.1965in"/>
    </style:style>
    <style:style style:name="P428" style:parent-style-name="PreformattedText" style:family="paragraph">
      <style:paragraph-properties fo:margin-bottom="0.1965in"/>
    </style:style>
    <style:style style:name="P429" style:parent-style-name="Textbody" style:family="paragraph">
      <style:paragraph-properties fo:margin-bottom="0in"/>
    </style:style>
    <style:style style:name="P430" style:parent-style-name="Textbody" style:family="paragraph">
      <style:paragraph-properties fo:margin-bottom="0in"/>
    </style:style>
    <style:style style:name="P431" style:parent-style-name="Textbody" style:family="paragraph">
      <style:paragraph-properties fo:margin-bottom="0in"/>
    </style:style>
    <style:style style:name="P432" style:parent-style-name="Textbody" style:family="paragraph"/>
    <style:style style:name="P433" style:parent-style-name="PreformattedText" style:family="paragraph">
      <style:paragraph-properties fo:margin-bottom="0.1965in"/>
    </style:style>
    <style:style style:name="P434" style:parent-style-name="PreformattedText" style:family="paragraph">
      <style:paragraph-properties fo:margin-bottom="0.1965in"/>
    </style:style>
    <style:style style:name="P435" style:parent-style-name="PreformattedText" style:family="paragraph">
      <style:paragraph-properties fo:margin-bottom="0.1965in"/>
    </style:style>
    <style:style style:name="P436" style:parent-style-name="Textbody" style:family="paragraph">
      <style:paragraph-properties fo:margin-bottom="0in"/>
    </style:style>
    <style:style style:name="P437" style:parent-style-name="Textbody" style:family="paragraph">
      <style:paragraph-properties fo:margin-bottom="0in"/>
    </style:style>
    <style:style style:name="P438" style:parent-style-name="Textbody" style:family="paragraph">
      <style:paragraph-properties fo:margin-bottom="0in"/>
    </style:style>
    <style:style style:name="P439" style:parent-style-name="Textbody" style:family="paragraph">
      <style:paragraph-properties fo:margin-bottom="0in"/>
    </style:style>
    <style:style style:name="P440" style:parent-style-name="Textbody" style:family="paragraph">
      <style:paragraph-properties fo:margin-bottom="0in"/>
    </style:style>
    <style:style style:name="P441" style:parent-style-name="Textbody" style:family="paragraph">
      <style:paragraph-properties fo:margin-bottom="0in"/>
    </style:style>
    <style:style style:name="P442" style:parent-style-name="Textbody" style:family="paragraph">
      <style:paragraph-properties fo:margin-bottom="0in"/>
    </style:style>
    <style:style style:name="P443" style:parent-style-name="Textbody" style:family="paragraph">
      <style:paragraph-properties fo:margin-bottom="0in"/>
    </style:style>
    <style:style style:name="P444" style:parent-style-name="Textbody" style:family="paragraph"/>
    <style:style style:name="P445" style:parent-style-name="Textbody" style:family="paragraph">
      <style:paragraph-properties fo:margin-bottom="0in"/>
    </style:style>
    <style:style style:name="P446" style:parent-style-name="Textbody" style:family="paragraph">
      <style:paragraph-properties fo:margin-bottom="0in"/>
    </style:style>
    <style:style style:name="P447" style:parent-style-name="Textbody" style:family="paragraph">
      <style:paragraph-properties fo:margin-bottom="0in"/>
    </style:style>
    <style:style style:name="P448" style:parent-style-name="Textbody" style:family="paragraph"/>
    <style:style style:name="P449" style:parent-style-name="Textbody" style:family="paragraph">
      <style:paragraph-properties fo:margin-bottom="0in"/>
    </style:style>
    <style:style style:name="P450" style:parent-style-name="Textbody" style:family="paragraph">
      <style:paragraph-properties fo:margin-bottom="0in"/>
    </style:style>
    <style:style style:name="P451" style:parent-style-name="Textbody" style:family="paragraph">
      <style:paragraph-properties fo:margin-bottom="0in"/>
    </style:style>
    <style:style style:name="P452" style:parent-style-name="Textbody" style:family="paragraph"/>
    <style:style style:name="P453" style:parent-style-name="Textbody" style:family="paragraph">
      <style:paragraph-properties fo:margin-bottom="0in"/>
    </style:style>
    <style:style style:name="P454" style:parent-style-name="Textbody" style:family="paragraph">
      <style:paragraph-properties fo:margin-bottom="0in"/>
    </style:style>
    <style:style style:name="P455" style:parent-style-name="Textbody" style:family="paragraph">
      <style:paragraph-properties fo:margin-bottom="0in"/>
    </style:style>
    <style:style style:name="P456" style:parent-style-name="Textbody" style:family="paragraph"/>
    <style:style style:name="P457" style:parent-style-name="Textbody" style:family="paragraph">
      <style:paragraph-properties fo:margin-bottom="0in"/>
    </style:style>
    <style:style style:name="P458" style:parent-style-name="Textbody" style:family="paragraph">
      <style:paragraph-properties fo:margin-bottom="0in"/>
    </style:style>
    <style:style style:name="P459" style:parent-style-name="Textbody" style:family="paragraph">
      <style:paragraph-properties fo:margin-bottom="0in"/>
    </style:style>
    <style:style style:name="P460" style:parent-style-name="Textbody" style:family="paragraph">
      <style:paragraph-properties fo:margin-bottom="0in"/>
    </style:style>
    <style:style style:name="P461" style:parent-style-name="Textbody" style:family="paragraph">
      <style:paragraph-properties fo:margin-bottom="0in"/>
    </style:style>
    <style:style style:name="P462" style:parent-style-name="Textbody" style:family="paragraph">
      <style:paragraph-properties fo:margin-bottom="0in"/>
    </style:style>
    <style:style style:name="P463" style:parent-style-name="Textbody" style:family="paragraph">
      <style:paragraph-properties fo:margin-bottom="0in"/>
    </style:style>
    <style:style style:name="P464" style:parent-style-name="Textbody" style:family="paragraph">
      <style:paragraph-properties fo:margin-bottom="0in"/>
    </style:style>
    <style:style style:name="P465" style:parent-style-name="Textbody" style:family="paragraph"/>
    <style:style style:name="P466" style:parent-style-name="Textbody" style:family="paragraph">
      <style:paragraph-properties fo:margin-bottom="0in"/>
    </style:style>
    <style:style style:name="P467" style:parent-style-name="Textbody" style:family="paragraph">
      <style:paragraph-properties fo:margin-bottom="0in"/>
    </style:style>
    <style:style style:name="P468" style:parent-style-name="Textbody" style:family="paragraph">
      <style:paragraph-properties fo:margin-bottom="0in"/>
    </style:style>
    <style:style style:name="P469" style:parent-style-name="Textbody" style:family="paragraph"/>
    <style:style style:name="T470" style:parent-style-name="SourceText" style:family="text">
      <style:text-properties fo:language="fr" fo:country="CA"/>
    </style:style>
    <style:style style:name="T471" style:parent-style-name="SourceText" style:family="text">
      <style:text-properties fo:language="fr" fo:country="CA"/>
    </style:style>
    <style:style style:name="T472" style:parent-style-name="SourceText" style:family="text">
      <style:text-properties fo:language="fr" fo:country="CA"/>
    </style:style>
    <style:style style:name="T473" style:parent-style-name="SourceText" style:family="text">
      <style:text-properties fo:language="fr" fo:country="CA"/>
    </style:style>
    <style:style style:name="T474" style:parent-style-name="SourceText" style:family="text">
      <style:text-properties fo:language="fr" fo:country="CA"/>
    </style:style>
    <style:style style:name="T475" style:parent-style-name="SourceText" style:family="text">
      <style:text-properties fo:language="fr" fo:country="CA"/>
    </style:style>
    <style:style style:name="P476" style:parent-style-name="PreformattedText" style:family="paragraph">
      <style:paragraph-properties fo:margin-bottom="0.1965in"/>
    </style:style>
    <style:style style:name="P477" style:parent-style-name="PreformattedText" style:family="paragraph">
      <style:paragraph-properties fo:margin-bottom="0.1965in"/>
    </style:style>
    <style:style style:name="P478" style:parent-style-name="PreformattedText" style:family="paragraph">
      <style:paragraph-properties fo:margin-bottom="0.1965in"/>
    </style:style>
    <style:style style:name="P479" style:parent-style-name="PreformattedText" style:family="paragraph">
      <style:paragraph-properties fo:margin-bottom="0.1965in"/>
    </style:style>
    <style:style style:name="P480" style:parent-style-name="Heading2" style:family="paragraph">
      <style:paragraph-properties fo:break-before="page"/>
    </style:style>
    <style:style style:name="P481" style:parent-style-name="Textbody" style:family="paragraph">
      <style:paragraph-properties fo:margin-bottom="0in"/>
    </style:style>
    <style:style style:name="P482" style:parent-style-name="Textbody" style:family="paragraph">
      <style:paragraph-properties fo:margin-bottom="0in"/>
    </style:style>
    <style:style style:name="P483" style:parent-style-name="Textbody" style:family="paragraph">
      <style:paragraph-properties fo:margin-bottom="0in"/>
    </style:style>
    <style:style style:name="P484" style:parent-style-name="Textbody" style:family="paragraph">
      <style:paragraph-properties fo:margin-bottom="0in"/>
    </style:style>
    <style:style style:name="P485" style:parent-style-name="Textbody" style:family="paragraph">
      <style:paragraph-properties fo:margin-bottom="0in"/>
    </style:style>
    <style:style style:name="P486" style:parent-style-name="Textbody" style:family="paragraph">
      <style:paragraph-properties fo:margin-bottom="0in"/>
    </style:style>
    <style:style style:name="P487" style:parent-style-name="Textbody" style:family="paragraph">
      <style:paragraph-properties fo:margin-bottom="0in"/>
    </style:style>
    <style:style style:name="P488" style:parent-style-name="Textbody" style:family="paragraph">
      <style:paragraph-properties fo:margin-bottom="0in"/>
    </style:style>
    <style:style style:name="P489" style:parent-style-name="Textbody" style:family="paragraph">
      <style:paragraph-properties fo:margin-bottom="0in"/>
    </style:style>
    <style:style style:name="P490" style:parent-style-name="Textbody" style:family="paragraph">
      <style:paragraph-properties fo:margin-bottom="0in"/>
    </style:style>
    <style:style style:name="P491" style:parent-style-name="Textbody" style:family="paragraph">
      <style:paragraph-properties fo:margin-bottom="0in"/>
    </style:style>
    <style:style style:name="P492" style:parent-style-name="Textbody" style:family="paragraph">
      <style:paragraph-properties fo:margin-bottom="0in"/>
    </style:style>
    <style:style style:name="P493" style:parent-style-name="Textbody" style:family="paragraph">
      <style:paragraph-properties fo:margin-bottom="0in"/>
    </style:style>
    <style:style style:name="P494" style:parent-style-name="Textbody" style:family="paragraph">
      <style:paragraph-properties fo:margin-bottom="0in"/>
    </style:style>
    <style:style style:name="P495" style:parent-style-name="Textbody" style:family="paragraph">
      <style:paragraph-properties fo:margin-bottom="0in"/>
    </style:style>
    <style:style style:name="P496" style:parent-style-name="Textbody" style:family="paragraph">
      <style:paragraph-properties fo:margin-bottom="0in"/>
    </style:style>
    <style:style style:name="P497" style:parent-style-name="Textbody" style:family="paragraph"/>
    <style:style style:name="T498" style:parent-style-name="DefaultParagraphFont" style:family="text">
      <style:text-properties fo:font-weight="bold" style:font-weight-asian="bold"/>
    </style:style>
    <style:style style:name="P499" style:parent-style-name="Textbody" style:family="paragraph">
      <style:paragraph-properties fo:margin-bottom="0in"/>
    </style:style>
    <style:style style:name="P500" style:parent-style-name="Textbody" style:family="paragraph"/>
    <style:style style:name="P501" style:parent-style-name="PreformattedText" style:family="paragraph">
      <style:paragraph-properties fo:margin-bottom="0.1965in"/>
    </style:style>
    <style:style style:name="P502" style:parent-style-name="PreformattedText" style:family="paragraph">
      <style:paragraph-properties fo:margin-bottom="0.1965in"/>
    </style:style>
    <style:style style:name="P503" style:parent-style-name="PreformattedText" style:family="paragraph">
      <style:paragraph-properties fo:margin-bottom="0.1965in"/>
    </style:style>
    <style:style style:name="P504" style:parent-style-name="PreformattedText" style:family="paragraph">
      <style:paragraph-properties fo:margin-bottom="0.1965in"/>
    </style:style>
    <style:style style:name="P505" style:parent-style-name="Textbody" style:family="paragraph">
      <style:paragraph-properties fo:margin-bottom="0in"/>
    </style:style>
    <style:style style:name="P506" style:parent-style-name="Textbody" style:family="paragraph">
      <style:paragraph-properties fo:margin-bottom="0in"/>
    </style:style>
    <style:style style:name="P507" style:parent-style-name="Textbody" style:family="paragraph"/>
    <style:style style:name="P508" style:parent-style-name="PreformattedText" style:family="paragraph">
      <style:paragraph-properties fo:margin-bottom="0.1965in"/>
    </style:style>
    <style:style style:name="P509" style:parent-style-name="PreformattedText" style:family="paragraph">
      <style:paragraph-properties fo:margin-bottom="0.1965in"/>
    </style:style>
    <style:style style:name="P510" style:parent-style-name="PreformattedText" style:family="paragraph">
      <style:paragraph-properties fo:margin-bottom="0.1965in"/>
    </style:style>
    <style:style style:name="T511" style:parent-style-name="SourceText" style:family="text">
      <style:text-properties fo:language="fr" fo:country="CA"/>
    </style:style>
    <style:style style:name="T512" style:parent-style-name="SourceText" style:family="text">
      <style:text-properties fo:language="fr" fo:country="CA"/>
    </style:style>
    <style:style style:name="P513" style:parent-style-name="PreformattedText" style:family="paragraph">
      <style:paragraph-properties fo:margin-bottom="0.1965in"/>
    </style:style>
    <style:style style:name="P514" style:parent-style-name="PreformattedText" style:family="paragraph">
      <style:paragraph-properties fo:margin-bottom="0.1965in"/>
    </style:style>
    <style:style style:name="P515" style:parent-style-name="PreformattedText" style:family="paragraph">
      <style:paragraph-properties fo:margin-bottom="0.1965in"/>
    </style:style>
    <style:style style:name="T516" style:parent-style-name="SourceText" style:family="text">
      <style:text-properties fo:language="fr" fo:country="CA"/>
    </style:style>
    <style:style style:name="T517" style:parent-style-name="SourceText" style:family="text">
      <style:text-properties fo:language="fr" fo:country="CA"/>
    </style:style>
    <style:style style:name="T518" style:parent-style-name="SourceText" style:family="text">
      <style:text-properties fo:language="fr" fo:country="CA"/>
    </style:style>
    <style:style style:name="T519" style:parent-style-name="SourceText" style:family="text">
      <style:text-properties fo:language="fr" fo:country="CA"/>
    </style:style>
    <style:style style:name="T520" style:parent-style-name="SourceText" style:family="text">
      <style:text-properties fo:language="fr" fo:country="CA"/>
    </style:style>
    <style:style style:name="T521" style:parent-style-name="SourceText" style:family="text">
      <style:text-properties fo:language="fr" fo:country="CA"/>
    </style:style>
    <style:style style:name="P522" style:parent-style-name="PreformattedText" style:family="paragraph">
      <style:paragraph-properties fo:margin-bottom="0.1965in"/>
    </style:style>
    <style:style style:name="T523" style:parent-style-name="SourceText" style:family="text">
      <style:text-properties fo:language="fr" fo:country="CA"/>
    </style:style>
    <style:style style:name="P524" style:parent-style-name="PreformattedText" style:family="paragraph">
      <style:paragraph-properties fo:margin-bottom="0.1965in"/>
    </style:style>
    <style:style style:name="T525" style:parent-style-name="SourceText" style:family="text">
      <style:text-properties fo:language="fr" fo:country="CA"/>
    </style:style>
    <style:style style:name="P526" style:parent-style-name="Textbody" style:family="paragraph">
      <style:text-properties fo:font-style="italic" style:font-style-asian="italic"/>
    </style:style>
    <style:style style:name="P527" style:parent-style-name="PreformattedText" style:family="paragraph">
      <style:paragraph-properties fo:margin-bottom="0.1965in"/>
    </style:style>
    <style:style style:name="P528" style:parent-style-name="PreformattedText" style:family="paragraph">
      <style:paragraph-properties fo:margin-bottom="0.1965in"/>
    </style:style>
    <style:style style:name="T529" style:parent-style-name="SourceText" style:family="text">
      <style:text-properties fo:language="fr" fo:country="CA"/>
    </style:style>
    <style:style style:name="T530" style:parent-style-name="SourceText" style:family="text">
      <style:text-properties fo:language="fr" fo:country="CA"/>
    </style:style>
    <style:style style:name="P531" style:parent-style-name="PreformattedText" style:family="paragraph">
      <style:paragraph-properties fo:margin-bottom="0.1965in"/>
    </style:style>
    <style:style style:name="P532" style:parent-style-name="PreformattedText" style:family="paragraph">
      <style:paragraph-properties fo:margin-bottom="0.1965in"/>
    </style:style>
    <style:style style:name="T533" style:parent-style-name="SourceText" style:family="text">
      <style:text-properties fo:language="fr" fo:country="CA"/>
    </style:style>
    <style:style style:name="P534" style:parent-style-name="PreformattedText" style:family="paragraph">
      <style:paragraph-properties fo:margin-bottom="0.1965in"/>
    </style:style>
    <style:style style:name="T535" style:parent-style-name="SourceText" style:family="text">
      <style:text-properties fo:language="fr" fo:country="CA"/>
    </style:style>
    <style:style style:name="P536" style:parent-style-name="Textbody" style:family="paragraph">
      <style:paragraph-properties fo:margin-bottom="0in"/>
    </style:style>
    <style:style style:name="P537" style:parent-style-name="Textbody" style:family="paragraph">
      <style:paragraph-properties fo:margin-bottom="0in"/>
    </style:style>
    <style:style style:name="P538" style:parent-style-name="Textbody" style:family="paragraph"/>
    <style:style style:name="T539" style:parent-style-name="DefaultParagraphFont" style:family="text">
      <style:text-properties fo:font-style="italic" style:font-style-asian="italic"/>
    </style:style>
    <style:style style:name="T540" style:parent-style-name="DefaultParagraphFont" style:family="text">
      <style:text-properties fo:font-style="italic" style:font-style-asian="italic"/>
    </style:style>
    <style:style style:name="P541" style:parent-style-name="PreformattedText" style:family="paragraph">
      <style:paragraph-properties fo:margin-bottom="0.1965in"/>
    </style:style>
    <style:style style:name="P542" style:parent-style-name="PreformattedText" style:family="paragraph">
      <style:paragraph-properties fo:margin-bottom="0.1965in"/>
    </style:style>
  </office:automatic-styles>
  <office:body>
    <office:text text:use-soft-page-breaks="true">
      <text:h text:style-name="P1" text:outline-level="1">312-F20<text:s/>Apache Tomcat 9</text:h>
      <text:p text:style-name="P3">Version 9.0.27,</text:p>
      <text:h text:style-name="Heading2" text:outline-level="2">Introduction</text:h>
      <text:h text:style-name="Heading3" text:outline-level="3"><text:bookmark-start text:name="Table_of_Contents"/><text:bookmark-end text:name="Table_of_Contents"/>Table of Contents</text:h>
      <text:list text:style-name="LFO1" text:continue-numbering="true">
        <text:list-item>
          <text:p text:style-name="P4"><text:a xlink:href="https://tomcat.apache.org/tomcat-9.0-doc/introduction.html#Introduction" office:target-frame-name="_top" xlink:show="replace">Introduction</text:a></text:p>
        </text:list-item>
        <text:list-item>
          <text:p text:style-name="P5"><text:a xlink:href="https://tomcat.apache.org/tomcat-9.0-doc/introduction.html#Terminology" office:target-frame-name="_top" xlink:show="replace">Terminology</text:a></text:p>
        </text:list-item>
        <text:list-item>
          <text:p text:style-name="P6"><text:a xlink:href="https://tomcat.apache.org/tomcat-9.0-doc/introduction.html#Directories_and_Files" office:target-frame-name="_top" xlink:show="replace">Directories and Files</text:a></text:p>
        </text:list-item>
        <text:list-item>
          <text:p text:style-name="P7"><text:a xlink:href="https://tomcat.apache.org/tomcat-9.0-doc/introduction.html#CATALINA_HOME_and_CATALINA_BASE" office:target-frame-name="_top" xlink:show="replace">CATALINA_HOME and CATALINA_BASE</text:a></text:p>
          <text:list text:continue-numbering="true">
            <text:list-item>
              <text:p text:style-name="P8"><text:a xlink:href="https://tomcat.apache.org/tomcat-9.0-doc/introduction.html#Why_Use_CATALINA_BASE" office:target-frame-name="_top" xlink:show="replace">Why Use CATALINA_BASE</text:a></text:p>
            </text:list-item>
            <text:list-item>
              <text:p text:style-name="P9"><text:a xlink:href="https://tomcat.apache.org/tomcat-9.0-doc/introduction.html#Contents_of_CATALINA_BASE" office:target-frame-name="_top" xlink:show="replace">Contents of CATALINA_BASE</text:a></text:p>
            </text:list-item>
            <text:list-item>
              <text:p text:style-name="P10"><text:a xlink:href="https://tomcat.apache.org/tomcat-9.0-doc/introduction.html#How_to_Use_CATALINA_BASE" office:target-frame-name="_top" xlink:show="replace">How to Use CATALINA_BASE</text:a></text:p>
            </text:list-item>
          </text:list>
        </text:list-item>
        <text:list-item>
          <text:p text:style-name="P11"><text:a xlink:href="https://tomcat.apache.org/tomcat-9.0-doc/introduction.html#Configuring_Tomcat" office:target-frame-name="_top" xlink:show="replace">Configuring Tomcat</text:a></text:p>
        </text:list-item>
        <text:list-item>
          <text:p text:style-name="P12"><text:a xlink:href="https://tomcat.apache.org/tomcat-9.0-doc/introduction.html#Where_to_Go_for_Help" office:target-frame-name="_top" xlink:show="replace">Where to Go for Help</text:a></text:p>
        </text:list-item>
      </text:list>
      <text:h text:style-name="Heading3" text:outline-level="3"><text:bookmark-start text:name="Introduction"/><text:bookmark-end text:name="Introduction"/>Introduction</text:h>
      <text:p text:style-name="Textbody">For administrators and web developers alike, there are some important bits of information you should familiarize yourself with before starting out. This document serves as a brief introduction to some of the concepts and terminology behind the Tomcat container. As well, where to go when you need help.</text:p>
      <text:h text:style-name="Heading3" text:outline-level="3"><text:bookmark-start text:name="Terminology"/><text:bookmark-end text:name="Terminology"/>Terminology</text:h>
      <text:p text:style-name="Textbody">In the course of reading these documents, you will run across a number of terms; some specific to Tomcat, and others defined by the<text:s/><text:a xlink:href="https://wiki.apache.org/tomcat/Specifications" office:target-frame-name="_top" xlink:show="replace">Servlet and JSP specifications</text:a>.</text:p>
      <text:list text:style-name="LFO2" text:continue-numbering="true">
        <text:list-item>
          <text:p text:style-name="P13"><text:span text:style-name="StrongEmphasis">Context</text:span><text:s/>- In a<text:s/>nutshell, a Context is a web application.</text:p>
        </text:list-item>
      </text:list>
      <text:p text:style-name="Textbody">That is it. If you find any more terms we need to add to this section, please do let us know.</text:p>
      <text:h text:style-name="Heading3" text:outline-level="3"><text:bookmark-start text:name="Directories_and_Files"/><text:bookmark-end text:name="Directories_and_Files"/>Directories and Files</text:h>
      <text:p text:style-name="Textbody">These are some of the key tomcat directories:</text:p>
      <text:list text:style-name="LFO3" text:continue-numbering="true">
        <text:list-item>
          <text:p text:style-name="P14"><text:span text:style-name="StrongEmphasis">/bin</text:span><text:s/>- Startup, shutdown, and other scripts. The<text:s/><text:span text:style-name="SourceText">*.s</text:span><text:span text:style-name="SourceText">h</text:span><text:s/>files (for Unix systems) are functional duplicates of the<text:s/><text:span text:style-name="SourceText">*.bat</text:span><text:s/>files (for Windows systems). Since the Win32 command-line lacks certain functionality, there are some additional files in here.</text:p>
        </text:list-item>
        <text:list-item>
          <text:p text:style-name="P15"><text:span text:style-name="StrongEmphasis">/conf</text:span><text:s/>- Configuration files and related DTDs. The most important file in here is server.xml. It is the main configuration file for the container.</text:p>
        </text:list-item>
        <text:list-item>
          <text:p text:style-name="P16"><text:span text:style-name="StrongEmphasis">/logs</text:span><text:s/>- Log files are here by default.</text:p>
        </text:list-item>
        <text:list-item>
          <text:p text:style-name="P17"><text:span text:style-name="StrongEmphasis">/webapps</text:span><text:s/>- This is where your webapps go.</text:p>
        </text:list-item>
      </text:list>
      <text:h text:style-name="Heading3" text:outline-level="3"><text:bookmark-start text:name="CATALINA_HOME_and_CATALINA_BASE"/><text:bookmark-end text:name="CATALINA_HOME_and_CATALINA_BASE"/>CATALINA_HOME and CATALINA_BASE</text:h>
      <text:p text:style-name="Textbody">Throughout the documentation, there are references to the<text:s/>two following properties:</text:p>
      <text:soft-page-break/>
      <text:list text:style-name="LFO4" text:continue-numbering="true">
        <text:list-item>
          <text:p text:style-name="P18"><text:span text:style-name="StrongEmphasis">CATALINA_HOME</text:span>: Represents the root of your Tomcat installation, for example<text:s/><text:span text:style-name="SourceText">/home/tomcat/apache-tomcat-9.0.10</text:span><text:s/>or<text:s/><text:span text:style-name="SourceText">C:\Program Files\apache-tomcat-9.0.10</text:span>.</text:p>
        </text:list-item>
        <text:list-item>
          <text:p text:style-name="P19"><text:span text:style-name="StrongEmphasis">CATALINA_BASE</text:span>: Represents the root of a runtime configuration of a specific Tomcat instance. If you want to have multiple Tomcat instances on one machine, use the<text:s/><text:span text:style-name="SourceText">CATALINA_BASE</text:span><text:s/>property.</text:p>
        </text:list-item>
      </text:list>
      <text:p text:style-name="Textbody">If you set the properties to different locations, the CATALINA_HOME location contains static sources, such as<text:s/><text:span text:style-name="SourceText">.jar</text:span><text:s/>files, or binary files. The CATALINA_BASE location contains configuration files, log files, deployed applications, and other runtime requirements.</text:p>
      <text:h text:style-name="Heading4" text:outline-level="4"><text:bookmark-start text:name="Why_Use_CATALINA_BASE"/><text:bookmark-end text:name="Why_Use_CATALINA_BASE"/>Why Use CATALINA_BASE</text:h>
      <text:p text:style-name="Textbody">By default, CATALINA_HOME and CATALINA_BASE point to the same directory. Set CATALINA_BASE manually when you require running multiple Tomcat instances on one machine. Doing so provides the following benefits:</text:p>
      <text:list text:style-name="LFO5" text:continue-numbering="true">
        <text:list-item>
          <text:p text:style-name="P20">Easier management of upgrading to a newer version of Tomcat. Because all instances with single CATALINA_HOME location share one set of<text:s/><text:span text:style-name="SourceText">.jar</text:span><text:s/>files and binary files, you can easily upgrade the files to newer version and have the change propagated to all Tomcat instances using the same CATALIA_HOME directory.</text:p>
        </text:list-item>
        <text:list-item>
          <text:p text:style-name="P21">Avoiding duplication of the same static<text:s/><text:span text:style-name="SourceText">.jar</text:span><text:s/>files.</text:p>
        </text:list-item>
        <text:list-item>
          <text:p text:style-name="P22">The possibility to share certain settings, for example the<text:s/><text:span text:style-name="SourceText">set</text:span><text:span text:style-name="SourceText">env</text:span><text:s/>shell or bat script file (depending on your operating system).</text:p>
        </text:list-item>
      </text:list>
      <text:h text:style-name="Heading4" text:outline-level="4"><text:bookmark-start text:name="Contents_of_CATALINA_BASE"/><text:bookmark-end text:name="Contents_of_CATALINA_BASE"/>Contents of CATALINA_BASE</text:h>
      <text:p text:style-name="Textbody">Before you start using CATALINA_BASE, first consider and create the directory tree used by CATALINA_BASE. Note that if you do not create all the recommended directories, Tomcat creates the directories automatically. If it fails to create the necessary directory, for example due to permission issues, Tomcat will either fail to start, or may not function correctly.</text:p>
      <text:p text:style-name="Textbody">Consider the following list of directories:</text:p>
      <text:list text:style-name="LFO6" text:continue-numbering="true">
        <text:list-item>
          <text:p text:style-name="P23">The<text:s/><text:span text:style-name="SourceText">bin</text:span><text:s/>directory with the<text:s/><text:span text:style-name="SourceText">setenv.sh</text:span>,<text:s/><text:span text:style-name="SourceText">setenv.bat</text:span>, and<text:s/><text:span text:style-name="SourceText">tomcat-juli.jar</text:span><text:s/>files.</text:p>
        </text:list-item>
      </text:list>
      <text:p text:style-name="Textbody"><text:span text:style-name="T24">Recommended:</text:span><text:s/>No.</text:p>
      <text:p text:style-name="Textbody"><text:span text:style-name="T25">Order of lookup:</text:span><text:s/>CATALINA_BASE is checked first; fallback is provided to CATALINA_HOME.</text:p>
      <text:list text:style-name="LFO6" text:continue-numbering="true">
        <text:list-item>
          <text:p text:style-name="P26">The<text:s/><text:span text:style-name="SourceText">lib</text:span><text:s/>directory with further resources to be added on classpath.</text:p>
        </text:list-item>
      </text:list>
      <text:p text:style-name="Textbody"><text:span text:style-name="T27">Recommended:</text:span><text:s/>Yes, if your application depends on external libraries.</text:p>
      <text:p text:style-name="Textbody"><text:span text:style-name="T28">Order of lookup:</text:span><text:s/>CATALINA_BASE is checked first; CATALINA_HOME is loaded second.</text:p>
      <text:list text:style-name="LFO6" text:continue-numbering="true">
        <text:list-item>
          <text:p text:style-name="P29">The<text:s/><text:span text:style-name="SourceText">logs</text:span><text:s/>directory for instance-specific log files.</text:p>
        </text:list-item>
      </text:list>
      <text:p text:style-name="Textbody"><text:span text:style-name="T30">Recommended:</text:span><text:s/>Yes.</text:p>
      <text:soft-page-break/>
      <text:list text:style-name="LFO6" text:continue-numbering="true">
        <text:list-item>
          <text:p text:style-name="P31">The<text:s/><text:span text:style-name="SourceText">webapps</text:span><text:s/>directory for automatically loaded web applications.</text:p>
        </text:list-item>
      </text:list>
      <text:p text:style-name="Textbody"><text:span text:style-name="T32">Recommended:</text:span><text:s/>Yes, if you want to deploy applications.</text:p>
      <text:p text:style-name="Textbody"><text:span text:style-name="T33">Order of lookup:</text:span><text:s/>CATALINA_BASE only.</text:p>
      <text:list text:style-name="LFO6" text:continue-numbering="true">
        <text:list-item>
          <text:p text:style-name="P34">The<text:s/><text:span text:style-name="SourceText">work</text:span><text:s/>directory that contains temporary working directories for the deployed web applications.</text:p>
        </text:list-item>
      </text:list>
      <text:p text:style-name="Textbody"><text:span text:style-name="T35">Recommended:</text:span><text:s/>Yes.</text:p>
      <text:list text:style-name="LFO6" text:continue-numbering="true">
        <text:list-item>
          <text:p text:style-name="P36">The<text:s/><text:span text:style-name="SourceText">temp</text:span><text:s/>directory used by the JVM for temporary files.</text:p>
        </text:list-item>
      </text:list>
      <text:p text:style-name="Textbody"><text:span text:style-name="T37">Recommended:</text:span><text:s/>Yes.</text:p>
      <text:p text:style-name="Textbody">We recommend you not to change the<text:s/><text:span text:style-name="SourceText">tomcat-juli.jar</text:span><text:s/>file. However, in case you require your own logging implementation, you can replace the<text:s/><text:span text:style-name="SourceText">tomcat-juli.jar</text:span><text:s/>file in a CATALINA_BASE location for the specific Tomcat<text:s/>instance.</text:p>
      <text:p text:style-name="Textbody">We also recommend you copy all configuration files from the<text:s/><text:span text:style-name="SourceText">CATALINA_HOME/conf</text:span><text:s/>directory into the<text:s/><text:span text:style-name="SourceText">CATALINA_BASE/conf/</text:span><text:s/>directory. In case a configuration file is missing in CATALINA_BASE, there is no fallback to CATALINA_HOME. Consequently, this may cause failure.</text:p>
      <text:p text:style-name="Textbody">At minimum, CATALINA_BASE must contain:</text:p>
      <text:list text:style-name="LFO7" text:continue-numbering="true">
        <text:list-item>
          <text:p text:style-name="P38">conf/server.xml</text:p>
        </text:list-item>
        <text:list-item>
          <text:p text:style-name="P39">conf/web.xml</text:p>
        </text:list-item>
      </text:list>
      <text:p text:style-name="Textbody">That includes the<text:s/><text:span text:style-name="SourceText">conf</text:span><text:s/>directory. Otherwise, Tomcat fails to start, or fails to function properly.</text:p>
      <text:p text:style-name="Textbody">For advanced configuration information, see the<text:s/><text:a xlink:href="https://tomcat.apache.org/tomcat-9.0-doc/RUNNING.txt" office:target-frame-name="_top" xlink:show="replace">RUNNING.txt<text:s/></text:a>file.</text:p>
      <text:h text:style-name="Heading4" text:outline-level="4"><text:bookmark-start text:name="How_to_Use_CATALINA_BASE"/><text:bookmark-end text:name="How_to_Use_CATALINA_BASE"/>How to Use CATALINA_BASE</text:h>
      <text:p text:style-name="Textbody">The CATALINA_BASE property is an environment variable. You can set it before you execute the Tomcat start script, for example:</text:p>
      <text:list text:style-name="LFO8" text:continue-numbering="true">
        <text:list-item>
          <text:p text:style-name="P40">On Unix:<text:s/><text:span text:style-name="SourceText">CATALINA_BASE=/tmp/tomcat_bas</text:span><text:span text:style-name="SourceText">e1 bin/catalina.sh start</text:span></text:p>
        </text:list-item>
        <text:list-item>
          <text:p text:style-name="P41">On Windows:<text:s/><text:span text:style-name="SourceText">CATALINA_BASE=C:\tomcat_base1 bin/catalina.bat start</text:span></text:p>
        </text:list-item>
      </text:list>
      <text:h text:style-name="Heading3" text:outline-level="3"><text:bookmark-start text:name="Configuring_Tomcat"/><text:bookmark-end text:name="Configuring_Tomcat"/>Configuring Tomcat</text:h>
      <text:p text:style-name="Textbody">This section will acquaint you with the basic information used during the configuration of the container.</text:p>
      <text:p text:style-name="Textbody">All of the information in the<text:s/>configuration files is read at startup, meaning that any change to the files necessitates a restart of the container.</text:p>
      <text:h text:style-name="Heading3" text:outline-level="3"><text:bookmark-start text:name="Where_to_Go_for_Help"/><text:bookmark-end text:name="Where_to_Go_for_Help"/><text:soft-page-break/>Where to Go for Help</text:h>
      <text:p text:style-name="Textbody">While we've done our best to ensure that these documents are clearly written and easy to understand, we may have missed something. Provided below are various web sites and mailing lists in case you get stuck.</text:p>
      <text:p text:style-name="Textbody">Keep in mind that some of the issues and solutions vary between the major versions of Tomcat. As you search around the web, there will be some documentation that is<text:s/>not relevant to Tomcat 9, but only to earlier versions.</text:p>
      <text:list text:style-name="LFO9" text:continue-numbering="true">
        <text:list-item>
          <text:p text:style-name="P42">Current document - most documents will list potential hangups. Be sure to fully read the relevant documentation as it will save you much time and effort. There's nothing like scouring the web only to<text:s/>find out that the answer was right in front of you all along!</text:p>
        </text:list-item>
        <text:list-item>
          <text:p text:style-name="P43"><text:a xlink:href="https://wiki.apache.org/tomcat/FAQ" office:target-frame-name="_top" xlink:show="replace">Tomcat FAQ</text:a></text:p>
        </text:list-item>
        <text:list-item>
          <text:p text:style-name="P44"><text:a xlink:href="https://wiki.apache.org/tomcat/" office:target-frame-name="_top" xlink:show="replace">Tomcat WIKI</text:a></text:p>
        </text:list-item>
        <text:list-item>
          <text:p text:style-name="P45">Tomcat FAQ at<text:s/><text:a xlink:href="http://www.jguru.com/faq/home.jsp?topic=Tomcat" office:target-frame-name="_top" xlink:show="replace">jGuru</text:a></text:p>
        </text:list-item>
        <text:list-item>
          <text:p text:style-name="P46">Tomcat mailing list archives - numerous sites archive the Tomcat mailing lists. Since the links change over time, clicking here will search<text:s/><text:a xlink:href="https://www.google.com/search?q=tomcat+mailing+list+archives" office:target-frame-name="_top" xlink:show="replace">Google</text:a>.</text:p>
        </text:list-item>
        <text:list-item>
          <text:p text:style-name="P47">The TOMCAT-USER<text:s/>mailing list, which you can subscribe to<text:s/><text:a xlink:href="https://tomcat.apache.org/lists.html" office:target-frame-name="_top" xlink:show="replace">here</text:a>. If you don't get a reply, then there's a good chance that your question was probably answered in the list archives or one of the FAQs. Although questions<text:s/>about web application development in general are sometimes asked and answered, please focus your questions on Tomcat-specific issues.</text:p>
        </text:list-item>
        <text:list-item>
          <text:p text:style-name="P48">The TOMCAT-DEV mailing list, which you can subscribe to<text:s/><text:a xlink:href="https://tomcat.apache.org/lists.html" office:target-frame-name="_top" xlink:show="replace">here</text:a>. This list is<text:s/><text:span text:style-name="StrongEmphasis">reserved</text:span><text:s/>for discussions about the development of Tomcat itself. Questions about Tomcat configuration, and the problems you run into while developing and running applications, will normally be more appropriate on the TOMCAT-USER list instead.</text:p>
        </text:list-item>
      </text:list>
      <text:p text:style-name="Textbody">And, if you think something should be in the docs, by all means let us know on the TOMCAT-DEV list.</text:p>
      <text:h text:style-name="Heading2" text:outline-level="2"/>
      <text:soft-page-break/>
      <text:h text:style-name="P49" text:outline-level="2">Tomcat Setup</text:h>
      <text:h text:style-name="Heading3" text:outline-level="3"><text:bookmark-start text:name="Table_of_Contents1"/><text:bookmark-end text:name="Table_of_Contents1"/>Table of Contents</text:h>
      <text:list text:style-name="LFO10" text:continue-numbering="true">
        <text:list-item>
          <text:p text:style-name="P50"><text:a xlink:href="https://tomcat.apache.org/tomcat-9.0-doc/setup.html#Introduction" office:target-frame-name="_top" xlink:show="replace">Introduction</text:a></text:p>
        </text:list-item>
        <text:list-item>
          <text:p text:style-name="P51"><text:a xlink:href="https://tomcat.apache.org/tomcat-9.0-doc/setup.html#Windows" office:target-frame-name="_top" xlink:show="replace">Windows</text:a></text:p>
        </text:list-item>
        <text:list-item>
          <text:p text:style-name="P52"><text:a xlink:href="https://tomcat.apache.org/tomcat-9.0-doc/setup.html#Unix_daemon" office:target-frame-name="_top" xlink:show="replace">Unix daemon</text:a></text:p>
        </text:list-item>
      </text:list>
      <text:h text:style-name="Heading3" text:outline-level="3"><text:bookmark-start text:name="Introduction1"/><text:bookmark-end text:name="Introduction1"/>Introduction</text:h>
      <text:p text:style-name="Textbody">There are several ways to set up Tomcat for running on different platforms. The main documentation for this is a file called<text:s/><text:a xlink:href="https://tomcat.apache.org/tomcat-9.0-doc/RUNNING.txt" office:target-frame-name="_top" xlink:show="replace">RUNNING.txt</text:a>. We encourage you to refer to that file if the information below does not answer some of your questions.</text:p>
      <text:h text:style-name="Heading3" text:outline-level="3"><text:bookmark-start text:name="Windows"/><text:bookmark-end text:name="Windows"/>Windows</text:h>
      <text:p text:style-name="Textbody">Installing Tomcat on Windows can be done easily using the Windows installer. Its interface and functionality is similar to other wizard based installers, with only a few items of interest.</text:p>
      <text:list text:style-name="LFO11" text:continue-numbering="true">
        <text:list-item>
          <text:p text:style-name="P53"><text:span text:style-name="StrongEmphasis">Installation as a service</text:span>: Tomcat will be installed as a Windows service no matter what setting is selected. Using the checkbox on the component page sets the service as "auto" startup, so that Tomcat is automatically started when Windows starts. For optimal security, the service should be run as a separate user, with reduced permissions (see the Windows Services administration tool and its documentation).</text:p>
        </text:list-item>
        <text:list-item>
          <text:p text:style-name="P54"><text:span text:style-name="StrongEmphasis">Java location</text:span>: The installer will provide a default JRE to use to run the service. The installer uses the registry to determine the base path of a Java 8 or later JRE, including the JRE installed as part of the full JDK. When running on a 64-bit operating system, the installer will first look for a 64-bit JRE and only look for a 32-bit JRE if a 64-bit JRE is not found. It is not mandatory to use the default JRE detected by the installer. Any installed Java 8 or later JRE (32-bit or 64-bit) may be used.</text:p>
        </text:list-item>
        <text:list-item>
          <text:p text:style-name="P55"><text:span text:style-name="StrongEmphasis">Tray icon</text:span>: When Tomcat is run as a service, there will not be any tray icon present when Tomcat is running. Note that when choosing to run Tomcat at the end of installation,<text:s/>the tray icon will be used even if Tomcat was installed as a service.</text:p>
        </text:list-item>
        <text:list-item>
          <text:p text:style-name="P56"><text:span text:style-name="StrongEmphasis">Defaults</text:span>: The defaults used by the installer may be overridden by use of the<text:s/><text:span text:style-name="SourceText">/C=&lt;config file&gt;</text:span><text:s/>command line argument. The configuration file uses the format<text:s/><text:span text:style-name="SourceText">name=value</text:span><text:s/>with each pair on a<text:s/>separate line. The names of the available configuration options are:</text:p>
          <text:list text:continue-numbering="true">
            <text:list-item>
              <text:p text:style-name="P57">JavaHome</text:p>
            </text:list-item>
            <text:list-item>
              <text:p text:style-name="P58">TomcatPortShutdown</text:p>
            </text:list-item>
            <text:list-item>
              <text:p text:style-name="P59">TomcatPortHttp</text:p>
            </text:list-item>
            <text:list-item>
              <text:p text:style-name="P60">TomcatPortAjp</text:p>
            </text:list-item>
            <text:list-item>
              <text:p text:style-name="P61">TomcatMenuEntriesEnable</text:p>
            </text:list-item>
            <text:list-item>
              <text:p text:style-name="P62">TomcatShortcutAllUsers</text:p>
            </text:list-item>
            <text:list-item>
              <text:p text:style-name="P63">TomcatServiceDefaultName</text:p>
            </text:list-item>
            <text:list-item>
              <text:p text:style-name="P64">TomcatServiceName</text:p>
            </text:list-item>
            <text:list-item>
              <text:p text:style-name="P65">TomcatServiceFileName</text:p>
            </text:list-item>
            <text:list-item>
              <text:p text:style-name="P66">TomcatServiceManagerFileName</text:p>
            </text:list-item>
            <text:list-item>
              <text:p text:style-name="P67">TomcatAdminEnable</text:p>
            </text:list-item>
            <text:list-item>
              <text:p text:style-name="P68">TomcatAdminUsername</text:p>
            </text:list-item>
            <text:list-item>
              <text:p text:style-name="P69">TomcatAdminPassword</text:p>
            </text:list-item>
            <text:list-item>
              <text:p text:style-name="P70">TomcatAdminRoles</text:p>
            </text:list-item>
          </text:list>
        </text:list-item>
      </text:list>
      <text:p text:style-name="P71">By using<text:s/><text:span text:style-name="SourceText">/C=...</text:span><text:s/>along with<text:s/><text:span text:style-name="SourceText">/S</text:span><text:s/>and<text:s/><text:span text:style-name="SourceText">/D=</text:span><text:s/>it is possible to perform fully configured unattended installs of Apache Tomcat.</text:p>
      <text:list text:style-name="LFO11" text:continue-numbering="true">
        <text:list-item>
          <text:p text:style-name="P72">Refer to the<text:s/><text:a xlink:href="https://tomcat.apache.org/tomcat-9.0-doc/windows-service-howto.html" office:target-frame-name="_top" xlink:show="replace">Windows Service How-To</text:a><text:s/>for information on how to manage Tomcat as a Windows service.</text:p>
        </text:list-item>
      </text:list>
      <text:p text:style-name="Textbody">The installer will create shortcuts allowing starting and configuring Tomcat. It is important to note that the Tomcat administration web application can only be used when Tomcat is running.</text:p>
      <text:h text:style-name="Heading3" text:outline-level="3"><text:bookmark-start text:name="Unix_daemon"/><text:bookmark-end text:name="Unix_daemon"/>Unix daemon</text:h>
      <text:p text:style-name="Textbody">Tomcat can be run as a daemon using the jsvc tool from the commons-daemon project. Source tarballs for jsvc are included with the Tomcat binaries, and need to be compiled. Building jsvc requires a C ANSI compiler (such as GCC), GNU Autoconf, and a JDK.</text:p>
      <text:p text:style-name="Textbody">Before running the script, the<text:s/><text:span text:style-name="SourceText">JAVA_HOME</text:span><text:s/>environment variable should be set to the base path of the JDK. Alternately, when calling the<text:s/><text:span text:style-name="SourceText">./configure</text:span><text:s/>script, the path of the JDK may<text:s/>be specified using the<text:s/><text:span text:style-name="SourceText">--with-java</text:span><text:s/>parameter, such as<text:s/><text:span text:style-name="SourceText">./configure --with-java=/usr/java</text:span>.</text:p>
      <text:p text:style-name="Textbody">Using the following commands should result in a compiled jsvc binary, located in the<text:s/><text:span text:style-name="SourceText">$CATALINA_HOME/bin</text:span><text:s/>folder. This assumes that GNU TAR is used, and that<text:s/><text:span text:style-name="SourceText">CATALINA_HO</text:span><text:span text:style-name="SourceText">ME</text:span><text:s/>is an environment variable pointing to the base path of the Tomcat installation.</text:p>
      <text:p text:style-name="Textbody">Please note that you should use the GNU make (gmake) instead of the native BSD make on FreeBSD systems.</text:p>
      <text:p text:style-name="PreformattedText"><text:span text:style-name="SourceText">cd $CATALINA_HOME/bin</text:span></text:p>
      <text:p text:style-name="PreformattedText"><text:span text:style-name="SourceText">tar xvfz commons-daemon-native.tar.gz</text:span></text:p>
      <text:p text:style-name="PreformattedText"><text:span text:style-name="SourceText">cd<text:s/></text:span><text:span text:style-name="SourceText">commons-daemon-1.1.x-native-src/unix</text:span></text:p>
      <text:p text:style-name="PreformattedText"><text:span text:style-name="SourceText">./configure</text:span></text:p>
      <text:p text:style-name="PreformattedText"><text:span text:style-name="SourceText">make</text:span></text:p>
      <text:p text:style-name="PreformattedText"><text:span text:style-name="SourceText">cp jsvc ../..</text:span></text:p>
      <text:p text:style-name="P73"><text:span text:style-name="SourceText">cd ../..</text:span></text:p>
      <text:p text:style-name="Textbody">Tomcat can then be run as a daemon using the following commands.</text:p>
      <text:p text:style-name="PreformattedText"><text:span text:style-name="SourceText">CATALINA_BASE=$CATALINA_HOME</text:span></text:p>
      <text:p text:style-name="PreformattedText"><text:span text:style-name="SourceText">cd $CATALINA_HOME</text:span></text:p>
      <text:p text:style-name="PreformattedText"><text:span text:style-name="SourceText">./bin/jsvc \</text:span></text:p>
      <text:p text:style-name="PreformattedText"><text:span text:style-name="SourceText"><text:s text:c="4"/>-classpath $CATALINA_HOME/bin/bootstrap.jar:$CATAL</text:span><text:span text:style-name="SourceText">INA_HOME/bin/tomcat-juli.jar \</text:span></text:p>
      <text:p text:style-name="PreformattedText"><text:span text:style-name="SourceText"><text:s text:c="4"/></text:span><text:span text:style-name="T74">-outfile $CATALINA_BASE/logs/catalina.out \</text:span></text:p>
      <text:p text:style-name="PreformattedText"><text:span text:style-name="T75"><text:s text:c="4"/>-errfile $CATALINA_BASE/logs/catalina.err \</text:span></text:p>
      <text:p text:style-name="PreformattedText"><text:span text:style-name="T76"><text:s text:c="4"/>-Dcatalina.home=$CATALINA_HOME \</text:span></text:p>
      <text:p text:style-name="PreformattedText"><text:span text:style-name="T77"><text:s text:c="4"/>-Dcatalina.base=$CATALINA_BASE \</text:span></text:p>
      <text:p text:style-name="PreformattedText"><text:span text:style-name="T78"><text:s text:c="4"/>-Djava.util.logging.manager=org.apache.juli.ClassLo</text:span><text:span text:style-name="T79">aderLogManager \</text:span></text:p>
      <text:p text:style-name="PreformattedText"><text:span text:style-name="T80"><text:s text:c="4"/>-Djava.util.logging.config.file=$CATALINA_BASE/conf/logging.properties \</text:span></text:p>
      <text:soft-page-break/>
      <text:p text:style-name="P81"><text:span text:style-name="T82"><text:s text:c="4"/>org.apache.catalina.startup.Bootstrap</text:span></text:p>
      <text:p text:style-name="Textbody">When running on Java 9 you will need to additionally specify the following when starting jsvc to avoid warnings on shutdown.</text:p>
      <text:p text:style-name="PreformattedText"><text:span text:style-name="SourceText">...</text:span></text:p>
      <text:p text:style-name="PreformattedText"><text:span text:style-name="SourceText">--add-opens=java.base/java.lang=ALL-UNNAMED \</text:span></text:p>
      <text:p text:style-name="PreformattedText"><text:span text:style-name="SourceText">--add-opens=java.base/java.io=ALL-UNNAMED \</text:span></text:p>
      <text:p text:style-name="PreformattedText"><text:span text:style-name="SourceText">--add-opens=java.rmi/sun.rmi.transport=ALL-UNNAMED \</text:span></text:p>
      <text:p text:style-name="P83"><text:span text:style-name="SourceText">...</text:span></text:p>
      <text:p text:style-name="Textbody">You may also need to specify<text:s/><text:span text:style-name="SourceText">-jvm server</text:span><text:s/>if the JVM defaults to using a server VM rather than a client VM. This has been observed on OSX.</text:p>
      <text:p text:style-name="Textbody">jsvc has other useful parameters, such as<text:s/><text:span text:style-name="SourceText">-user</text:span><text:s/>which causes it to switch to another user after the daemon initialization is complete. This allows, for example, running Tomcat as a non privileged user while still being<text:s/>able to use privileged ports. Note that if you use this option and start Tomcat as root, you'll need to disable the<text:s/><text:span text:style-name="SourceText">org.apache.catalina.security.SecurityListener</text:span><text:s/>check that prevents Tomcat starting when running as root.</text:p>
      <text:p text:style-name="Textbody"><text:span text:style-name="SourceText">jsvc --help</text:span><text:s/>will return the full jsvc usage information. In particular, the<text:s/><text:span text:style-name="SourceText">-debug</text:span><text:s/>option is useful to debug issues running jsvc.</text:p>
      <text:p text:style-name="Textbody">The file<text:s/><text:span text:style-name="SourceText">$CATALINA_HOME/bin/daemon.sh</text:span><text:s/>can be used as a template for starting Tomcat automatically at boot time from<text:s/><text:span text:style-name="SourceText">/etc/init.d</text:span><text:s/>with jsvc.</text:p>
      <text:p text:style-name="Textbody">Note that the Commons-Daemon JAR file must be on your runtime classpath to run Tomcat in this manner. The Commons-Daemon JAR file is in the Class-Path entry of the bootstrap.jar manifest, but if you get a ClassNotFoundException or a NoClassDefFoundError for a Commons-Daemon class, add the Commons-Daemon JAR to the -cp argument when launching jsvc.</text:p>
      <text:h text:style-name="Heading2" text:outline-level="2"/>
      <text:soft-page-break/>
      <text:h text:style-name="P84" text:outline-level="2">Tomcat Web Application Deployment</text:h>
      <text:h text:style-name="Heading3" text:outline-level="3"><text:bookmark-start text:name="Table_of_Contents2"/><text:bookmark-end text:name="Table_of_Contents2"/>Table of Contents</text:h>
      <text:list text:style-name="LFO12" text:continue-numbering="true">
        <text:list-item>
          <text:p text:style-name="P85"><text:a xlink:href="https://tomcat.apache.org/tomcat-9.0-doc/deployer-howto.html#Introduction" office:target-frame-name="_top" xlink:show="replace">Introduction</text:a></text:p>
        </text:list-item>
        <text:list-item>
          <text:p text:style-name="P86"><text:a xlink:href="https://tomcat.apache.org/tomcat-9.0-doc/deployer-howto.html#Installation" office:target-frame-name="_top" xlink:show="replace">Installation</text:a></text:p>
        </text:list-item>
        <text:list-item>
          <text:p text:style-name="P87"><text:a xlink:href="https://tomcat.apache.org/tomcat-9.0-doc/deployer-howto.html#A_word_on_Contexts" office:target-frame-name="_top" xlink:show="replace">A word on Contexts</text:a></text:p>
        </text:list-item>
        <text:list-item>
          <text:p text:style-name="P88"><text:a xlink:href="https://tomcat.apache.org/tomcat-9.0-doc/deployer-howto.html#Deployment_on_Tomcat_startup" office:target-frame-name="_top" xlink:show="replace">Deployment on Tomcat startup</text:a></text:p>
        </text:list-item>
        <text:list-item>
          <text:p text:style-name="P89"><text:a xlink:href="https://tomcat.apache.org/tomcat-9.0-doc/deployer-howto.html#Deploying_on_a_running_Tomcat_server" office:target-frame-name="_top" xlink:show="replace">Deploying on a running Tomcat server</text:a></text:p>
        </text:list-item>
        <text:list-item>
          <text:p text:style-name="P90"><text:a xlink:href="https://tomcat.apache.org/tomcat-9.0-doc/deployer-howto.html#Deploying_using_the_Tomcat_Manager" office:target-frame-name="_top" xlink:show="replace">Deploying using the Tomcat Manager</text:a></text:p>
        </text:list-item>
        <text:list-item>
          <text:p text:style-name="P91"><text:a xlink:href="https://tomcat.apache.org/tomcat-9.0-doc/deployer-howto.html#Deploying_using_the_Client_Deployer_Package" office:target-frame-name="_top" xlink:show="replace">Deploying using the Client Deployer Package</text:a></text:p>
        </text:list-item>
      </text:list>
      <text:h text:style-name="Heading3" text:outline-level="3"><text:bookmark-start text:name="Introduction2"/><text:bookmark-end text:name="Introduction2"/>Introduction</text:h>
      <text:p text:style-name="Textbody">Deployment is the term used for the process of installing a web application (either a 3rd party WAR or your own custom web application) into the Tomcat server.</text:p>
      <text:p text:style-name="Textbody">Web application deployment may<text:s/>be accomplished in a number of ways within the Tomcat server.</text:p>
      <text:list text:style-name="LFO13" text:continue-numbering="true">
        <text:list-item>
          <text:p text:style-name="P92">Statically; the web application is setup before Tomcat is started</text:p>
        </text:list-item>
        <text:list-item>
          <text:p text:style-name="P93">Dynamically; by directly manipulating already deployed web applications (relying on<text:s/><text:span text:style-name="Emphasis">auto-deployment</text:span><text:s/>feature) or remotely by using the Tomcat Manager web application</text:p>
        </text:list-item>
      </text:list>
      <text:p text:style-name="Textbody">The<text:s/><text:a xlink:href="https://tomcat.apache.org/tomcat-9.0-doc/manager-howto.html" office:target-frame-name="_top" xlink:show="replace">Tomcat Manager</text:a><text:s/>is a web application that can be used interactively (via HTML GUI) or programmatically (via URL-based API) to deploy and manage web applications.</text:p>
      <text:p text:style-name="Textbody">There are a number of ways to perform deployment that rely on the Manager web application. Apache Tomcat provides tasks for Apache Ant build tool.<text:s/><text:a xlink:href="https://tomcat.apache.org/maven-plugin.html" office:target-frame-name="_top" xlink:show="replace">Apache Tomcat Maven Plugin</text:a><text:s/>project provides integration with Apache Maven. There is also a tool called the Client Deployer, which can be used from a command line and provides additional functionality such as compiling and validating web applications as well as packaging web application into web application resource (WAR) files.</text:p>
      <text:h text:style-name="Heading3" text:outline-level="3"><text:bookmark-start text:name="Installation"/><text:bookmark-end text:name="Installation"/>Installation</text:h>
      <text:p text:style-name="Textbody">There is no installation required for static deployment of web applications as this is provided out of the box by Tomcat. Nor is any installation required for deployment functions with the Tomcat Manager, although some configuration is required as detailed in the<text:s/><text:a xlink:href="https://tomcat.apache.org/tomcat-9.0-doc/manager-howto.html" office:target-frame-name="_top" xlink:show="replace">Tomcat Manager manual</text:a>. An installation is however required if you wish to use the Tomcat Client Deployer (TCD).</text:p>
      <text:p text:style-name="Textbody">The TCD is not packaged with the Tomcat core distribution, and must therefore be downloaded separately from the Downloads area. The download is usually labelled<text:s/><text:span text:style-name="T94">apache-tomcat-9.0.x-deployer</text:span>.</text:p>
      <text:p text:style-name="Textbody">TCD has prerequisites of Apache Ant 1.6.2+ and a Java installation. Your environment should define an ANT_HOME environment value pointing to the root of your Ant installation, and a JAVA_HOME value pointing to your Java installation. Additionally, you should ensure Ant's ant command, and the Java javac compiler command run from the command shell that your operating system provides.</text:p>
      <text:list text:style-name="LFO14" text:continue-numbering="true">
        <text:list-item>
          <text:p text:style-name="P95">Download the TCD distribution</text:p>
        </text:list-item>
        <text:list-item>
          <text:p text:style-name="P96">The TCD package need not be extracted into any existing Tomcat installation, it can be extracted to any location.</text:p>
        </text:list-item>
        <text:list-item>
          <text:p text:style-name="P97">Read Using the<text:s/><text:a xlink:href="https://tomcat.apache.org/tomcat-9.0-doc/deployer-howto.html#Deploying_using_the_Client_Deployer_Package" office:target-frame-name="_top" xlink:show="replace">Tomcat Client Deployer</text:a></text:p>
        </text:list-item>
      </text:list>
      <text:h text:style-name="Heading3" text:outline-level="3"><text:bookmark-start text:name="A_word_on_Contexts"/><text:bookmark-end text:name="A_word_on_Contexts"/>A word on Contexts</text:h>
      <text:p text:style-name="Textbody">In talking about deployment of web applications, the concept of a<text:s/><text:span text:style-name="T98">Context</text:span><text:s/>is required to be understood. A Context is what<text:s/>Tomcat calls a web application.</text:p>
      <text:p text:style-name="Textbody">In order to configure a Context within Tomcat a<text:s/><text:span text:style-name="T99">Context Descriptor</text:span><text:s/>is required. A Context Descriptor is simply an XML file that contains Tomcat related configuration for a Context, e.g naming resources or session manager configuration. In earlier versions of Tomcat the content of a Context Descriptor configuration was often stored within Tomcat's primary configuration file<text:s/><text:span text:style-name="T100">server.xml</text:span><text:s/>but this is now discouraged (although it currently still works).</text:p>
      <text:p text:style-name="Textbody">Context Descriptors not only<text:s/>help Tomcat to know how to configure Contexts but other tools such as the Tomcat Manager and TCD often use these Context Descriptors to perform their roles properly.</text:p>
      <text:p text:style-name="Textbody">The locations for Context Descriptors are:</text:p>
      <text:list text:style-name="LFO15" text:continue-numbering="true">
        <text:list-item>
          <text:p text:style-name="P101">$CATALINA_BASE/conf/[enginename]/[hostname]/[webappname].xml</text:p>
        </text:list-item>
        <text:list-item>
          <text:p text:style-name="P102">$CATALINA_BASE/webapps/[webappname]/META-INF/context.xml</text:p>
        </text:list-item>
      </text:list>
      <text:p text:style-name="Textbody">Files in (1) are named [webappname].xml but files in (2) are named context.xml. If a Context Descriptor is not provided for a Context, Tomcat configures the Context using default values.</text:p>
      <text:h text:style-name="Heading3" text:outline-level="3"><text:bookmark-start text:name="Deployment_on_Tomcat_startup"/><text:bookmark-end text:name="Deployment_on_Tomcat_startup"/>Deployment on Tomcat startup</text:h>
      <text:p text:style-name="Textbody">If you are not interested in using the Tomcat Manager, or TCD, then you'll need to deploy your web applications statically to Tomcat, followed by a Tomcat startup. The location you deploy web applications to for this type of<text:s/>deployment is called the<text:s/><text:span text:style-name="SourceText">appBase</text:span><text:s/>which is specified per Host. You either copy a so-called<text:s/><text:span text:style-name="T103">exploded web application</text:span>, i.e non-compressed, to this location, or a compressed web application resource .WAR file.</text:p>
      <text:p text:style-name="Textbody">The web applications present in the location specified by the Host's (default Host is "localhost")<text:s/><text:span text:style-name="SourceText">appBase</text:span><text:s/>attribute (default appBase is "$CATALINA_BASE/webapps") will be deployed on Tomcat startup only if the Host's<text:s/><text:span text:style-name="SourceText">deployOnStartup</text:span><text:s/>attribute is "true".</text:p>
      <text:p text:style-name="Textbody">The following deployment sequence will occur on Tomcat startup in that case:</text:p>
      <text:list text:style-name="LFO16" text:continue-numbering="true">
        <text:list-item>
          <text:p text:style-name="P104">Any Context Descriptors will be deployed first.</text:p>
        </text:list-item>
        <text:list-item>
          <text:p text:style-name="P105">Exploded web applications not referenced by any Context Descriptor will then be deployed. If they have an associated .WAR file in the appBase and it is newer than the exploded web application, the exploded directory will be removed and the webapp will be redeployed from the .WAR</text:p>
        </text:list-item>
        <text:list-item>
          <text:p text:style-name="P106">.WAR files will be deployed</text:p>
        </text:list-item>
      </text:list>
      <text:h text:style-name="Heading3" text:outline-level="3"><text:bookmark-start text:name="Deploying_on_a_running_Tomcat_server"/><text:bookmark-end text:name="Deploying_on_a_running_Tomcat_server"/>Deploying on a running Tomcat server</text:h>
      <text:p text:style-name="Textbody">It is possible to deploy web applications to a running Tomcat server.</text:p>
      <text:soft-page-break/>
      <text:p text:style-name="Textbody">If the Host<text:s/><text:span text:style-name="SourceText">autoDeploy</text:span><text:s/>attribute is "true", the Host will attempt to deploy and update web applications dynamically, as needed, for example if a new .WAR is dropped into the<text:s/><text:span text:style-name="SourceText">appBase</text:span>. For this to work, the Host needs to have background processing enabled which is the default configuration.</text:p>
      <text:p text:style-name="Textbody"><text:span text:style-name="SourceText">autoDeploy</text:span><text:s/>set to "true" and a running Tomcat allows for:</text:p>
      <text:list text:style-name="LFO17" text:continue-numbering="true">
        <text:list-item>
          <text:p text:style-name="P107">Deployment of .WAR files copied into the Host<text:s/><text:span text:style-name="SourceText">appBase</text:span>.</text:p>
        </text:list-item>
        <text:list-item>
          <text:p text:style-name="P108">Deployment of exploded web applications which are copied into the Host<text:s/><text:span text:style-name="SourceText">appBase</text:span>.</text:p>
        </text:list-item>
        <text:list-item>
          <text:p text:style-name="P109">Re-deployment of a web application which has already<text:s/>been deployed from a .WAR when the new .WAR is provided. In this case the exploded web application is removed, and the .WAR is expanded again. Note that the explosion will not occur if the Host is configured so that .WARs are not exploded with a<text:s/><text:span text:style-name="SourceText">unpackWAR</text:span><text:span text:style-name="SourceText">s</text:span><text:s/>attribute set to "false", in which case the web application will be simply redeployed as a compressed archive.</text:p>
        </text:list-item>
        <text:list-item>
          <text:p text:style-name="P110">Re-loading of a web application if the /WEB-INF/web.xml file (or any other resource defined as a WatchedResource) is updated.</text:p>
        </text:list-item>
        <text:list-item>
          <text:p text:style-name="P111">Re-deployment of<text:s/>a web application if the Context Descriptor file from which the web application has been deployed is updated.</text:p>
        </text:list-item>
        <text:list-item>
          <text:p text:style-name="P112">Re-deployment of dependent web applications if the global or per-host Context Descriptor file used by the web application is updated.</text:p>
        </text:list-item>
        <text:list-item>
          <text:p text:style-name="P113">Re-deployment of a web application if a Context Descriptor file (with a filename corresponding to the Context path of the previously deployed web application) is added to the<text:s/><text:span text:style-name="SourceText">$CATALINA_BASE/conf/[enginename]/[hostname]/</text:span><text:s/>directory.</text:p>
        </text:list-item>
        <text:list-item>
          <text:p text:style-name="P114">Undeployment of a web application if its document base (docBase) is deleted. Note that on Windows, this assumes that anti-locking features (see Context configuration) are enabled, otherwise it is not possible to delete the resources of a running web application.</text:p>
        </text:list-item>
      </text:list>
      <text:p text:style-name="Textbody">Note that web application reloading can also be configured in the loader, in which case loaded classes will be tracked for changes.</text:p>
      <text:h text:style-name="Heading3" text:outline-level="3"><text:bookmark-start text:name="Deploying_using_the_Tomcat_Manager"/><text:bookmark-end text:name="Deploying_using_the_Tomcat_Manager"/>Deploying using the Tomcat Manager</text:h>
      <text:p text:style-name="Textbody">The Tomcat Manager is covered in its<text:s/><text:a xlink:href="https://tomcat.apache.org/tomcat-9.0-doc/manager-howto.html" office:target-frame-name="_top" xlink:show="replace">own manual page</text:a>.</text:p>
      <text:h text:style-name="Heading3" text:outline-level="3"><text:bookmark-start text:name="Deploying_using_the_Client_Deployer_Pack"/><text:bookmark-end text:name="Deploying_using_the_Client_Deployer_Pack"/>Deploying using the Client Deployer Package</text:h>
      <text:p text:style-name="Textbody">Finally, deployment of web application may be achieved using the Tomcat Client Deployer. This is a package which can be used to validate, compile, compress to .WAR, and deploy web applications to production or development Tomcat servers. It should be noted that this feature uses the Tomcat Manager and as such the target Tomcat server should be running.</text:p>
      <text:p text:style-name="Textbody">It is assumed the user will be familiar with Apache Ant for using the TCD. Apache Ant is<text:s/>a scripted build tool. The TCD comes pre-packaged with a build script to use. Only a modest understanding of Apache Ant is required (installation as listed earlier in this page, and familiarity with using the operating system command shell and configuring<text:s/>environment variables).</text:p>
      <text:soft-page-break/>
      <text:p text:style-name="Textbody">The TCD includes Ant tasks, the Jasper page compiler for JSP compilation before deployment, as well as a task which validates the web application Context Descriptor. The validator task (class<text:s/><text:span text:style-name="SourceText">org.apache.catalina.ant.ValidatorTask</text:span>) allows only one parameter: the base path of an exploded web application.</text:p>
      <text:p text:style-name="Textbody">The TCD uses an exploded web application as input (see the list of the properties used below). A web application that is programmatically deployed with the deployer may include a Context Descriptor in<text:s/><text:span text:style-name="SourceText">/META-INF/context.xml</text:span>.</text:p>
      <text:p text:style-name="Textbody">The TCD includes a ready-to-use Ant script, with the following targets:</text:p>
      <text:list text:style-name="LFO18" text:continue-numbering="true">
        <text:list-item>
          <text:p text:style-name="P115"><text:span text:style-name="SourceText">compile</text:span><text:s/>(default): Compile and validate the web application. This can be used standalone, and does not need a running Tomcat server. The<text:s/>compiled application will only run on the associated<text:s/><text:span text:style-name="Emphasis">Tomcat X.Y.Z</text:span><text:s/>server release, and is not guaranteed to work on another Tomcat release, as the code generated by Jasper depends on its runtime component. It should also be noted that this target will also<text:s/>compile automatically any Java source file located in the<text:s/><text:span text:style-name="SourceText">/WEB-INF/classes</text:span><text:s/>folder of the web application.</text:p>
        </text:list-item>
        <text:list-item>
          <text:p text:style-name="P116"><text:span text:style-name="SourceText">deploy</text:span>: Deploy a web application (compiled or not) to a Tomcat server.</text:p>
        </text:list-item>
        <text:list-item>
          <text:p text:style-name="P117"><text:span text:style-name="SourceText">undeploy</text:span>: Undeploy a web application</text:p>
        </text:list-item>
        <text:list-item>
          <text:p text:style-name="P118"><text:span text:style-name="SourceText">start</text:span>: Start web application</text:p>
        </text:list-item>
        <text:list-item>
          <text:p text:style-name="P119"><text:span text:style-name="SourceText">reload</text:span>: Reload web application</text:p>
        </text:list-item>
        <text:list-item>
          <text:p text:style-name="P120"><text:span text:style-name="SourceText">stop</text:span>: Stop web application</text:p>
        </text:list-item>
      </text:list>
      <text:p text:style-name="Textbody">In order for the deployment to be configured, create a file called<text:s/><text:span text:style-name="SourceText">deployer.properties</text:span><text:s/>in the TCD installation directory root. In this file, add the following name=value pairs per line:</text:p>
      <text:p text:style-name="Textbody">Additionally, you will need to ensure that a user has been setup for the target Tomcat Manager (which TCD uses) otherwise the TCD will not authenticate with the Tomcat Manager and the deployment will fail. To do this, see the Tomcat Manager page.</text:p>
      <text:list text:style-name="LFO19" text:continue-numbering="true">
        <text:list-item>
          <text:p text:style-name="P121"><text:span text:style-name="SourceText">build</text:span>: The build folder used will<text:s/>be, by default,<text:s/><text:span text:style-name="SourceText">${build}/webapp/${path}</text:span><text:s/>(<text:span text:style-name="SourceText">${build}</text:span>, by default, points to<text:s/><text:span text:style-name="SourceText">${basedir}/build</text:span>). After the end of the execution of the<text:s/><text:span text:style-name="SourceText">compile</text:span><text:s/>target, the web application .WAR will be located at<text:s/><text:span text:style-name="SourceText">${build}/webapp/${path}.war</text:span>.</text:p>
        </text:list-item>
        <text:list-item>
          <text:p text:style-name="P122"><text:span text:style-name="SourceText">webapp</text:span>: The directory containing the<text:s/>exploded web application which will be compiled and validated. By default, the folder is<text:s/><text:span text:style-name="SourceText">myapp</text:span>.</text:p>
        </text:list-item>
        <text:list-item>
          <text:p text:style-name="P123"><text:span text:style-name="SourceText">path</text:span>: Deployed context path of the web application, by default<text:s/><text:span text:style-name="SourceText">/myapp</text:span>.</text:p>
        </text:list-item>
        <text:list-item>
          <text:p text:style-name="P124"><text:span text:style-name="SourceText">url</text:span>: Absolute URL to the Tomcat Manager web application of a running Tomcat server, which<text:s/>will be used to deploy and undeploy the web application. By default, the deployer will attempt to access a Tomcat instance running on localhost, at<text:s/><text:span text:style-name="SourceText">http://localhost:8080/manager/text</text:span>.</text:p>
        </text:list-item>
        <text:list-item>
          <text:p text:style-name="P125"><text:span text:style-name="SourceText">username</text:span>: Tomcat Manager username (user should have a role of manager-script)</text:p>
        </text:list-item>
        <text:list-item>
          <text:p text:style-name="P126"><text:span text:style-name="SourceText">password</text:span>: Tomcat Manager password.</text:p>
        </text:list-item>
      </text:list>
      <text:p text:style-name="Textbody"/>
      <text:soft-page-break/>
      <text:h text:style-name="P127" text:outline-level="2">Manager App How-To</text:h>
      <text:h text:style-name="Heading3" text:outline-level="3"><text:bookmark-start text:name="Table_of_Contents3"/><text:bookmark-end text:name="Table_of_Contents3"/>Table of Contents</text:h>
      <text:list text:style-name="LFO20" text:continue-numbering="true">
        <text:list-item>
          <text:p text:style-name="P128"><text:a xlink:href="https://tomcat.apache.org/tomcat-9.0-doc/manager-howto.html#Introduction" office:target-frame-name="_top" xlink:show="replace">Introduction</text:a></text:p>
        </text:list-item>
        <text:list-item>
          <text:p text:style-name="P129"><text:a xlink:href="https://tomcat.apache.org/tomcat-9.0-doc/manager-howto.html#Configuring_Manager_Application_Access" office:target-frame-name="_top" xlink:show="replace">Configuring Manager Application Access</text:a></text:p>
        </text:list-item>
        <text:list-item>
          <text:p text:style-name="P130"><text:a xlink:href="https://tomcat.apache.org/tomcat-9.0-doc/manager-howto.html#HTML_User-friendly_Interface" office:target-frame-name="_top" xlink:show="replace">HTML User-friendly Interface</text:a></text:p>
        </text:list-item>
        <text:list-item>
          <text:p text:style-name="P131"><text:a xlink:href="https://tomcat.apache.org/tomcat-9.0-doc/manager-howto.html#Supported_Manager_Commands" office:target-frame-name="_top" xlink:show="replace">Supported Manager Commands</text:a></text:p>
          <text:list text:continue-numbering="true">
            <text:list-item>
              <text:p text:style-name="P132"><text:a xlink:href="https://tomcat.apache.org/tomcat-9.0-doc/manager-howto.html#Common_Parameters" office:target-frame-name="_top" xlink:show="replace">Common Parameters</text:a></text:p>
            </text:list-item>
            <text:list-item>
              <text:p text:style-name="P133"><text:a xlink:href="https://tomcat.apache.org/tomcat-9.0-doc/manager-howto.html#Deploy_A_New_Application_Archive_(WAR)_Remotely" office:target-frame-name="_top" xlink:show="replace">Deploy A New Application Archive (WAR) Remotely</text:a></text:p>
            </text:list-item>
            <text:list-item>
              <text:p text:style-name="P134"><text:a xlink:href="https://tomcat.apache.org/tomcat-9.0-doc/manager-howto.html#Deploy_A_New_Application_from_a_Local_Path" office:target-frame-name="_top" xlink:show="replace">Deploy A New Application from a Local Path</text:a></text:p>
              <text:list text:continue-numbering="true">
                <text:list-item>
                  <text:p text:style-name="P135"><text:a xlink:href="https://tomcat.apache.org/tomcat-9.0-doc/manager-howto.html#Deploy_a_previously_deployed_webapp" office:target-frame-name="_top" xlink:show="replace">Deploy a previously deployed webapp</text:a></text:p>
                </text:list-item>
                <text:list-item>
                  <text:p text:style-name="P136"><text:a xlink:href="https://tomcat.apache.org/tomcat-9.0-doc/manager-howto.html#Deploy_a_Directory_or_WAR_by_URL" office:target-frame-name="_top" xlink:show="replace">Deploy a Directory or WAR by URL</text:a></text:p>
                </text:list-item>
                <text:list-item>
                  <text:p text:style-name="P137"><text:a xlink:href="https://tomcat.apache.org/tomcat-9.0-doc/manager-howto.html#Deploy_a_Directory_or_War_from_the_Host_appBase" office:target-frame-name="_top" xlink:show="replace">Deploy a Directory or War from the Host appBase</text:a></text:p>
                </text:list-item>
                <text:list-item>
                  <text:p text:style-name="P138"><text:a xlink:href="https://tomcat.apache.org/tomcat-9.0-doc/manager-howto.html#Deploy_using_a_Context_configuration_%22.xml%22_file" office:target-frame-name="_top" xlink:show="replace">Deploy using<text:s/>a Context configuration ".xml" file</text:a></text:p>
                </text:list-item>
                <text:list-item>
                  <text:p text:style-name="P139"><text:a xlink:href="https://tomcat.apache.org/tomcat-9.0-doc/manager-howto.html#Deployment_Notes" office:target-frame-name="_top" xlink:show="replace">Deployment Notes</text:a></text:p>
                </text:list-item>
                <text:list-item>
                  <text:p text:style-name="P140"><text:a xlink:href="https://tomcat.apache.org/tomcat-9.0-doc/manager-howto.html#Deploy_Response" office:target-frame-name="_top" xlink:show="replace">Deploy Response</text:a></text:p>
                </text:list-item>
              </text:list>
            </text:list-item>
            <text:list-item>
              <text:p text:style-name="P141"><text:a xlink:href="https://tomcat.apache.org/tomcat-9.0-doc/manager-howto.html#List_Currently_Deployed_Applications" office:target-frame-name="_top" xlink:show="replace">List Currently Deployed Applications</text:a></text:p>
            </text:list-item>
            <text:list-item>
              <text:p text:style-name="P142"><text:a xlink:href="https://tomcat.apache.org/tomcat-9.0-doc/manager-howto.html#Reload_An_Existing_Application" office:target-frame-name="_top" xlink:show="replace">Reload An Existing Application</text:a></text:p>
            </text:list-item>
            <text:list-item>
              <text:p text:style-name="P143"><text:a xlink:href="https://tomcat.apache.org/tomcat-9.0-doc/manager-howto.html#List_OS_and_JVM_Properties" office:target-frame-name="_top" xlink:show="replace">List OS and JVM Properties</text:a></text:p>
            </text:list-item>
            <text:list-item>
              <text:p text:style-name="P144"><text:a xlink:href="https://tomcat.apache.org/tomcat-9.0-doc/manager-howto.html#List_Available_Global_JNDI_Resources" office:target-frame-name="_top" xlink:show="replace">List Available Global JNDI Resources</text:a></text:p>
            </text:list-item>
            <text:list-item>
              <text:p text:style-name="P145"><text:a xlink:href="https://tomcat.apache.org/tomcat-9.0-doc/manager-howto.html#Session_Statistics" office:target-frame-name="_top" xlink:show="replace">Session Statistics</text:a></text:p>
            </text:list-item>
            <text:list-item>
              <text:p text:style-name="P146"><text:a xlink:href="https://tomcat.apache.org/tomcat-9.0-doc/manager-howto.html#Expire_Sessions" office:target-frame-name="_top" xlink:show="replace">Expire Sessions</text:a></text:p>
            </text:list-item>
            <text:list-item>
              <text:p text:style-name="P147"><text:a xlink:href="https://tomcat.apache.org/tomcat-9.0-doc/manager-howto.html#Start_an_Existing_Application" office:target-frame-name="_top" xlink:show="replace">Start an Existing Application</text:a></text:p>
            </text:list-item>
            <text:list-item>
              <text:p text:style-name="P148"><text:a xlink:href="https://tomcat.apache.org/tomcat-9.0-doc/manager-howto.html#Stop_an_Existing_Application" office:target-frame-name="_top" xlink:show="replace">Stop an Existing Application</text:a></text:p>
            </text:list-item>
            <text:list-item>
              <text:p text:style-name="P149"><text:a xlink:href="https://tomcat.apache.org/tomcat-9.0-doc/manager-howto.html#Undeploy_an_Existing_Application" office:target-frame-name="_top" xlink:show="replace">Undeploy an Existing Application</text:a></text:p>
            </text:list-item>
            <text:list-item>
              <text:p text:style-name="P150"><text:a xlink:href="https://tomcat.apache.org/tomcat-9.0-doc/manager-howto.html#Finding_memory_leaks" office:target-frame-name="_top" xlink:show="replace">Finding memory leaks</text:a></text:p>
            </text:list-item>
            <text:list-item>
              <text:p text:style-name="P151"><text:a xlink:href="https://tomcat.apache.org/tomcat-9.0-doc/manager-howto.html#Connector_SSL/TLS_cipher_information" office:target-frame-name="_top" xlink:show="replace">Connector SSL/TLS cipher information</text:a></text:p>
            </text:list-item>
            <text:list-item>
              <text:p text:style-name="P152"><text:a xlink:href="https://tomcat.apache.org/tomcat-9.0-doc/manager-howto.html#Connector_SSL/TLS_certificate_chain_information" office:target-frame-name="_top" xlink:show="replace">Connector SSL/TLS certificate chain information</text:a></text:p>
            </text:list-item>
            <text:list-item>
              <text:p text:style-name="P153"><text:a xlink:href="https://tomcat.apache.org/tomcat-9.0-doc/manager-howto.html#Connector_SSL/TLS_trusted_certificate_information" office:target-frame-name="_top" xlink:show="replace">Connector SSL/TLS trusted certificate information</text:a></text:p>
            </text:list-item>
            <text:list-item>
              <text:p text:style-name="P154"><text:a xlink:href="https://tomcat.apache.org/tomcat-9.0-doc/manager-howto.html#Reload_TLS_configuration" office:target-frame-name="_top" xlink:show="replace">Reload TLS configuration</text:a></text:p>
            </text:list-item>
            <text:list-item>
              <text:p text:style-name="P155"><text:a xlink:href="https://tomcat.apache.org/tomcat-9.0-doc/manager-howto.html#Thread_Dump" office:target-frame-name="_top" xlink:show="replace">Thread Dump</text:a></text:p>
            </text:list-item>
            <text:list-item>
              <text:p text:style-name="P156"><text:a xlink:href="https://tomcat.apache.org/tomcat-9.0-doc/manager-howto.html#VM_Info" office:target-frame-name="_top" xlink:show="replace">VM Info</text:a></text:p>
            </text:list-item>
            <text:list-item>
              <text:p text:style-name="P157"><text:a xlink:href="https://tomcat.apache.org/tomcat-9.0-doc/manager-howto.html#Save_Configuration" office:target-frame-name="_top" xlink:show="replace">Save Configuration</text:a></text:p>
            </text:list-item>
          </text:list>
        </text:list-item>
        <text:list-item>
          <text:p text:style-name="P158"><text:a xlink:href="https://tomcat.apache.org/tomcat-9.0-doc/manager-howto.html#Server_Status" office:target-frame-name="_top" xlink:show="replace">Server Status</text:a></text:p>
        </text:list-item>
        <text:list-item>
          <text:p text:style-name="P159"><text:a xlink:href="https://tomcat.apache.org/tomcat-9.0-doc/manager-howto.html#Using_the_JMX_Proxy_Servlet" office:target-frame-name="_top" xlink:show="replace">Using the JMX Proxy Servlet</text:a></text:p>
          <text:list text:continue-numbering="true">
            <text:list-item>
              <text:p text:style-name="P160"><text:a xlink:href="https://tomcat.apache.org/tomcat-9.0-doc/manager-howto.html#What_is_JMX_Proxy_Servlet" office:target-frame-name="_top" xlink:show="replace">What is JMX Proxy Servlet</text:a></text:p>
            </text:list-item>
            <text:list-item>
              <text:p text:style-name="P161"><text:a xlink:href="https://tomcat.apache.org/tomcat-9.0-doc/manager-howto.html#JMX_Query_command" office:target-frame-name="_top" xlink:show="replace">JMX Query command</text:a></text:p>
            </text:list-item>
            <text:list-item>
              <text:p text:style-name="P162"><text:a xlink:href="https://tomcat.apache.org/tomcat-9.0-doc/manager-howto.html#JMX_Get_command" office:target-frame-name="_top" xlink:show="replace">JMX Get command</text:a></text:p>
            </text:list-item>
            <text:list-item>
              <text:p text:style-name="P163"><text:a xlink:href="https://tomcat.apache.org/tomcat-9.0-doc/manager-howto.html#JMX_Set_command" office:target-frame-name="_top" xlink:show="replace">JMX Set command</text:a></text:p>
            </text:list-item>
            <text:list-item>
              <text:p text:style-name="P164"><text:a xlink:href="https://tomcat.apache.org/tomcat-9.0-doc/manager-howto.html#JMX_Invoke_command" office:target-frame-name="_top" xlink:show="replace">JMX Invoke command</text:a></text:p>
            </text:list-item>
          </text:list>
        </text:list-item>
        <text:list-item>
          <text:p text:style-name="P165"><text:a xlink:href="https://tomcat.apache.org/tomcat-9.0-doc/manager-howto.html#Executing_Manager_Commands_With_Ant" office:target-frame-name="_top" xlink:show="replace">Executing Manager Commands With Ant</text:a></text:p>
          <text:list text:continue-numbering="true">
            <text:list-item>
              <text:p text:style-name="P166"><text:a xlink:href="https://tomcat.apache.org/tomcat-9.0-doc/manager-howto.html#Tasks_output_capture" office:target-frame-name="_top" xlink:show="replace">Tasks output capture</text:a></text:p>
            </text:list-item>
          </text:list>
        </text:list-item>
      </text:list>
      <text:h text:style-name="Heading3" text:outline-level="3"><text:bookmark-start text:name="Introduction3"/><text:bookmark-end text:name="Introduction3"/>Introduction</text:h>
      <text:p text:style-name="Textbody">In many production environments, it is very useful to have the capability to deploy a new web application, or undeploy an existing one,<text:s/>without having to shut down and restart the entire container. In addition, you can request an existing application to reload itself, even if you have not declared it to be<text:s/><text:span text:style-name="SourceText">reloadable</text:span><text:s/>in the Tomcat server configuration file.</text:p>
      <text:p text:style-name="Textbody">To support these capabilities,<text:s/>Tomcat includes a web application (installed by default on context path<text:s/><text:span text:style-name="SourceText">/manager</text:span>) that supports the following functions:</text:p>
      <text:list text:style-name="LFO21" text:continue-numbering="true">
        <text:list-item>
          <text:p text:style-name="P167">Deploy a new web application from the uploaded contents of a WAR file.</text:p>
        </text:list-item>
        <text:list-item>
          <text:p text:style-name="P168">Deploy a new web application, on a specified context path, from<text:s/>the server file system.</text:p>
        </text:list-item>
        <text:list-item>
          <text:p text:style-name="P169">List the currently deployed web applications, as well as the sessions that are currently active for those web apps.</text:p>
        </text:list-item>
        <text:list-item>
          <text:p text:style-name="P170">Reload an existing web application, to reflect changes in the contents of<text:s/><text:span text:style-name="SourceText">/WEB-INF/classes</text:span><text:s/>or<text:s/><text:span text:style-name="SourceText">/WEB-INF/lib</text:span>.</text:p>
        </text:list-item>
        <text:list-item>
          <text:p text:style-name="P171">List the<text:s/>OS and JVM property values.</text:p>
        </text:list-item>
        <text:list-item>
          <text:p text:style-name="P172">List the available global JNDI resources, for use in deployment tools that are preparing<text:s/><text:span text:style-name="SourceText">&lt;ResourceLink&gt;</text:span><text:s/>elements nested in a<text:s/><text:span text:style-name="SourceText">&lt;Context&gt;</text:span><text:s/>deployment description.</text:p>
        </text:list-item>
        <text:list-item>
          <text:p text:style-name="P173">Start a stopped application (thus making it available again).</text:p>
        </text:list-item>
        <text:list-item>
          <text:p text:style-name="P174">Stop<text:s/>an existing application (so that it becomes unavailable), but do not undeploy it.</text:p>
        </text:list-item>
        <text:list-item>
          <text:p text:style-name="P175">Undeploy a deployed web application and delete its document base directory (unless it was deployed from file system).</text:p>
        </text:list-item>
      </text:list>
      <text:p text:style-name="Textbody">A default Tomcat installation includes the Manager. To add an instance of the Manager web application<text:s/><text:span text:style-name="SourceText">Context</text:span><text:s/>to a new host install the<text:s/><text:span text:style-name="SourceText">manager.xml</text:span><text:s/>context configuration file in the<text:s/><text:span text:style-name="SourceText">$CATALINA_BASE/conf/[enginename]/[hostname]</text:span><text:s/>folder. Here is an example:</text:p>
      <text:p text:style-name="PreformattedText"><text:span text:style-name="SourceText">&lt;Context privileged="true" antiResourceLocking="false"</text:span></text:p>
      <text:p text:style-name="PreformattedText"><text:span text:style-name="SourceText"><text:s text:c="3"/></text:span><text:span text:style-name="SourceText"><text:s text:c="6"/>docBase="${catalina.home}/webapps/manager"&gt;</text:span></text:p>
      <text:p text:style-name="PreformattedText"><text:span text:style-name="SourceText"><text:s text:c="2"/>&lt;Valve className="org.apache.catalina.valves.RemoteAddrValve"</text:span></text:p>
      <text:p text:style-name="PreformattedText"><text:span text:style-name="SourceText"><text:s text:c="9"/>allow="127\.0\.0\.1" /&gt;</text:span></text:p>
      <text:p text:style-name="P176"><text:span text:style-name="SourceText">&lt;/Context&gt;</text:span></text:p>
      <text:p text:style-name="Textbody">If you have Tomcat configured to support multiple virtual hosts (websites) you would need to configure a Manager for each.</text:p>
      <text:p text:style-name="Textbody">There are three ways to use the<text:s/><text:span text:style-name="StrongEmphasis">Manager</text:span><text:s/>web application.</text:p>
      <text:list text:style-name="LFO22" text:continue-numbering="true">
        <text:list-item>
          <text:p text:style-name="P177">As an application with a user interface you use in your browser. Here is an example URL where you can replace<text:s/><text:span text:style-name="SourceText">localhost</text:span><text:s/>with your website host name:<text:s/><text:span text:style-name="SourceText">http://localhost:8080/man</text:span><text:span text:style-name="SourceText">ager/html</text:span><text:s/>.</text:p>
        </text:list-item>
        <text:list-item>
          <text:p text:style-name="P178">A minimal version using HTTP requests only which is suitable for use by scripts setup by system administrators. Commands are given as part of the request URI, and responses are in the<text:s/><text:soft-page-break/>form of simple text that can be easily parsed and processed.<text:s/>See<text:s/><text:a xlink:href="https://tomcat.apache.org/tomcat-9.0-doc/manager-howto.html#Supported_Manager_Commands" office:target-frame-name="_top" xlink:show="replace">Supported Manager Commands</text:a><text:s/>for more information.</text:p>
        </text:list-item>
        <text:list-item>
          <text:p text:style-name="P179">A convenient set of task definitions for the<text:s/><text:span text:style-name="Emphasis">Ant</text:span><text:s/>(version 1.4 or later) build tool. See<text:s/><text:a xlink:href="https://tomcat.apache.org/tomcat-9.0-doc/manager-howto.html#Executing_Manager_Commands_With_Ant" office:target-frame-name="_top" xlink:show="replace">Executing Manager Commands With Ant</text:a><text:s/>for more information.</text:p>
        </text:list-item>
      </text:list>
      <text:h text:style-name="Heading3" text:outline-level="3"><text:bookmark-start text:name="Configuring_Manager_Application_Access"/><text:bookmark-end text:name="Configuring_Manager_Application_Access"/>Configuring Manager Application Access</text:h>
      <text:p text:style-name="Textbody"><text:span text:style-name="Emphasis">The description below uses the variable name $CATALINA_B</text:span><text:span text:style-name="Emphasis">ASE to refer the base directory against which most relative paths are resolved. If you have not configured Tomcat for multiple instances by setting a CATALINA_BASE directory, then $CATALINA_BASE will be set to the value of $CATALINA_HOME, the directory int</text:span><text:span text:style-name="Emphasis">o which you have installed Tomcat.</text:span></text:p>
      <text:p text:style-name="Textbody">It would be quite unsafe to ship Tomcat with default settings that allowed anyone on the Internet to execute the Manager application on your server. Therefore, the Manager application is shipped with the requirement that<text:s/>anyone who attempts to use it must authenticate themselves, using a username and password that have one of<text:s/><text:span text:style-name="StrongEmphasis">manager-xxx</text:span><text:s/>roles associated with them (the role name depends on what functionality is required). Further, there is no username in the default users<text:s/>file (<text:span text:style-name="SourceText">$CATALINA_BASE/conf/tomcat-users.xml</text:span>) that is assigned to those roles. Therefore, access to the Manager application is completely disabled by default.</text:p>
      <text:p text:style-name="Textbody">You can find the role names in the<text:s/><text:span text:style-name="SourceText">web.xml</text:span><text:s/>file of the Manager web application. The available roles<text:s/>are:</text:p>
      <text:list text:style-name="LFO23" text:continue-numbering="true">
        <text:list-item>
          <text:p text:style-name="P180"><text:span text:style-name="StrongEmphasis">manager-gui</text:span><text:s/>— Access to the HTML interface.</text:p>
        </text:list-item>
        <text:list-item>
          <text:p text:style-name="P181"><text:span text:style-name="StrongEmphasis">manager-status</text:span><text:s/>— Access to the "Server Status" page only.</text:p>
        </text:list-item>
        <text:list-item>
          <text:p text:style-name="P182"><text:span text:style-name="StrongEmphasis">manager-script</text:span><text:s/>— Access to the tools-friendly plain text interface that is described in this document, and to the "Server Status" page.</text:p>
        </text:list-item>
        <text:list-item>
          <text:p text:style-name="P183"><text:span text:style-name="StrongEmphasis">manager-jmx</text:span><text:s/>— Access to JMX proxy interface and to the "Server Status" page.</text:p>
        </text:list-item>
      </text:list>
      <text:p text:style-name="Textbody">The HTML interface is protected against CSRF (Cross-Site Request Forgery) attacks, but the text and JMX interfaces cannot be protected. It means that users who are allowed access to the text<text:s/>and JMX interfaces have to be cautious when accessing the Manager application with a web browser. To maintain the CSRF protection:</text:p>
      <text:list text:style-name="LFO24" text:continue-numbering="true">
        <text:list-item>
          <text:p text:style-name="P184">If you use web browser to access the Manager application using a user that has either<text:s/><text:span text:style-name="StrongEmphasis">manager-script</text:span><text:s/>or<text:s/><text:span text:style-name="StrongEmphasis">manager-jmx</text:span><text:s/>roles (for example for testing the plain text or JMX interfaces), you MUST close all windows of the browser afterwards to terminate the session. If you do not close the browser and visit other sites, you may become victim of a CSRF attack.</text:p>
        </text:list-item>
        <text:list-item>
          <text:p text:style-name="P185">It is recommended to<text:s/>never grant the<text:s/><text:span text:style-name="StrongEmphasis">manager-script</text:span><text:s/>or<text:s/><text:span text:style-name="StrongEmphasis">manager-jmx</text:span><text:s/>roles to users that have the<text:s/><text:span text:style-name="StrongEmphasis">manager-gui</text:span><text:s/>role.</text:p>
        </text:list-item>
      </text:list>
      <text:p text:style-name="Textbody"><text:span text:style-name="StrongEmphasis">Note</text:span><text:s/>that JMX proxy interface is effectively low-level root-like administrative interface of Tomcat. One can do a lot, if he knows what commands to call. You<text:s/>should be cautious when enabling the<text:s/><text:span text:style-name="StrongEmphasis">manager-jmx</text:span><text:s/>role.</text:p>
      <text:p text:style-name="Textbody">To enable access to the Manager web application, you must either create a new username/password combination and associate one of the<text:s/><text:span text:style-name="StrongEmphasis">manager-xxx</text:span><text:s/>roles with it, or add a<text:s/><text:span text:style-name="StrongEmphasis">manager-xxx</text:span><text:s/>role to some<text:s/><text:soft-page-break/>existing username/password combination. As the majority of this document describes the using the text interface, this example will use the role name<text:s/><text:span text:style-name="StrongEmphasis">manager-script</text:span>. Exactly how the usernames/passwords are configured depends on which<text:s/><text:a xlink:href="https://tomcat.apache.org/tomcat-9.0-doc/config/realm.html" office:target-frame-name="_top" xlink:show="replace">Realm implementation</text:a><text:s/>you are using:</text:p>
      <text:list text:style-name="LFO25" text:continue-numbering="true">
        <text:list-item>
          <text:p text:style-name="P186"><text:span text:style-name="Emphasis">UserDatabaseRealm</text:span><text:s/>plus<text:s/><text:span text:style-name="Emphasis">MemoryUserDatabase</text:span>, or<text:s/><text:span text:style-name="Emphasis">MemoryRealm</text:span><text:s/>— The<text:s/><text:span text:style-name="Emphasis">UserDatabaseRealm</text:span><text:s/>and<text:s/><text:span text:style-name="Emphasis">MemoryUserDatabase</text:span><text:s/>are configured in the default<text:s/><text:span text:style-name="SourceText">$CATALINA_BASE/conf/server.xml</text:span>. Both<text:s/><text:span text:style-name="Emphasis">Me</text:span><text:span text:style-name="Emphasis">moryUserDatabase</text:span><text:s/>and<text:s/><text:span text:style-name="Emphasis">MemoryRealm</text:span><text:s/>read an XML-format file by default stored at<text:s/><text:span text:style-name="SourceText">$CATALINA_BASE/conf/tomcat-users.xml</text:span>, which can be edited with any text editor. This file contains an XML<text:s/><text:span text:style-name="SourceText">&lt;user&gt;</text:span><text:s/>for each individual user, which might look something like this:</text:p>
        </text:list-item>
      </text:list>
      <text:p text:style-name="P187"><text:span text:style-name="SourceText">&lt;</text:span><text:span text:style-name="SourceText">user username="craigmcc" password="secret" roles="standard,manager-script" /&gt;</text:span></text:p>
      <text:p text:style-name="P188">which defines the username and password used by this individual to log on, and the role names he or she is associated with. You can add the<text:s/><text:span text:style-name="StrongEmphasis">manager-script</text:span><text:s/>role to the comma-delimited<text:s/><text:span text:style-name="SourceText">roles</text:span><text:s/>attribute for one or more existing users, and/or create new users with that assigned role.</text:p>
      <text:list text:style-name="LFO25" text:continue-numbering="true">
        <text:list-item>
          <text:p text:style-name="P189"><text:span text:style-name="Emphasis">DataSourceRealm</text:span><text:s/>or<text:s/><text:span text:style-name="Emphasis">JDBCRealm</text:span><text:s/>— Your user and role information is stored in a database accessed via JDBC. Add the<text:s/><text:span text:style-name="StrongEmphasis">manager-script</text:span><text:s/>role to one or more existing users, and/or create one or more new users with this role assigned, following the standard procedures for your environment.</text:p>
        </text:list-item>
        <text:list-item>
          <text:p text:style-name="P190"><text:span text:style-name="Emphasis">JNDIRealm</text:span><text:s/>— Your user and role information is stored in a directory server accessed via LDAP. Add the<text:s/><text:span text:style-name="StrongEmphasis">manager-script</text:span><text:s/>role to one<text:s/>or more existing users, and/or create one or more new users with this role assigned, following the standard procedures for your environment.</text:p>
        </text:list-item>
      </text:list>
      <text:p text:style-name="Textbody">The first time you attempt to issue one of the Manager commands described in the next section, you will be challenged to log on using BASIC authentication. The username and password you enter do not matter, as long as they identify a valid user in the users database who possesses the role<text:s/><text:span text:style-name="StrongEmphasis">manager-script</text:span>.</text:p>
      <text:p text:style-name="Textbody">In addition to the password restrictions, access to the Manager web application can be restricted by the<text:s/><text:span text:style-name="StrongEmphasis">remote IP address</text:span><text:s/>or host by adding a<text:s/><text:span text:style-name="SourceText">RemoteAddrValve</text:span><text:s/>or<text:s/><text:span text:style-name="SourceText">RemoteHostValve</text:span>. See<text:s/><text:a xlink:href="https://tomcat.apache.org/tomcat-9.0-doc/config/valve.html#Remote_Address_Filter" office:target-frame-name="_top" xlink:show="replace">valves documentation</text:a><text:s/>for details. Here is an example of restricting access to the localhost by IP address:</text:p>
      <text:p text:style-name="PreformattedText"><text:span text:style-name="SourceText">&lt;Context privileged="true"&gt;</text:span></text:p>
      <text:p text:style-name="PreformattedText"><text:span text:style-name="SourceText"><text:s text:c="9"/>&lt;Valve className="org.apache.catalina.valves.RemoteAddrValve"</text:span></text:p>
      <text:p text:style-name="PreformattedText"><text:span text:style-name="SourceText"><text:s text:c="16"/>allow="127\.0\.0\.1"/&gt;</text:span></text:p>
      <text:p text:style-name="P191"><text:span text:style-name="SourceText">&lt;/Context&gt;</text:span></text:p>
      <text:h text:style-name="Heading3" text:outline-level="3"><text:bookmark-start text:name="HTML_User-friendly_Interface"/><text:bookmark-end text:name="HTML_User-friendly_Interface"/>HTML User-friendly Interface</text:h>
      <text:p text:style-name="Textbody">The user-friendly HTML interface of Manager web application is located at</text:p>
      <text:p text:style-name="P192"><text:span text:style-name="SourceText">http://{host}:{port}/manager/html</text:span></text:p>
      <text:p text:style-name="Textbody">As has already been mentioned above, you need<text:s/><text:span text:style-name="StrongEmphasis">manager-gui</text:span><text:s/>role to be allowed to access it. There is a separate document that provides help on this interface. See:</text:p>
      <text:list text:style-name="LFO26" text:continue-numbering="true">
        <text:list-item>
          <text:p text:style-name="P193"><text:a xlink:href="https://tomcat.apache.org/tomcat-9.0-doc/html-manager-howto.html" office:target-frame-name="_top" xlink:show="replace">HTML Manager documentation</text:a></text:p>
        </text:list-item>
      </text:list>
      <text:soft-page-break/>
      <text:p text:style-name="Textbody">The HTML interface is protected against CSRF (Cross-Site Request Forgery) attacks. Each access to the HTML pages generates a random token,<text:s/>which is stored in your session and is included in all links on the page. If your next action does not have correct value of the token, the action will be denied. If the token has expired you can start again from the main page or<text:s/><text:span text:style-name="Emphasis">List Applications</text:span><text:s/>page of<text:s/>Manager.</text:p>
      <text:h text:style-name="Heading3" text:outline-level="3"><text:bookmark-start text:name="Supported_Manager_Commands"/><text:bookmark-end text:name="Supported_Manager_Commands"/>Supported Manager Commands</text:h>
      <text:p text:style-name="Textbody">All commands that the Manager application knows how to process are specified in a single request URI like this:</text:p>
      <text:p text:style-name="P194"><text:span text:style-name="SourceText">http://{host}:{port}/manager/text/{command}?{parameters}</text:span></text:p>
      <text:p text:style-name="Textbody">where<text:s/><text:span text:style-name="SourceText">{host}</text:span><text:s/>and<text:s/><text:span text:style-name="SourceText">{port}</text:span><text:s/>represent the hostname and<text:s/>port number on which Tomcat is running,<text:s/><text:span text:style-name="SourceText">{command}</text:span><text:s/>represents the Manager command you wish to execute, and<text:s/><text:span text:style-name="SourceText">{parameters}</text:span><text:s/>represents the query parameters that are specific to that command. In the illustrations below, customize the host and port appropriately<text:s/>for your installation.</text:p>
      <text:p text:style-name="Textbody">The commands are usually executed by HTTP GET requests. The<text:s/><text:span text:style-name="SourceText">/deploy</text:span><text:s/>command has a form that is executed by an HTTP PUT request.</text:p>
      <text:h text:style-name="Heading4" text:outline-level="4"><text:bookmark-start text:name="Common_Parameters"/><text:bookmark-end text:name="Common_Parameters"/>Common Parameters</text:h>
      <text:p text:style-name="Textbody">Most commands accept one or more of the following query parameters:</text:p>
      <text:list text:style-name="LFO27" text:continue-numbering="true">
        <text:list-item>
          <text:p text:style-name="P195"><text:span text:style-name="StrongEmphasis">path</text:span><text:s/>- The context<text:s/>path (including the leading slash) of the web application you are dealing with. To select the ROOT web application, specify "/".<text:s/><text:line-break/><text:span text:style-name="StrongEmphasis">NOTE</text:span>: It is not possible to perform administrative commands on the Manager application itself.<text:s/><text:line-break/><text:span text:style-name="StrongEmphasis">NOTE</text:span>: If the path parameter is<text:s/>not explicitly specified then the path and the version will be derived using the standard<text:s/><text:a xlink:href="https://tomcat.apache.org/tomcat-9.0-doc/config/context.html#Naming" office:target-frame-name="_top" xlink:show="replace">Context naming</text:a><text:s/>rules from the config parameter or, if the config parameter is not present, the war parameter.</text:p>
        </text:list-item>
        <text:list-item>
          <text:p text:style-name="P196"><text:span text:style-name="StrongEmphasis">version</text:span><text:s/>- The version of this web application as used by the<text:s/><text:a xlink:href="https://tomcat.apache.org/tomcat-9.0-doc/config/context.html" office:target-frame-name="_top" xlink:show="replace">parallel deployment</text:a><text:s/>feature. If you use parallel deployment wherever a path is required<text:s/>you must specify a version in addition to the path and it is the combination of path and version that must be unique rather than just the path.<text:s/><text:line-break/><text:span text:style-name="StrongEmphasis">NOTE</text:span>: If the path is not explicitly specified, the version parameter is ignored.</text:p>
        </text:list-item>
        <text:list-item>
          <text:p text:style-name="P197"><text:span text:style-name="StrongEmphasis">war</text:span><text:s/>- URL of a web application archive (WAR) file, or pathname of a directory which contains the web application, or a Context configuration ".xml" file. You can use URLs in any of the following formats:</text:p>
          <text:list text:continue-numbering="true">
            <text:list-item>
              <text:p text:style-name="P198"><text:span text:style-name="StrongEmphasis">file:/absolute/path/to/a/directory</text:span><text:s/>- The absolute path of a directory that contains the unpacked version of a web application. This directory will be attached to the context path you specify without any changes.</text:p>
            </text:list-item>
            <text:list-item>
              <text:p text:style-name="P199"><text:span text:style-name="StrongEmphasis">file:/absolute/path/to/a/webapp.war</text:span><text:s/>- The absolute path of a web application archive (WAR) file. This is valid<text:s/><text:span text:style-name="StrongEmphasis">only</text:span><text:s/>for the<text:s/><text:span text:style-name="SourceText">/</text:span><text:span text:style-name="SourceText">deploy</text:span><text:s/>command, and is the only acceptable format to that command.</text:p>
            </text:list-item>
            <text:list-item>
              <text:p text:style-name="P200"><text:span text:style-name="StrongEmphasis">file:/absolute/path/to/a/context.xml</text:span><text:s/>- The absolute path of a web application Context configuration ".xml" file which contains the Context configuration element.</text:p>
            </text:list-item>
            <text:list-item>
              <text:p text:style-name="P201"><text:span text:style-name="StrongEmphasis">directory</text:span><text:s/>- The directory name for the web application context in the Host's application base directory.</text:p>
            </text:list-item>
            <text:list-item>
              <text:p text:style-name="P202"><text:span text:style-name="StrongEmphasis">webapp.war</text:span><text:s/>- The name of a web application war file located in the Host's application base directory.</text:p>
            </text:list-item>
          </text:list>
        </text:list-item>
      </text:list>
      <text:p text:style-name="Textbody">Each command will return a response in<text:s/><text:span text:style-name="SourceText">text/plain</text:span><text:s/>format (i.e. plain ASCII with no HTML markup), making it easy for both humans and programs to read). The first line of the response will begin with either<text:s/><text:span text:style-name="SourceText">OK</text:span><text:s/>or<text:s/><text:span text:style-name="SourceText">FAIL</text:span>, indicating whether the requested command was successful or not. In the case of failure, the rest of the first line<text:s/>will contain a description of the problem that was encountered. Some commands include additional lines of information as described below.</text:p>
      <text:p text:style-name="Textbody"><text:span text:style-name="Emphasis">Internationalization Note</text:span><text:s/>- The Manager application looks up its message strings in resource bundles, so it is possible that the strings have been translated for your platform. The examples below show the English version of the messages.</text:p>
      <text:h text:style-name="Heading4" text:outline-level="4"><text:bookmark-start text:name="Deploy_A_New_Application_Archive_(WAR)_R"/><text:bookmark-end text:name="Deploy_A_New_Application_Archive_(WAR)_R"/>Deploy A New Application Archive (WAR) Remotely</text:h>
      <text:p text:style-name="P203"><text:span text:style-name="SourceText">http://localhost:8080/manager/text/deploy?path=/foo</text:span></text:p>
      <text:p text:style-name="Textbody">Upload the web application archive (WAR) file that is specified as the request data in this HTTP PUT request, install it into the<text:s/><text:span text:style-name="SourceText">appBase</text:span><text:s/>directory of our corresponding virtual host, and start, deriving the name for the WAR file added to the<text:s/><text:span text:style-name="SourceText">appBase</text:span><text:s/>from the specified path. The application can later be undeployed (and the corresponding WAR file removed) by use of the<text:s/><text:span text:style-name="SourceText">/undeploy</text:span><text:s/>command.</text:p>
      <text:p text:style-name="Textbody">This command is executed by an HTTP PUT request.</text:p>
      <text:p text:style-name="Textbody">The .WAR file may include Tomcat specific deployment configuration, by including a Context configuration XML<text:s/>file in<text:s/><text:span text:style-name="SourceText">/META-INF/context.xml</text:span>.</text:p>
      <text:p text:style-name="Textbody">URL parameters include:</text:p>
      <text:list text:style-name="LFO28" text:continue-numbering="true">
        <text:list-item>
          <text:p text:style-name="P204"><text:span text:style-name="SourceText">update</text:span>: When set to true, any existing update will be undeployed first. The default value is set to false.</text:p>
        </text:list-item>
        <text:list-item>
          <text:p text:style-name="P205"><text:span text:style-name="SourceText">tag</text:span>: Specifying a tag name, this allows associating the deployed webapp with a tag or label. If the web application is undeployed, it can be later redeployed when needed using only the tag.</text:p>
        </text:list-item>
        <text:list-item>
          <text:p text:style-name="P206"><text:span text:style-name="SourceText">config<text:s/></text:span>: URL of a Context configuration ".xml" file in the format<text:s/><text:span text:style-name="StrongEmphasis">file:/absolute/path/to/a/context.xml</text:span>. This must be the absolute path of a web application Context configuration ".xml" file which contains the Context configuration element.</text:p>
        </text:list-item>
      </text:list>
      <text:p text:style-name="Textbody"><text:span text:style-name="StrongEmphasis">NOTE</text:span><text:s/>- This command is the logical opposite of the<text:s/><text:span text:style-name="SourceText">/undeploy</text:span><text:s/>command.</text:p>
      <text:p text:style-name="Textbody">If installation and startup is successful, you will receive a response like this:</text:p>
      <text:p text:style-name="P207"><text:span text:style-name="SourceText">OK - Deployed applicatio</text:span><text:span text:style-name="SourceText">n at context path /foo</text:span></text:p>
      <text:soft-page-break/>
      <text:p text:style-name="Textbody">Otherwise, the response will start with<text:s/><text:span text:style-name="SourceText">FAIL</text:span><text:s/>and include an error message. Possible causes for problems include:</text:p>
      <text:list text:style-name="LFO29" text:continue-numbering="true">
        <text:list-item>
          <text:p text:style-name="P208"><text:span text:style-name="Emphasis">Application already exists at path /foo</text:span></text:p>
        </text:list-item>
      </text:list>
      <text:p text:style-name="Textbody">The context paths for all currently running web applications must be unique.<text:s/>Therefore, you must undeploy the existing web application using this context path, or choose a different context path for the new one. The<text:s/><text:span text:style-name="SourceText">update</text:span><text:s/>parameter may be specified as a parameter on the URL, with a value of<text:s/><text:span text:style-name="SourceText">true</text:span><text:s/>to avoid this error. In that case,<text:s/>an undeploy will be performed on an existing application before performing the deployment.</text:p>
      <text:list text:style-name="LFO29" text:continue-numbering="true">
        <text:list-item>
          <text:p text:style-name="P209"><text:span text:style-name="Emphasis">Encountered exception</text:span></text:p>
        </text:list-item>
      </text:list>
      <text:p text:style-name="Textbody">An exception was encountered trying to start the new web application. Check the Tomcat logs for the details, but likely explanations include problems parsing your<text:s/><text:span text:style-name="SourceText">/WEB-INF/web.xml</text:span><text:s/>file, or missing classes encountered when initializing application event listeners and filters.</text:p>
      <text:h text:style-name="Heading4" text:outline-level="4"><text:bookmark-start text:name="Deploy_A_New_Application_from_a_Local_Pa"/><text:bookmark-end text:name="Deploy_A_New_Application_from_a_Local_Pa"/>Deploy A New Application from a Local Path</text:h>
      <text:p text:style-name="Textbody">Deploy and start a new web application, attached to the specified context<text:s/><text:span text:style-name="SourceText">path</text:span><text:s/>(which must not be in use by any other web application). This command is the logical opposite of the<text:s/><text:span text:style-name="SourceText">/undeploy</text:span><text:s/>command.</text:p>
      <text:p text:style-name="Textbody">This command is executed by an HTTP GET request. There are a number of different ways the deploy command can be used.</text:p>
      <text:h text:style-name="Heading4" text:outline-level="4"><text:bookmark-start text:name="Deploy_a_previously_deployed_webapp"/><text:bookmark-end text:name="Deploy_a_previously_deployed_webapp"/>Deploy a previously<text:s/>deployed webapp</text:h>
      <text:p text:style-name="P210"><text:span text:style-name="SourceText">http://localhost:8080/manager/text/deploy?path=/footoo&amp;tag=footag</text:span></text:p>
      <text:p text:style-name="Textbody">This can be used to deploy a previously deployed web application, which has been deployed using the<text:s/><text:span text:style-name="SourceText">tag</text:span><text:s/>attribute. Note that the work directory of the Manager webapp will contain the previously deployed WARs; removing it would make the deployment fail.</text:p>
      <text:h text:style-name="Heading4" text:outline-level="4"><text:bookmark-start text:name="Deploy_a_Directory_or_WAR_by_URL"/><text:bookmark-end text:name="Deploy_a_Directory_or_WAR_by_URL"/>Deploy a Directory or WAR by URL</text:h>
      <text:p text:style-name="Textbody">Deploy a web application directory or ".war" file located on the Tomcat server. If no<text:s/><text:span text:style-name="SourceText">path</text:span><text:s/>is specified, the path and version are derived from<text:s/>the directory name or the war file name. The<text:s/><text:span text:style-name="SourceText">war</text:span><text:s/>parameter specifies a URL (including the<text:s/><text:span text:style-name="SourceText">file:</text:span><text:s/>scheme) for either a directory or a web application archive (WAR) file. The supported syntax for a URL referring to a WAR file is described on the Javadocs page<text:s/>for the<text:s/><text:span text:style-name="SourceText">java.net.JarURLConnection</text:span><text:s/>class. Use only URLs that refer to the entire WAR file.</text:p>
      <text:p text:style-name="Textbody">In this example the web application located in the directory<text:s/><text:span text:style-name="SourceText">/path/to/foo</text:span><text:s/>on the Tomcat server is deployed as the web application context named<text:s/><text:span text:style-name="SourceText">/footoo</text:span>.</text:p>
      <text:p text:style-name="P211"><text:span text:style-name="SourceText">http://local</text:span><text:span text:style-name="SourceText">host:8080/manager/text/deploy?path=/footoo&amp;war=file:/path/to/foo</text:span></text:p>
      <text:p text:style-name="Textbody">In this example the ".war" file<text:s/><text:span text:style-name="SourceText">/path/to/bar.war</text:span><text:s/>on the Tomcat server is deployed as the web application context named<text:s/><text:span text:style-name="SourceText">/bar</text:span>. Notice that there is no<text:s/><text:span text:style-name="SourceText">path</text:span><text:s/>parameter so the context path defaults to the name of the web application archive file without the ".war" extension.</text:p>
      <text:soft-page-break/>
      <text:p text:style-name="P212"><text:span text:style-name="SourceText">http://localhost:8080/manager/text/deploy?war=file:/path/to/bar.war</text:span></text:p>
      <text:h text:style-name="Heading4" text:outline-level="4"><text:bookmark-start text:name="Deploy_a_Directory_or_War_from_the_Host_"/><text:bookmark-end text:name="Deploy_a_Directory_or_War_from_the_Host_"/>Deploy a Directory or War from the Host appBase</text:h>
      <text:p text:style-name="Textbody">Deploy a web application directory or ".war" file located in<text:s/>your Host appBase directory. The path and optional version are derived from the directory or war file name.</text:p>
      <text:p text:style-name="Textbody">In this example the web application located in a sub directory named<text:s/><text:span text:style-name="SourceText">foo</text:span><text:s/>in the Host appBase directory of the Tomcat server is deployed as the web<text:s/>application context named<text:s/><text:span text:style-name="SourceText">/foo</text:span>. Notice that the context path used is the name of the web application directory.</text:p>
      <text:p text:style-name="P213"><text:span text:style-name="SourceText">http://localhost:8080/manager/text/deploy?war=foo</text:span></text:p>
      <text:p text:style-name="Textbody">In this example the ".war" file<text:s/><text:span text:style-name="SourceText">bar.war</text:span><text:s/>located in your Host appBase directory on the Tomcat server is deployed as the web application context named<text:s/><text:span text:style-name="SourceText">/bar</text:span>.</text:p>
      <text:p text:style-name="P214"><text:span text:style-name="SourceText">http://localhost:8080/manager/text/deploy?war=bar.war</text:span></text:p>
      <text:h text:style-name="Heading4" text:outline-level="4"><text:bookmark-start text:name="Deploy_using_a_Context_configuration_&quot;.x"/><text:bookmark-end text:name="Deploy_using_a_Context_configuration_&quot;.x"/>Deploy using a Context configuration ".xml" file</text:h>
      <text:p text:style-name="Textbody">If the Host deployXML flag is set to true you can deploy a web application using a Context configuration ".xml" file and an optional ".war" file or web application directory. The context<text:s/><text:span text:style-name="SourceText">path</text:span><text:s/>is not used when deploying a web application using a context ".xml" configuration file.</text:p>
      <text:p text:style-name="Textbody">A Context configuration ".xml" file can contain valid XML for a web<text:s/>application Context just as if it were configured in your Tomcat<text:s/><text:span text:style-name="SourceText">server.xml</text:span><text:s/>configuration file. Here is an example:</text:p>
      <text:p text:style-name="PreformattedText"><text:span text:style-name="SourceText">&lt;Context path="/foobar" docBase="/path/to/application/foobar"&gt;</text:span></text:p>
      <text:p text:style-name="P215"><text:span text:style-name="SourceText">&lt;/Context&gt;</text:span></text:p>
      <text:p text:style-name="Textbody">When the optional<text:s/><text:span text:style-name="SourceText">war</text:span><text:s/>parameter is set to the URL for a web application ".war" file or directory it overrides any docBase configured in the context configuration ".xml" file.</text:p>
      <text:p text:style-name="Textbody">Here is an example of deploying an application using a Context configuration ".xml" file.</text:p>
      <text:p text:style-name="P216"><text:span text:style-name="SourceText">http://localhost:8080/manager/text/deploy?config=file:/path/context.xml</text:span></text:p>
      <text:p text:style-name="Textbody">Here is an example of deploying an application using a Context configuration ".xml" file and a web application ".war" file located on the server.</text:p>
      <text:p text:style-name="PreformattedText"><text:span text:style-name="SourceText">http://localhost:8080/manager/text/dep</text:span><text:span text:style-name="SourceText">loy</text:span></text:p>
      <text:p text:style-name="P217"><text:span text:style-name="SourceText"><text:s/>?config=file:/path/context.xml&amp;war=file:/path/bar.war</text:span></text:p>
      <text:h text:style-name="Heading4" text:outline-level="4"><text:bookmark-start text:name="Deployment_Notes"/><text:bookmark-end text:name="Deployment_Notes"/>Deployment Notes</text:h>
      <text:p text:style-name="Textbody">If the Host is configured with unpackWARs=true and you deploy a war file, the war will be unpacked into a directory in your Host appBase directory.</text:p>
      <text:p text:style-name="Textbody">If the application war or directory is installed in your Host appBase directory and either the Host is configured with autoDeploy=true or the Context path must match the directory name or war file name without the ".war" extension.</text:p>
      <text:soft-page-break/>
      <text:p text:style-name="Textbody">For security when untrusted users can manage web applications, the Host deployXML flag can be set to false. This prevents untrusted users from deploying web applications using a configuration XML file and also prevents them from deploying application directories or ".war" files located outside of their Host appBase.</text:p>
      <text:h text:style-name="Heading4" text:outline-level="4"><text:bookmark-start text:name="Deploy_Response"/><text:bookmark-end text:name="Deploy_Response"/>Deploy Response</text:h>
      <text:p text:style-name="Textbody">If installation and startup is successful, you will receive a response like this:</text:p>
      <text:p text:style-name="P218"><text:span text:style-name="SourceText">OK - Deployed application at context path /foo</text:span></text:p>
      <text:p text:style-name="Textbody">Otherwise, the response will start with<text:s/><text:span text:style-name="SourceText">FAIL</text:span><text:s/>and include an error message. Possible causes for problems include:</text:p>
      <text:list text:style-name="LFO30" text:continue-numbering="true">
        <text:list-item>
          <text:p text:style-name="P219"><text:span text:style-name="Emphasis">Application already exists at path /foo</text:span></text:p>
        </text:list-item>
      </text:list>
      <text:p text:style-name="Textbody">The context paths for all currently running web applications must be unique. Therefore, you must undeploy the existing web application using this context path, or choose a different context path for the new one. The<text:s/><text:span text:style-name="SourceText">update</text:span><text:s/>parameter may be specified as a parameter on the URL, with a value of<text:s/><text:span text:style-name="SourceText">true</text:span><text:s/>to avoid this error. In that case, an undeploy will be performed on an existing application before performing the deployment.</text:p>
      <text:list text:style-name="LFO30" text:continue-numbering="true">
        <text:list-item>
          <text:p text:style-name="P220"><text:span text:style-name="Emphasis">Document base does not exist or is not a</text:span><text:span text:style-name="Emphasis"><text:s/>readable directory</text:span></text:p>
        </text:list-item>
      </text:list>
      <text:p text:style-name="Textbody">The URL specified by the<text:s/><text:span text:style-name="SourceText">war</text:span><text:s/>parameter must identify a directory on this server that contains the "unpacked" version of a web application, or the absolute URL of a web application archive (WAR) file that contains this application. Correct the value specified by the<text:s/><text:span text:style-name="SourceText">war</text:span><text:s/>parameter.</text:p>
      <text:list text:style-name="LFO30" text:continue-numbering="true">
        <text:list-item>
          <text:p text:style-name="P221"><text:span text:style-name="Emphasis">Encountered exception</text:span></text:p>
        </text:list-item>
      </text:list>
      <text:p text:style-name="Textbody">An exception was encountered trying to start the new web application. Check the Tomcat logs for the details, but likely explanations include problems parsing your<text:s/><text:span text:style-name="SourceText">/WEB-INF/web.xml</text:span><text:s/>file, or<text:s/>missing classes encountered when initializing application event listeners and filters.</text:p>
      <text:list text:style-name="LFO30" text:continue-numbering="true">
        <text:list-item>
          <text:p text:style-name="P222"><text:span text:style-name="Emphasis">Invalid application URL was specified</text:span></text:p>
        </text:list-item>
      </text:list>
      <text:p text:style-name="Textbody">The URL for the directory or web application that you specified was not valid. Such URLs must start with<text:s/><text:span text:style-name="SourceText">file:</text:span>, and URLs for a WAR<text:s/>file must end in ".war".</text:p>
      <text:list text:style-name="LFO30" text:continue-numbering="true">
        <text:list-item>
          <text:p text:style-name="P223"><text:span text:style-name="Emphasis">Invalid context path was specified</text:span></text:p>
        </text:list-item>
      </text:list>
      <text:p text:style-name="Textbody">The context path must start with a slash character. To reference the ROOT web application use "/".</text:p>
      <text:list text:style-name="LFO30" text:continue-numbering="true">
        <text:list-item>
          <text:p text:style-name="P224"><text:span text:style-name="Emphasis">Context path must match the directory or WAR file name:</text:span></text:p>
        </text:list-item>
      </text:list>
      <text:p text:style-name="Textbody">If the application war or directory is<text:s/>installed in your Host appBase directory and either the Host is configured with autoDeploy=true the Context path must match the directory name or war file name without the ".war" extension.</text:p>
      <text:list text:style-name="LFO30" text:continue-numbering="true">
        <text:list-item>
          <text:p text:style-name="P225"><text:span text:style-name="Emphasis">Only web applications in the Host web application directory can be</text:span><text:span text:style-name="Emphasis"><text:s/>installed</text:span></text:p>
        </text:list-item>
      </text:list>
      <text:soft-page-break/>
      <text:p text:style-name="Textbody">If the Host deployXML flag is set to false this error will happen if an attempt is made to deploy a web application directory or ".war" file outside of the Host appBase directory.</text:p>
      <text:h text:style-name="Heading4" text:outline-level="4"><text:bookmark-start text:name="List_Currently_Deployed_Applications"/><text:bookmark-end text:name="List_Currently_Deployed_Applications"/>List Currently Deployed Applications</text:h>
      <text:p text:style-name="P226"><text:span text:style-name="SourceText">http://localhost:8080/manager/text/list</text:span></text:p>
      <text:p text:style-name="Textbody">List the context paths, current status (<text:span text:style-name="SourceText">running</text:span><text:s/>or<text:s/><text:span text:style-name="SourceText">stopped</text:span>), and number of active sessions for all currently deployed web applications. A typical response immediately after starting Tomcat might look like this:</text:p>
      <text:p text:style-name="PreformattedText"><text:span text:style-name="SourceText">OK -<text:s/></text:span><text:span text:style-name="SourceText">Listed applications for virtual host localhost</text:span></text:p>
      <text:p text:style-name="PreformattedText"><text:span text:style-name="SourceText">/webdav:running:0:webdav</text:span></text:p>
      <text:p text:style-name="PreformattedText"><text:span text:style-name="SourceText">/examples:running:0:examples</text:span></text:p>
      <text:p text:style-name="PreformattedText"><text:span text:style-name="SourceText">/manager:running:0:manager</text:span></text:p>
      <text:p text:style-name="PreformattedText"><text:span text:style-name="SourceText">/:running:0:ROOT</text:span></text:p>
      <text:p text:style-name="PreformattedText"><text:span text:style-name="SourceText">/test:running:0:test##2</text:span></text:p>
      <text:p text:style-name="P227"><text:span text:style-name="SourceText">/test:running:0:test##1</text:span></text:p>
      <text:h text:style-name="Heading4" text:outline-level="4"><text:bookmark-start text:name="Reload_An_Existing_Application"/><text:bookmark-end text:name="Reload_An_Existing_Application"/>Reload An Existing Application</text:h>
      <text:p text:style-name="P228"><text:span text:style-name="SourceText">http://localhost:8080/manager/te</text:span><text:span text:style-name="SourceText">xt/reload?path=/examples</text:span></text:p>
      <text:p text:style-name="Textbody">Signal an existing application to shut itself down and reload. This can be useful when the web application context is not reloadable and you have updated classes or property files in the<text:s/><text:span text:style-name="SourceText">/WEB-INF/classes</text:span><text:s/>directory or when you have<text:s/>added or updated jar files in the<text:s/><text:span text:style-name="SourceText">/WEB-INF/lib</text:span><text:s/>directory.</text:p>
      <text:p text:style-name="Textbody">If this command succeeds, you will see a response like this:</text:p>
      <text:p text:style-name="P229"><text:span text:style-name="SourceText">OK - Reloaded application at context path /examples</text:span></text:p>
      <text:p text:style-name="Textbody">Otherwise, the response will start with<text:s/><text:span text:style-name="SourceText">FAIL</text:span><text:s/>and include an error message. Possible causes for problems include:</text:p>
      <text:list text:style-name="LFO31" text:continue-numbering="true">
        <text:list-item>
          <text:p text:style-name="P230"><text:span text:style-name="Emphasis">Encountered exception</text:span></text:p>
        </text:list-item>
      </text:list>
      <text:p text:style-name="Textbody">An exception was encountered trying to restart the web application. Check the Tomcat logs for the details.</text:p>
      <text:list text:style-name="LFO31" text:continue-numbering="true">
        <text:list-item>
          <text:p text:style-name="P231"><text:span text:style-name="Emphasis">Invalid context path was specified</text:span></text:p>
        </text:list-item>
      </text:list>
      <text:p text:style-name="Textbody">The context path must start with a slash character. To reference<text:s/>the ROOT web application use "/".</text:p>
      <text:list text:style-name="LFO31" text:continue-numbering="true">
        <text:list-item>
          <text:p text:style-name="P232"><text:span text:style-name="Emphasis">No context exists for path /foo</text:span></text:p>
        </text:list-item>
      </text:list>
      <text:p text:style-name="Textbody">There is no deployed application on the context path that you specified.</text:p>
      <text:list text:style-name="LFO31" text:continue-numbering="true">
        <text:list-item>
          <text:p text:style-name="P233"><text:span text:style-name="Emphasis">No context path was specified</text:span></text:p>
        </text:list-item>
      </text:list>
      <text:p text:style-name="Textbody">The<text:s/><text:span text:style-name="SourceText">path</text:span><text:s/>parameter is required.</text:p>
      <text:list text:style-name="LFO31" text:continue-numbering="true">
        <text:list-item>
          <text:p text:style-name="P234"><text:span text:style-name="Emphasis">Reload not supported on WAR deployed at path /foo</text:span></text:p>
        </text:list-item>
      </text:list>
      <text:soft-page-break/>
      <text:p text:style-name="Textbody">Currently, application reloading (to pick up changes to the classes or<text:s/><text:span text:style-name="SourceText">web.xml</text:span><text:s/>file) is not supported when a web application is deployed directly from a WAR file. It only works when the web application is deployed from an unpacked directory. If you are using a<text:s/>WAR file, you should<text:s/><text:span text:style-name="SourceText">undeploy</text:span><text:s/>and then<text:s/><text:span text:style-name="SourceText">deploy</text:span><text:s/>or<text:s/><text:span text:style-name="SourceText">deploy</text:span><text:s/>with the<text:s/><text:span text:style-name="SourceText">update</text:span><text:s/>parameter the application again to pick up your changes.</text:p>
      <text:h text:style-name="Heading4" text:outline-level="4"><text:bookmark-start text:name="List_OS_and_JVM_Properties"/><text:bookmark-end text:name="List_OS_and_JVM_Properties"/>List OS and JVM Properties</text:h>
      <text:p text:style-name="P235"><text:span text:style-name="SourceText">http://localhost:8080/manager/text/serverinfo</text:span></text:p>
      <text:p text:style-name="Textbody">Lists information about the Tomcat version, OS, and JVM properties.</text:p>
      <text:p text:style-name="Textbody">If an error occurs, the response will start with<text:s/><text:span text:style-name="SourceText">FAIL</text:span><text:s/>and include an error message. Possible causes for problems include:</text:p>
      <text:list text:style-name="LFO32" text:continue-numbering="true">
        <text:list-item>
          <text:p text:style-name="P236"><text:span text:style-name="Emphasis">Encountered exception</text:span></text:p>
        </text:list-item>
      </text:list>
      <text:p text:style-name="Textbody">An exception was encountered trying to enumerate the system properties. Check the Tomcat logs for<text:s/>the details.</text:p>
      <text:h text:style-name="Heading4" text:outline-level="4"><text:bookmark-start text:name="List_Available_Global_JNDI_Resources"/><text:bookmark-end text:name="List_Available_Global_JNDI_Resources"/>List Available Global JNDI Resources</text:h>
      <text:p text:style-name="P237"><text:span text:style-name="SourceText">http://localhost:8080/manager/text/resources[?type=xxxxx]</text:span></text:p>
      <text:p text:style-name="Textbody">List the global JNDI resources that are available for use in resource links for context configuration files. If you specify the<text:s/><text:span text:style-name="SourceText">type</text:span><text:s/>request<text:s/>parameter, the value must be the fully qualified Java class name of the resource type you are interested in (for example, you would specify<text:s/><text:span text:style-name="SourceText">javax.sql.DataSource</text:span><text:s/>to acquire the names of all available JDBC data sources). If you do not specify the<text:s/><text:span text:style-name="SourceText">type</text:span><text:s/>request parameter, resources of all types will be returned.</text:p>
      <text:p text:style-name="Textbody">Depending on whether the<text:s/><text:span text:style-name="SourceText">type</text:span><text:s/>request parameter is specified or not, the first line of a normal response will be:</text:p>
      <text:p text:style-name="P238"><text:span text:style-name="SourceText">OK - Listed global resources of all types</text:span></text:p>
      <text:p text:style-name="Textbody">or</text:p>
      <text:p text:style-name="P239"><text:span text:style-name="SourceText">OK - Listed global resources of type xxxxx</text:span></text:p>
      <text:p text:style-name="Textbody">followed by one line for each resource. Each line is composed of fields delimited by colon characters (":"), as follows:</text:p>
      <text:list text:style-name="LFO33" text:continue-numbering="true">
        <text:list-item>
          <text:p text:style-name="P240"><text:span text:style-name="Emphasis">Global Resource Name</text:span><text:s/>- The name of this global JNDI resource, which would be used in the<text:s/><text:span text:style-name="SourceText">global</text:span><text:s/>attribute of a<text:s/><text:span text:style-name="SourceText">&lt;ResourceLink&gt;</text:span><text:s/>element.</text:p>
        </text:list-item>
        <text:list-item>
          <text:p text:style-name="P241"><text:span text:style-name="Emphasis">Global Resource Type</text:span><text:s/>- The fully qualified Java class name of this global JNDI resource.</text:p>
        </text:list-item>
      </text:list>
      <text:p text:style-name="Textbody">If an error occurs, the response will start with<text:s/><text:span text:style-name="SourceText">FAIL</text:span><text:s/>and include an error message. Possible causes for problems include:</text:p>
      <text:list text:style-name="LFO34" text:continue-numbering="true">
        <text:list-item>
          <text:p text:style-name="P242"><text:span text:style-name="Emphasis">Encountered exception</text:span></text:p>
        </text:list-item>
      </text:list>
      <text:soft-page-break/>
      <text:p text:style-name="Textbody">An exception was encountered trying to enumerate the global JNDI resources. Check the Tomcat logs for the details.</text:p>
      <text:list text:style-name="LFO34" text:continue-numbering="true">
        <text:list-item>
          <text:p text:style-name="P243"><text:span text:style-name="Emphasis">No global JNDI resources are available</text:span></text:p>
        </text:list-item>
      </text:list>
      <text:p text:style-name="Textbody">The Tomcat server you are running has been configured without global JNDI resources.</text:p>
      <text:h text:style-name="P244" text:outline-level="4"><text:bookmark-start text:name="Session_Statistics"/><text:bookmark-end text:name="Session_Statistics"/>Session Statistics</text:h>
      <text:p text:style-name="P245"><text:span text:style-name="T246">http://localhost:8080</text:span><text:span text:style-name="T247">/manager/text/sessions?path=/examples</text:span></text:p>
      <text:p text:style-name="Textbody">Display the default session timeout for a web application, and the number of currently active sessions that fall within one-minute ranges of their actual timeout times. For example, after restarting Tomcat and then executing one of the JSP samples in the<text:s/><text:span text:style-name="SourceText">/examples</text:span><text:s/>web app, you might get something like this:</text:p>
      <text:p text:style-name="PreformattedText"><text:span text:style-name="SourceText">OK - Session information for application at context path /examples</text:span></text:p>
      <text:p text:style-name="PreformattedText"><text:span text:style-name="SourceText">Default maximum session inactive interval 30 minutes</text:span></text:p>
      <text:p text:style-name="PreformattedText"><text:span text:style-name="SourceText">&lt;1 minutes: 1 sessions</text:span></text:p>
      <text:p text:style-name="P248"><text:span text:style-name="SourceText">1 - &lt;2 minutes: 1 sess</text:span><text:span text:style-name="SourceText">ions</text:span></text:p>
      <text:h text:style-name="Heading4" text:outline-level="4"><text:bookmark-start text:name="Expire_Sessions"/><text:bookmark-end text:name="Expire_Sessions"/>Expire Sessions</text:h>
      <text:p text:style-name="P249"><text:span text:style-name="SourceText">http://localhost:8080/manager/text/expire?path=/examples&amp;idle=num</text:span></text:p>
      <text:p text:style-name="Textbody">Display the session statistics (like the above<text:s/><text:span text:style-name="SourceText">/sessions</text:span><text:s/>command) and expire sessions that are idle for longer than<text:s/><text:span text:style-name="SourceText">num</text:span><text:s/>minutes. To expire all sessions, use<text:s/><text:span text:style-name="SourceText">&amp;idle=0</text:span><text:s/>.</text:p>
      <text:p text:style-name="PreformattedText"><text:span text:style-name="SourceText">OK</text:span><text:span text:style-name="SourceText"><text:s/>- Session information for application at context path /examples</text:span></text:p>
      <text:p text:style-name="PreformattedText"><text:span text:style-name="SourceText">Default maximum session inactive interval 30 minutes</text:span></text:p>
      <text:p text:style-name="PreformattedText"><text:span text:style-name="SourceText">1 - &lt;2 minutes: 1 sessions</text:span></text:p>
      <text:p text:style-name="PreformattedText"><text:span text:style-name="SourceText">3 - &lt;4 minutes: 1 sessions</text:span></text:p>
      <text:p text:style-name="P250"><text:span text:style-name="SourceText">&gt;0 minutes: 2 sessions were expired</text:span></text:p>
      <text:p text:style-name="Textbody">Actually<text:s/><text:span text:style-name="SourceText">/sessions</text:span><text:s/>and<text:s/><text:span text:style-name="SourceText">/expire</text:span><text:s/>are synonyms for<text:s/>the same command. The difference is in the presence of<text:s/><text:span text:style-name="SourceText">idle</text:span><text:s/>parameter.</text:p>
      <text:h text:style-name="Heading4" text:outline-level="4"><text:bookmark-start text:name="Start_an_Existing_Application"/><text:bookmark-end text:name="Start_an_Existing_Application"/>Start an Existing Application</text:h>
      <text:p text:style-name="P251"><text:span text:style-name="SourceText">http://localhost:8080/manager/text/start?path=/examples</text:span></text:p>
      <text:p text:style-name="Textbody">Signal a stopped application to restart, and make itself available again. Stopping and starting is<text:s/>useful, for example, if the database required by your application becomes temporarily unavailable. It is usually better to stop the web application that relies on this database rather than letting users continuously encounter database exceptions.</text:p>
      <text:p text:style-name="Textbody">If this command succeeds, you will see a response like this:</text:p>
      <text:p text:style-name="P252"><text:span text:style-name="SourceText">OK - Started application at context path /examples</text:span></text:p>
      <text:p text:style-name="Textbody">Otherwise, the response will start with<text:s/><text:span text:style-name="SourceText">FAIL</text:span><text:s/>and include an error message. Possible causes for problems include:</text:p>
      <text:soft-page-break/>
      <text:list text:style-name="LFO35" text:continue-numbering="true">
        <text:list-item>
          <text:p text:style-name="P253"><text:span text:style-name="Emphasis">Encountered exception</text:span></text:p>
        </text:list-item>
      </text:list>
      <text:p text:style-name="Textbody">An exception was encountered trying to start the web application. Check the Tomcat logs for the details.</text:p>
      <text:list text:style-name="LFO35" text:continue-numbering="true">
        <text:list-item>
          <text:p text:style-name="P254"><text:span text:style-name="Emphasis">Invalid context path was specified</text:span></text:p>
        </text:list-item>
      </text:list>
      <text:p text:style-name="Textbody">The context path must start with a slash character. To reference the ROOT web application use "/".</text:p>
      <text:list text:style-name="LFO35" text:continue-numbering="true">
        <text:list-item>
          <text:p text:style-name="P255"><text:span text:style-name="Emphasis">No context exists for path /foo</text:span></text:p>
        </text:list-item>
      </text:list>
      <text:p text:style-name="Textbody">There is no deployed application on the context path that you specified.</text:p>
      <text:list text:style-name="LFO35" text:continue-numbering="true">
        <text:list-item>
          <text:p text:style-name="P256"><text:span text:style-name="Emphasis">No context path was specified</text:span></text:p>
        </text:list-item>
      </text:list>
      <text:p text:style-name="Textbody">The<text:s/><text:span text:style-name="SourceText">path</text:span><text:s/>parameter is required.</text:p>
      <text:h text:style-name="Heading4" text:outline-level="4"><text:bookmark-start text:name="Stop_an_Existing_Application"/><text:bookmark-end text:name="Stop_an_Existing_Application"/>Stop an Existing Application</text:h>
      <text:p text:style-name="P257"><text:span text:style-name="SourceText">http://localhost:8080/manager/text/stop?path=/examples</text:span></text:p>
      <text:p text:style-name="Textbody">Signal an existing application to make itself unavailable, but leave it deployed. Any request that comes in while an application is stopped will see an HTTP error 404, and this application will show as "stopped" on a list applications command.</text:p>
      <text:p text:style-name="Textbody">If this command succeeds, you will see a response like this:</text:p>
      <text:p text:style-name="P258"><text:span text:style-name="SourceText">OK - Stopped application at context path /examples</text:span></text:p>
      <text:p text:style-name="Textbody">Otherwise, the response will start with<text:s/><text:span text:style-name="SourceText">FAIL</text:span><text:s/>and include an error message. Possible causes for problems include:</text:p>
      <text:list text:style-name="LFO36" text:continue-numbering="true">
        <text:list-item>
          <text:p text:style-name="P259"><text:span text:style-name="Emphasis">Encountered exception</text:span></text:p>
        </text:list-item>
      </text:list>
      <text:p text:style-name="Textbody">An exception was encountered trying to stop the web<text:s/>application. Check the Tomcat logs for the details.</text:p>
      <text:list text:style-name="LFO36" text:continue-numbering="true">
        <text:list-item>
          <text:p text:style-name="P260"><text:span text:style-name="Emphasis">Invalid context path was specified</text:span></text:p>
        </text:list-item>
      </text:list>
      <text:p text:style-name="Textbody">The context path must start with a slash character. To reference the ROOT web application use "/".</text:p>
      <text:list text:style-name="LFO36" text:continue-numbering="true">
        <text:list-item>
          <text:p text:style-name="P261"><text:span text:style-name="Emphasis">No context exists for path /foo</text:span></text:p>
        </text:list-item>
      </text:list>
      <text:p text:style-name="Textbody">There is no deployed application on the context path that you specified.</text:p>
      <text:list text:style-name="LFO36" text:continue-numbering="true">
        <text:list-item>
          <text:p text:style-name="P262"><text:span text:style-name="Emphasis">No context path was specified</text:span><text:s/>The<text:s/><text:span text:style-name="SourceText">path</text:span><text:s/>parameter is required.</text:p>
        </text:list-item>
      </text:list>
      <text:h text:style-name="Heading4" text:outline-level="4"><text:bookmark-start text:name="Undeploy_an_Existing_Application"/><text:bookmark-end text:name="Undeploy_an_Existing_Application"/>Undeploy an Existing Application</text:h>
      <text:p text:style-name="P263"><text:span text:style-name="SourceText">http://localhost:8080/manager/text/undeploy?path=/examples</text:span></text:p>
      <text:p text:style-name="Textbody"><text:span text:style-name="T264">WARNING</text:span><text:span text:style-name="StrongEmphasis"><text:s/>- This command will delete any web application artifacts th</text:span><text:span text:style-name="StrongEmphasis">at exist within<text:s/></text:span><text:span text:style-name="SourceText">appBase</text:span><text:span text:style-name="StrongEmphasis"><text:s/>directory (typically "webapps") for this virtual host</text:span>. This will delete the application .WAR, if present, the application directory resulting either from a deploy in unpacked form or from .WAR<text:s/><text:soft-page-break/>expansion as well as the XML Context definition from<text:s/><text:span text:style-name="SourceText">$CATALINA_BASE/conf/[enginename]/[hostname]/</text:span><text:s/>directory. If you simply want to take an application out of service, you should use the<text:s/><text:span text:style-name="SourceText">/stop</text:span><text:s/>command instead.</text:p>
      <text:p text:style-name="Textbody">Signal an existing application to gracefully shut itself down, and remove it from Tomcat (which also makes this context path available for reuse later). In addition, the document root directory is removed, if it exists in the<text:s/><text:span text:style-name="SourceText">appBase</text:span><text:s/>directory (typically "webapps") for this virtual host. This command is the logical opposite of the<text:s/><text:span text:style-name="SourceText">/deploy</text:span><text:s/>command.</text:p>
      <text:p text:style-name="Textbody">If this command succeeds, you will see a response like this:</text:p>
      <text:p text:style-name="P265"><text:span text:style-name="SourceText">OK - Undeployed application at context path /examples</text:span></text:p>
      <text:p text:style-name="Textbody">Otherwise, the response will start with<text:s/><text:span text:style-name="SourceText">FAIL</text:span><text:s/>and include an error message. Possible causes for problems include:</text:p>
      <text:list text:style-name="LFO37" text:continue-numbering="true">
        <text:list-item>
          <text:p text:style-name="P266"><text:span text:style-name="Emphasis">Encountered exceptio</text:span><text:span text:style-name="Emphasis">n</text:span></text:p>
        </text:list-item>
      </text:list>
      <text:p text:style-name="Textbody">An exception was encountered trying to undeploy the web application. Check the Tomcat logs for the details.</text:p>
      <text:list text:style-name="LFO37" text:continue-numbering="true">
        <text:list-item>
          <text:p text:style-name="P267"><text:span text:style-name="Emphasis">Invalid context path was specified</text:span></text:p>
        </text:list-item>
      </text:list>
      <text:p text:style-name="Textbody">The context path must start with a slash character. To reference the ROOT web application use "/".</text:p>
      <text:list text:style-name="LFO37" text:continue-numbering="true">
        <text:list-item>
          <text:p text:style-name="P268"><text:span text:style-name="Emphasis">No context<text:s/></text:span><text:span text:style-name="Emphasis">exists named /foo</text:span></text:p>
        </text:list-item>
      </text:list>
      <text:p text:style-name="Textbody">There is no deployed application with the name that you specified.</text:p>
      <text:list text:style-name="LFO37" text:continue-numbering="true">
        <text:list-item>
          <text:p text:style-name="P269"><text:span text:style-name="Emphasis">No context path was specified</text:span><text:s/>The<text:s/><text:span text:style-name="SourceText">path</text:span><text:s/>parameter is required.</text:p>
        </text:list-item>
      </text:list>
      <text:h text:style-name="Heading4" text:outline-level="4"><text:bookmark-start text:name="Finding_memory_leaks"/><text:bookmark-end text:name="Finding_memory_leaks"/>Finding memory leaks</text:h>
      <text:p text:style-name="P270"><text:span text:style-name="SourceText">http://localhost:8080/manager/text/findleaks[?statusLine=[true|false]]</text:span></text:p>
      <text:p text:style-name="Textbody"><text:span text:style-name="StrongEmphasis">The find leaks di</text:span><text:span text:style-name="StrongEmphasis">agnostic triggers a full garbage collection. It should be used with extreme caution on production systems.</text:span></text:p>
      <text:p text:style-name="Textbody">The find leaks diagnostic attempts to identify web applications that have caused memory leaks when they were stopped, reloaded or undeployed. Results<text:s/>should always be confirmed with a profiler. The diagnostic uses additional functionality provided by the StandardHost implementation. It will not work if a custom host is used that does not extend StandardHost.</text:p>
      <text:p text:style-name="Textbody">Explicitly triggering a full garbage collection from Java code is documented to be unreliable. Furthermore, depending on the JVM used, there are options to disable explicit GC triggering, like<text:s/><text:span text:style-name="SourceText">-XX:+DisableExplicitGC</text:span>. If you want to make sure, that the diagnostics were successfully running a full GC,<text:s/>you will need to check using tools like GC logging, JConsole or similar.</text:p>
      <text:p text:style-name="Textbody">If this command succeeds, you will see a response like this:</text:p>
      <text:p text:style-name="P271"><text:span text:style-name="SourceText">/leaking-webapp</text:span></text:p>
      <text:soft-page-break/>
      <text:p text:style-name="Textbody">If you wish to see a status line included in the response then include the<text:s/><text:span text:style-name="SourceText">statusLine</text:span><text:s/>query parameter in<text:s/>the request with a value of<text:s/><text:span text:style-name="SourceText">true</text:span>.</text:p>
      <text:p text:style-name="Textbody">Each context path for a web application that was stopped, reloaded or undeployed, but which classes from the previous runs are still loaded in memory, thus causing a memory leak, will be listed on a new line. If an application has been reloaded several times, it may be listed several times.</text:p>
      <text:p text:style-name="Textbody">If the command does not succeed, the response will start with<text:s/><text:span text:style-name="SourceText">FAIL</text:span><text:s/>and include an error message.</text:p>
      <text:h text:style-name="Heading4" text:outline-level="4"><text:bookmark-start text:name="Connector_SSL/TLS_cipher_information"/><text:bookmark-end text:name="Connector_SSL/TLS_cipher_information"/>Connector SSL/TLS cipher information</text:h>
      <text:p text:style-name="P272"><text:span text:style-name="SourceText">http://localhost:8080/manager/text/sslConnectorCiphe</text:span><text:span text:style-name="SourceText">rs</text:span></text:p>
      <text:p text:style-name="Textbody">The SSL Connector/Ciphers diagnostic lists the SSL/TLS ciphers that are currently configured for each connector. For NIO and NIO2, the names of the individual cipher suites are listed. For APR, the value of SSLCipherSuite is returned.</text:p>
      <text:p text:style-name="Textbody">The response will<text:s/>look something like this:</text:p>
      <text:p text:style-name="PreformattedText"><text:span text:style-name="SourceText">OK - Connector / SSL Cipher information</text:span></text:p>
      <text:p text:style-name="PreformattedText"><text:span text:style-name="SourceText">Connector[HTTP/1.1-8080]</text:span></text:p>
      <text:p text:style-name="PreformattedText"><text:span text:style-name="SourceText"><text:s text:c="2"/>SSL is not enabled for this connector</text:span></text:p>
      <text:p text:style-name="PreformattedText"><text:span text:style-name="SourceText">Connector[HTTP/1.1-8443]</text:span></text:p>
      <text:p text:style-name="PreformattedText"><text:span text:style-name="SourceText"><text:s text:c="2"/>TLS_ECDH_RSA_WITH_3DES_EDE_CBC_SHA</text:span></text:p>
      <text:p text:style-name="PreformattedText"><text:span text:style-name="SourceText"><text:s text:c="2"/>TLS_DHE_RSA_WITH_AES_128_CBC_SHA</text:span></text:p>
      <text:p text:style-name="PreformattedText"><text:span text:style-name="SourceText"><text:s text:c="2"/>TLS_ECDH_RSA_WITH_AES_128_</text:span><text:span text:style-name="SourceText">CBC_SHA</text:span></text:p>
      <text:p text:style-name="PreformattedText"><text:span text:style-name="SourceText"><text:s text:c="2"/>TLS_ECDH_ECDSA_WITH_AES_128_CBC_SHA</text:span></text:p>
      <text:p text:style-name="P273"><text:span text:style-name="SourceText"><text:s text:c="2"/>...</text:span></text:p>
      <text:h text:style-name="Heading4" text:outline-level="4"><text:bookmark-start text:name="Connector_SSL/TLS_certificate_chain_info"/><text:bookmark-end text:name="Connector_SSL/TLS_certificate_chain_info"/>Connector SSL/TLS certificate chain information</text:h>
      <text:p text:style-name="P274"><text:span text:style-name="SourceText">http://localhost:8080/manager/text/sslConnectorCerts</text:span></text:p>
      <text:p text:style-name="Textbody">The SSL Connector/Certs diagnostic lists the certificate chain that is currently configured for each virtual host.</text:p>
      <text:p text:style-name="Textbody">The response will look something like this:</text:p>
      <text:p text:style-name="PreformattedText"><text:span text:style-name="SourceText">OK - Connector / Certificate Chain information</text:span></text:p>
      <text:p text:style-name="PreformattedText"><text:span text:style-name="SourceText">Connector[HTTP/1.1-8080]</text:span></text:p>
      <text:p text:style-name="PreformattedText"><text:span text:style-name="SourceText">SSL is not enabled for this connector</text:span></text:p>
      <text:p text:style-name="PreformattedText"><text:span text:style-name="SourceText">Connector[HTTP/1.1-8443]-_default_-RSA</text:span></text:p>
      <text:p text:style-name="PreformattedText"><text:span text:style-name="SourceText">[</text:span></text:p>
      <text:p text:style-name="PreformattedText"><text:span text:style-name="SourceText">[</text:span></text:p>
      <text:p text:style-name="PreformattedText"><text:span text:style-name="SourceText"><text:s text:c="2"/>Version: V3</text:span></text:p>
      <text:p text:style-name="PreformattedText"><text:span text:style-name="SourceText"><text:s text:c="2"/>Subject: CN=localhost,<text:s/></text:span><text:span text:style-name="SourceText">OU=Apache Tomcat PMC, O=The Apache Software Foundation, L=Wakefield, ST=MA, C=US</text:span></text:p>
      <text:p text:style-name="PreformattedText"><text:span text:style-name="SourceText"><text:s text:c="2"/>Signature Algorithm: SHA256withRSA, OID = 1.2.840.113549.1.1.11</text:span></text:p>
      <text:p text:style-name="P275"><text:span text:style-name="SourceText"><text:s text:c="2"/>...</text:span></text:p>
      <text:h text:style-name="Heading4" text:outline-level="4"><text:bookmark-start text:name="Connector_SSL/TLS_trusted_certificate_in"/><text:bookmark-end text:name="Connector_SSL/TLS_trusted_certificate_in"/>Connector SSL/TLS trusted certificate information</text:h>
      <text:p text:style-name="P276"><text:span text:style-name="SourceText">http://localhost:8080/manager/text/sslConnectorTrustedCerts</text:span></text:p>
      <text:soft-page-break/>
      <text:p text:style-name="Textbody">The SSL Connector/Certs diagnostic lists the trusted certificates that are currently configured for each virtual host.</text:p>
      <text:p text:style-name="Textbody">The response will look something like this:</text:p>
      <text:p text:style-name="PreformattedText"><text:span text:style-name="SourceText">OK - Connector / Trusted Certific</text:span><text:span text:style-name="SourceText">ate information</text:span></text:p>
      <text:p text:style-name="PreformattedText"><text:span text:style-name="SourceText">Connector[HTTP/1.1-8080]</text:span></text:p>
      <text:p text:style-name="PreformattedText"><text:span text:style-name="SourceText">SSL is not enabled for this connector</text:span></text:p>
      <text:p text:style-name="PreformattedText"><text:span text:style-name="SourceText">Connector[AJP/1.3-8009]</text:span></text:p>
      <text:p text:style-name="PreformattedText"><text:span text:style-name="SourceText">SSL is not enabled for this connector</text:span></text:p>
      <text:p text:style-name="PreformattedText"><text:span text:style-name="SourceText">Connector[HTTP/1.1-8443]-_default_</text:span></text:p>
      <text:p text:style-name="PreformattedText"><text:span text:style-name="SourceText">[</text:span></text:p>
      <text:p text:style-name="PreformattedText"><text:span text:style-name="SourceText">[</text:span></text:p>
      <text:p text:style-name="PreformattedText"><text:span text:style-name="SourceText"><text:s text:c="2"/>Version: V3</text:span></text:p>
      <text:p text:style-name="PreformattedText"><text:span text:style-name="SourceText"><text:s text:c="2"/>Subject: CN=Apache Tomcat Test CA, OU=Apache Tomcat PMC, O=T</text:span><text:span text:style-name="SourceText">he Apache Software Foundation, L=Wakefield, ST=MA, C=US</text:span></text:p>
      <text:p text:style-name="P277"><text:span text:style-name="SourceText"><text:s text:c="2"/>...</text:span></text:p>
      <text:h text:style-name="Heading4" text:outline-level="4"><text:bookmark-start text:name="Reload_TLS_configuration"/><text:bookmark-end text:name="Reload_TLS_configuration"/>Reload TLS configuration</text:h>
      <text:p text:style-name="P278"><text:span text:style-name="SourceText">http://localhost:8080/manager/text/sslReload?tlsHostName=name</text:span></text:p>
      <text:p text:style-name="Textbody">Reload the TLS configuration files (the certificate and key files, this does not trigger a re-parsing of server.xml). To reload the files for all hosts don't specify the<text:s/><text:span text:style-name="SourceText">tlsHostName</text:span><text:s/>parameter.</text:p>
      <text:p text:style-name="P279"><text:span text:style-name="SourceText">OK - Reloaded TLS configuration for [_default_]</text:span></text:p>
      <text:h text:style-name="Heading4" text:outline-level="4"><text:bookmark-start text:name="Thread_Dump"/><text:bookmark-end text:name="Thread_Dump"/>Thread Dump</text:h>
      <text:p text:style-name="P280"><text:span text:style-name="SourceText">http://localhost:8080/manager/text/threaddump</text:span></text:p>
      <text:p text:style-name="Textbody">Write a JVM thread dump.</text:p>
      <text:p text:style-name="Textbody">The response will look something like this:</text:p>
      <text:p text:style-name="PreformattedText"><text:span text:style-name="SourceText">OK - JVM thread dump</text:span></text:p>
      <text:p text:style-name="PreformattedText"><text:span text:style-name="SourceText">2014-12-08 07:24:40.080</text:span></text:p>
      <text:p text:style-name="PreformattedText"><text:span text:style-name="SourceText">Full thread dump Java HotSpot(TM) Client VM (25.25-b02 mixed mode):</text:span></text:p>
      <text:p text:style-name="PreformattedText"/>
      <text:p text:style-name="PreformattedText"><text:span text:style-name="SourceText">"http-nio-8080-exec-2" Id=26 cpu=46800300 ns usr=46800300 ns blocked 0 for -1 ms waited 0 for -1 ms</text:span></text:p>
      <text:p text:style-name="PreformattedText"><text:span text:style-name="SourceText"><text:s text:c="3"/>java.lang.Thread.State: RUNNABLE</text:span></text:p>
      <text:p text:style-name="PreformattedText"><text:span text:style-name="SourceText"><text:s text:c="8"/>locks java.util.concurrent.ThreadPoolExecutor$Worker@1738ad4</text:span></text:p>
      <text:p text:style-name="PreformattedText"><text:span text:style-name="SourceText"><text:s text:c="8"/>at sun.management.ThreadImpl.dumpThreads0(Native Method)</text:span></text:p>
      <text:p text:style-name="PreformattedText"><text:span text:style-name="SourceText"><text:s text:c="8"/>at sun.management.ThreadImpl.dumpAllThreads(ThreadImpl.java:446)</text:span></text:p>
      <text:p text:style-name="PreformattedText"><text:span text:style-name="SourceText"><text:s text:c="8"/>at org.apache.tomcat.util.Diagnostics.get</text:span><text:span text:style-name="SourceText">ThreadDump(Diagnostics.java:440)</text:span></text:p>
      <text:p text:style-name="PreformattedText"><text:span text:style-name="SourceText"><text:s text:c="8"/>at org.apache.tomcat.util.Diagnostics.getThreadDump(Diagnostics.java:409)</text:span></text:p>
      <text:p text:style-name="PreformattedText"><text:span text:style-name="SourceText"><text:s text:c="8"/>at org.apache.catalina.manager.ManagerServlet.threadDump(ManagerServlet.java:557)</text:span></text:p>
      <text:p text:style-name="PreformattedText"><text:span text:style-name="SourceText"><text:s text:c="8"/>at org.apache.catalina.manager.ManagerServl</text:span><text:span text:style-name="SourceText">et.doGet(ManagerServlet.java:371)</text:span></text:p>
      <text:p text:style-name="PreformattedText"><text:span text:style-name="SourceText"><text:s text:c="8"/>at javax.servlet.http.HttpServlet.service(HttpServlet.java:618)</text:span></text:p>
      <text:p text:style-name="PreformattedText"><text:span text:style-name="SourceText"><text:s text:c="8"/>at javax.servlet.http.HttpServlet.service(HttpServlet.java:725)</text:span></text:p>
      <text:p text:style-name="P281"><text:span text:style-name="SourceText">...</text:span></text:p>
      <text:h text:style-name="Heading4" text:outline-level="4"><text:bookmark-start text:name="VM_Info"/><text:bookmark-end text:name="VM_Info"/><text:soft-page-break/>VM Info</text:h>
      <text:p text:style-name="P282"><text:span text:style-name="SourceText">http://localhost:8080/manager/text/vminfo</text:span></text:p>
      <text:p text:style-name="Textbody">Write some diagnostic information about Java Virtual Machine.</text:p>
      <text:p text:style-name="Textbody">The response will look something like this:</text:p>
      <text:p text:style-name="PreformattedText"><text:span text:style-name="SourceText">OK - VM info</text:span></text:p>
      <text:p text:style-name="PreformattedText"><text:span text:style-name="SourceText">2014-12-08 07:27:32.578</text:span></text:p>
      <text:p text:style-name="PreformattedText"><text:span text:style-name="SourceText">Runtime information:</text:span></text:p>
      <text:p text:style-name="PreformattedText"><text:span text:style-name="SourceText"><text:s text:c="2"/>vmName: Java HotSpot(TM) Client VM</text:span></text:p>
      <text:p text:style-name="PreformattedText"><text:span text:style-name="SourceText"><text:s text:c="2"/>vmVersion: 25.25-b02</text:span></text:p>
      <text:p text:style-name="PreformattedText"><text:span text:style-name="SourceText"><text:s text:c="2"/>vmVendor: Oracle Corporation</text:span></text:p>
      <text:p text:style-name="PreformattedText"><text:span text:style-name="SourceText"><text:s text:c="2"/>specName: Java Virtual<text:s/></text:span><text:span text:style-name="SourceText">Machine Specification</text:span></text:p>
      <text:p text:style-name="PreformattedText"><text:span text:style-name="SourceText"><text:s text:c="2"/>specVersion: 1.8</text:span></text:p>
      <text:p text:style-name="PreformattedText"><text:span text:style-name="SourceText"><text:s text:c="2"/>specVendor: Oracle Corporation</text:span></text:p>
      <text:p text:style-name="PreformattedText"><text:span text:style-name="SourceText"><text:s text:c="2"/>managementSpecVersion: 1.2</text:span></text:p>
      <text:p text:style-name="PreformattedText"><text:span text:style-name="SourceText"><text:s text:c="2"/>name: ...</text:span></text:p>
      <text:p text:style-name="PreformattedText"><text:span text:style-name="SourceText"><text:s text:c="2"/>startTime: 1418012458849</text:span></text:p>
      <text:p text:style-name="PreformattedText"><text:span text:style-name="SourceText"><text:s text:c="2"/>uptime: 393855</text:span></text:p>
      <text:p text:style-name="PreformattedText"><text:span text:style-name="SourceText"><text:s text:c="2"/>isBootClassPathSupported: true</text:span></text:p>
      <text:p text:style-name="PreformattedText"/>
      <text:p text:style-name="PreformattedText"><text:span text:style-name="T283">OS information:</text:span></text:p>
      <text:p text:style-name="P284"><text:span text:style-name="T285">...</text:span></text:p>
      <text:h text:style-name="P286" text:outline-level="4"><text:bookmark-start text:name="Save_Configuration"/><text:bookmark-end text:name="Save_Configuration"/>Save Configuration</text:h>
      <text:p text:style-name="P287"><text:span text:style-name="T288">http://localhost:8080/manager/text/save</text:span></text:p>
      <text:p text:style-name="Textbody">If specified without any parameters, this command saves the current configuration of the server to server.xml. The existing file will be renamed as a backup if required.</text:p>
      <text:p text:style-name="Textbody">If specified with a<text:s/><text:span text:style-name="SourceText">path</text:span><text:s/>parameter that matches the path of a deployed web application then the configuration for that web application will be saved to an appropriately named context.xml file in the<text:s/><text:span text:style-name="SourceText">xmlBase</text:span><text:s/>for the current Host.</text:p>
      <text:p text:style-name="Textbody">To use the command a StoreConfig MBean must be present. Typically this is<text:s/>configured using the<text:s/><text:a xlink:href="https://tomcat.apache.org/tomcat-9.0-doc/config/listeners.html#StoreConfig_Lifecycle_Listener_-_org.apache.catalina.storeconfig.StoreConfigLifecycleListener" office:target-frame-name="_top" xlink:show="replace">StoreConfigLifecycleListener</text:a>.</text:p>
      <text:p text:style-name="Textbody">If the command does not succeed, the response will start with<text:s/><text:span text:style-name="SourceText">FAIL</text:span><text:s/>and include an error message.</text:p>
      <text:h text:style-name="Heading3" text:outline-level="3"><text:bookmark-start text:name="Server_Status"/><text:bookmark-end text:name="Server_Status"/>Server Status</text:h>
      <text:p text:style-name="Textbody">From the following links you can view Status information about the server. Any one of<text:s/><text:span text:style-name="StrongEmphasis">manager-xxx</text:span><text:s/>roles allows access to this page.</text:p>
      <text:p text:style-name="PreformattedText"><text:span text:style-name="SourceText">http://localhost:8080/manager/status</text:span></text:p>
      <text:p text:style-name="P289"><text:span text:style-name="SourceText">http:/</text:span><text:span text:style-name="SourceText">/localhost:8080/manager/status/all</text:span></text:p>
      <text:p text:style-name="Textbody">Displays server status information in HTML format.</text:p>
      <text:p text:style-name="PreformattedText"><text:span text:style-name="SourceText">http://localhost:8080/manager/status?XML=true</text:span></text:p>
      <text:p text:style-name="P290"><text:span text:style-name="SourceText">http://localhost:8080/manager/status/all?XML=true</text:span></text:p>
      <text:soft-page-break/>
      <text:p text:style-name="Textbody">Displays server status information in XML format.</text:p>
      <text:p text:style-name="Textbody">First, you have the server and JVM version number, JVM provider, OS name and number followed by the architecture type.</text:p>
      <text:p text:style-name="Textbody">Second, there is information about the memory usage of the JVM.</text:p>
      <text:p text:style-name="Textbody">Then, there is information about the Tomcat AJP and HTTP connectors. The same information is available for both of them :</text:p>
      <text:list text:style-name="LFO38" text:continue-numbering="true">
        <text:list-item>
          <text:p text:style-name="P291">Threads information : Max threads, min and max spare threads, current thread count and current thread busy.</text:p>
        </text:list-item>
        <text:list-item>
          <text:p text:style-name="P292">Request information : Max processing time and processing time, request and error count, bytes received and sent.</text:p>
        </text:list-item>
        <text:list-item>
          <text:p text:style-name="P293">A table showing Stage, Time, Bytes Sent, Bytes Receive, Client, VHost and Request. All existing threads are listed in the table. Here is the list of the possible thread stages :</text:p>
          <text:list text:continue-numbering="true">
            <text:list-item>
              <text:p text:style-name="P294"><text:span text:style-name="Emphasis">"Parse and Prepare Request"</text:span><text:s/>: The request headers are being parsed or the necessary<text:s/>preparation to read the request body (if a transfer encoding has been specified) is taking place.</text:p>
            </text:list-item>
            <text:list-item>
              <text:p text:style-name="P295"><text:span text:style-name="Emphasis">"Service"</text:span><text:s/>: The thread is processing a request and generating the response. This stage follows the "Parse and Prepare Request" stage and precedes the "Finishing" stage. There is always at least one thread in this stage (the server-status page).</text:p>
            </text:list-item>
            <text:list-item>
              <text:p text:style-name="P296"><text:span text:style-name="Emphasis">"Finishing"</text:span><text:s/>: The end of the request processing. Any remainder of the response still in the output buffers is sent to the client. This stage is followed by "Keep-Alive"<text:s/>if it is appropriate to keep the connection alive or "Ready" if "Keep-Alive" is not appropriate.</text:p>
            </text:list-item>
            <text:list-item>
              <text:p text:style-name="P297"><text:span text:style-name="Emphasis">"Keep-Alive"</text:span><text:s/>: The thread keeps the connection open to the client in case the client sends another request. If another request is received, the next stage will<text:s/>be "Parse and Prepare Request". If no request is received before the keep alive times out, the connection will be closed and the next stage will be "Ready".</text:p>
            </text:list-item>
            <text:list-item>
              <text:p text:style-name="P298"><text:span text:style-name="Emphasis">"Ready"</text:span><text:s/>: The thread is at rest and ready to be used.</text:p>
            </text:list-item>
          </text:list>
        </text:list-item>
      </text:list>
      <text:p text:style-name="Textbody">If you are using<text:s/><text:span text:style-name="SourceText">/status/all</text:span><text:s/>command,<text:s/>additional information on each of deployed web applications will be available.</text:p>
      <text:h text:style-name="Heading3" text:outline-level="3"><text:bookmark-start text:name="Using_the_JMX_Proxy_Servlet"/><text:bookmark-end text:name="Using_the_JMX_Proxy_Servlet"/>Using the JMX Proxy Servlet</text:h>
      <text:h text:style-name="Heading4" text:outline-level="4"><text:bookmark-start text:name="What_is_JMX_Proxy_Servlet"/><text:bookmark-end text:name="What_is_JMX_Proxy_Servlet"/>What is JMX Proxy Servlet</text:h>
      <text:p text:style-name="Textbody">The JMX Proxy Servlet is a lightweight proxy to get and set the tomcat internals. (Or any class that has been exposed via an MBean) Its usage is not very user friendly but the UI is extremely helpful for integrating command line scripts for monitoring and changing the internals of tomcat. You can do two things with the proxy: get information and set information. For you to really understand the JMX Proxy<text:s/><text:soft-page-break/>Servlet, you should have a general understanding of JMX. If you don't know what JMX is, then prepare to be confused.</text:p>
      <text:h text:style-name="Heading4" text:outline-level="4"><text:bookmark-start text:name="JMX_Query_command"/><text:bookmark-end text:name="JMX_Query_command"/>JMX Query command</text:h>
      <text:p text:style-name="Textbody">This takes the form:</text:p>
      <text:p text:style-name="P299"><text:span text:style-name="SourceText">http://webserver/manager/jmxproxy/?qry=STUFF</text:span></text:p>
      <text:p text:style-name="Textbody">Where<text:s/><text:span text:style-name="SourceText">STUFF</text:span><text:s/>is the JMX query you wish to perform. For example, here are some queries you might wish to run:</text:p>
      <text:list text:style-name="LFO39" text:continue-numbering="true">
        <text:list-item>
          <text:p text:style-name="P300"><text:span text:style-name="SourceText">qry=*%3Atype%3DRequestProcessor%2C* --&gt; type=RequestProcessor</text:span><text:s/>which will locate all workers which can process requests and report their state.</text:p>
        </text:list-item>
        <text:list-item>
          <text:p text:style-name="P301"><text:span text:style-name="SourceText">qry=*%3Aj2eeType=Servlet%2c* --</text:span><text:span text:style-name="SourceText">&gt; j2eeType=Servlet</text:span><text:s/>which return all loaded servlets.</text:p>
        </text:list-item>
        <text:list-item>
          <text:p text:style-name="P302"><text:span text:style-name="SourceText">qry=Catalina%3Atype%3DEnvironment%2Cresourcetype%3DGlobal%2Cname%3DsimpleValue --&gt; Catalina:type=Environment,resourcetype=Global,name=simpleValue</text:span><text:s/>which look for a specific MBean by the given name.</text:p>
        </text:list-item>
      </text:list>
      <text:p text:style-name="Textbody">You'll<text:s/>need to experiment with this to really understand its capabilities If you provide no<text:s/><text:span text:style-name="SourceText">qry</text:span><text:s/>parameter, then all of the MBeans will be displayed. We really recommend looking at the tomcat source code and understand the JMX spec to get a better understanding of all the queries you may run.</text:p>
      <text:h text:style-name="Heading4" text:outline-level="4"><text:bookmark-start text:name="JMX_Get_command"/><text:bookmark-end text:name="JMX_Get_command"/>JMX Get command</text:h>
      <text:p text:style-name="Textbody">The JXMProxyServlet also supports a "get" command that you can use to fetch the value of a specific MBean's attribute. The general form of the<text:s/><text:span text:style-name="SourceText">get</text:span><text:s/>command is:</text:p>
      <text:p text:style-name="P303"><text:span text:style-name="SourceText">http://webserver/manager/jmxproxy/?get=BEANNAME&amp;at</text:span><text:span text:style-name="SourceText">t=MYATTRIBUTE&amp;key=MYKEY</text:span></text:p>
      <text:p text:style-name="Textbody">You must provide the following parameters:</text:p>
      <text:list text:style-name="LFO40" text:continue-numbering="true">
        <text:list-item>
          <text:p text:style-name="P304"><text:span text:style-name="SourceText">get</text:span>: The full bean name</text:p>
        </text:list-item>
        <text:list-item>
          <text:p text:style-name="P305"><text:span text:style-name="SourceText">att</text:span>: The attribute you wish to fetch</text:p>
        </text:list-item>
        <text:list-item>
          <text:p text:style-name="P306"><text:span text:style-name="SourceText">key</text:span>: (optional) The key into a CompositeData MBean attribute</text:p>
        </text:list-item>
      </text:list>
      <text:p text:style-name="Textbody">If all goes well, then it will say OK, otherwise an error message will be shown. For example, let's say we wish to fetch the current heap memory data:</text:p>
      <text:p text:style-name="P307"><text:span text:style-name="SourceText">http://webserver/manager/jmxproxy/?get=java.lang:type=Memory&amp;att=HeapMemoryUsage</text:span></text:p>
      <text:p text:style-name="Textbody">Or, if you only want the "used" key:</text:p>
      <text:p text:style-name="PreformattedText"><text:span text:style-name="SourceText">http://webserver/manager/jmxproxy/</text:span></text:p>
      <text:p text:style-name="P308"><text:span text:style-name="SourceText"><text:s/></text:span><text:span text:style-name="SourceText">?get=java.lang:type=Memory&amp;att=HeapMemoryUsage&amp;key=used</text:span></text:p>
      <text:h text:style-name="Heading4" text:outline-level="4"><text:bookmark-start text:name="JMX_Set_command"/><text:bookmark-end text:name="JMX_Set_command"/><text:soft-page-break/>JMX Set command</text:h>
      <text:p text:style-name="Textbody">Now that you can query an MBean, its time to muck with Tomcat's internals! The general form of the set command is :</text:p>
      <text:p text:style-name="P309"><text:span text:style-name="SourceText">http://webserver/manager/jmxproxy/?set=BEANNAME&amp;att=MYATTRIBUTE&amp;val=</text:span><text:span text:style-name="SourceText">NEWVALUE</text:span></text:p>
      <text:p text:style-name="Textbody">So you need to provide 3 request parameters:</text:p>
      <text:list text:style-name="LFO41" text:continue-numbering="true">
        <text:list-item>
          <text:p text:style-name="P310"><text:span text:style-name="SourceText">set</text:span>: The full bean name</text:p>
        </text:list-item>
        <text:list-item>
          <text:p text:style-name="P311"><text:span text:style-name="SourceText">att</text:span>: The attribute you wish to alter</text:p>
        </text:list-item>
        <text:list-item>
          <text:p text:style-name="P312"><text:span text:style-name="SourceText">val</text:span>: The new value</text:p>
        </text:list-item>
      </text:list>
      <text:p text:style-name="Textbody">If all goes ok, then it will say OK, otherwise an error message will be shown. For example, lets say we wish to turn up debugging on the fly for the<text:s/><text:span text:style-name="SourceText">ErrorReportValve</text:span>. The following will set debugging to 10.</text:p>
      <text:p text:style-name="PreformattedText"><text:span text:style-name="SourceText">http://localhost:8080/manager/jmxproxy/</text:span></text:p>
      <text:p text:style-name="PreformattedText"><text:span text:style-name="SourceText"><text:s/>?set=Catalina%3Atype%3DValve%2Cname%3DErrorReportValve%2Chost%3Dlocalhost</text:span></text:p>
      <text:p text:style-name="P313"><text:span text:style-name="SourceText"><text:s/>&amp;att=debug&amp;val=10</text:span></text:p>
      <text:p text:style-name="Textbody">and my result is (YMMV):</text:p>
      <text:p text:style-name="P314"><text:span text:style-name="SourceText">Result: ok</text:span></text:p>
      <text:p text:style-name="Textbody">Here is what I see if I pass in a bad value. Here is the URL I used, I try set debugging equal to 'cow':</text:p>
      <text:p text:style-name="PreformattedText"><text:span text:style-name="SourceText">http://localhost:8080/manager/jmxproxy/</text:span></text:p>
      <text:p text:style-name="PreformattedText"><text:span text:style-name="SourceText"><text:s/>?set=Catalina%3Atype%3DValve%2Cname%3DErrorReportValve%2Chost%3Dlocalhost</text:span></text:p>
      <text:p text:style-name="P315"><text:span text:style-name="SourceText"><text:s/>&amp;att=debug&amp;val=cow</text:span></text:p>
      <text:p text:style-name="Textbody">When I try that,<text:s/>my result is</text:p>
      <text:p text:style-name="P316"><text:span text:style-name="SourceText">Error: java.lang.NumberFormatException: For input string: "cow"</text:span></text:p>
      <text:h text:style-name="Heading4" text:outline-level="4"><text:bookmark-start text:name="JMX_Invoke_command"/><text:bookmark-end text:name="JMX_Invoke_command"/>JMX Invoke command</text:h>
      <text:p text:style-name="Textbody">The<text:s/><text:span text:style-name="SourceText">invoke</text:span><text:s/>command enables methods to be called on MBeans. The general form of the command is:</text:p>
      <text:p text:style-name="PreformattedText"><text:span text:style-name="SourceText">http://webserver/manager/jmxproxy/</text:span></text:p>
      <text:p text:style-name="P317"><text:span text:style-name="SourceText"><text:s/>?invoke=BEANNAME&amp;op=METHODNAM</text:span><text:span text:style-name="SourceText">E&amp;ps=COMMASEPARATEDPARAMETERS</text:span></text:p>
      <text:p text:style-name="Textbody">For example, to call the<text:s/><text:span text:style-name="SourceText">findConnectors()</text:span><text:s/>method of the<text:s/><text:span text:style-name="StrongEmphasis">Service</text:span><text:s/>use:</text:p>
      <text:p text:style-name="PreformattedText"><text:span text:style-name="SourceText">http://localhost:8080/manager/jmxproxy/</text:span></text:p>
      <text:p text:style-name="P318"><text:span text:style-name="SourceText"><text:s/>?invoke=Catalina%3Atype%3DService&amp;op=findConnectors&amp;ps=</text:span></text:p>
      <text:h text:style-name="Heading3" text:outline-level="3"><text:bookmark-start text:name="Executing_Manager_Commands_With_Ant"/><text:bookmark-end text:name="Executing_Manager_Commands_With_Ant"/>Executing Manager Commands With Ant</text:h>
      <text:p text:style-name="Textbody">In addition to the<text:s/>ability to execute Manager commands via HTTP requests, as documented above, Tomcat includes a convenient set of Task definitions for the<text:s/><text:span text:style-name="Emphasis">Ant</text:span><text:s/>(version 1.4 or later) build tool. In order to use these commands, you must perform the following setup operations:</text:p>
      <text:soft-page-break/>
      <text:list text:style-name="LFO42" text:continue-numbering="true">
        <text:list-item>
          <text:p text:style-name="P319">Download the binary distribution of Ant from<text:s/><text:a xlink:href="https://ant.apache.org/" office:target-frame-name="_top" xlink:show="replace">https://ant.apache.org</text:a>. You must use version<text:s/><text:span text:style-name="StrongEmphasis">1.4</text:span><text:s/>or later.</text:p>
        </text:list-item>
        <text:list-item>
          <text:p text:style-name="P320">Install the Ant distribution in a convenient directory (called ANT_HOME in the remainder of these instructions).</text:p>
        </text:list-item>
        <text:list-item>
          <text:p text:style-name="P321">Add the<text:s/><text:span text:style-name="SourceText">$ANT_HOME/bin</text:span><text:s/>directory to your<text:s/><text:span text:style-name="SourceText">PATH</text:span><text:s/>environment variable.</text:p>
        </text:list-item>
        <text:list-item>
          <text:p text:style-name="P322">Configure at least one username/password combination in your Tomcat user database that includes the<text:s/><text:span text:style-name="SourceText">manager-script</text:span><text:s/>role.</text:p>
        </text:list-item>
      </text:list>
      <text:p text:style-name="Textbody">To use custom tasks within Ant, you must declare them first with<text:s/>an<text:s/><text:span text:style-name="SourceText">&lt;import&gt;</text:span><text:s/>element. Therefore, your<text:s/><text:span text:style-name="SourceText">build.xml</text:span><text:s/>file might look something like this:</text:p>
      <text:p text:style-name="PreformattedText"><text:span text:style-name="SourceText">&lt;project name="My Application" default="compile" basedir="."&gt;</text:span></text:p>
      <text:p text:style-name="PreformattedText"/>
      <text:p text:style-name="PreformattedText"><text:span text:style-name="SourceText"><text:s text:c="2"/>&lt;!-- Configure the directory into which the web application is built --&gt;</text:span></text:p>
      <text:p text:style-name="PreformattedText"><text:span text:style-name="SourceText"><text:s text:c="2"/>&lt;property name="build" <text:s text:c="3"/>value=</text:span><text:span text:style-name="SourceText">"${basedir}/build"/&gt;</text:span></text:p>
      <text:p text:style-name="PreformattedText"/>
      <text:p text:style-name="PreformattedText"><text:span text:style-name="SourceText"><text:s text:c="2"/>&lt;!-- Configure the context path for this application --&gt;</text:span></text:p>
      <text:p text:style-name="PreformattedText"><text:span text:style-name="SourceText"><text:s text:c="2"/>&lt;property name="path" <text:s text:c="4"/>value="/myapp"/&gt;</text:span></text:p>
      <text:p text:style-name="PreformattedText"/>
      <text:p text:style-name="PreformattedText"><text:span text:style-name="SourceText"><text:s text:c="2"/>&lt;!-- Configure properties to access the Manager application --&gt;</text:span></text:p>
      <text:p text:style-name="PreformattedText"><text:span text:style-name="SourceText"><text:s text:c="2"/>&lt;property name="url" <text:s text:c="5"/>value="http://localhost:8080/manage</text:span><text:span text:style-name="SourceText">r/text"/&gt;</text:span></text:p>
      <text:p text:style-name="PreformattedText"><text:span text:style-name="SourceText"><text:s text:c="2"/>&lt;property name="username" value="myusername"/&gt;</text:span></text:p>
      <text:p text:style-name="PreformattedText"><text:span text:style-name="SourceText"><text:s text:c="2"/>&lt;property name="password" value="mypassword"/&gt;</text:span></text:p>
      <text:p text:style-name="PreformattedText"/>
      <text:p text:style-name="PreformattedText"><text:span text:style-name="SourceText"><text:s text:c="2"/>&lt;!-- Configure the path to the Tomcat installation --&gt;</text:span></text:p>
      <text:p text:style-name="PreformattedText"><text:span text:style-name="SourceText"><text:s text:c="2"/>&lt;property name="catalina.home" value="/usr/local/apache-tomcat"/&gt;</text:span></text:p>
      <text:p text:style-name="PreformattedText"/>
      <text:p text:style-name="PreformattedText"><text:span text:style-name="SourceText"><text:s text:c="2"/>&lt;!-- Configure the<text:s/></text:span><text:span text:style-name="SourceText">custom Ant tasks for the Manager application --&gt;</text:span></text:p>
      <text:p text:style-name="PreformattedText"><text:span text:style-name="SourceText"><text:s text:c="2"/>&lt;import file="${catalina.home}/bin/catalina-tasks.xml"/&gt;</text:span></text:p>
      <text:p text:style-name="PreformattedText"/>
      <text:p text:style-name="PreformattedText"><text:span text:style-name="SourceText"><text:s text:c="2"/>&lt;!-- Executable Targets --&gt;</text:span></text:p>
      <text:p text:style-name="PreformattedText"><text:span text:style-name="SourceText"><text:s text:c="2"/>&lt;target name="compile" description="Compile web application"&gt;</text:span></text:p>
      <text:p text:style-name="PreformattedText"><text:span text:style-name="SourceText"><text:s text:c="4"/>&lt;!-- ... construct web application in ${build}<text:s/></text:span><text:span text:style-name="SourceText">subdirectory, and</text:span></text:p>
      <text:p text:style-name="PreformattedText"><text:span text:style-name="SourceText"><text:s text:c="12"/>generated a ${path}.war ... --&gt;</text:span></text:p>
      <text:p text:style-name="PreformattedText"><text:span text:style-name="SourceText"><text:s text:c="2"/>&lt;/target&gt;</text:span></text:p>
      <text:p text:style-name="PreformattedText"/>
      <text:p text:style-name="PreformattedText"><text:span text:style-name="SourceText"><text:s text:c="2"/>&lt;target name="deploy" description="Install web application"</text:span></text:p>
      <text:p text:style-name="PreformattedText"><text:span text:style-name="SourceText"><text:s text:c="10"/>depends="compile"&gt;</text:span></text:p>
      <text:p text:style-name="PreformattedText"><text:span text:style-name="SourceText"><text:s text:c="4"/>&lt;deploy url="${url}" username="${username}" password="${password}"</text:span></text:p>
      <text:p text:style-name="PreformattedText"><text:span text:style-name="SourceText"><text:s text:c="12"/></text:span><text:span text:style-name="SourceText">path="${path}" war="file:${build}${path}.war"/&gt;</text:span></text:p>
      <text:p text:style-name="PreformattedText"><text:span text:style-name="SourceText"><text:s text:c="2"/>&lt;/target&gt;</text:span></text:p>
      <text:p text:style-name="PreformattedText"/>
      <text:p text:style-name="PreformattedText"><text:span text:style-name="SourceText"><text:s text:c="2"/>&lt;target name="reload" description="Reload web application"</text:span></text:p>
      <text:p text:style-name="PreformattedText"><text:span text:style-name="SourceText"><text:s text:c="10"/>depends="compile"&gt;</text:span></text:p>
      <text:p text:style-name="PreformattedText"><text:span text:style-name="SourceText"><text:s text:c="4"/>&lt;reload <text:s/>url="${url}" username="${username}" password="${password}"</text:span></text:p>
      <text:p text:style-name="PreformattedText"><text:span text:style-name="SourceText"><text:s text:c="12"/>path="${path}"/&gt;</text:span></text:p>
      <text:p text:style-name="PreformattedText"><text:span text:style-name="SourceText"><text:s text:c="2"/>&lt;/</text:span><text:span text:style-name="SourceText">target&gt;</text:span></text:p>
      <text:p text:style-name="PreformattedText"/>
      <text:p text:style-name="PreformattedText"><text:span text:style-name="SourceText"><text:s text:c="2"/>&lt;target name="undeploy" description="Remove web application"&gt;</text:span></text:p>
      <text:p text:style-name="PreformattedText"><text:span text:style-name="SourceText"><text:s text:c="4"/>&lt;undeploy url="${url}" username="${username}" password="${password}"</text:span></text:p>
      <text:p text:style-name="PreformattedText"><text:span text:style-name="SourceText"><text:s text:c="12"/>path="${path}"/&gt;</text:span></text:p>
      <text:p text:style-name="PreformattedText"><text:span text:style-name="SourceText"><text:s text:c="2"/>&lt;/target&gt;</text:span></text:p>
      <text:p text:style-name="PreformattedText"/>
      <text:p text:style-name="P323"><text:span text:style-name="SourceText">&lt;/project&gt;</text:span></text:p>
      <text:soft-page-break/>
      <text:p text:style-name="Textbody">Note: The definition of the resources task via the import<text:s/>above will override the resources datatype added in Ant 1.7. If you wish to use the resources datatype you will need to use Ant's namespace support to modify<text:s/><text:span text:style-name="SourceText">catalina-tasks.xml</text:span><text:s/>to assign the Tomcat tasks to their own namespace.</text:p>
      <text:p text:style-name="Textbody">Now, you can execute commands like<text:s/><text:span text:style-name="SourceText">ant deploy</text:span><text:s/>to deploy the application to a running instance of Tomcat, or<text:s/><text:span text:style-name="SourceText">ant reload</text:span><text:s/>to tell Tomcat to reload it. Note also that most of the interesting values in this<text:s/><text:span text:style-name="SourceText">build.xml</text:span><text:s/>file are defined as replaceable properties, so you can override their values from the command line. For example, you might consider it a security risk to include the real manager password in your<text:s/><text:span text:style-name="SourceText">build.xml</text:span><text:s/>file's source code. To avoid this, omit the password property, and specify it from the command line:</text:p>
      <text:p text:style-name="P324"><text:span text:style-name="SourceText">ant<text:s/></text:span><text:span text:style-name="SourceText">-Dpassword=secret deploy</text:span></text:p>
      <text:h text:style-name="Heading4" text:outline-level="4"><text:bookmark-start text:name="Tasks_output_capture"/><text:bookmark-end text:name="Tasks_output_capture"/>Tasks output capture</text:h>
      <text:p text:style-name="Textbody">Using<text:s/><text:span text:style-name="Emphasis">Ant</text:span><text:s/>version<text:s/><text:span text:style-name="StrongEmphasis">1.6.2</text:span><text:s/>or later, the Catalina tasks offer the option to capture their output in properties or external files. They support directly the following subset of the<text:s/><text:span text:style-name="SourceText">&lt;redirector&gt;</text:span><text:s/>type attributes:</text:p>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TableHeading">Attribute</text:p>
          </table:table-cell>
          <table:table-cell table:style-name="TableCell331">
            <text:p text:style-name="TableHeading">Description</text:p>
          </table:table-cell>
          <table:table-cell table:style-name="TableCell332">
            <text:p text:style-name="TableHeading">Required</text:p>
          </table:table-cell>
        </table:table-row>
        <table:table-row table:style-name="TableRow333">
          <table:table-cell table:style-name="TableCell334">
            <text:p text:style-name="TableContents">output</text:p>
          </table:table-cell>
          <table:table-cell table:style-name="TableCell335">
            <text:p text:style-name="TableContents">Name of a file to which to write the output. If the error stream is not also redirected to a file or property, it will appear in this output.</text:p>
          </table:table-cell>
          <table:table-cell table:style-name="TableCell336">
            <text:p text:style-name="P337">No</text:p>
          </table:table-cell>
        </table:table-row>
        <table:table-row table:style-name="TableRow338">
          <table:table-cell table:style-name="TableCell339">
            <text:p text:style-name="TableContents">error</text:p>
          </table:table-cell>
          <table:table-cell table:style-name="TableCell340">
            <text:p text:style-name="TableContents">The file to which the standard error of the command should be redirected.</text:p>
          </table:table-cell>
          <table:table-cell table:style-name="TableCell341">
            <text:p text:style-name="P342">No</text:p>
          </table:table-cell>
        </table:table-row>
        <table:table-row table:style-name="TableRow343">
          <table:table-cell table:style-name="TableCell344">
            <text:p text:style-name="TableContents">logError</text:p>
          </table:table-cell>
          <table:table-cell table:style-name="TableCell345">
            <text:p text:style-name="TableContents">This attribute is used when you wish to see error output in Ant's log and you are redirecting output to a file/property. The error output will not be included in the output file/property. If you redirect error with the<text:s/><text:span text:style-name="T346">error</text:span><text:s/>or<text:s/><text:span text:style-name="T347">errorProperty</text:span><text:s/>attributes, this will have no effect.</text:p>
          </table:table-cell>
          <table:table-cell table:style-name="TableCell348">
            <text:p text:style-name="P349">No</text:p>
          </table:table-cell>
        </table:table-row>
        <table:table-row table:style-name="TableRow350">
          <table:table-cell table:style-name="TableCell351">
            <text:p text:style-name="TableContents">append</text:p>
          </table:table-cell>
          <table:table-cell table:style-name="TableCell352">
            <text:p text:style-name="TableContents">Whether output and error files should be appended to or overwritten. Defaults to<text:s/><text:span text:style-name="SourceText">false</text:span>.</text:p>
          </table:table-cell>
          <table:table-cell table:style-name="TableCell353">
            <text:p text:style-name="P354">No</text:p>
          </table:table-cell>
        </table:table-row>
        <table:table-row table:style-name="TableRow355">
          <table:table-cell table:style-name="TableCell356">
            <text:p text:style-name="TableContents">createemptyfiles</text:p>
          </table:table-cell>
          <table:table-cell table:style-name="TableCell357">
            <text:p text:style-name="TableContents">Whether output and error files should be created even when empty. Defaults to<text:s/><text:span text:style-name="SourceText">true</text:span>.</text:p>
          </table:table-cell>
          <table:table-cell table:style-name="TableCell358">
            <text:p text:style-name="P359">No</text:p>
          </table:table-cell>
        </table:table-row>
        <table:table-row table:style-name="TableRow360">
          <table:table-cell table:style-name="TableCell361">
            <text:p text:style-name="TableContents">outputproperty</text:p>
          </table:table-cell>
          <table:table-cell table:style-name="TableCell362">
            <text:p text:style-name="TableContents">The name of a property in which the output of the command should be stored. Unless the error stream is redirected to a separate file or stream, this property will include the error output.</text:p>
          </table:table-cell>
          <table:table-cell table:style-name="TableCell363">
            <text:p text:style-name="P364">No</text:p>
          </table:table-cell>
        </table:table-row>
        <table:table-row table:style-name="TableRow365">
          <table:table-cell table:style-name="TableCell366">
            <text:p text:style-name="TableContents">errorproperty</text:p>
          </table:table-cell>
          <table:table-cell table:style-name="TableCell367">
            <text:p text:style-name="TableContents">The name of a property in<text:s/>which the standard error of the command should be stored.</text:p>
          </table:table-cell>
          <table:table-cell table:style-name="TableCell368">
            <text:p text:style-name="P369">No</text:p>
          </table:table-cell>
        </table:table-row>
      </table:table>
      <text:p text:style-name="Textbody">A couple of additional attributes can also be specified:</text:p>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ext:p text:style-name="TableHeading">Attribute</text:p>
          </table:table-cell>
          <table:table-cell table:style-name="TableCell376">
            <text:p text:style-name="TableHeading">Description</text:p>
          </table:table-cell>
          <table:table-cell table:style-name="TableCell377">
            <text:p text:style-name="TableHeading">Required</text:p>
          </table:table-cell>
        </table:table-row>
        <table:table-row table:style-name="TableRow378">
          <table:table-cell table:style-name="TableCell379">
            <text:p text:style-name="TableContents">alwaysLog</text:p>
          </table:table-cell>
          <table:table-cell table:style-name="TableCell380">
            <text:p text:style-name="TableContents">This attribute is used when you wish to see the output you are capturing, appearing also in the<text:s/>Ant's log. It must not be used unless you are capturing task output. Defaults to<text:s/><text:span text:style-name="SourceText">false</text:span>.<text:s/><text:span text:style-name="Emphasis">This attribute will be supported directly by<text:s/></text:span><text:span text:style-name="SourceText">&lt;redirector&gt;</text:span><text:span text:style-name="Emphasis"><text:s/>in Ant 1.6.3</text:span></text:p>
          </table:table-cell>
          <table:table-cell table:style-name="TableCell381">
            <text:p text:style-name="P382">No</text:p>
          </table:table-cell>
        </table:table-row>
        <table:table-row table:style-name="TableRow383">
          <table:table-cell table:style-name="TableCell384">
            <text:p text:style-name="TableContents">failonerror</text:p>
          </table:table-cell>
          <table:table-cell table:style-name="TableCell385">
            <text:p text:style-name="TableContents">This attribute is used when you wish to avoid that any manager command processing error terminates the ant execution. Defaults to<text:s/><text:span text:style-name="SourceText">true</text:span>. It must be set to<text:s/><text:span text:style-name="SourceText">false</text:span>, if you want to capture error output, otherwise execution will terminate before anything can be captured.<text:s/><text:line-break/><text:soft-page-break/>This attribute acts only on manager command execution, any wrong or missing command attribute will still cause Ant execution termination.</text:p>
          </table:table-cell>
          <table:table-cell table:style-name="TableCell386">
            <text:p text:style-name="P387">No</text:p>
          </table:table-cell>
        </table:table-row>
      </table:table>
      <text:p text:style-name="Textbody">They also support the embedded<text:s/><text:span text:style-name="SourceText">&lt;redirector&gt;</text:span><text:s/>element in which you can specify its full set of attributes, but<text:s/><text:span text:style-name="SourceText">input</text:span>,<text:s/><text:span text:style-name="SourceText">inputstring</text:span><text:s/>and<text:s/><text:span text:style-name="SourceText">inputencoding</text:span><text:s/>that, even if accepted, are not used<text:s/>because they have no meaning in this context. Refer to<text:s/><text:a xlink:href="https://ant.apache.org/" office:target-frame-name="_top" xlink:show="replace">ant manual</text:a><text:s/>for details on<text:s/><text:span text:style-name="SourceText">&lt;redirector&gt;</text:span><text:s/>element attributes.</text:p>
      <text:p text:style-name="Textbody">Here is a sample build file extract that shows how this output redirection support can be used:</text:p>
      <text:p text:style-name="PreformattedText"><text:span text:style-name="SourceText"><text:s text:c="4"/>&lt;</text:span><text:span text:style-name="SourceText">target name="manager.deploy"</text:span></text:p>
      <text:p text:style-name="PreformattedText"><text:span text:style-name="SourceText"><text:s text:c="8"/>depends="context.status"</text:span></text:p>
      <text:p text:style-name="PreformattedText"><text:span text:style-name="SourceText"><text:s text:c="8"/>if="context.notInstalled"&gt;</text:span></text:p>
      <text:p text:style-name="PreformattedText"><text:span text:style-name="SourceText"><text:s text:c="8"/>&lt;deploy url="${mgr.url}"</text:span></text:p>
      <text:p text:style-name="PreformattedText"><text:span text:style-name="SourceText"><text:s text:c="12"/>username="${mgr.username}"</text:span></text:p>
      <text:p text:style-name="PreformattedText"><text:span text:style-name="SourceText"><text:s text:c="12"/>password="${mgr.password}"</text:span></text:p>
      <text:p text:style-name="PreformattedText"><text:span text:style-name="SourceText"><text:s text:c="12"/>path="${mgr.context.path}"</text:span></text:p>
      <text:p text:style-name="PreformattedText"><text:span text:style-name="SourceText"><text:s text:c="12"/>config="${mgr.context.descriptor}"/&gt;</text:span></text:p>
      <text:p text:style-name="PreformattedText"><text:span text:style-name="SourceText"><text:s text:c="4"/>&lt;/target&gt;</text:span></text:p>
      <text:p text:style-name="PreformattedText"/>
      <text:p text:style-name="PreformattedText"><text:span text:style-name="SourceText"><text:s text:c="4"/>&lt;target name="manager.deploy.war"</text:span></text:p>
      <text:p text:style-name="PreformattedText"><text:span text:style-name="SourceText"><text:s text:c="8"/>depends="context.status"</text:span></text:p>
      <text:p text:style-name="PreformattedText"><text:span text:style-name="SourceText"><text:s text:c="8"/>if="context.deployable"&gt;</text:span></text:p>
      <text:p text:style-name="PreformattedText"><text:span text:style-name="SourceText"><text:s text:c="8"/>&lt;deploy url="${mgr.url}"</text:span></text:p>
      <text:p text:style-name="PreformattedText"><text:span text:style-name="SourceText"><text:s text:c="12"/>username="${mgr.username}"</text:span></text:p>
      <text:p text:style-name="PreformattedText"><text:span text:style-name="SourceText"><text:s text:c="12"/>pass</text:span><text:span text:style-name="SourceText">word="${mgr.password}"</text:span></text:p>
      <text:p text:style-name="PreformattedText"><text:span text:style-name="SourceText"><text:s text:c="12"/>update="${mgr.update}"</text:span></text:p>
      <text:p text:style-name="PreformattedText"><text:span text:style-name="SourceText"><text:s text:c="12"/>path="${mgr.context.path}"</text:span></text:p>
      <text:p text:style-name="PreformattedText"><text:span text:style-name="SourceText"><text:s text:c="12"/>war="${mgr.war.file}"/&gt;</text:span></text:p>
      <text:p text:style-name="PreformattedText"><text:span text:style-name="SourceText"><text:s text:c="4"/>&lt;/target&gt;</text:span></text:p>
      <text:p text:style-name="PreformattedText"/>
      <text:p text:style-name="PreformattedText"><text:span text:style-name="SourceText"><text:s text:c="4"/>&lt;target name="context.status"&gt;</text:span></text:p>
      <text:p text:style-name="PreformattedText"><text:span text:style-name="SourceText"><text:s text:c="8"/>&lt;property name="running" value="${mgr.context.path}:running"/&gt;</text:span></text:p>
      <text:p text:style-name="PreformattedText"><text:span text:style-name="SourceText"><text:s text:c="8"/>&lt;property name="stopped" value="${mgr.context.path}:stopped"/&gt;</text:span></text:p>
      <text:p text:style-name="PreformattedText"/>
      <text:p text:style-name="PreformattedText"><text:span text:style-name="SourceText"><text:s text:c="8"/>&lt;list url="${mgr.url}"</text:span></text:p>
      <text:p text:style-name="PreformattedText"><text:span text:style-name="SourceText"><text:s text:c="12"/>outputproperty="ctx.status"</text:span></text:p>
      <text:p text:style-name="PreformattedText"><text:span text:style-name="SourceText"><text:s text:c="12"/>username="${mgr.username}"</text:span></text:p>
      <text:p text:style-name="PreformattedText"><text:span text:style-name="SourceText"><text:s text:c="12"/>password="${mgr.password}"&gt;</text:span></text:p>
      <text:p text:style-name="PreformattedText"><text:span text:style-name="SourceText"><text:s text:c="8"/>&lt;/list&gt;</text:span></text:p>
      <text:p text:style-name="PreformattedText"/>
      <text:p text:style-name="PreformattedText"><text:span text:style-name="SourceText"><text:s text:c="8"/>&lt;conditio</text:span><text:span text:style-name="SourceText">n property="context.running"&gt;</text:span></text:p>
      <text:p text:style-name="PreformattedText"><text:span text:style-name="SourceText"><text:s text:c="12"/>&lt;contains string="${ctx.status}" substring="${running}"/&gt;</text:span></text:p>
      <text:p text:style-name="PreformattedText"><text:span text:style-name="SourceText"><text:s text:c="8"/>&lt;/condition&gt;</text:span></text:p>
      <text:p text:style-name="PreformattedText"><text:span text:style-name="SourceText"><text:s text:c="8"/>&lt;condition property="context.stopped"&gt;</text:span></text:p>
      <text:p text:style-name="PreformattedText"><text:span text:style-name="SourceText"><text:s text:c="12"/>&lt;contains string="${ctx.status}" substring="${stopped}"/&gt;</text:span></text:p>
      <text:p text:style-name="PreformattedText"><text:span text:style-name="SourceText"><text:s text:c="8"/>&lt;</text:span><text:span text:style-name="SourceText">/condition&gt;</text:span></text:p>
      <text:p text:style-name="PreformattedText"><text:span text:style-name="SourceText"><text:s text:c="8"/>&lt;condition property="context.notInstalled"&gt;</text:span></text:p>
      <text:p text:style-name="PreformattedText"><text:span text:style-name="SourceText"><text:s text:c="12"/>&lt;and&gt;</text:span></text:p>
      <text:p text:style-name="PreformattedText"><text:span text:style-name="SourceText"><text:s text:c="16"/>&lt;isfalse value="${context.running}"/&gt;</text:span></text:p>
      <text:p text:style-name="PreformattedText"><text:span text:style-name="SourceText"><text:s text:c="16"/>&lt;isfalse value="${context.stopped}"/&gt;</text:span></text:p>
      <text:p text:style-name="PreformattedText"><text:span text:style-name="SourceText"><text:s text:c="12"/>&lt;/and&gt;</text:span></text:p>
      <text:p text:style-name="PreformattedText"><text:span text:style-name="SourceText"><text:s text:c="8"/>&lt;/condition&gt;</text:span></text:p>
      <text:p text:style-name="PreformattedText"><text:span text:style-name="SourceText"><text:s text:c="8"/>&lt;condition propert</text:span><text:span text:style-name="SourceText">y="context.deployable"&gt;</text:span></text:p>
      <text:p text:style-name="PreformattedText"><text:span text:style-name="SourceText"><text:s text:c="12"/>&lt;or&gt;</text:span></text:p>
      <text:p text:style-name="PreformattedText"><text:span text:style-name="SourceText"><text:s text:c="16"/>&lt;istrue value="${context.notInstalled}"/&gt;</text:span></text:p>
      <text:p text:style-name="PreformattedText"><text:span text:style-name="SourceText"><text:s text:c="16"/>&lt;and&gt;</text:span></text:p>
      <text:p text:style-name="PreformattedText"><text:span text:style-name="SourceText"><text:s text:c="20"/>&lt;istrue value="${context.running}"/&gt;</text:span></text:p>
      <text:soft-page-break/>
      <text:p text:style-name="PreformattedText"><text:span text:style-name="SourceText"><text:s text:c="20"/>&lt;istrue value="${mgr.update}"/&gt;</text:span></text:p>
      <text:p text:style-name="PreformattedText"><text:span text:style-name="SourceText"><text:s text:c="16"/>&lt;/and&gt;</text:span></text:p>
      <text:p text:style-name="PreformattedText"><text:span text:style-name="SourceText"><text:s text:c="3"/></text:span><text:span text:style-name="SourceText"><text:s text:c="13"/>&lt;and&gt;</text:span></text:p>
      <text:p text:style-name="PreformattedText"><text:span text:style-name="SourceText"><text:s text:c="20"/>&lt;istrue value="${context.stopped}"/&gt;</text:span></text:p>
      <text:p text:style-name="PreformattedText"><text:span text:style-name="SourceText"><text:s text:c="20"/>&lt;istrue value="${mgr.update}"/&gt;</text:span></text:p>
      <text:p text:style-name="PreformattedText"><text:span text:style-name="SourceText"><text:s text:c="16"/>&lt;/and&gt;</text:span></text:p>
      <text:p text:style-name="PreformattedText"><text:span text:style-name="SourceText"><text:s text:c="12"/>&lt;/or&gt;</text:span></text:p>
      <text:p text:style-name="PreformattedText"><text:span text:style-name="SourceText"><text:s text:c="8"/>&lt;/condition&gt;</text:span></text:p>
      <text:p text:style-name="PreformattedText"><text:span text:style-name="SourceText"><text:s text:c="8"/>&lt;condition property="context.undeployable"&gt;</text:span></text:p>
      <text:p text:style-name="PreformattedText"><text:span text:style-name="SourceText"><text:s text:c="12"/>&lt;o</text:span><text:span text:style-name="SourceText">r&gt;</text:span></text:p>
      <text:p text:style-name="PreformattedText"><text:span text:style-name="SourceText"><text:s text:c="16"/>&lt;istrue value="${context.running}"/&gt;</text:span></text:p>
      <text:p text:style-name="PreformattedText"><text:span text:style-name="SourceText"><text:s text:c="16"/>&lt;istrue value="${context.stopped}"/&gt;</text:span></text:p>
      <text:p text:style-name="PreformattedText"><text:span text:style-name="SourceText"><text:s text:c="12"/>&lt;/or&gt;</text:span></text:p>
      <text:p text:style-name="PreformattedText"><text:span text:style-name="SourceText"><text:s text:c="8"/>&lt;/condition&gt;</text:span></text:p>
      <text:p text:style-name="P388"><text:span text:style-name="SourceText"><text:s text:c="4"/>&lt;/target&gt;</text:span></text:p>
      <text:p text:style-name="Textbody"><text:span text:style-name="StrongEmphasis">WARNING:</text:span><text:s/>even if it doesn't make many sense, and is always a bad idea, calling a Catalina task<text:s/>more than once, badly set Ant tasks depends chains may cause that a task be called more than once in the same Ant run, even if not intended to. A bit of caution should be exercised when you are capturing output from that task, because this could lead to something unexpected:</text:p>
      <text:list text:style-name="LFO43" text:continue-numbering="true">
        <text:list-item>
          <text:p text:style-name="P389">when capturing in a property you will find in it only the output from the<text:s/><text:span text:style-name="Emphasis">first</text:span><text:s/>call, because Ant properties are immutable and once set they cannot be changed,</text:p>
        </text:list-item>
        <text:list-item>
          <text:p text:style-name="P390">when capturing in a file, each run will overwrite it and you will find in<text:s/>it only the<text:s/><text:span text:style-name="Emphasis">last</text:span><text:s/>call output, unless you are using the<text:s/><text:span text:style-name="SourceText">append="true"</text:span><text:s/>attribute, in which case you will see the output of each task call appended to the file.</text:p>
        </text:list-item>
      </text:list>
      <text:p text:style-name="Textbody"/>
      <text:p text:style-name="P391"/>
      <text:h text:style-name="Heading2" text:outline-level="2">JNDI Resources How-To</text:h>
      <text:h text:style-name="Heading3" text:outline-level="3"><text:bookmark-start text:name="Table_of_Contents4"/><text:bookmark-end text:name="Table_of_Contents4"/>Table of Contents</text:h>
      <text:list text:style-name="LFO44" text:continue-numbering="true">
        <text:list-item>
          <text:p text:style-name="P392"><text:a xlink:href="https://tomcat.apache.org/tomcat-9.0-doc/jndi-resources-howto.html#Introduction" office:target-frame-name="_top" xlink:show="replace">Introduction</text:a></text:p>
        </text:list-item>
        <text:list-item>
          <text:p text:style-name="P393"><text:a xlink:href="https://tomcat.apache.org/tomcat-9.0-doc/jndi-resources-howto.html#web.xml_configuration" office:target-frame-name="_top" xlink:show="replace">web.xml configuration</text:a></text:p>
        </text:list-item>
        <text:list-item>
          <text:p text:style-name="P394"><text:a xlink:href="https://tomcat.apache.org/tomcat-9.0-doc/jndi-resources-howto.html#context.xml_configuration" office:target-frame-name="_top" xlink:show="replace">context.xml configuration</text:a></text:p>
        </text:list-item>
        <text:list-item>
          <text:p text:style-name="P395"><text:a xlink:href="https://tomcat.apache.org/tomcat-9.0-doc/jndi-resources-howto.html#Global_configuration" office:target-frame-name="_top" xlink:show="replace">Global configuration</text:a></text:p>
        </text:list-item>
        <text:list-item>
          <text:p text:style-name="P396"><text:a xlink:href="https://tomcat.apache.org/tomcat-9.0-doc/jndi-resources-howto.html#Using_resources" office:target-frame-name="_top" xlink:show="replace">Using resources</text:a></text:p>
        </text:list-item>
        <text:list-item>
          <text:p text:style-name="P397"><text:a xlink:href="https://tomcat.apache.org/tomcat-9.0-doc/jndi-resources-howto.html#Tomcat_Standard_Resource_Factories" office:target-frame-name="_top" xlink:show="replace">Tomcat Standard Resource Factories</text:a></text:p>
          <text:list text:continue-numbering="true">
            <text:list-item>
              <text:p text:style-name="P398"><text:a xlink:href="https://tomcat.apache.org/tomcat-9.0-doc/jndi-resources-howto.html#Generic_JavaBean_Resources" office:target-frame-name="_top" xlink:show="replace">Generic JavaBean Resources</text:a></text:p>
            </text:list-item>
            <text:list-item>
              <text:p text:style-name="P399"><text:a xlink:href="https://tomcat.apache.org/tomcat-9.0-doc/jndi-resources-howto.html#UserDatabase_Resources" office:target-frame-name="_top" xlink:show="replace">UserDatabase Resources</text:a></text:p>
            </text:list-item>
            <text:list-item>
              <text:p text:style-name="P400"><text:a xlink:href="https://tomcat.apache.org/tomcat-9.0-doc/jndi-resources-howto.html#JavaMail_Sessions" office:target-frame-name="_top" xlink:show="replace">JavaMail Sessions</text:a></text:p>
            </text:list-item>
            <text:list-item>
              <text:p text:style-name="P401"><text:a xlink:href="https://tomcat.apache.org/tomcat-9.0-doc/jndi-resources-howto.html#JDBC_Data_Sources" office:target-frame-name="_top" xlink:show="replace">JDBC Data Sources</text:a></text:p>
            </text:list-item>
          </text:list>
        </text:list-item>
        <text:list-item>
          <text:p text:style-name="P402"><text:a xlink:href="https://tomcat.apache.org/tomcat-9.0-doc/jndi-resources-howto.html#Adding_Custom_Resource_Factories" office:target-frame-name="_top" xlink:show="replace">Adding Custom Resource Factories</text:a></text:p>
        </text:list-item>
      </text:list>
      <text:h text:style-name="Heading3" text:outline-level="3"><text:bookmark-start text:name="Introduction4"/><text:bookmark-end text:name="Introduction4"/>Introduction</text:h>
      <text:p text:style-name="Textbody">Tomcat provides a JNDI<text:s/><text:span text:style-name="StrongEmphasis">InitialContext</text:span><text:s/>implementation instance for each web application running under it, in a manner that is compatible with those provided by a<text:s/><text:a xlink:href="http://www.oracle.com/technetwork/java/javaee/overview/index.html" office:target-frame-name="_top" xlink:show="replace">Java Enterprise Edition</text:a><text:s/>application server. The Java EE standard provides a standard set of elements in the<text:s/><text:span text:style-name="SourceText">/WEB-INF/web.xml</text:span><text:s/>file to reference/define resources.</text:p>
      <text:p text:style-name="Textbody">See the following Specifications for more information about programming APIs for JNDI, and for the features supported by Java Enterprise Edition (Java EE) servers, which Tomcat emulates for the services that it provides:</text:p>
      <text:list text:style-name="LFO45" text:continue-numbering="true">
        <text:list-item>
          <text:p text:style-name="P403"><text:a xlink:href="http://docs.oracle.com/javase/7/docs/technotes/guides/jndi/index.html" office:target-frame-name="_top" xlink:show="replace">Java Naming and Directory Interface</text:a><text:s/>(included in JDK 1.4 onwards)</text:p>
        </text:list-item>
        <text:list-item>
          <text:p text:style-name="P404"><text:a xlink:href="http://www.oracle.com/technetwork/java/javaee/documentation/index.html" office:target-frame-name="_top" xlink:show="replace">Java EE Platform Specification</text:a><text:s/>(in particular, see Chapter 5 on<text:s/><text:span text:style-name="Emphasis">Naming</text:span>)</text:p>
        </text:list-item>
      </text:list>
      <text:h text:style-name="Heading3" text:outline-level="3"><text:bookmark-start text:name="web.xml_configuration"/><text:bookmark-end text:name="web.xml_configuration"/>web.xml configuration</text:h>
      <text:p text:style-name="Textbody">The following elements may be used in the web application deployment descriptor (<text:span text:style-name="SourceText">/WEB-INF/web.xml</text:span>) of your web application to define resources:</text:p>
      <text:list text:style-name="LFO46" text:continue-numbering="true">
        <text:list-item>
          <text:p text:style-name="P405"><text:span text:style-name="StrongEmphasis">&lt;env-entry&gt;</text:span><text:s/>- Environment entry, a single-value parameter that can be<text:s/>used to configure how the application will operate.</text:p>
        </text:list-item>
        <text:list-item>
          <text:p text:style-name="P406"><text:span text:style-name="StrongEmphasis">&lt;resource-ref&gt;</text:span><text:s/>- Resource reference, which is typically to an object factory for resources such as a JDBC<text:s/><text:span text:style-name="SourceText">DataSource</text:span>, a JavaMail<text:s/><text:span text:style-name="SourceText">Session</text:span>, or custom object factories configured into Tomcat.</text:p>
        </text:list-item>
        <text:list-item>
          <text:p text:style-name="P407"><text:span text:style-name="StrongEmphasis">&lt;resource-env-r</text:span><text:span text:style-name="StrongEmphasis">ef&gt;</text:span><text:s/>- Resource environment reference, a new variation of<text:s/><text:span text:style-name="SourceText">resource-ref</text:span><text:s/>added in Servlet 2.4 that is simpler to configure for resources that do not require authentication information.</text:p>
        </text:list-item>
      </text:list>
      <text:soft-page-break/>
      <text:p text:style-name="Textbody">Providing that Tomcat is able to identify an appropriate resource factory<text:s/>to use to create the resource and that no further configuration information is required, Tomcat will use the information in<text:s/><text:span text:style-name="SourceText">/WEB-INF/web.xml</text:span><text:s/>to create the resource.</text:p>
      <text:p text:style-name="Textbody">Tomcat provides a number of Tomcat specific options for JNDI resources that cannot be specified in web.xml. These include<text:s/><text:span text:style-name="SourceText">closeMethod</text:span><text:s/>that enables faster cleaning-up of JNDI resources when a web application stops and<text:s/><text:span text:style-name="SourceText">singleton</text:span><text:s/>that controls whether or not a new instance of the resource is created for every JNDI lookup. To use these configuration<text:s/>options the resource must be specified in a web application's<text:s/><text:a xlink:href="https://tomcat.apache.org/tomcat-9.0-doc/config/context.html" office:target-frame-name="_top" xlink:show="replace"><text:span text:style-name="SourceText">&lt;Context&gt;</text:span></text:a><text:s/>element or in the<text:s/><text:a xlink:href="https://tomcat.apache.org/tomcat-9.0-doc/config/globalresources.html" office:target-frame-name="_top" xlink:show="replace"><text:span text:style-name="StrongEmphasis">&lt;</text:span><text:span text:style-name="StrongEmphasis">GlobalNamingResources&gt;</text:span></text:a><text:s/>element of<text:s/><text:span text:style-name="SourceText">$CATALINA_BASE/conf/server.xml</text:span>.</text:p>
      <text:h text:style-name="Heading3" text:outline-level="3"><text:bookmark-start text:name="context.xml_configuration"/><text:bookmark-end text:name="context.xml_configuration"/>context.xml configuration</text:h>
      <text:p text:style-name="Textbody">If Tomcat is unable to identify the appropriate resource factory and/or additional configuration information is required, additional Tomcat specific configuration must be specified before Tomcat can create the resource. Tomcat specific resource configuration is entered in the<text:s/><text:a xlink:href="https://tomcat.apache.org/tomcat-9.0-doc/config/context.html" office:target-frame-name="_top" xlink:show="replace"><text:span text:style-name="SourceText">&lt;Context&gt;</text:span></text:a><text:s/>elements that can be specified in either<text:s/><text:span text:style-name="SourceText">$CATALINA_BASE</text:span><text:span text:style-name="SourceText">/conf/server.xml</text:span><text:s/>or, preferably, the per-web-application context XML file (<text:span text:style-name="SourceText">META-INF/context.xml</text:span>).</text:p>
      <text:p text:style-name="Textbody">Tomcat specific resource configuration is performed using the following elements in the<text:s/><text:a xlink:href="https://tomcat.apache.org/tomcat-9.0-doc/config/context.html" office:target-frame-name="_top" xlink:show="replace"><text:span text:style-name="SourceText">&lt;Context&gt;</text:span></text:a><text:s/>element:</text:p>
      <text:list text:style-name="LFO47" text:continue-numbering="true">
        <text:list-item>
          <text:p text:style-name="P408"><text:a xlink:href="https://tomcat.apache.org/tomcat-9.0-doc/config/context.html#Environment_Entries" office:target-frame-name="_top" xlink:show="replace">&lt;Environment&gt;</text:a><text:s/>- Configure names and values for scalar environment entries that will be exposed to the web application through the JNDI<text:s/><text:span text:style-name="SourceText">InitialContext</text:span><text:s/>(equivalent to the inclusion of an<text:s/><text:span text:style-name="SourceText">&lt;env-entry&gt;</text:span><text:s/>element in the web application deployment descriptor).</text:p>
        </text:list-item>
        <text:list-item>
          <text:p text:style-name="P409"><text:a xlink:href="https://tomcat.apache.org/tomcat-9.0-doc/config/context.html#Resource_Definitions" office:target-frame-name="_top" xlink:show="replace">&lt;Resource&gt;</text:a><text:s/>- Configure the name and<text:s/>data type of a resource made available to the application (equivalent to the inclusion of a<text:s/><text:span text:style-name="SourceText">&lt;resource-ref&gt;</text:span><text:s/>element in the web application deployment descriptor).</text:p>
        </text:list-item>
        <text:list-item>
          <text:p text:style-name="P410"><text:a xlink:href="https://tomcat.apache.org/tomcat-9.0-doc/config/context.html#Resource_Links" office:target-frame-name="_top" xlink:show="replace">&lt;ResourceLink&gt;</text:a><text:s/>- Add a link to a resource defined in the global JNDI context. Use resource links to give a web application access to a resource defined in the<text:s/><text:a xlink:href="https://tomcat.apache.org/tomcat-9.0-doc/config/globalresources.html" office:target-frame-name="_top" xlink:show="replace">&lt;GlobalNamingResources&gt;</text:a><text:s/>child element of the<text:s/><text:a xlink:href="https://tomcat.apache.org/tomcat-9.0-doc/config/server.html" office:target-frame-name="_top" xlink:show="replace">&lt;Server&gt;</text:a><text:s/>element.</text:p>
        </text:list-item>
        <text:list-item>
          <text:p text:style-name="P411"><text:a xlink:href="https://tomcat.apache.org/tomcat-9.0-doc/config/context.html#Transaction" office:target-frame-name="_top" xlink:show="replace">&lt;Transaction&gt;</text:a><text:s/>- Add a resource factory<text:s/>for instantiating the UserTransaction object instance that is available at<text:s/><text:span text:style-name="SourceText">java:comp/UserTransaction</text:span>.</text:p>
        </text:list-item>
      </text:list>
      <text:p text:style-name="Textbody">Any number of these elements may be nested inside a<text:s/><text:a xlink:href="https://tomcat.apache.org/tomcat-9.0-doc/config/context.html" office:target-frame-name="_top" xlink:show="replace"><text:span text:style-name="SourceText">&lt;Context&gt;</text:span></text:a><text:s/>element and<text:s/>will be associated only with that particular web application.</text:p>
      <text:p text:style-name="Textbody">If a resource has been defined in a<text:s/><text:a xlink:href="https://tomcat.apache.org/tomcat-9.0-doc/config/context.html" office:target-frame-name="_top" xlink:show="replace"><text:span text:style-name="SourceText">&lt;Context&gt;</text:span></text:a><text:s/>element it is not necessary for that resource to be defined in<text:s/><text:span text:style-name="SourceText">/WEB-IN</text:span><text:span text:style-name="SourceText">F/web.xml</text:span>. However, it is recommended to keep the entry in<text:s/><text:span text:style-name="SourceText">/WEB-INF/web.xml</text:span><text:s/>to document the resource requirements for the web application.</text:p>
      <text:p text:style-name="Textbody">Where the same resource name has been defined for a<text:s/><text:span text:style-name="SourceText">&lt;env-entry&gt;</text:span><text:s/>element included in the web application deployment descriptor (<text:span text:style-name="SourceText">/WEB-INF/web.xml</text:span>) and in an<text:s/><text:span text:style-name="SourceText">&lt;Environment&gt;</text:span><text:s/>element as part of the<text:s/><text:a xlink:href="https://tomcat.apache.org/tomcat-9.0-doc/config/context.html" office:target-frame-name="_top" xlink:show="replace"><text:span text:style-name="SourceText">&lt;Context&gt;</text:span></text:a><text:s/>element for the web application, the values in the deployment descriptor will<text:s/><text:soft-page-break/>take precedence<text:s/><text:span text:style-name="StrongEmphasis">only</text:span><text:s/>if allowed by the corresponding<text:s/><text:span text:style-name="SourceText">&lt;Environment&gt;</text:span><text:s/>element (by setting the<text:s/><text:span text:style-name="SourceText">override</text:span><text:s/>attribute to "true").</text:p>
      <text:h text:style-name="Heading3" text:outline-level="3"><text:bookmark-start text:name="Global_configuration"/><text:bookmark-end text:name="Global_configuration"/>Global configuration</text:h>
      <text:p text:style-name="Textbody">Tomcat maintains a separate namespace of global resources for the entire server. These are configured in the<text:s/><text:a xlink:href="https://tomcat.apache.org/tomcat-9.0-doc/config/globalresources.html" office:target-frame-name="_top" xlink:show="replace"><text:span text:style-name="StrongEmphasis">&lt;GlobalNamingResources&gt;</text:span></text:a><text:s/>element of<text:s/><text:span text:style-name="SourceText">$CATALINA_BASE/conf/server.xml</text:span>. You may expose these resources to web applications by using a<text:s/><text:a xlink:href="https://tomcat.apache.org/tomcat-9.0-doc/config/context.html#Resource_Links" office:target-frame-name="_top" xlink:show="replace">&lt;ResourceLink&gt;</text:a><text:s/>to include it in the per-web-application context.</text:p>
      <text:p text:style-name="Textbody">If a resource has been defined using a<text:s/><text:a xlink:href="https://tomcat.apache.org/tomcat-9.0-doc/config/context.html#Resource_Links" office:target-frame-name="_top" xlink:show="replace">&lt;ResourceLink&gt;</text:a>, it is not<text:s/>necessary for that resource to be defined in<text:s/><text:span text:style-name="SourceText">/WEB-INF/web.xml</text:span>. However, it is recommended to keep the entry in<text:s/><text:span text:style-name="SourceText">/WEB-INF/web.xml</text:span><text:s/>to document the resource requirements for the web application.</text:p>
      <text:h text:style-name="Heading3" text:outline-level="3"><text:bookmark-start text:name="Using_resources"/><text:bookmark-end text:name="Using_resources"/>Using resources</text:h>
      <text:p text:style-name="Textbody">The<text:s/><text:span text:style-name="SourceText">InitialContext</text:span><text:s/>is configured as a web application is initially deployed, and is made available to web application components (for read-only access). All configured entries and resources are placed in the<text:s/><text:span text:style-name="SourceText">java:comp/env</text:span><text:s/>portion of the JNDI namespace, so a typical access to a resource - in this case, to<text:s/>a JDBC<text:s/><text:span text:style-name="SourceText">DataSource</text:span><text:s/>- would look something like this:</text:p>
      <text:p text:style-name="PreformattedText"><text:span text:style-name="SourceText">// Obtain our environment naming context</text:span></text:p>
      <text:p text:style-name="PreformattedText"><text:span text:style-name="SourceText">Context initCtx = new InitialContext();</text:span></text:p>
      <text:p text:style-name="PreformattedText"><text:span text:style-name="T412">Context envCtx = (Context) initCtx.lookup("java:comp/env");</text:span></text:p>
      <text:p text:style-name="P413"/>
      <text:p text:style-name="PreformattedText"><text:span text:style-name="SourceText">// Look up our data source</text:span></text:p>
      <text:p text:style-name="PreformattedText"><text:span text:style-name="SourceText">DataSource ds = (DataSource)</text:span></text:p>
      <text:p text:style-name="PreformattedText"><text:span text:style-name="SourceText"><text:s text:c="2"/></text:span><text:span text:style-name="SourceText">envCtx.lookup("jdbc/EmployeeDB");</text:span></text:p>
      <text:p text:style-name="PreformattedText"/>
      <text:p text:style-name="PreformattedText"><text:span text:style-name="SourceText">// Allocate and use a connection from the pool</text:span></text:p>
      <text:p text:style-name="PreformattedText"><text:span text:style-name="SourceText">Connection conn = ds.getConnection();</text:span></text:p>
      <text:p text:style-name="PreformattedText"><text:span text:style-name="SourceText">... use this connection to access the database ...</text:span></text:p>
      <text:p text:style-name="P414"><text:span text:style-name="SourceText">conn.close();</text:span></text:p>
      <text:h text:style-name="Heading3" text:outline-level="3"><text:bookmark-start text:name="Tomcat_Standard_Resource_Factories"/><text:bookmark-end text:name="Tomcat_Standard_Resource_Factories"/>Tomcat Standard Resource Factories</text:h>
      <text:p text:style-name="Textbody">Tomcat includes a series of standard<text:s/>resource factories that can provide services to your web applications, but give you configuration flexibility (via the<text:s/><text:a xlink:href="https://tomcat.apache.org/tomcat-9.0-doc/config/context.html" office:target-frame-name="_top" xlink:show="replace"><text:span text:style-name="SourceText">&lt;Context&gt;</text:span></text:a><text:s/>element) without modifying the web application or the deployment descriptor. Each subsection below details the configuration and usage of the standard resource factories.</text:p>
      <text:p text:style-name="Textbody">See<text:s/><text:a xlink:href="https://tomcat.apache.org/tomcat-9.0-doc/jndi-resources-howto.html#Adding_Custom_Resource_Factories" office:target-frame-name="_top" xlink:show="replace">Adding Custom Resource Factories</text:a><text:s/>for information about how to create, install, configure, and use your own custom resource factory classes with Tomcat.</text:p>
      <text:p text:style-name="Textbody"><text:span text:style-name="Emphasis">NOTE</text:span><text:s/>- Of the standard resource factories, only the "JDBC Data Source" and "User Transaction" factories are mandated<text:s/>to be available on other platforms, and then they are required only if the platform implements the Java Enterprise Edition (Java EE) specs. All other standard resource factories, plus custom resource factories that you write yourself, are specific to Tomcat and cannot be assumed to be available on other containers.</text:p>
      <text:h text:style-name="Heading4" text:outline-level="4"><text:bookmark-start text:name="Generic_JavaBean_Resources"/><text:bookmark-end text:name="Generic_JavaBean_Resources"/><text:soft-page-break/>Generic JavaBean Resources</text:h>
      <text:h text:style-name="Heading5" text:outline-level="5">0. Introduction</text:h>
      <text:p text:style-name="Textbody">This resource factory can be used to create objects of<text:s/><text:span text:style-name="Emphasis">any</text:span><text:s/>Java class that conforms to standard JavaBeans naming conventions (i.e. it has a zero-arguments constructor, and has property setters that conform to the setFoo() naming pattern. The resource factory will only create a new instance of the appropriate bean class every time a<text:s/><text:span text:style-name="SourceText">lookup()</text:span><text:s/>for this entry is made if the<text:s/><text:span text:style-name="SourceText">singleton</text:span><text:s/>attribute of the factory<text:s/>is set to<text:s/><text:span text:style-name="SourceText">false</text:span>.</text:p>
      <text:p text:style-name="Textbody">The steps required to use this facility are described below.</text:p>
      <text:h text:style-name="Heading5" text:outline-level="5">1. Create Your JavaBean Class</text:h>
      <text:p text:style-name="Textbody">Create the JavaBean class which will be instantiated each time that the resource factory is looked up. For this example, assume you create a class<text:s/><text:span text:style-name="SourceText">com.mycompany.MyBean</text:span>, which looks like this:</text:p>
      <text:p text:style-name="PreformattedText"><text:span text:style-name="SourceText">package com.mycompany;</text:span></text:p>
      <text:p text:style-name="PreformattedText"/>
      <text:p text:style-name="PreformattedText"><text:span text:style-name="SourceText">public class MyBean {</text:span></text:p>
      <text:p text:style-name="PreformattedText"/>
      <text:p text:style-name="PreformattedText"><text:span text:style-name="SourceText"><text:s text:c="2"/>private String foo = "Default Foo";</text:span></text:p>
      <text:p text:style-name="PreformattedText"/>
      <text:p text:style-name="PreformattedText"><text:span text:style-name="SourceText"><text:s text:c="2"/>public String getFoo() {</text:span></text:p>
      <text:p text:style-name="PreformattedText"><text:span text:style-name="SourceText"><text:s text:c="4"/>return (this.foo);</text:span></text:p>
      <text:p text:style-name="PreformattedText"><text:span text:style-name="SourceText"><text:s text:c="2"/>}</text:span></text:p>
      <text:p text:style-name="PreformattedText"/>
      <text:p text:style-name="PreformattedText"><text:span text:style-name="SourceText"><text:s text:c="2"/>public void setFoo(String foo) {</text:span></text:p>
      <text:p text:style-name="PreformattedText"><text:span text:style-name="SourceText"><text:s text:c="4"/>this.foo = foo;</text:span></text:p>
      <text:p text:style-name="PreformattedText"><text:span text:style-name="SourceText"><text:s text:c="2"/>}</text:span></text:p>
      <text:p text:style-name="PreformattedText"/>
      <text:p text:style-name="PreformattedText"><text:span text:style-name="SourceText"><text:s text:c="2"/>private<text:s/></text:span><text:span text:style-name="SourceText">int bar = 0;</text:span></text:p>
      <text:p text:style-name="PreformattedText"/>
      <text:p text:style-name="PreformattedText"><text:span text:style-name="SourceText"><text:s text:c="2"/>public int getBar() {</text:span></text:p>
      <text:p text:style-name="PreformattedText"><text:span text:style-name="SourceText"><text:s text:c="4"/>return (this.bar);</text:span></text:p>
      <text:p text:style-name="PreformattedText"><text:span text:style-name="SourceText"><text:s text:c="2"/>}</text:span></text:p>
      <text:p text:style-name="PreformattedText"/>
      <text:p text:style-name="PreformattedText"><text:span text:style-name="SourceText"><text:s text:c="2"/>public void setBar(int bar) {</text:span></text:p>
      <text:p text:style-name="PreformattedText"><text:span text:style-name="SourceText"><text:s text:c="4"/>this.bar = bar;</text:span></text:p>
      <text:p text:style-name="PreformattedText"><text:span text:style-name="SourceText"><text:s text:c="2"/>}</text:span></text:p>
      <text:p text:style-name="PreformattedText"/>
      <text:p text:style-name="PreformattedText"/>
      <text:p text:style-name="P415"><text:span text:style-name="SourceText">}</text:span></text:p>
      <text:h text:style-name="Heading5" text:outline-level="5">2. Declare Your Resource Requirements</text:h>
      <text:p text:style-name="Textbody">Next, modify your web application deployment descriptor (<text:span text:style-name="SourceText">/WEB-INF/web.xml</text:span>) to declare the JNDI name under which you will request new instances of this bean. The simplest approach is to use a<text:s/><text:span text:style-name="SourceText">&lt;resource-env-ref&gt;</text:span><text:s/>element, like this:</text:p>
      <text:p text:style-name="PreformattedText"><text:span text:style-name="SourceText">&lt;resource-env-ref&gt;</text:span></text:p>
      <text:p text:style-name="PreformattedText"><text:span text:style-name="SourceText"><text:s text:c="2"/>&lt;description&gt;</text:span></text:p>
      <text:p text:style-name="PreformattedText"><text:span text:style-name="SourceText"><text:s text:c="4"/>Object factory for MyBean instances.</text:span></text:p>
      <text:p text:style-name="PreformattedText"><text:span text:style-name="SourceText"><text:s text:c="2"/>&lt;/description&gt;</text:span></text:p>
      <text:p text:style-name="PreformattedText"><text:span text:style-name="SourceText"><text:s text:c="2"/>&lt;resource-env-ref-name&gt;</text:span></text:p>
      <text:p text:style-name="PreformattedText"><text:span text:style-name="SourceText"><text:s text:c="4"/>bean/MyBeanFactory</text:span></text:p>
      <text:p text:style-name="PreformattedText"><text:span text:style-name="SourceText"><text:s text:c="2"/>&lt;/resource-env-ref-name&gt;</text:span></text:p>
      <text:p text:style-name="PreformattedText"><text:span text:style-name="SourceText"><text:s text:c="2"/>&lt;resource-env-ref-type&gt;</text:span></text:p>
      <text:soft-page-break/>
      <text:p text:style-name="PreformattedText"><text:span text:style-name="SourceText"><text:s text:c="4"/>com.mycompany.MyBean</text:span></text:p>
      <text:p text:style-name="PreformattedText"><text:span text:style-name="SourceText"><text:s text:c="2"/>&lt;/resource-env-ref-type&gt;</text:span></text:p>
      <text:p text:style-name="P416"><text:span text:style-name="SourceText">&lt;/resource-env-ref&gt;</text:span></text:p>
      <text:p text:style-name="Textbody"><text:span text:style-name="StrongEmphasis">WARNING</text:span><text:s/>- Be sure you respect the element ordering that is required by the DTD for web application<text:s/>deployment descriptors! See the<text:s/><text:a xlink:href="https://wiki.apache.org/tomcat/Specifications" office:target-frame-name="_top" xlink:show="replace">Servlet Specification</text:a><text:s/>for details.</text:p>
      <text:h text:style-name="Heading5" text:outline-level="5">3. Code Your Application's Use Of This Resource</text:h>
      <text:p text:style-name="Textbody">A typical use of this resource environment reference might look like this:</text:p>
      <text:p text:style-name="PreformattedText"><text:span text:style-name="SourceText">Con</text:span><text:span text:style-name="SourceText">text initCtx = new InitialContext();</text:span></text:p>
      <text:p text:style-name="PreformattedText"><text:span text:style-name="SourceText">Context envCtx = (Context) initCtx.lookup("java:comp/env");</text:span></text:p>
      <text:p text:style-name="PreformattedText"><text:span text:style-name="SourceText">MyBean bean = (MyBean) envCtx.lookup("bean/MyBeanFactory");</text:span></text:p>
      <text:p text:style-name="PreformattedText"/>
      <text:p text:style-name="PreformattedText"><text:span text:style-name="SourceText">writer.println("foo = " + bean.getFoo() + ", bar = " +</text:span></text:p>
      <text:p text:style-name="P417"><text:span text:style-name="SourceText"><text:s text:c="15"/>bean.getBar());</text:span></text:p>
      <text:h text:style-name="Heading5" text:outline-level="5">4. Configure<text:s/>Tomcat's Resource Factory</text:h>
      <text:p text:style-name="Textbody">To configure Tomcat's resource factory, add an element like this to the<text:s/><text:a xlink:href="https://tomcat.apache.org/tomcat-9.0-doc/config/context.html" office:target-frame-name="_top" xlink:show="replace"><text:span text:style-name="SourceText">&lt;Context&gt;</text:span></text:a><text:s/>element for this web application.</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text:span><text:span text:style-name="SourceText">e="bean/MyBeanFactory" auth="Container"</text:span></text:p>
      <text:p text:style-name="PreformattedText"><text:span text:style-name="SourceText"><text:s text:c="12"/>type="com.mycompany.MyBean"</text:span></text:p>
      <text:p text:style-name="PreformattedText"><text:span text:style-name="SourceText"><text:s text:c="12"/>factory="org.apache.naming.factory.BeanFactory"</text:span></text:p>
      <text:p text:style-name="PreformattedText"><text:span text:style-name="SourceText"><text:s text:c="12"/>bar="23"/&gt;</text:span></text:p>
      <text:p text:style-name="PreformattedText"><text:span text:style-name="SourceText"><text:s text:c="2"/>...</text:span></text:p>
      <text:p text:style-name="P418"><text:span text:style-name="SourceText">&lt;/Context&gt;</text:span></text:p>
      <text:p text:style-name="Textbody">Note that the resource name (here,<text:s/><text:span text:style-name="SourceText">bean/MyBeanFactory</text:span><text:s/>must match the value specified in the web application deployment descriptor. We are also initializing the value of the<text:s/><text:span text:style-name="SourceText">bar</text:span><text:s/>property, which will cause<text:s/><text:span text:style-name="SourceText">setBar(23)</text:span><text:s/>to be called before the new bean is returned. Because we are not initializing the<text:s/><text:span text:style-name="SourceText">foo</text:span><text:s/>property (although we could have), the bean will contain whatever default value is set up by its constructor.</text:p>
      <text:p text:style-name="Textbody">Some beans have properties with types that cannot automatically be converted from a string value. Setting such properties using the Tomcat BeanFactory will fail with a NamingException. In cases were those beans provide methods to set the properties from a string value, the Tomcat BeanFactory can be configured to use these methods. The configuration is done with the<text:s/><text:span text:style-name="SourceText">forceString</text:span><text:s/>attribute.</text:p>
      <text:p text:style-name="Textbody">Assume our bean looks like this:</text:p>
      <text:p text:style-name="PreformattedText"><text:span text:style-name="SourceText">package c</text:span><text:span text:style-name="SourceText">om.mycompany;</text:span></text:p>
      <text:p text:style-name="PreformattedText"/>
      <text:p text:style-name="PreformattedText"><text:span text:style-name="SourceText">import java.net.InetAddress;</text:span></text:p>
      <text:p text:style-name="PreformattedText"><text:span text:style-name="SourceText">import java.net.UnknownHostException;</text:span></text:p>
      <text:p text:style-name="PreformattedText"/>
      <text:p text:style-name="PreformattedText"><text:span text:style-name="SourceText">public class MyBean2 {</text:span></text:p>
      <text:p text:style-name="PreformattedText"/>
      <text:p text:style-name="PreformattedText"><text:span text:style-name="SourceText"><text:s text:c="2"/>private InetAddress local = null;</text:span></text:p>
      <text:p text:style-name="PreformattedText"/>
      <text:p text:style-name="PreformattedText"><text:span text:style-name="SourceText"><text:s text:c="2"/>public InetAddress getLocal() {</text:span></text:p>
      <text:soft-page-break/>
      <text:p text:style-name="PreformattedText"><text:span text:style-name="SourceText"><text:s text:c="4"/>return local;</text:span></text:p>
      <text:p text:style-name="PreformattedText"><text:span text:style-name="SourceText"><text:s text:c="2"/>}</text:span></text:p>
      <text:p text:style-name="PreformattedText"/>
      <text:p text:style-name="PreformattedText"><text:span text:style-name="SourceText"><text:s text:c="2"/>public void setLocal(InetAddress ip) {</text:span></text:p>
      <text:p text:style-name="PreformattedText"><text:span text:style-name="SourceText"><text:s text:c="4"/>local =<text:s/></text:span><text:span text:style-name="SourceText">ip;</text:span></text:p>
      <text:p text:style-name="PreformattedText"><text:span text:style-name="SourceText"><text:s text:c="2"/>}</text:span></text:p>
      <text:p text:style-name="PreformattedText"/>
      <text:p text:style-name="PreformattedText"><text:span text:style-name="SourceText"><text:s text:c="2"/>public void setLocal(String localHost) {</text:span></text:p>
      <text:p text:style-name="PreformattedText"><text:span text:style-name="SourceText"><text:s text:c="4"/>try {</text:span></text:p>
      <text:p text:style-name="PreformattedText"><text:span text:style-name="SourceText"><text:s text:c="6"/>local = InetAddress.getByName(localHost);</text:span></text:p>
      <text:p text:style-name="PreformattedText"><text:span text:style-name="SourceText"><text:s text:c="4"/>} catch (UnknownHostException ex) {</text:span></text:p>
      <text:p text:style-name="PreformattedText"><text:span text:style-name="SourceText"><text:s text:c="4"/>}</text:span></text:p>
      <text:p text:style-name="PreformattedText"><text:span text:style-name="SourceText"><text:s text:c="2"/>}</text:span></text:p>
      <text:p text:style-name="PreformattedText"/>
      <text:p text:style-name="PreformattedText"><text:span text:style-name="SourceText"><text:s text:c="2"/>private InetAddress remote = null;</text:span></text:p>
      <text:p text:style-name="PreformattedText"/>
      <text:p text:style-name="PreformattedText"><text:span text:style-name="SourceText"><text:s text:c="2"/>public InetAddress getRemote() {</text:span></text:p>
      <text:p text:style-name="PreformattedText"><text:span text:style-name="SourceText"><text:s text:c="4"/>return remote;</text:span></text:p>
      <text:p text:style-name="PreformattedText"><text:span text:style-name="SourceText"><text:s text:c="2"/>}</text:span></text:p>
      <text:p text:style-name="PreformattedText"/>
      <text:p text:style-name="PreformattedText"><text:span text:style-name="SourceText"><text:s text:c="2"/>public void setRemote(InetAddress ip) {</text:span></text:p>
      <text:p text:style-name="PreformattedText"><text:span text:style-name="SourceText"><text:s text:c="4"/>remote = ip;</text:span></text:p>
      <text:p text:style-name="PreformattedText"><text:span text:style-name="SourceText"><text:s text:c="2"/>}</text:span></text:p>
      <text:p text:style-name="PreformattedText"/>
      <text:p text:style-name="PreformattedText"><text:span text:style-name="SourceText"><text:s text:c="2"/>public void host(String remoteHost) {</text:span></text:p>
      <text:p text:style-name="PreformattedText"><text:span text:style-name="SourceText"><text:s text:c="4"/>try {</text:span></text:p>
      <text:p text:style-name="PreformattedText"><text:span text:style-name="SourceText"><text:s text:c="6"/>remote = InetAddress.getByName(remoteHost);</text:span></text:p>
      <text:p text:style-name="PreformattedText"><text:span text:style-name="SourceText"><text:s text:c="4"/>} catch (UnknownHostException ex) {</text:span></text:p>
      <text:p text:style-name="PreformattedText"><text:span text:style-name="SourceText"><text:s text:c="4"/>}</text:span></text:p>
      <text:p text:style-name="PreformattedText"><text:span text:style-name="SourceText"><text:s text:c="2"/>}</text:span></text:p>
      <text:p text:style-name="PreformattedText"/>
      <text:p text:style-name="P419"><text:span text:style-name="SourceText">}</text:span></text:p>
      <text:p text:style-name="Textbody">The bean has two properties, both are<text:s/>of type<text:s/><text:span text:style-name="SourceText">InetAddress</text:span>. The first property<text:s/><text:span text:style-name="SourceText">local</text:span><text:s/>has an additional setter taking a string argument. By default the Tomcat BeanFactory would try to use the automatically detected setter with the same argument type as the property type and then throw a NamingException, because it is not prepared to convert the given string attribute value to<text:s/><text:span text:style-name="SourceText">InetAddress</text:span>. We can tell the Tomcat BeanFactory to use the other setter like that:</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e="bean/MyBeanFactory" auth="Container"</text:span></text:p>
      <text:p text:style-name="PreformattedText"><text:span text:style-name="SourceText"><text:s text:c="12"/>ty</text:span><text:span text:style-name="SourceText">pe="com.mycompany.MyBean2"</text:span></text:p>
      <text:p text:style-name="PreformattedText"><text:span text:style-name="SourceText"><text:s text:c="12"/>factory="org.apache.naming.factory.BeanFactory"</text:span></text:p>
      <text:p text:style-name="PreformattedText"><text:span text:style-name="SourceText"><text:s text:c="12"/>forceString="local"</text:span></text:p>
      <text:p text:style-name="PreformattedText"><text:span text:style-name="SourceText"><text:s text:c="12"/>local="localhost"/&gt;</text:span></text:p>
      <text:p text:style-name="PreformattedText"><text:span text:style-name="SourceText"><text:s text:c="2"/>...</text:span></text:p>
      <text:p text:style-name="P420"><text:span text:style-name="SourceText">&lt;/Context&gt;</text:span></text:p>
      <text:p text:style-name="Textbody">The bean property<text:s/><text:span text:style-name="SourceText">remote</text:span><text:s/>can also be set from a string, but one has to use the non-standard method name<text:s/><text:span text:style-name="SourceText">host</text:span>. To set<text:s/><text:span text:style-name="SourceText">local</text:span><text:s/>and<text:s/><text:span text:style-name="SourceText">remote</text:span><text:s/>use the following configuration:</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e="bean/MyBeanFactory" auth="Container"</text:span></text:p>
      <text:p text:style-name="PreformattedText"><text:span text:style-name="SourceText"><text:s text:c="12"/>type="com.mycompany.MyBean2"</text:span></text:p>
      <text:soft-page-break/>
      <text:p text:style-name="PreformattedText"><text:span text:style-name="SourceText"><text:s text:c="12"/>factory="org.apache.naming.factory.BeanFactory"</text:span></text:p>
      <text:p text:style-name="PreformattedText"><text:span text:style-name="SourceText"><text:s/></text:span><text:span text:style-name="SourceText"><text:s text:c="11"/>forceString="local,remote=host"</text:span></text:p>
      <text:p text:style-name="PreformattedText"><text:span text:style-name="SourceText"><text:s text:c="12"/>local="localhost"</text:span></text:p>
      <text:p text:style-name="PreformattedText"><text:span text:style-name="SourceText"><text:s text:c="12"/>remote="tomcat.apache.org"/&gt;</text:span></text:p>
      <text:p text:style-name="PreformattedText"><text:span text:style-name="SourceText"><text:s text:c="2"/>...</text:span></text:p>
      <text:p text:style-name="P421"><text:span text:style-name="SourceText">&lt;/Context&gt;</text:span></text:p>
      <text:p text:style-name="Textbody">Multiple property descriptions can be combined in<text:s/><text:span text:style-name="SourceText">forceString</text:span><text:s/>by concatenation with comma as a separator. Each property<text:s/>description consists of either only the property name in which case the BeanFactory calls the setter method. Or it consist of<text:s/><text:span text:style-name="SourceText">name=method</text:span><text:s/>in which case the property named<text:s/><text:span text:style-name="SourceText">name</text:span><text:s/>is set by calling method<text:s/><text:span text:style-name="SourceText">method</text:span>. For properties of types<text:s/><text:span text:style-name="SourceText">String</text:span><text:s/>or of primitive<text:s/>type or of their associated primitive wrapper classes using<text:s/><text:span text:style-name="SourceText">forceString</text:span><text:s/>is not needed. The correct setter will be automatically detected and argument conversion will be applied.</text:p>
      <text:h text:style-name="Heading4" text:outline-level="4"><text:bookmark-start text:name="UserDatabase_Resources"/><text:bookmark-end text:name="UserDatabase_Resources"/>UserDatabase Resources</text:h>
      <text:h text:style-name="Heading5" text:outline-level="5">0. Introduction</text:h>
      <text:p text:style-name="Textbody">UserDatabase resources are typically configured as global resources for use by a UserDatabase realm. Tomcat includes a UserDatabaseFactory that creates UserDatabase resources backed by an XML file - usually<text:s/><text:span text:style-name="SourceText">tomcat-users.xml</text:span></text:p>
      <text:p text:style-name="Textbody">The steps required to set up a global UserDatabase resource are described below.</text:p>
      <text:h text:style-name="Heading5" text:outline-level="5">1. Create/edit the XML file</text:h>
      <text:p text:style-name="Textbody">The XML file is typically located at<text:s/><text:span text:style-name="SourceText">$CATALINA_BASE/conf/tomcat-users.xml</text:span><text:s/>however, you are free to locate the file anywhere on the file system. It is recommended that the XML files are placed in<text:s/><text:span text:style-name="SourceText">$CATALINA_BASE/conf</text:span>. A<text:s/>typical XML would look like:</text:p>
      <text:p text:style-name="PreformattedText"><text:span text:style-name="SourceText">&lt;?xml version="1.0" encoding="UTF-8"?&gt;</text:span></text:p>
      <text:p text:style-name="PreformattedText"><text:span text:style-name="SourceText">&lt;tomcat-users&gt;</text:span></text:p>
      <text:p text:style-name="PreformattedText"><text:span text:style-name="SourceText"><text:s text:c="2"/>&lt;role rolename="tomcat"/&gt;</text:span></text:p>
      <text:p text:style-name="PreformattedText"><text:span text:style-name="SourceText"><text:s text:c="2"/>&lt;role rolename="role1"/&gt;</text:span></text:p>
      <text:p text:style-name="PreformattedText"><text:span text:style-name="SourceText"><text:s text:c="2"/>&lt;user username="tomcat" password="tomcat" roles="tomcat"/&gt;</text:span></text:p>
      <text:p text:style-name="PreformattedText"><text:span text:style-name="SourceText"><text:s text:c="2"/>&lt;user username="both" password="tomcat" roles="tomcat,r</text:span><text:span text:style-name="SourceText">ole1"/&gt;</text:span></text:p>
      <text:p text:style-name="PreformattedText"><text:span text:style-name="SourceText"><text:s text:c="2"/>&lt;user username="role1" password="tomcat" roles="role1"/&gt;</text:span></text:p>
      <text:p text:style-name="P422"><text:span text:style-name="SourceText">&lt;/tomcat-users&gt;</text:span></text:p>
      <text:h text:style-name="Heading5" text:outline-level="5">2. Declare Your Resource</text:h>
      <text:p text:style-name="Textbody">Next, modify<text:s/><text:span text:style-name="SourceText">$CATALINA_BASE/conf/server.xml</text:span><text:s/>to create the UserDatabase resource based on your XML file. It should look something like this:</text:p>
      <text:p text:style-name="PreformattedText"><text:span text:style-name="SourceText">&lt;Resourc</text:span><text:span text:style-name="SourceText">e name="UserDatabase"</text:span></text:p>
      <text:p text:style-name="PreformattedText"><text:span text:style-name="SourceText"><text:s text:c="10"/>auth="Container"</text:span></text:p>
      <text:p text:style-name="PreformattedText"><text:span text:style-name="SourceText"><text:s text:c="10"/></text:span><text:span text:style-name="T423">type="org.apache.catalina.UserDatabase"</text:span></text:p>
      <text:p text:style-name="PreformattedText"><text:span text:style-name="T424"><text:s text:c="10"/></text:span><text:span text:style-name="SourceText">description="User database that can be updated and saved"</text:span></text:p>
      <text:p text:style-name="PreformattedText"><text:span text:style-name="SourceText"><text:s text:c="10"/>factory="org.apache.catalina.users.MemoryUserDatabaseFactory"</text:span></text:p>
      <text:p text:style-name="PreformattedText"><text:span text:style-name="SourceText"><text:s text:c="10"/>pathnam</text:span><text:span text:style-name="SourceText">e="conf/tomcat-users.xml"</text:span></text:p>
      <text:p text:style-name="P425"><text:span text:style-name="SourceText"><text:s text:c="10"/>readonly="false" /&gt;</text:span></text:p>
      <text:p text:style-name="Textbody">The<text:s/><text:span text:style-name="SourceText">pathname</text:span><text:s/>attribute can be a URL, an absolute path or a relative path. If relative, it is relative to<text:s/><text:span text:style-name="SourceText">$CATALINA_BASE</text:span>.</text:p>
      <text:soft-page-break/>
      <text:p text:style-name="Textbody">The<text:s/><text:span text:style-name="SourceText">readonly</text:span><text:s/>attribute is optional and defaults to<text:s/><text:span text:style-name="SourceText">true</text:span><text:s/>if not supplied. If the<text:s/>XML is writeable then it will be written to when Tomcat starts.<text:s/><text:span text:style-name="StrongEmphasis">WARNING:</text:span><text:s/>When the file is written it will inherit the default file permissions for the user Tomcat is running as. Ensure that these are appropriate to maintain the security of your installation.</text:p>
      <text:p text:style-name="Textbody">If referenced in a Realm, the UserDatabse will, by default, monitor<text:s/><text:span text:style-name="SourceText">pathname</text:span><text:s/>for changes and reload the file if a change in the last modified time is observed. This can be disabled by setting the<text:s/><text:span text:style-name="SourceText">watchSource</text:span><text:s/>attribute to<text:s/><text:span text:style-name="SourceText">false</text:span>.</text:p>
      <text:h text:style-name="Heading5" text:outline-level="5">3. Configure the Realm</text:h>
      <text:p text:style-name="Textbody">Configure a UserDatabase Realm to use this resource as described in the<text:s/><text:a xlink:href="https://tomcat.apache.org/tomcat-9.0-doc/config/realm.html" office:target-frame-name="_top" xlink:show="replace">Realm configuration documentation</text:a>.</text:p>
      <text:h text:style-name="Heading4" text:outline-level="4"><text:bookmark-start text:name="JavaMail_Sessions"/><text:bookmark-end text:name="JavaMail_Sessions"/>JavaMail Sessions</text:h>
      <text:h text:style-name="Heading5" text:outline-level="5">0. Introduction</text:h>
      <text:p text:style-name="Textbody">In many web applications, sending<text:s/>electronic mail messages is a required part of the system's functionality. The<text:s/><text:a xlink:href="http://www.oracle.com/technetwork/java/javamail/index.html" office:target-frame-name="_top" xlink:show="replace">Java Mail</text:a><text:s/>API makes this process relatively straightforward, but requires many configuration details<text:s/>that the client application must be aware of (including the name of the SMTP host to be used for message sending).</text:p>
      <text:p text:style-name="Textbody">Tomcat includes a standard resource factory that will create<text:s/><text:span text:style-name="SourceText">javax.mail.Session</text:span><text:s/>session instances for you, already configured to connect to an SMTP server. In this way, the application is totally insulated from changes in the email server configuration environment - it simply asks for, and receives, a preconfigured session whenever needed.</text:p>
      <text:p text:style-name="Textbody">The steps required for this are outlined below.</text:p>
      <text:h text:style-name="Heading5" text:outline-level="5">1. Declare Your Resource Requirements</text:h>
      <text:p text:style-name="Textbody">The first thing you should do is modify the web application deployment descriptor (<text:span text:style-name="SourceText">/WEB-INF/web.xml</text:span>) to declare the JNDI name under which you will look up preconfigured sessions. By convention, all such names should resolve to the<text:s/><text:span text:style-name="SourceText">mail</text:span><text:s/>subcontext (relative to the standard<text:s/><text:span text:style-name="SourceText">java:comp/env</text:span><text:s/>naming context that is the root of all provided resource factories. A typical<text:s/><text:span text:style-name="SourceText">web.xml</text:span><text:s/>entry might look like this:</text:p>
      <text:p text:style-name="PreformattedText"><text:span text:style-name="SourceText">&lt;resource-ref&gt;</text:span></text:p>
      <text:p text:style-name="PreformattedText"><text:span text:style-name="SourceText"><text:s text:c="2"/>&lt;description&gt;</text:span></text:p>
      <text:p text:style-name="PreformattedText"><text:span text:style-name="SourceText"><text:s text:c="4"/>Resource reference to a factory for javax.mai</text:span><text:span text:style-name="SourceText">l.Session</text:span></text:p>
      <text:p text:style-name="PreformattedText"><text:span text:style-name="SourceText"><text:s text:c="4"/>instances that may be used for sending electronic mail</text:span></text:p>
      <text:p text:style-name="PreformattedText"><text:span text:style-name="SourceText"><text:s text:c="4"/>messages, preconfigured to connect to the appropriate</text:span></text:p>
      <text:p text:style-name="PreformattedText"><text:span text:style-name="SourceText"><text:s text:c="4"/>SMTP server.</text:span></text:p>
      <text:p text:style-name="PreformattedText"><text:span text:style-name="SourceText"><text:s text:c="2"/>&lt;/description&gt;</text:span></text:p>
      <text:p text:style-name="PreformattedText"><text:span text:style-name="SourceText"><text:s text:c="2"/>&lt;res-ref-name&gt;</text:span></text:p>
      <text:p text:style-name="PreformattedText"><text:span text:style-name="SourceText"><text:s text:c="4"/>mail/Session</text:span></text:p>
      <text:p text:style-name="PreformattedText"><text:span text:style-name="SourceText"><text:s text:c="2"/>&lt;/res-ref-name&gt;</text:span></text:p>
      <text:p text:style-name="PreformattedText"><text:span text:style-name="SourceText"><text:s text:c="2"/>&lt;res-type&gt;</text:span></text:p>
      <text:p text:style-name="PreformattedText"><text:span text:style-name="SourceText"><text:s text:c="4"/>javax.mail.Session</text:span></text:p>
      <text:p text:style-name="PreformattedText"><text:span text:style-name="SourceText"><text:s text:c="2"/>&lt;/res</text:span><text:span text:style-name="SourceText">-type&gt;</text:span></text:p>
      <text:p text:style-name="PreformattedText"><text:span text:style-name="SourceText"><text:s text:c="2"/>&lt;res-auth&gt;</text:span></text:p>
      <text:p text:style-name="PreformattedText"><text:span text:style-name="SourceText"><text:s text:c="4"/>Container</text:span></text:p>
      <text:p text:style-name="PreformattedText"><text:span text:style-name="SourceText"><text:s text:c="2"/>&lt;/res-auth&gt;</text:span></text:p>
      <text:soft-page-break/>
      <text:p text:style-name="P426"><text:span text:style-name="SourceText">&lt;/resource-ref&gt;</text:span></text:p>
      <text:p text:style-name="Textbody"><text:span text:style-name="StrongEmphasis">WARNING</text:span><text:s/>- Be sure you respect the element ordering that is required by the DTD for web application deployment descriptors! See the<text:s/><text:a xlink:href="https://wiki.apache.org/tomcat/Specifications" office:target-frame-name="_top" xlink:show="replace">Servlet Specification</text:a><text:s/>for details.</text:p>
      <text:h text:style-name="Heading5" text:outline-level="5">2. Code Your Application's Use Of This Resource</text:h>
      <text:p text:style-name="Textbody">A typical use of this resource reference might look like this:</text:p>
      <text:p text:style-name="PreformattedText"><text:span text:style-name="SourceText">Context initCtx = new InitialContext();</text:span></text:p>
      <text:p text:style-name="PreformattedText"><text:span text:style-name="SourceText">Context envCtx = (Context) initCtx.lookup("java:comp/env");</text:span></text:p>
      <text:p text:style-name="PreformattedText"><text:span text:style-name="SourceText">Session<text:s/></text:span><text:span text:style-name="SourceText">session = (Session) envCtx.lookup("mail/Session");</text:span></text:p>
      <text:p text:style-name="PreformattedText"/>
      <text:p text:style-name="PreformattedText"><text:span text:style-name="SourceText">Message message = new MimeMessage(session);</text:span></text:p>
      <text:p text:style-name="PreformattedText"><text:span text:style-name="SourceText">message.setFrom(new InternetAddress(request.getParameter("from")));</text:span></text:p>
      <text:p text:style-name="PreformattedText"><text:span text:style-name="SourceText">InternetAddress to[] = new InternetAddress[1];</text:span></text:p>
      <text:p text:style-name="PreformattedText"><text:span text:style-name="SourceText">to[0] = new InternetAddress(request.getParame</text:span><text:span text:style-name="SourceText">ter("to"));</text:span></text:p>
      <text:p text:style-name="PreformattedText"><text:span text:style-name="SourceText">message.setRecipients(Message.RecipientType.TO, to);</text:span></text:p>
      <text:p text:style-name="PreformattedText"><text:span text:style-name="SourceText">message.setSubject(request.getParameter("subject"));</text:span></text:p>
      <text:p text:style-name="PreformattedText"><text:span text:style-name="SourceText">message.setContent(request.getParameter("content"), "text/plain");</text:span></text:p>
      <text:p text:style-name="P427"><text:span text:style-name="SourceText">Transport.send(message);</text:span></text:p>
      <text:p text:style-name="Textbody">Note that the application uses the same<text:s/>resource reference name that was declared in the web application deployment descriptor. This is matched up against the resource factory that is configured in the<text:s/><text:a xlink:href="https://tomcat.apache.org/tomcat-9.0-doc/config/context.html" office:target-frame-name="_top" xlink:show="replace"><text:span text:style-name="SourceText">&lt;Context&gt;</text:span></text:a><text:s/>element for the web application as described below.</text:p>
      <text:h text:style-name="Heading5" text:outline-level="5">3. Configure Tomcat's Resource Factory</text:h>
      <text:p text:style-name="Textbody">To configure Tomcat's resource factory, add an elements like this to the<text:s/><text:a xlink:href="https://tomcat.apache.org/tomcat-9.0-doc/config/context.html" office:target-frame-name="_top" xlink:show="replace"><text:span text:style-name="SourceText">&lt;Context&gt;</text:span></text:a><text:s/>element for this web application.</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e="mail/Session" auth="Container"</text:span></text:p>
      <text:p text:style-name="PreformattedText"><text:span text:style-name="SourceText"><text:s text:c="12"/>type="javax.mail.Session"</text:span></text:p>
      <text:p text:style-name="PreformattedText"><text:span text:style-name="SourceText"><text:s text:c="12"/>mail.smtp.host="localhost"/&gt;</text:span></text:p>
      <text:p text:style-name="PreformattedText"><text:span text:style-name="SourceText"><text:s text:c="2"/>...</text:span></text:p>
      <text:p text:style-name="P428"><text:span text:style-name="SourceText">&lt;/Context&gt;</text:span></text:p>
      <text:p text:style-name="Textbody">Note that the resource name (here,<text:s/><text:span text:style-name="SourceText">mail/Session</text:span>) must match the value specified in the web application deployment descriptor. Customize the value of the<text:s/><text:span text:style-name="SourceText">mail.smtp.host</text:span><text:s/>parameter to point at the server that provides SMTP service for your network.</text:p>
      <text:p text:style-name="Textbody">Additional resource attributes and values will be converted to properties and<text:s/>values and passed to<text:s/><text:span text:style-name="SourceText">javax.mail.Session.getInstance(java.util.Properties)</text:span><text:s/>as part of the<text:s/><text:span text:style-name="SourceText">java.util.Properties</text:span><text:s/>collection. In addition to the properties defined in Annex A of the JavaMail specification, individual providers may also support additional properties.</text:p>
      <text:p text:style-name="Textbody">If the resource is configured with a<text:s/><text:span text:style-name="SourceText">password</text:span><text:s/>attribute and either a<text:s/><text:span text:style-name="SourceText">mail.smtp.user</text:span><text:s/>or<text:s/><text:span text:style-name="SourceText">mail.user</text:span><text:s/>attribute then Tomcat's resource factory will configure and add a<text:s/><text:span text:style-name="SourceText">javax.mail.Authenticator</text:span><text:s/>to the mail session.</text:p>
      <text:h text:style-name="Heading5" text:outline-level="5">4. Install the JavaMail libraries</text:h>
      <text:p text:style-name="Textbody"><text:a xlink:href="http://javamail.java.net/" office:target-frame-name="_top" xlink:show="replace">Download the JavaMail API</text:a>.</text:p>
      <text:soft-page-break/>
      <text:p text:style-name="Textbody">Unpackage the distribution and place mail.jar into $CATALINA_HOME/lib so that it is available to Tomcat during the initialization of the mail Session Resource.<text:s/><text:span text:style-name="StrongEmphasis">Note:</text:span><text:s/>placing this jar in both<text:s/>$CATALINA_HOME/lib and a web application's lib folder will cause an error, so ensure you have it in the $CATALINA_HOME/lib location only.</text:p>
      <text:h text:style-name="Heading5" text:outline-level="5">5. Restart Tomcat</text:h>
      <text:p text:style-name="Textbody">For the additional JAR to be visible to Tomcat, it is necessary for the Tomcat instance to be restarted.</text:p>
      <text:h text:style-name="Heading5" text:outline-level="5">Example Application</text:h>
      <text:p text:style-name="Textbody">The<text:s/><text:span text:style-name="SourceText">/examples</text:span><text:s/>application included with Tomcat contains an example of utilizing this resource factory. It is accessed via the "JSP Examples" link. The source code for the servlet that actually sends the mail message is in<text:s/><text:span text:style-name="SourceText">/WEB-INF/</text:span><text:span text:style-name="SourceText">classes/SendMailServlet.java</text:span>.</text:p>
      <text:p text:style-name="Textbody"><text:span text:style-name="StrongEmphasis">WARNING</text:span><text:s/>- The default configuration assumes that there is an SMTP server listing on port 25 on<text:s/><text:span text:style-name="SourceText">localhost</text:span>. If this is not the case, edit the<text:s/><text:a xlink:href="https://tomcat.apache.org/tomcat-9.0-doc/config/context.html" office:target-frame-name="_top" xlink:show="replace"><text:span text:style-name="SourceText">&lt;Context</text:span><text:span text:style-name="SourceText">&gt;</text:span></text:a><text:s/>element for this web application and modify the parameter value for the<text:s/><text:span text:style-name="SourceText">mail.smtp.host</text:span><text:s/>parameter to be the host name of an SMTP server on your network.</text:p>
      <text:h text:style-name="Heading4" text:outline-level="4"><text:bookmark-start text:name="JDBC_Data_Sources"/><text:bookmark-end text:name="JDBC_Data_Sources"/>JDBC Data Sources</text:h>
      <text:h text:style-name="Heading5" text:outline-level="5">0. Introduction</text:h>
      <text:p text:style-name="Textbody">Many web applications need to access a database via a JDBC driver,<text:s/>to support the functionality required by that application. The Java EE Platform Specification requires Java EE Application Servers to make available a<text:s/><text:span text:style-name="Emphasis">DataSource</text:span><text:s/>implementation (that is, a connection pool for JDBC connections) for this purpose. Tomcat offers exactly the same support, so that database-based applications you develop on Tomcat using this service will run unchanged on any Java EE server.</text:p>
      <text:p text:style-name="Textbody">For information about JDBC, you should consult the following:</text:p>
      <text:list text:style-name="LFO48" text:continue-numbering="true">
        <text:list-item>
          <text:p text:style-name="P429"><text:a xlink:href="http://www.oracle.com/technetwork/java/javase/jdbc/index.html" office:target-frame-name="_top" xlink:show="replace">http://www.oracle.com/technetwork/java/javase/jdbc/index.html</text:a><text:s/>- Home page for information about Java Database Connectivity.</text:p>
        </text:list-item>
        <text:list-item>
          <text:p text:style-name="P430"><text:a xlink:href="http://java.sun.com/j2se/1.3/docs/guide/jdbc/spec2/jdbc2.1.frame.html" office:target-frame-name="_top" xlink:show="replace">http://java.sun.com/j2se/1.3/docs/guide/jdbc/spec2/jdbc2.1.frame.html</text:a><text:s/>- The JDBC 2.1 API Specification.</text:p>
        </text:list-item>
        <text:list-item>
          <text:p text:style-name="P431"><text:a xlink:href="http://java.sun.com/products/jdbc/jdbc20.stdext.pdf" office:target-frame-name="_top" xlink:show="replace">http://java.sun.com/products/jdbc/jdbc20.stdext.pdf</text:a><text:s/>- The JDBC 2.0 Standard Extension API (including the<text:s/><text:span text:style-name="SourceText">javax.sql.DataSource</text:span><text:s/>API). This package is now known as the "JDBC Optional Package".</text:p>
        </text:list-item>
        <text:list-item>
          <text:p text:style-name="P432"><text:a xlink:href="http://www.oracle.com/technetwork/java/javaee/overview/index.htm" office:target-frame-name="_top" xlink:show="replace">http://www.oracle.com/technetwork/java/javaee/overview/index.htm</text:a><text:s/>- The Java EE<text:s/>Platform Specification (covers the JDBC facilities that all Java EE platforms must provide to applications).</text:p>
        </text:list-item>
      </text:list>
      <text:p text:style-name="Textbody"><text:span text:style-name="StrongEmphasis">NOTE</text:span><text:s/>- The default data source support in Tomcat is based on the<text:s/><text:span text:style-name="StrongEmphasis">DBCP 2</text:span><text:s/>connection pool from the<text:s/><text:a xlink:href="https://commons.apache.org/" office:target-frame-name="_top" xlink:show="replace">Commons</text:a><text:s/>project. However, it is possible to use any other connection pool that implements<text:s/><text:span text:style-name="SourceText">javax.sql.DataSource</text:span>, by writing your own custom resource factory, as described<text:s/><text:a xlink:href="https://tomcat.apache.org/tomcat-9.0-doc/jndi-resources-howto.html#Adding_Custom_Resource_Factories" office:target-frame-name="_top" xlink:show="replace">below</text:a>.</text:p>
      <text:h text:style-name="Heading5" text:outline-level="5">1. Install Your JDBC Driver</text:h>
      <text:p text:style-name="Textbody">Use of the<text:s/><text:span text:style-name="Emphasis">JDBC Data Sources</text:span><text:s/>JNDI Resource Factory requires that you make an appropriate JDBC driver available to both Tomcat internal classes and to your web application. This is most easily<text:s/><text:soft-page-break/>accomplished by installing the driver's JAR file(s) into the<text:s/><text:span text:style-name="SourceText">$CATALINA_HOME/lib</text:span><text:s/>directory, which makes the driver available both to the resource factory and to your application.</text:p>
      <text:h text:style-name="Heading5" text:outline-level="5">2. Declare Your Resource Requirements</text:h>
      <text:p text:style-name="Textbody">Next, modify the web application deployment<text:s/>descriptor (<text:span text:style-name="SourceText">/WEB-INF/web.xml</text:span>) to declare the JNDI name under which you will look up preconfigured data source. By convention, all such names should resolve to the<text:s/><text:span text:style-name="SourceText">jdbc</text:span><text:s/>subcontext (relative to the standard<text:s/><text:span text:style-name="SourceText">java:comp/env</text:span><text:s/>naming context that is the root of all provided resource factories. A typical<text:s/><text:span text:style-name="SourceText">web.xml</text:span><text:s/>entry might look like this:</text:p>
      <text:p text:style-name="PreformattedText"><text:span text:style-name="SourceText">&lt;resource-ref&gt;</text:span></text:p>
      <text:p text:style-name="PreformattedText"><text:span text:style-name="SourceText"><text:s text:c="2"/>&lt;description&gt;</text:span></text:p>
      <text:p text:style-name="PreformattedText"><text:span text:style-name="SourceText"><text:s text:c="4"/>Resource reference to a factory for java.sql.Connection</text:span></text:p>
      <text:p text:style-name="PreformattedText"><text:span text:style-name="SourceText"><text:s text:c="4"/>instances that may be used for talking to a particular</text:span></text:p>
      <text:p text:style-name="PreformattedText"><text:span text:style-name="SourceText"><text:s text:c="4"/>database that is configu</text:span><text:span text:style-name="SourceText">red in the &lt;Context&gt;</text:span></text:p>
      <text:p text:style-name="PreformattedText"><text:span text:style-name="SourceText"><text:s text:c="4"/>configuration for the web application.</text:span></text:p>
      <text:p text:style-name="PreformattedText"><text:span text:style-name="SourceText"><text:s text:c="2"/>&lt;/description&gt;</text:span></text:p>
      <text:p text:style-name="PreformattedText"><text:span text:style-name="SourceText"><text:s text:c="2"/>&lt;res-ref-name&gt;</text:span></text:p>
      <text:p text:style-name="PreformattedText"><text:span text:style-name="SourceText"><text:s text:c="4"/>jdbc/EmployeeDB</text:span></text:p>
      <text:p text:style-name="PreformattedText"><text:span text:style-name="SourceText"><text:s text:c="2"/>&lt;/res-ref-name&gt;</text:span></text:p>
      <text:p text:style-name="PreformattedText"><text:span text:style-name="SourceText"><text:s text:c="2"/>&lt;res-type&gt;</text:span></text:p>
      <text:p text:style-name="PreformattedText"><text:span text:style-name="SourceText"><text:s text:c="4"/>javax.sql.DataSource</text:span></text:p>
      <text:p text:style-name="PreformattedText"><text:span text:style-name="SourceText"><text:s text:c="2"/>&lt;/res-type&gt;</text:span></text:p>
      <text:p text:style-name="PreformattedText"><text:span text:style-name="SourceText"><text:s text:c="2"/>&lt;res-auth&gt;</text:span></text:p>
      <text:p text:style-name="PreformattedText"><text:span text:style-name="SourceText"><text:s text:c="4"/>Container</text:span></text:p>
      <text:p text:style-name="PreformattedText"><text:span text:style-name="SourceText"><text:s text:c="2"/>&lt;/res-auth&gt;</text:span></text:p>
      <text:p text:style-name="P433"><text:span text:style-name="SourceText">&lt;/resource-ref&gt;</text:span></text:p>
      <text:p text:style-name="Textbody"><text:span text:style-name="StrongEmphasis">WARNING</text:span><text:s/>-<text:s/>Be sure you respect the element ordering that is required by the DTD for web application deployment descriptors! See the<text:s/><text:a xlink:href="https://wiki.apache.org/tomcat/Specifications" office:target-frame-name="_top" xlink:show="replace">Servlet Specification</text:a><text:s/>for details.</text:p>
      <text:h text:style-name="Heading5" text:outline-level="5">3. Code Your Application's Use Of This Resource</text:h>
      <text:p text:style-name="Textbody">A typical use of this resource reference might look like this:</text:p>
      <text:p text:style-name="PreformattedText"><text:span text:style-name="SourceText">Context initCtx = new InitialContext();</text:span></text:p>
      <text:p text:style-name="PreformattedText"><text:span text:style-name="SourceText">Context envCtx = (Context) initCtx.lookup("java:comp/env");</text:span></text:p>
      <text:p text:style-name="PreformattedText"><text:span text:style-name="SourceText">DataSource ds = (DataSource)</text:span></text:p>
      <text:p text:style-name="PreformattedText"><text:span text:style-name="SourceText"><text:s text:c="2"/>envCtx.lookup("jdbc/EmployeeDB");</text:span></text:p>
      <text:p text:style-name="PreformattedText"/>
      <text:p text:style-name="PreformattedText"><text:span text:style-name="SourceText">Connection conn<text:s/></text:span><text:span text:style-name="SourceText">= ds.getConnection();</text:span></text:p>
      <text:p text:style-name="PreformattedText"><text:span text:style-name="SourceText">... use this connection to access the database ...</text:span></text:p>
      <text:p text:style-name="P434"><text:span text:style-name="SourceText">conn.close();</text:span></text:p>
      <text:p text:style-name="Textbody">Note that the application uses the same resource reference name that was declared in the web application deployment descriptor. This is matched up against the resource factory that is configured in the<text:s/><text:a xlink:href="https://tomcat.apache.org/tomcat-9.0-doc/config/context.html" office:target-frame-name="_top" xlink:show="replace"><text:span text:style-name="SourceText">&lt;Context&gt;</text:span></text:a><text:s/>element for the web application as described below.</text:p>
      <text:h text:style-name="Heading5" text:outline-level="5">4. Configure Tomcat's Resource Factory</text:h>
      <text:p text:style-name="Textbody">To configure Tomcat's resource factory, add<text:s/>an element like this to the<text:s/><text:a xlink:href="https://tomcat.apache.org/tomcat-9.0-doc/config/context.html" office:target-frame-name="_top" xlink:show="replace"><text:span text:style-name="SourceText">&lt;Context&gt;</text:span></text:a><text:s/>element for the web application.</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e="jdbc/EmployeeDB"</text:span></text:p>
      <text:p text:style-name="PreformattedText"><text:span text:style-name="SourceText"><text:s text:c="12"/>auth="Container"</text:span></text:p>
      <text:soft-page-break/>
      <text:p text:style-name="PreformattedText"><text:span text:style-name="SourceText"><text:s text:c="12"/>type="javax</text:span><text:span text:style-name="SourceText">.sql.DataSource"</text:span></text:p>
      <text:p text:style-name="PreformattedText"><text:span text:style-name="SourceText"><text:s text:c="12"/>username="dbusername"</text:span></text:p>
      <text:p text:style-name="PreformattedText"><text:span text:style-name="SourceText"><text:s text:c="12"/>password="dbpassword"</text:span></text:p>
      <text:p text:style-name="PreformattedText"><text:span text:style-name="SourceText"><text:s text:c="12"/>driverClassName="org.hsql.jdbcDriver"</text:span></text:p>
      <text:p text:style-name="PreformattedText"><text:span text:style-name="SourceText"><text:s text:c="12"/>url="jdbc:HypersonicSQL:database"</text:span></text:p>
      <text:p text:style-name="PreformattedText"><text:span text:style-name="SourceText"><text:s text:c="12"/>maxTotal="8"</text:span></text:p>
      <text:p text:style-name="PreformattedText"><text:span text:style-name="SourceText"><text:s text:c="12"/>maxIdle="4"/&gt;</text:span></text:p>
      <text:p text:style-name="PreformattedText"><text:span text:style-name="SourceText"><text:s text:c="2"/>...</text:span></text:p>
      <text:p text:style-name="P435"><text:span text:style-name="SourceText">&lt;/Context&gt;</text:span></text:p>
      <text:p text:style-name="Textbody">Note<text:s/>that the resource name (here,<text:s/><text:span text:style-name="SourceText">jdbc/EmployeeDB</text:span>) must match the value specified in the web application deployment descriptor.</text:p>
      <text:p text:style-name="Textbody">This example assumes that you are using the HypersonicSQL database JDBC driver. Customize the<text:s/><text:span text:style-name="SourceText">driverClassName</text:span><text:s/>and<text:s/><text:span text:style-name="SourceText">driverName</text:span><text:s/>parameters to match your actual database's JDBC driver and connection URL.</text:p>
      <text:p text:style-name="Textbody">The configuration properties for Tomcat's standard data source resource factory (<text:span text:style-name="SourceText">org.apache.tomcat.dbcp.dbcp2.BasicDataSourceFactory</text:span>) are as follows:</text:p>
      <text:list text:style-name="LFO49" text:continue-numbering="true">
        <text:list-item>
          <text:p text:style-name="P436"><text:span text:style-name="StrongEmphasis">driverClassName</text:span><text:s/>- Fully qualified Java<text:s/>class name of the JDBC driver to be used.</text:p>
        </text:list-item>
        <text:list-item>
          <text:p text:style-name="P437"><text:span text:style-name="StrongEmphasis">username</text:span><text:s/>- Database username to be passed to our JDBC driver.</text:p>
        </text:list-item>
        <text:list-item>
          <text:p text:style-name="P438"><text:span text:style-name="StrongEmphasis">password</text:span><text:s/>- Database password to be passed to our JDBC driver.</text:p>
        </text:list-item>
        <text:list-item>
          <text:p text:style-name="P439"><text:span text:style-name="StrongEmphasis">url</text:span><text:s/>- Connection URL to be passed to our JDBC driver. (For backwards compatibility, the property<text:s/><text:span text:style-name="SourceText">driverName</text:span><text:s/>is also recognized.)</text:p>
        </text:list-item>
        <text:list-item>
          <text:p text:style-name="P440"><text:span text:style-name="StrongEmphasis">initialSize</text:span><text:s/>- The initial number of connections that will be created in the pool during pool initialization. Default: 0</text:p>
        </text:list-item>
        <text:list-item>
          <text:p text:style-name="P441"><text:span text:style-name="StrongEmphasis">maxTotal</text:span><text:s/>- The maximum number of connections that can be allocated from this pool at the same<text:s/>time. Default: 8</text:p>
        </text:list-item>
        <text:list-item>
          <text:p text:style-name="P442"><text:span text:style-name="StrongEmphasis">minIdle</text:span><text:s/>- The minimum number of connections that will sit idle in this pool at the same time. Default: 0</text:p>
        </text:list-item>
        <text:list-item>
          <text:p text:style-name="P443"><text:span text:style-name="StrongEmphasis">maxIdle</text:span><text:s/>- The maximum number of connections that can sit idle in this pool at the same time. Default: 8</text:p>
        </text:list-item>
        <text:list-item>
          <text:p text:style-name="P444"><text:span text:style-name="StrongEmphasis">maxWaitMillis</text:span><text:s/>- The maximum number of milliseconds that the pool will wait (when there are no available connections) for a connection to be returned before throwing an exception. Default: -1 (infinite)</text:p>
        </text:list-item>
      </text:list>
      <text:p text:style-name="Textbody">Some additional properties handle connection validation:</text:p>
      <text:list text:style-name="LFO50" text:continue-numbering="true">
        <text:list-item>
          <text:p text:style-name="P445"><text:span text:style-name="StrongEmphasis">validationQuery</text:span><text:s/>- SQL query<text:s/>that can be used by the pool to validate connections before they are returned to the application. If specified, this query MUST be an SQL SELECT statement that returns at least one row.</text:p>
        </text:list-item>
        <text:list-item>
          <text:p text:style-name="P446"><text:span text:style-name="StrongEmphasis">validationQueryTimeout</text:span><text:s/>- Timeout in seconds for the validation query<text:s/>to return. Default: -1 (infinite)</text:p>
        </text:list-item>
        <text:list-item>
          <text:p text:style-name="P447"><text:span text:style-name="StrongEmphasis">testOnBorrow</text:span><text:s/>- true or false: whether a connection should be validated using the validation query each time it is borrowed from the pool. Default: true</text:p>
        </text:list-item>
        <text:list-item>
          <text:p text:style-name="P448"><text:span text:style-name="StrongEmphasis">testOnReturn</text:span><text:s/>- true or false: whether a connection should be validated<text:s/>using the validation query each time it is returned to the pool. Default: false</text:p>
        </text:list-item>
      </text:list>
      <text:p text:style-name="Textbody">The optional evictor thread is responsible for shrinking the pool by removing any connections which are idle for a long time. The evictor does not respect<text:s/><text:span text:style-name="SourceText">minIdle</text:span>. Note that you do not need to activate the evictor thread if you only want the pool to shrink according to the configured<text:s/><text:span text:style-name="SourceText">maxIdle</text:span><text:s/>property.</text:p>
      <text:p text:style-name="Textbody">The evictor is disabled by default and can be configured using the following properties:</text:p>
      <text:list text:style-name="LFO51" text:continue-numbering="true">
        <text:list-item>
          <text:p text:style-name="P449"><text:span text:style-name="StrongEmphasis">timeBetweenEvictionRunsMillis</text:span><text:s/>- The<text:s/>number of milliseconds between consecutive runs of the evictor. Default: -1 (disabled)</text:p>
        </text:list-item>
        <text:list-item>
          <text:p text:style-name="P450"><text:span text:style-name="StrongEmphasis">numTestsPerEvictionRun</text:span><text:s/>- The number of connections that will be checked for idleness by the evictor during each run of the evictor. Default: 3</text:p>
        </text:list-item>
        <text:list-item>
          <text:p text:style-name="P451"><text:span text:style-name="StrongEmphasis">minEvictableIdleTimeMillis</text:span><text:s/>- The idle time in milliseconds after which a connection can be removed from the pool by the evictor. Default: 30*60*1000 (30 minutes)</text:p>
        </text:list-item>
        <text:list-item>
          <text:p text:style-name="P452"><text:span text:style-name="StrongEmphasis">testWhileIdle</text:span><text:s/>- true or false: whether a connection should be validated by the evictor thread using the validation query<text:s/>while sitting idle in the pool. Default: false</text:p>
        </text:list-item>
      </text:list>
      <text:p text:style-name="Textbody">Another optional feature is the removal of abandoned connections. A connection is called abandoned if the application does not return it to the pool for a long time. The pool can close such connections automatically and remove them from the pool. This is a workaround for applications leaking connections.</text:p>
      <text:p text:style-name="Textbody">The abandoning feature is disabled by default and can be configured using the following properties:</text:p>
      <text:list text:style-name="LFO52" text:continue-numbering="true">
        <text:list-item>
          <text:p text:style-name="P453"><text:span text:style-name="StrongEmphasis">removeAbandonedOnBorrow</text:span><text:s/>- true or false: whether to remove<text:s/>abandoned connections from the pool when a connection is borrowed. Default: false</text:p>
        </text:list-item>
        <text:list-item>
          <text:p text:style-name="P454"><text:span text:style-name="StrongEmphasis">removeAbandonedOnMaintenance</text:span><text:s/>- true or false: whether to remove abandoned connections from the pool during pool maintenance. Default: false</text:p>
        </text:list-item>
        <text:list-item>
          <text:p text:style-name="P455"><text:span text:style-name="StrongEmphasis">removeAbandonedTimeout</text:span><text:s/>- The number of seconds after which a borrowed connection is assumed to be abandoned. Default: 300</text:p>
        </text:list-item>
        <text:list-item>
          <text:p text:style-name="P456"><text:span text:style-name="StrongEmphasis">logAbandoned</text:span><text:s/>- true or false: whether to log stack traces for application code which abandoned a statement or connection. This adds serious overhead. Default: false</text:p>
        </text:list-item>
      </text:list>
      <text:p text:style-name="Textbody">Finally there are various properties that allow further fine tuning of the pool behaviour:</text:p>
      <text:list text:style-name="LFO53" text:continue-numbering="true">
        <text:list-item>
          <text:p text:style-name="P457"><text:span text:style-name="StrongEmphasis">defaultAutoCommit</text:span><text:s/>- true or false: default auto-commit state of the connections created by this pool. Default: true</text:p>
        </text:list-item>
        <text:list-item>
          <text:p text:style-name="P458"><text:span text:style-name="StrongEmphasis">defaultReadOnly</text:span><text:s/>- true or false: default read-only<text:s/>state of the connections created by this pool. Default: false</text:p>
        </text:list-item>
        <text:list-item>
          <text:p text:style-name="P459"><text:span text:style-name="StrongEmphasis">defaultTransactionIsolation</text:span><text:s/>- This sets the default transaction isolation level. Can be one of<text:s/><text:span text:style-name="SourceText">NONE</text:span>,<text:s/><text:span text:style-name="SourceText">READ_COMMITTED</text:span>,<text:s/><text:span text:style-name="SourceText">READ_UNCOMMITTED</text:span>,<text:s/><text:span text:style-name="SourceText">REPEATABLE_READ</text:span>,<text:s/><text:span text:style-name="SourceText">SERIALIZABLE</text:span>. Default: no default set</text:p>
        </text:list-item>
        <text:list-item>
          <text:p text:style-name="P460"><text:span text:style-name="StrongEmphasis">pool</text:span><text:span text:style-name="StrongEmphasis">PreparedStatements</text:span><text:s/>- true or false: whether to pool PreparedStatements and CallableStatements. Default: false</text:p>
        </text:list-item>
        <text:list-item>
          <text:p text:style-name="P461"><text:span text:style-name="StrongEmphasis">maxOpenPreparedStatements</text:span><text:s/>- The maximum number of open statements that can be allocated from the statement pool at the same time. Default: -1 (unlimited)</text:p>
        </text:list-item>
        <text:list-item>
          <text:p text:style-name="P462"><text:span text:style-name="StrongEmphasis">defaultCatalog</text:span><text:s/>- The name of the default catalog. Default: not set</text:p>
        </text:list-item>
        <text:list-item>
          <text:p text:style-name="P463"><text:span text:style-name="StrongEmphasis">connectionInitSqls</text:span><text:s/>- A list of SQL statements run once after a Connection is created. Separate multiple statements by semicolons (<text:span text:style-name="SourceText">;</text:span>). Default: no statement</text:p>
        </text:list-item>
        <text:list-item>
          <text:p text:style-name="P464"><text:span text:style-name="StrongEmphasis">connectionProperties</text:span><text:s/>- A<text:s/>list of driver specific properties passed to the driver for creating connections. Each property is given as<text:s/><text:span text:style-name="SourceText">name=value</text:span>, multiple properties are separated by semicolons (<text:span text:style-name="SourceText">;</text:span>). Default: no properties</text:p>
        </text:list-item>
        <text:list-item>
          <text:p text:style-name="P465"><text:span text:style-name="StrongEmphasis">accessToUnderlyingConnectionAllowed</text:span><text:s/>- true or false: whether<text:s/>accessing the underlying connections is allowed. Default: false</text:p>
        </text:list-item>
      </text:list>
      <text:p text:style-name="Textbody">For more details, please refer to the Commons DBCP 2 documentation.</text:p>
      <text:h text:style-name="Heading3" text:outline-level="3"><text:bookmark-start text:name="Adding_Custom_Resource_Factories"/><text:bookmark-end text:name="Adding_Custom_Resource_Factories"/>Adding Custom Resource Factories</text:h>
      <text:p text:style-name="Textbody">If none of the standard resource factories meet your needs, you can write your own factory<text:s/>and integrate it into Tomcat, and then configure the use of this factory in the<text:s/><text:a xlink:href="https://tomcat.apache.org/tomcat-9.0-doc/config/context.html" office:target-frame-name="_top" xlink:show="replace"><text:span text:style-name="SourceText">&lt;Context&gt;</text:span></text:a><text:s/>element for the web application. In the example below, we will create a factory that only knows how to create<text:s/><text:span text:style-name="SourceText">com.mycompany.MyBean</text:span><text:s/>beans from the<text:s/><text:a xlink:href="https://tomcat.apache.org/tomcat-9.0-doc/jndi-resources-howto.html#Generic_JavaBean_Resources" office:target-frame-name="_top" xlink:show="replace">Generic JavaBean Resources</text:a><text:s/>example above.</text:p>
      <text:h text:style-name="Heading4" text:outline-level="4">1. Write A Resource Factory Class</text:h>
      <text:p text:style-name="Textbody">You must<text:s/>write a class that implements the JNDI service provider<text:s/><text:span text:style-name="SourceText">javax.naming.spi.ObjectFactory</text:span><text:s/>interface. Every time your web application calls<text:s/><text:span text:style-name="SourceText">lookup()</text:span><text:s/>on a context entry that is bound to this factory (assuming that the factory is configured with<text:s/><text:span text:style-name="SourceText">singleton="false</text:span><text:span text:style-name="SourceText">"</text:span>), the<text:s/><text:span text:style-name="SourceText">getObjectInstance()</text:span><text:s/>method is called, with the following arguments:</text:p>
      <text:list text:style-name="LFO54" text:continue-numbering="true">
        <text:list-item>
          <text:p text:style-name="P466"><text:span text:style-name="StrongEmphasis">Object obj</text:span><text:s/>- The (possibly null) object containing location or reference information that can be used in creating an object. For Tomcat, this will always be an object of type<text:s/><text:span text:style-name="SourceText">javax</text:span><text:span text:style-name="SourceText">.naming.Reference</text:span>, which contains the class name of this factory class, as well as the configuration properties (from the<text:s/><text:a xlink:href="https://tomcat.apache.org/tomcat-9.0-doc/config/context.html" office:target-frame-name="_top" xlink:show="replace"><text:span text:style-name="SourceText">&lt;Context&gt;</text:span></text:a><text:s/>for the web application) to use in creating objects to be returned.</text:p>
        </text:list-item>
        <text:list-item>
          <text:p text:style-name="P467"><text:span text:style-name="StrongEmphasis">Name name</text:span><text:s/>- The name to which this factory is bound relative to<text:s/><text:span text:style-name="SourceText">nameCtx</text:span>, or<text:s/><text:span text:style-name="SourceText">null</text:span><text:s/>if no name is specified.</text:p>
        </text:list-item>
        <text:list-item>
          <text:p text:style-name="P468"><text:span text:style-name="StrongEmphasis">Context nameCtx</text:span><text:s/>- The context relative to which the<text:s/><text:span text:style-name="SourceText">name</text:span><text:s/>parameter is specified, or<text:s/><text:span text:style-name="SourceText">null</text:span><text:s/>if<text:s/><text:span text:style-name="SourceText">name</text:span><text:s/>is relative to the default initial context.</text:p>
        </text:list-item>
        <text:list-item>
          <text:p text:style-name="P469"><text:span text:style-name="StrongEmphasis">Hashtable environment</text:span><text:s/>- The (possibly null) environment that is used in creating this object. This is generally ignored in Tomcat object factories.</text:p>
        </text:list-item>
      </text:list>
      <text:p text:style-name="Textbody">To create a resource factory that knows how to produce<text:s/><text:span text:style-name="SourceText">MyBean</text:span><text:s/>instances, you might create a class like this:</text:p>
      <text:p text:style-name="PreformattedText"><text:span text:style-name="SourceText">package com.mycompany;</text:span></text:p>
      <text:p text:style-name="PreformattedText"/>
      <text:p text:style-name="PreformattedText"><text:span text:style-name="SourceText">import java.util.Enumeration;</text:span></text:p>
      <text:soft-page-break/>
      <text:p text:style-name="PreformattedText"><text:span text:style-name="T470">import java.util.Hashtable;</text:span></text:p>
      <text:p text:style-name="PreformattedText"><text:span text:style-name="T471">import javax.naming.Context;</text:span></text:p>
      <text:p text:style-name="PreformattedText"><text:span text:style-name="T472">import javax.naming.Name;</text:span></text:p>
      <text:p text:style-name="PreformattedText"><text:span text:style-name="T473">import javax.naming.NamingException;</text:span></text:p>
      <text:p text:style-name="PreformattedText"><text:span text:style-name="T474">import javax.naming.RefAddr;</text:span></text:p>
      <text:p text:style-name="PreformattedText"><text:span text:style-name="T475">import javax.naming.Reference;</text:span></text:p>
      <text:p text:style-name="PreformattedText"><text:span text:style-name="SourceText">import<text:s/></text:span><text:span text:style-name="SourceText">javax.naming.spi.ObjectFactory;</text:span></text:p>
      <text:p text:style-name="PreformattedText"/>
      <text:p text:style-name="PreformattedText"><text:span text:style-name="SourceText">public class MyBeanFactory implements ObjectFactory {</text:span></text:p>
      <text:p text:style-name="PreformattedText"/>
      <text:p text:style-name="PreformattedText"><text:span text:style-name="SourceText"><text:s text:c="2"/>public Object getObjectInstance(Object obj,</text:span></text:p>
      <text:p text:style-name="PreformattedText"><text:span text:style-name="SourceText"><text:s text:c="6"/>Name name2, Context nameCtx, Hashtable environment)</text:span></text:p>
      <text:p text:style-name="PreformattedText"><text:span text:style-name="SourceText"><text:s text:c="6"/>throws NamingException {</text:span></text:p>
      <text:p text:style-name="PreformattedText"/>
      <text:p text:style-name="PreformattedText"><text:span text:style-name="SourceText"><text:s text:c="6"/>// Acquire an instance of<text:s/></text:span><text:span text:style-name="SourceText">our specified bean class</text:span></text:p>
      <text:p text:style-name="PreformattedText"><text:span text:style-name="SourceText"><text:s text:c="6"/>MyBean bean = new MyBean();</text:span></text:p>
      <text:p text:style-name="PreformattedText"/>
      <text:p text:style-name="PreformattedText"><text:span text:style-name="SourceText"><text:s text:c="6"/>// Customize the bean properties from our attributes</text:span></text:p>
      <text:p text:style-name="PreformattedText"><text:span text:style-name="SourceText"><text:s text:c="6"/>Reference ref = (Reference) obj;</text:span></text:p>
      <text:p text:style-name="PreformattedText"><text:span text:style-name="SourceText"><text:s text:c="6"/>Enumeration addrs = ref.getAll();</text:span></text:p>
      <text:p text:style-name="PreformattedText"><text:span text:style-name="SourceText"><text:s text:c="6"/>while (addrs.hasMoreElements()) {</text:span></text:p>
      <text:p text:style-name="PreformattedText"><text:span text:style-name="SourceText"><text:s text:c="10"/>RefAddr<text:s/></text:span><text:span text:style-name="SourceText">addr = (RefAddr) addrs.nextElement();</text:span></text:p>
      <text:p text:style-name="PreformattedText"><text:span text:style-name="SourceText"><text:s text:c="10"/>String name = addr.getType();</text:span></text:p>
      <text:p text:style-name="PreformattedText"><text:span text:style-name="SourceText"><text:s text:c="10"/>String value = (String) addr.getContent();</text:span></text:p>
      <text:p text:style-name="PreformattedText"><text:span text:style-name="SourceText"><text:s text:c="10"/>if (name.equals("foo")) {</text:span></text:p>
      <text:p text:style-name="PreformattedText"><text:span text:style-name="SourceText"><text:s text:c="14"/>bean.setFoo(value);</text:span></text:p>
      <text:p text:style-name="PreformattedText"><text:span text:style-name="SourceText"><text:s text:c="10"/>} else if (name.equals("bar")) {</text:span></text:p>
      <text:p text:style-name="PreformattedText"><text:span text:style-name="SourceText"><text:s text:c="12"/></text:span><text:span text:style-name="SourceText"><text:s text:c="2"/>try {</text:span></text:p>
      <text:p text:style-name="PreformattedText"><text:span text:style-name="SourceText"><text:s text:c="18"/>bean.setBar(Integer.parseInt(value));</text:span></text:p>
      <text:p text:style-name="PreformattedText"><text:span text:style-name="SourceText"><text:s text:c="14"/>} catch (NumberFormatException e) {</text:span></text:p>
      <text:p text:style-name="PreformattedText"><text:span text:style-name="SourceText"><text:s text:c="18"/>throw new NamingException("Invalid 'bar' value " + value);</text:span></text:p>
      <text:p text:style-name="PreformattedText"><text:span text:style-name="SourceText"><text:s text:c="14"/>}</text:span></text:p>
      <text:p text:style-name="PreformattedText"><text:span text:style-name="SourceText"><text:s text:c="10"/>}</text:span></text:p>
      <text:p text:style-name="PreformattedText"><text:span text:style-name="SourceText"><text:s text:c="6"/>}</text:span></text:p>
      <text:p text:style-name="PreformattedText"/>
      <text:p text:style-name="PreformattedText"><text:span text:style-name="SourceText"><text:s text:c="6"/>// Return the customiz</text:span><text:span text:style-name="SourceText">ed instance</text:span></text:p>
      <text:p text:style-name="PreformattedText"><text:span text:style-name="SourceText"><text:s text:c="6"/>return (bean);</text:span></text:p>
      <text:p text:style-name="PreformattedText"/>
      <text:p text:style-name="PreformattedText"><text:span text:style-name="SourceText"><text:s text:c="2"/>}</text:span></text:p>
      <text:p text:style-name="PreformattedText"/>
      <text:p text:style-name="P476"><text:span text:style-name="SourceText">}</text:span></text:p>
      <text:p text:style-name="Textbody">In this example, we are unconditionally creating a new instance of the<text:s/><text:span text:style-name="SourceText">com.mycompany.MyBean</text:span><text:s/>class, and populating its properties based on the parameters included in the<text:s/><text:span text:style-name="SourceText">&lt;ResourceParams&gt;</text:span><text:s/>element that configures this<text:s/>factory (see below). You should note that any parameter named<text:s/><text:span text:style-name="SourceText">factory</text:span><text:s/>should be skipped - that parameter is used to specify the name of the factory class itself (in this case,<text:s/><text:span text:style-name="SourceText">com.mycompany.MyBeanFactory</text:span>) rather than a property of the bean being configured.</text:p>
      <text:p text:style-name="Textbody">For more information about<text:s/><text:span text:style-name="SourceText">ObjectFactory</text:span>, see the<text:s/><text:a xlink:href="http://docs.oracle.com/javase/7/docs/technotes/guides/jndi/index.html" office:target-frame-name="_top" xlink:show="replace">JNDI Service Provider Interface (SPI) Specification</text:a>.</text:p>
      <text:p text:style-name="Textbody">You will need to compile this class against a class path that includes all of the JAR files in the<text:s/><text:span text:style-name="SourceText">$CATALINA_HOME/lib</text:span><text:s/>directory. When you are through, place the factory class (and the corresponding bean class) unpacked under<text:s/><text:span text:style-name="SourceText">$CATALINA_HOME/lib</text:span>, or in a JAR file inside<text:s/><text:soft-page-break/><text:span text:style-name="SourceText">$CATALINA_HOME/lib</text:span>. In this way, the required class<text:s/>files are visible to both Catalina internal resources and your web application.</text:p>
      <text:h text:style-name="Heading4" text:outline-level="4">2. Declare Your Resource Requirements</text:h>
      <text:p text:style-name="Textbody">Next, modify your web application deployment descriptor (<text:span text:style-name="SourceText">/WEB-INF/web.xml</text:span>) to declare the JNDI name under which you will request new<text:s/>instances of this bean. The simplest approach is to use a<text:s/><text:span text:style-name="SourceText">&lt;resource-env-ref&gt;</text:span><text:s/>element, like this:</text:p>
      <text:p text:style-name="PreformattedText"><text:span text:style-name="SourceText">&lt;resource-env-ref&gt;</text:span></text:p>
      <text:p text:style-name="PreformattedText"><text:span text:style-name="SourceText"><text:s text:c="2"/>&lt;description&gt;</text:span></text:p>
      <text:p text:style-name="PreformattedText"><text:span text:style-name="SourceText"><text:s text:c="4"/>Object factory for MyBean instances.</text:span></text:p>
      <text:p text:style-name="PreformattedText"><text:span text:style-name="SourceText"><text:s text:c="2"/>&lt;/description&gt;</text:span></text:p>
      <text:p text:style-name="PreformattedText"><text:span text:style-name="SourceText"><text:s text:c="2"/>&lt;resource-env-ref-name&gt;</text:span></text:p>
      <text:p text:style-name="PreformattedText"><text:span text:style-name="SourceText"><text:s text:c="4"/>bean/MyBeanFactory</text:span></text:p>
      <text:p text:style-name="PreformattedText"><text:span text:style-name="SourceText"><text:s text:c="2"/>&lt;</text:span><text:span text:style-name="SourceText">/resource-env-ref-name&gt;</text:span></text:p>
      <text:p text:style-name="PreformattedText"><text:span text:style-name="SourceText"><text:s text:c="2"/>&lt;resource-env-ref-type&gt;</text:span></text:p>
      <text:p text:style-name="PreformattedText"><text:span text:style-name="SourceText"><text:s text:c="4"/>com.mycompany.MyBean</text:span></text:p>
      <text:p text:style-name="PreformattedText"><text:span text:style-name="SourceText"><text:s text:c="2"/>&lt;/resource-env-ref-type&gt;</text:span></text:p>
      <text:p text:style-name="P477"><text:span text:style-name="SourceText">&lt;/resource-env-ref&gt;</text:span></text:p>
      <text:p text:style-name="Textbody"><text:span text:style-name="StrongEmphasis">WARNING</text:span><text:s/>- Be sure you respect the element ordering that is required by the DTD for web application deployment descriptors! See the<text:s/><text:a xlink:href="https://wiki.apache.org/tomcat/Specifications" office:target-frame-name="_top" xlink:show="replace">Servlet Specification</text:a><text:s/>for details.</text:p>
      <text:h text:style-name="Heading4" text:outline-level="4">3. Code Your Application's Use Of This Resource</text:h>
      <text:p text:style-name="Textbody">A typical use of this resource environment reference might look like this:</text:p>
      <text:p text:style-name="PreformattedText"><text:span text:style-name="SourceText">Context initCtx = new InitialContext()</text:span><text:span text:style-name="SourceText">;</text:span></text:p>
      <text:p text:style-name="PreformattedText"><text:span text:style-name="SourceText">Context envCtx = (Context) initCtx.lookup("java:comp/env");</text:span></text:p>
      <text:p text:style-name="PreformattedText"><text:span text:style-name="SourceText">MyBean bean = (MyBean) envCtx.lookup("bean/MyBeanFactory");</text:span></text:p>
      <text:p text:style-name="PreformattedText"/>
      <text:p text:style-name="PreformattedText"><text:span text:style-name="SourceText">writer.println("foo = " + bean.getFoo() + ", bar = " +</text:span></text:p>
      <text:p text:style-name="P478"><text:span text:style-name="SourceText"><text:s text:c="15"/>bean.getBar());</text:span></text:p>
      <text:h text:style-name="Heading4" text:outline-level="4">4. Configure Tomcat's Resource Factory</text:h>
      <text:p text:style-name="Textbody">To configure Tomcat's resource factory, add an elements like this to the<text:s/><text:a xlink:href="https://tomcat.apache.org/tomcat-9.0-doc/config/context.html" office:target-frame-name="_top" xlink:show="replace"><text:span text:style-name="SourceText">&lt;Context&gt;</text:span></text:a><text:s/>element for this web application.</text:p>
      <text:p text:style-name="PreformattedText"><text:span text:style-name="SourceText">&lt;Context ...&gt;</text:span></text:p>
      <text:p text:style-name="PreformattedText"><text:span text:style-name="SourceText"><text:s text:c="2"/>...</text:span></text:p>
      <text:p text:style-name="PreformattedText"><text:span text:style-name="SourceText"><text:s text:c="2"/>&lt;Resource name="bean/MyBeanFactory" auth="Conta</text:span><text:span text:style-name="SourceText">iner"</text:span></text:p>
      <text:p text:style-name="PreformattedText"><text:span text:style-name="SourceText"><text:s text:c="12"/>type="com.mycompany.MyBean"</text:span></text:p>
      <text:p text:style-name="PreformattedText"><text:span text:style-name="SourceText"><text:s text:c="12"/>factory="com.mycompany.MyBeanFactory"</text:span></text:p>
      <text:p text:style-name="PreformattedText"><text:span text:style-name="SourceText"><text:s text:c="12"/>singleton="false"</text:span></text:p>
      <text:p text:style-name="PreformattedText"><text:span text:style-name="SourceText"><text:s text:c="12"/>bar="23"/&gt;</text:span></text:p>
      <text:p text:style-name="PreformattedText"><text:span text:style-name="SourceText"><text:s text:c="2"/>...</text:span></text:p>
      <text:p text:style-name="P479"><text:span text:style-name="SourceText">&lt;/Context&gt;</text:span></text:p>
      <text:p text:style-name="Textbody">Note that the resource name (here,<text:s/><text:span text:style-name="SourceText">bean/MyBeanFactory</text:span><text:s/>must match the value specified in<text:s/>the web application deployment descriptor. We are also initializing the value of the<text:s/><text:span text:style-name="SourceText">bar</text:span><text:s/>property, which will cause<text:s/><text:span text:style-name="SourceText">setBar(23)</text:span><text:s/>to be called before the new bean is returned. Because we are not initializing<text:s/><text:soft-page-break/>the<text:s/><text:span text:style-name="SourceText">foo</text:span><text:s/>property (although we could have), the bean<text:s/>will contain whatever default value is set up by its constructor.</text:p>
      <text:p text:style-name="Textbody">You will also note that, from the application developer's perspective, the declaration of the resource environment reference, and the programming used to request new instances, is identical<text:s/>to the approach used for the<text:s/><text:span text:style-name="Emphasis">Generic JavaBean Resources</text:span><text:s/>example. This illustrates one of the advantages of using JNDI resources to encapsulate functionality - you can change the underlying implementation without necessarily having to modify applications using the resources, as long as you maintain compatible APIs.</text:p>
      <text:p text:style-name="Textbody"/>
      <text:soft-page-break/>
      <text:h text:style-name="P480" text:outline-level="2">JNDI Datasource How-To</text:h>
      <text:h text:style-name="Heading3" text:outline-level="3"><text:bookmark-start text:name="Table_of_Contents5"/><text:bookmark-end text:name="Table_of_Contents5"/>Table of Contents</text:h>
      <text:list text:style-name="LFO55" text:continue-numbering="true">
        <text:list-item>
          <text:p text:style-name="P481"><text:a xlink:href="https://tomcat.apache.org/tomcat-9.0-doc/jndi-datasource-examples-howto.html#Introduction" office:target-frame-name="_top" xlink:show="replace">Introduction</text:a></text:p>
        </text:list-item>
        <text:list-item>
          <text:p text:style-name="P482"><text:a xlink:href="https://tomcat.apache.org/tomcat-9.0-doc/jndi-datasource-examples-howto.html#DriverManager,_the_service_provider_mechanism_and_memory_leaks" office:target-frame-name="_top" xlink:show="replace">DriverManager, the service provider mechanism and memory leaks</text:a></text:p>
        </text:list-item>
        <text:list-item>
          <text:p text:style-name="P483"><text:a xlink:href="https://tomcat.apache.org/tomcat-9.0-doc/jndi-datasource-examples-howto.html#Database_Connection_Pool_(DBCP_2)_Configurations" office:target-frame-name="_top" xlink:show="replace">Database Connection Pool (DBCP 2) Configurations</text:a></text:p>
          <text:list text:continue-numbering="true">
            <text:list-item>
              <text:p text:style-name="P484"><text:a xlink:href="https://tomcat.apache.org/tomcat-9.0-doc/jndi-datasource-examples-howto.html#Installation" office:target-frame-name="_top" xlink:show="replace">Installation</text:a></text:p>
            </text:list-item>
            <text:list-item>
              <text:p text:style-name="P485"><text:a xlink:href="https://tomcat.apache.org/tomcat-9.0-doc/jndi-datasource-examples-howto.html#Preventing_database_connection_pool_leaks" office:target-frame-name="_top" xlink:show="replace">Preventing database connection pool leaks</text:a></text:p>
            </text:list-item>
            <text:list-item>
              <text:p text:style-name="P486"><text:a xlink:href="https://tomcat.apache.org/tomcat-9.0-doc/jndi-datasource-examples-howto.html#MySQL_DBCP_2_Example" office:target-frame-name="_top" xlink:show="replace">MySQL DBCP 2 Example</text:a></text:p>
            </text:list-item>
            <text:list-item>
              <text:p text:style-name="P487"><text:a xlink:href="https://tomcat.apache.org/tomcat-9.0-doc/jndi-datasource-examples-howto.html#Oracle_8i,_9i_&amp;_10g" office:target-frame-name="_top" xlink:show="replace">Oracle 8i, 9i &amp; 10g</text:a></text:p>
            </text:list-item>
            <text:list-item>
              <text:p text:style-name="P488"><text:a xlink:href="https://tomcat.apache.org/tomcat-9.0-doc/jndi-datasource-examples-howto.html#PostgreSQL" office:target-frame-name="_top" xlink:show="replace">PostgreSQL</text:a></text:p>
            </text:list-item>
          </text:list>
        </text:list-item>
        <text:list-item>
          <text:p text:style-name="P489"><text:a xlink:href="https://tomcat.apache.org/tomcat-9.0-doc/jndi-datasource-examples-howto.html#Non-DBCP_Solutions" office:target-frame-name="_top" xlink:show="replace">Non-DBCP Solutions</text:a></text:p>
        </text:list-item>
        <text:list-item>
          <text:p text:style-name="P490"><text:a xlink:href="https://tomcat.apache.org/tomcat-9.0-doc/jndi-datasource-examples-howto.html#Oracle_8i_with_OCI_client" office:target-frame-name="_top" xlink:show="replace">Oracle 8i with OCI client</text:a></text:p>
          <text:list text:continue-numbering="true">
            <text:list-item>
              <text:p text:style-name="P491"><text:a xlink:href="https://tomcat.apache.org/tomcat-9.0-doc/jndi-datasource-examples-howto.html#Oracle_8i_with_OCI_client/Introduction" office:target-frame-name="_top" xlink:show="replace">Introduction</text:a></text:p>
            </text:list-item>
            <text:list-item>
              <text:p text:style-name="P492"><text:a xlink:href="https://tomcat.apache.org/tomcat-9.0-doc/jndi-datasource-examples-howto.html#Putting_it_all_together" office:target-frame-name="_top" xlink:show="replace">Putting it all together</text:a></text:p>
            </text:list-item>
          </text:list>
        </text:list-item>
        <text:list-item>
          <text:p text:style-name="P493"><text:a xlink:href="https://tomcat.apache.org/tomcat-9.0-doc/jndi-datasource-examples-howto.html#Common_Problems" office:target-frame-name="_top" xlink:show="replace">Common Problems</text:a></text:p>
          <text:list text:continue-numbering="true">
            <text:list-item>
              <text:p text:style-name="P494"><text:a xlink:href="https://tomcat.apache.org/tomcat-9.0-doc/jndi-datasource-examples-howto.html#Intermittent_Database_Connection_Failures" office:target-frame-name="_top" xlink:show="replace">Intermittent Database Connection Failures</text:a></text:p>
            </text:list-item>
            <text:list-item>
              <text:p text:style-name="P495"><text:a xlink:href="https://tomcat.apache.org/tomcat-9.0-doc/jndi-datasource-examples-howto.html#Random_Connection_Closed_Exceptions" office:target-frame-name="_top" xlink:show="replace">Random Connection Closed Exceptions</text:a></text:p>
            </text:list-item>
            <text:list-item>
              <text:p text:style-name="P496"><text:a xlink:href="https://tomcat.apache.org/tomcat-9.0-doc/jndi-datasource-examples-howto.html#Context_versus_GlobalNamingResources" office:target-frame-name="_top" xlink:show="replace">Context<text:s/>versus GlobalNamingResources</text:a></text:p>
            </text:list-item>
            <text:list-item>
              <text:p text:style-name="P497"><text:a xlink:href="https://tomcat.apache.org/tomcat-9.0-doc/jndi-datasource-examples-howto.html#JNDI_Resource_Naming_and_Realm_Interaction" office:target-frame-name="_top" xlink:show="replace">JNDI Resource Naming and Realm Interaction</text:a></text:p>
            </text:list-item>
          </text:list>
        </text:list-item>
      </text:list>
      <text:h text:style-name="Heading3" text:outline-level="3"><text:bookmark-start text:name="Introduction5"/><text:bookmark-end text:name="Introduction5"/>Introduction</text:h>
      <text:p text:style-name="Textbody">JNDI Datasource configuration is<text:s/>covered extensively in the JNDI-Resources-HOWTO. However, feedback from<text:s/><text:span text:style-name="SourceText">tomcat-user</text:span><text:s/>has shown that specifics for individual configurations can be rather tricky.</text:p>
      <text:p text:style-name="Textbody">Here then are some example configurations that have been posted to tomcat-user for popular databases and some general tips for db usage.</text:p>
      <text:p text:style-name="Textbody">You should be aware that since these notes are derived from configuration and/or feedback posted to<text:s/><text:span text:style-name="SourceText">tomcat-user</text:span><text:s/>YMMV :-). Please let us know if you have any other tested configurations that you feel may be of use to the wider audience, or if you feel we can improve this section in anyway.</text:p>
      <text:p text:style-name="Textbody"><text:span text:style-name="T498">Please note that JNDI resource configuration changed somewhat between Tomcat 7.x and Tomcat 8.x as they are using different versions of Apache Commons DBCP library.</text:span><text:s/>You will most likely need to modify older JNDI resource configurations to match the syntax in the example below in order to make them work in Tomcat 9. See<text:s/><text:a xlink:href="https://tomcat.apache.org/migration.html" office:target-frame-name="_top" xlink:show="replace">Tomcat Migration Guide</text:a><text:s/>for details.</text:p>
      <text:p text:style-name="Textbody">Also, please note<text:s/>that JNDI DataSource configuration in general, and this tutorial in particular, assumes that you have read and understood the<text:s/><text:a xlink:href="https://tomcat.apache.org/tomcat-9.0-doc/config/context.html" office:target-frame-name="_top" xlink:show="replace">Context</text:a><text:s/>and<text:s/><text:a xlink:href="https://tomcat.apache.org/tomcat-9.0-doc/config/host.html" office:target-frame-name="_top" xlink:show="replace">Host</text:a><text:s/>configuration references, including the section about Automatic Application Deployment in the latter reference.</text:p>
      <text:h text:style-name="Heading3" text:outline-level="3"><text:bookmark-start text:name="DriverManager,_the_service_provider_mech"/><text:bookmark-end text:name="DriverManager,_the_service_provider_mech"/><text:soft-page-break/>DriverManager, the service provider mechanism and memory leaks</text:h>
      <text:p text:style-name="Textbody"><text:span text:style-name="SourceText">java.sql.DriverManager</text:span><text:s/>supports the<text:s/><text:a xlink:href="http://docs.oracle.com/javase/6/docs/api/index.html?java/sql/DriverManager.html" office:target-frame-name="_top" xlink:show="replace">service provider</text:a><text:s/>mechanism. This feature is that all the available JDBC drivers that announce themselves by providing a<text:s/><text:span text:style-name="SourceText">META-INF/services/java.sql.Driver</text:span><text:s/>file are automatically discovered, loaded and registered, relieving you from the need to load the database driver explicitly before you create a JDBC connection. However, the implementation is fundamentally broken in all Java versions for a servlet container environment. The problem is that<text:s/><text:span text:style-name="SourceText">java.sql.DriverManager</text:span><text:s/>will scan for the drivers only once.</text:p>
      <text:p text:style-name="Textbody">The<text:s/><text:a xlink:href="https://tomcat.apache.org/tomcat-9.0-doc/config/listeners.html" office:target-frame-name="_top" xlink:show="replace">JRE Memory Leak Prevention Listener</text:a><text:s/>that is included with Apache Tomcat solves this by<text:s/>triggering the driver scan during Tomcat startup. This is enabled by default. It means that only libraries visible to the common class loader and its parents will be scanned for database drivers. This include drivers in<text:s/><text:span text:style-name="SourceText">$CATALINA_HOME/lib</text:span>,<text:s/><text:span text:style-name="SourceText">$CATALINA_BASE/</text:span><text:span text:style-name="SourceText">lib</text:span>, the class path and (where the JRE supports it) the endorsed directory. Drivers packaged in web applications (in<text:s/><text:span text:style-name="SourceText">WEB-INF/lib</text:span>) and in the shared class loader (where configured) will not be visible and will not be loaded automatically. If you are considering disabling this feature, note that the scan would be triggered by the first web application that is using JDBC, leading to failures when this web application is reloaded and for other web applications that rely on this feature.</text:p>
      <text:p text:style-name="Textbody">Thus, the web applications that have database drivers in their<text:s/><text:span text:style-name="SourceText">WEB-INF/lib</text:span><text:s/>directory cannot rely on the service provider mechanism and should register the drivers explicitly.</text:p>
      <text:p text:style-name="Textbody">The list of drivers in<text:s/><text:span text:style-name="SourceText">java.sql.DriverManager</text:span><text:s/>is also a known source of memory leaks. Any Drivers registered by a web application must be deregistered when the web application stops. Tomcat will attempt to automatically discover and deregister any JDBC drivers loaded by the web application class loader when the web application stops. However, it is expected that applications do this for themselves via a<text:s/><text:span text:style-name="SourceText">ServletContextListener</text:span>.</text:p>
      <text:h text:style-name="Heading3" text:outline-level="3"><text:bookmark-start text:name="Database_Connection_Pool_(DBCP_2)_Config"/><text:bookmark-end text:name="Database_Connection_Pool_(DBCP_2)_Config"/>Database Connection Pool (DBCP 2) Configurations</text:h>
      <text:p text:style-name="Textbody">The default database connection pool implementation in Apache Tomcat relies on the libraries from the<text:s/><text:a xlink:href="https://commons.apache.org/" office:target-frame-name="_top" xlink:show="replace">Apache Commons</text:a><text:s/>project. The following libraries are used:</text:p>
      <text:list text:style-name="LFO56" text:continue-numbering="true">
        <text:list-item>
          <text:p text:style-name="P499">Commons DBCP 2</text:p>
        </text:list-item>
        <text:list-item>
          <text:p text:style-name="P500">Commons Pool 2</text:p>
        </text:list-item>
      </text:list>
      <text:p text:style-name="Textbody">These libraries are located in a single JAR at<text:s/><text:span text:style-name="SourceText">$CATALINA_HOME/lib/tomcat-dbcp.jar</text:span>. However, only the classes needed for connection pooling have been included,<text:s/>and the packages have been renamed to avoid interfering with applications.</text:p>
      <text:p text:style-name="Textbody">DBCP 2 provides support for JDBC 4.1.</text:p>
      <text:h text:style-name="Heading4" text:outline-level="4"><text:bookmark-start text:name="Installation1"/><text:bookmark-end text:name="Installation1"/>Installation</text:h>
      <text:p text:style-name="Textbody">See the<text:s/><text:a xlink:href="https://commons.apache.org/dbcp/configuration.html" office:target-frame-name="_top" xlink:show="replace">DBCP 2 documentation</text:a><text:s/>for a complete list of configuration parameters.</text:p>
      <text:h text:style-name="Heading4" text:outline-level="4"><text:bookmark-start text:name="Preventing_database_connection_pool_leak"/><text:bookmark-end text:name="Preventing_database_connection_pool_leak"/><text:soft-page-break/>Preventing database connection pool leaks</text:h>
      <text:p text:style-name="Textbody">A database connection pool creates and manages a pool of connections to a database. Recycling and reusing already existing connections to a database is more efficient than opening a new connection.</text:p>
      <text:p text:style-name="Textbody">There is one problem with connection pooling. A web application has to explicitly close ResultSet's, Statement's, and Connection's. Failure of a web application to close these resources can result in them never being available again for reuse, a database<text:s/>connection pool "leak". This can eventually result in your web application database connections failing if there are no more available connections.</text:p>
      <text:p text:style-name="Textbody">There is a solution to this problem. The Apache Commons DBCP 2 can be configured to track and recover these<text:s/>abandoned database connections. Not only can it recover them, but also generate a stack trace for the code which opened these resources and never closed them.</text:p>
      <text:p text:style-name="Textbody">To configure a DBCP 2 DataSource so that abandoned database connections are removed and recycled,<text:s/>add one or both of the following attributes to the<text:s/><text:span text:style-name="SourceText">Resource</text:span><text:s/>configuration for your DBCP 2 DataSource:</text:p>
      <text:p text:style-name="P501"><text:span text:style-name="SourceText">removeAbandonedOnBorrow=true</text:span></text:p>
      <text:p text:style-name="P502"><text:span text:style-name="SourceText">removeAbandonedOnMaintenance=true</text:span></text:p>
      <text:p text:style-name="Textbody">The default for both of these attributes is<text:s/><text:span text:style-name="SourceText">false</text:span>. Note that<text:s/><text:span text:style-name="SourceText">removeAbandonedOnMaintenance</text:span><text:s/>has no effect unless pool maintenance is enabled by setting<text:s/><text:span text:style-name="SourceText">timeBetweenEvictionRunsMillis</text:span><text:s/>to a positive value. See the<text:s/><text:a xlink:href="https://commons.apache.org/dbcp/configuration.html" office:target-frame-name="_top" xlink:show="replace">DBCP 2 documentation</text:a><text:s/>for full documentation on these attributes.</text:p>
      <text:p text:style-name="Textbody">Use<text:s/>the<text:s/><text:span text:style-name="SourceText">removeAbandonedTimeout</text:span><text:s/>attribute to set the number of seconds a database connection has been idle before it is considered abandoned.</text:p>
      <text:p text:style-name="P503"><text:span text:style-name="SourceText">removeAbandonedTimeout="60"</text:span></text:p>
      <text:p text:style-name="Textbody">The default timeout for removing abandoned connections is 300 seconds.</text:p>
      <text:p text:style-name="Textbody">The<text:s/><text:span text:style-name="SourceText">logAbandoned</text:span><text:s/>attribute can be set to<text:s/><text:span text:style-name="SourceText">true</text:span><text:s/>if you want DBCP 2 to log a stack trace of the code which abandoned the database connection resources.</text:p>
      <text:p text:style-name="P504"><text:span text:style-name="SourceText">logAbandoned="true"</text:span></text:p>
      <text:p text:style-name="Textbody">The default is<text:s/><text:span text:style-name="SourceText">false</text:span>.</text:p>
      <text:h text:style-name="Heading4" text:outline-level="4"><text:bookmark-start text:name="MySQL_DBCP_2_Example"/><text:bookmark-end text:name="MySQL_DBCP_2_Example"/>MySQL DBCP 2 Example</text:h>
      <text:h text:style-name="Heading5" text:outline-level="5">0. Introduction</text:h>
      <text:p text:style-name="Textbody">Versions of<text:s/><text:a xlink:href="https://www.mysql.com/products/mysql/index.html" office:target-frame-name="_top" xlink:show="replace">MySQL</text:a><text:s/>and JDBC drivers that have been reported to work:</text:p>
      <text:list text:style-name="LFO57" text:continue-numbering="true">
        <text:list-item>
          <text:p text:style-name="P505">MySQL 3.23.47, MySQL 3.23.47 using InnoDB,, MySQL 3.23.58, MySQL 4.0.1alpha</text:p>
        </text:list-item>
        <text:list-item>
          <text:p text:style-name="P506"><text:a xlink:href="https://www.mysql.com/products/connector-j" office:target-frame-name="_top" xlink:show="replace">Connector/J</text:a><text:s/>3.0.11-stable (the official JDBC Driver)</text:p>
        </text:list-item>
        <text:list-item>
          <text:p text:style-name="P507"><text:a xlink:href="http://mmmysql.sourceforge.net/" office:target-frame-name="_top" xlink:show="replace">mm.mysql</text:a><text:s/>2.0.14 (an old 3rd party JDBC Driver)</text:p>
        </text:list-item>
      </text:list>
      <text:p text:style-name="Textbody">Before you proceed, don't forget to copy the JDBC Driver's jar into<text:s/><text:span text:style-name="SourceText">$CATALINA_HOME/lib</text:span>.</text:p>
      <text:soft-page-break/>
      <text:h text:style-name="Heading5" text:outline-level="5">1. MySQL configuration</text:h>
      <text:p text:style-name="Textbody">Ensure that you follow these instructions as variations can cause problems.</text:p>
      <text:p text:style-name="Textbody">Create a new test user, a new database and a single test table. Your MySQL user<text:s/><text:span text:style-name="StrongEmphasis">must</text:span><text:s/>have a password assigned. The driver will fail if you try to connect with an empty password.</text:p>
      <text:p text:style-name="PreformattedText"><text:span text:style-name="SourceText">mysql&gt; GRANT ALL PRIVILEGES ON *.</text:span><text:span text:style-name="SourceText">* TO javauser@localhost</text:span></text:p>
      <text:p text:style-name="PreformattedText"><text:span text:style-name="SourceText"><text:s text:c="4"/>-&gt; <text:s text:c="2"/>IDENTIFIED BY 'javadude' WITH GRANT OPTION;</text:span></text:p>
      <text:p text:style-name="PreformattedText"><text:span text:style-name="SourceText">mysql&gt; create database javatest;</text:span></text:p>
      <text:p text:style-name="PreformattedText"><text:span text:style-name="SourceText">mysql&gt; use javatest;</text:span></text:p>
      <text:p text:style-name="PreformattedText"><text:span text:style-name="SourceText">mysql&gt; create table testdata (</text:span></text:p>
      <text:p text:style-name="PreformattedText"><text:span text:style-name="SourceText"><text:s text:c="4"/>-&gt; <text:s text:c="2"/>id int not null auto_increment primary key,</text:span></text:p>
      <text:p text:style-name="PreformattedText"><text:span text:style-name="SourceText"><text:s text:c="4"/>-&gt; <text:s text:c="2"/>foo varchar(25),</text:span></text:p>
      <text:p text:style-name="P508"><text:span text:style-name="SourceText"><text:s text:c="4"/>-&gt; <text:s text:c="2"/>bar in</text:span><text:span text:style-name="SourceText">t);</text:span></text:p>
      <text:p text:style-name="Quotations"><text:span text:style-name="StrongEmphasis">Note:</text:span><text:s/>the above user should be removed once testing is complete!</text:p>
      <text:p text:style-name="Textbody">Next insert some test data into the testdata table.</text:p>
      <text:p text:style-name="PreformattedText"><text:span text:style-name="SourceText">mysql&gt;</text:span><text:span text:style-name="SourceText"><text:s/>insert into testdata values(null, 'hello', 12345);</text:span></text:p>
      <text:p text:style-name="PreformattedText"><text:span text:style-name="SourceText">Query OK, 1 row affected (0.00 sec)</text:span></text:p>
      <text:p text:style-name="PreformattedText"/>
      <text:p text:style-name="PreformattedText"><text:span text:style-name="SourceText">mysql&gt; select * from testdata;</text:span></text:p>
      <text:p text:style-name="PreformattedText"><text:span text:style-name="SourceText">+----+-------+-------+</text:span></text:p>
      <text:p text:style-name="PreformattedText"><text:span text:style-name="SourceText">| ID | FOO <text:s text:c="2"/>| BAR <text:s text:c="2"/>|</text:span></text:p>
      <text:p text:style-name="PreformattedText"><text:span text:style-name="SourceText">+----+-------+-------+</text:span></text:p>
      <text:p text:style-name="PreformattedText"><text:span text:style-name="SourceText">| <text:s/>1 | hello | 12345 |</text:span></text:p>
      <text:p text:style-name="PreformattedText"><text:span text:style-name="SourceText">+----+-------+-------+</text:span></text:p>
      <text:p text:style-name="PreformattedText"><text:span text:style-name="SourceText">1 row in set (0.00 se</text:span><text:span text:style-name="SourceText">c)</text:span></text:p>
      <text:p text:style-name="PreformattedText"/>
      <text:p text:style-name="P509"><text:span text:style-name="SourceText">mysql&gt;</text:span></text:p>
      <text:h text:style-name="Heading5" text:outline-level="5">2. Context configuration</text:h>
      <text:p text:style-name="Textbody">Configure the JNDI DataSource in Tomcat by adding a declaration for your resource to your<text:s/><text:a xlink:href="https://tomcat.apache.org/tomcat-9.0-doc/config/context.html" office:target-frame-name="_top" xlink:show="replace">Context</text:a>.</text:p>
      <text:p text:style-name="Textbody">For example:</text:p>
      <text:p text:style-name="PreformattedText"><text:span text:style-name="SourceText">&lt;Context&gt;</text:span></text:p>
      <text:p text:style-name="PreformattedText"/>
      <text:p text:style-name="PreformattedText"><text:span text:style-name="SourceText"><text:s text:c="4"/>&lt;!-- maxTotal:<text:s/></text:span><text:span text:style-name="SourceText">Maximum number of database connections in pool. Make sure you</text:span></text:p>
      <text:p text:style-name="PreformattedText"><text:span text:style-name="SourceText"><text:s text:c="9"/>configure your mysqld max_connections large enough to handle</text:span></text:p>
      <text:p text:style-name="PreformattedText"><text:span text:style-name="SourceText"><text:s text:c="9"/>all of your db connections. Set to -1 for no limit.</text:span></text:p>
      <text:p text:style-name="PreformattedText"><text:span text:style-name="SourceText"><text:s text:c="9"/>--&gt;</text:span></text:p>
      <text:p text:style-name="PreformattedText"/>
      <text:p text:style-name="PreformattedText"><text:span text:style-name="SourceText"><text:s text:c="4"/>&lt;!-- maxIdle: Maximum number of idle database</text:span><text:span text:style-name="SourceText"><text:s/>connections to retain in pool.</text:span></text:p>
      <text:p text:style-name="PreformattedText"><text:span text:style-name="SourceText"><text:s text:c="9"/>Set to -1 for no limit. <text:s/>See also the DBCP 2 documentation on this</text:span></text:p>
      <text:p text:style-name="PreformattedText"><text:span text:style-name="SourceText"><text:s text:c="9"/>and the minEvictableIdleTimeMillis configuration parameter.</text:span></text:p>
      <text:p text:style-name="PreformattedText"><text:span text:style-name="SourceText"><text:s text:c="9"/>--&gt;</text:span></text:p>
      <text:p text:style-name="PreformattedText"/>
      <text:p text:style-name="PreformattedText"><text:span text:style-name="SourceText"><text:s text:c="4"/>&lt;!-- maxWaitMillis: Maximum time to wait for a database conne</text:span><text:span text:style-name="SourceText">ction to become available</text:span></text:p>
      <text:p text:style-name="PreformattedText"><text:span text:style-name="SourceText"><text:s text:c="9"/>in ms, in this example 10 seconds. An Exception is thrown if</text:span></text:p>
      <text:p text:style-name="PreformattedText"><text:span text:style-name="SourceText"><text:s text:c="9"/>this timeout is exceeded. <text:s/>Set to -1 to wait indefinitely.</text:span></text:p>
      <text:p text:style-name="PreformattedText"><text:span text:style-name="SourceText"><text:s text:c="9"/>--&gt;</text:span></text:p>
      <text:p text:style-name="PreformattedText"/>
      <text:p text:style-name="PreformattedText"><text:span text:style-name="SourceText"><text:s text:c="4"/>&lt;!-- username and password: MySQL username and password for database<text:s/></text:span><text:span text:style-name="SourceText">connections <text:s/>--&gt;</text:span></text:p>
      <text:p text:style-name="PreformattedText"/>
      <text:p text:style-name="PreformattedText"><text:span text:style-name="SourceText"><text:s text:c="4"/>&lt;!-- driverClassName: Class name for the old mm.mysql JDBC driver is</text:span></text:p>
      <text:p text:style-name="PreformattedText"><text:span text:style-name="SourceText"><text:s text:c="9"/>org.gjt.mm.mysql.Driver - we recommend using Connector/J though.</text:span></text:p>
      <text:p text:style-name="PreformattedText"><text:span text:style-name="SourceText"><text:s text:c="9"/>Class name for the official MySQL Connector/J driver is com.mysql.jdbc.Driver.</text:span></text:p>
      <text:p text:style-name="PreformattedText"><text:span text:style-name="SourceText"><text:s text:c="3"/></text:span><text:span text:style-name="SourceText"><text:s text:c="6"/>--&gt;</text:span></text:p>
      <text:p text:style-name="PreformattedText"/>
      <text:p text:style-name="PreformattedText"><text:span text:style-name="SourceText"><text:s text:c="4"/>&lt;!-- url: The JDBC connection url for connecting to your MySQL database.</text:span></text:p>
      <text:p text:style-name="PreformattedText"><text:span text:style-name="SourceText"><text:s text:c="9"/>--&gt;</text:span></text:p>
      <text:p text:style-name="PreformattedText"/>
      <text:p text:style-name="PreformattedText"><text:span text:style-name="SourceText"><text:s text:c="2"/>&lt;Resource name="jdbc/TestDB" auth="Container" type="javax.sql.DataSource"</text:span></text:p>
      <text:p text:style-name="PreformattedText"><text:span text:style-name="SourceText"><text:s text:c="15"/>maxTotal="100" maxIdle="30" maxWaitMillis="10000"</text:span></text:p>
      <text:p text:style-name="PreformattedText"><text:span text:style-name="SourceText"><text:s text:c="13"/></text:span><text:span text:style-name="SourceText"><text:s text:c="2"/>username="javauser" password="javadude" driverClassName="com.mysql.jdbc.Driver"</text:span></text:p>
      <text:p text:style-name="PreformattedText"><text:span text:style-name="SourceText"><text:s text:c="15"/>url="jdbc:mysql://localhost:3306/javatest"/&gt;</text:span></text:p>
      <text:p text:style-name="PreformattedText"/>
      <text:p text:style-name="P510"><text:span text:style-name="SourceText">&lt;/Context&gt;</text:span></text:p>
      <text:h text:style-name="Heading5" text:outline-level="5">3. web.xml configuration</text:h>
      <text:p text:style-name="Textbody">Now create a<text:s/><text:span text:style-name="SourceText">WEB-INF/web.xml</text:span><text:s/>for this test application.</text:p>
      <text:p text:style-name="PreformattedText"><text:span text:style-name="SourceText">&lt;web-app xmlns="http:</text:span><text:span text:style-name="SourceText">//java.sun.com/xml/ns/j2ee"</text:span></text:p>
      <text:p text:style-name="PreformattedText"><text:span text:style-name="SourceText"><text:s text:c="4"/>xmlns:xsi="http://www.w3.org/2001/XMLSchema-instance"</text:span></text:p>
      <text:p text:style-name="PreformattedText"><text:span text:style-name="SourceText"><text:s text:c="4"/>xsi:schemaLocation="http://java.sun.com/xml/ns/j2ee</text:span></text:p>
      <text:p text:style-name="PreformattedText"><text:span text:style-name="SourceText">http://java.sun.com/xml/ns/j2ee/web-app_2_4.xsd"</text:span></text:p>
      <text:p text:style-name="PreformattedText"><text:span text:style-name="SourceText"><text:s text:c="4"/>version="2.4"&gt;</text:span></text:p>
      <text:p text:style-name="PreformattedText"><text:span text:style-name="SourceText"><text:s text:c="2"/>&lt;description&gt;MySQL Test App&lt;/description&gt;</text:span></text:p>
      <text:p text:style-name="PreformattedText"><text:span text:style-name="SourceText"><text:s text:c="2"/></text:span><text:span text:style-name="SourceText">&lt;resource-ref&gt;</text:span></text:p>
      <text:p text:style-name="PreformattedText"><text:span text:style-name="SourceText"><text:s text:c="6"/>&lt;description&gt;DB Connection&lt;/description&gt;</text:span></text:p>
      <text:p text:style-name="PreformattedText"><text:span text:style-name="SourceText"><text:s text:c="6"/>&lt;res-ref-name&gt;jdbc/TestDB&lt;/res-ref-name&gt;</text:span></text:p>
      <text:p text:style-name="PreformattedText"><text:span text:style-name="SourceText"><text:s text:c="6"/></text:span><text:span text:style-name="T511">&lt;res-type&gt;javax.sql.DataSource&lt;/res-type&gt;</text:span></text:p>
      <text:p text:style-name="PreformattedText"><text:span text:style-name="T512"><text:s text:c="6"/></text:span><text:span text:style-name="SourceText">&lt;res-auth&gt;Container&lt;/res-auth&gt;</text:span></text:p>
      <text:p text:style-name="PreformattedText"><text:span text:style-name="SourceText"><text:s text:c="2"/>&lt;/resource-ref&gt;</text:span></text:p>
      <text:p text:style-name="P513"><text:span text:style-name="SourceText">&lt;/web-app&gt;</text:span></text:p>
      <text:h text:style-name="Heading5" text:outline-level="5">4. Test code</text:h>
      <text:p text:style-name="Textbody">Now create a simple<text:s/><text:span text:style-name="SourceText">test.jsp</text:span><text:s/>page for use later.</text:p>
      <text:p text:style-name="PreformattedText"><text:span text:style-name="SourceText">&lt;%@ taglib uri="http://java.sun.com/jsp/jstl/sql" prefix="sql" %&gt;</text:span></text:p>
      <text:p text:style-name="PreformattedText"><text:span text:style-name="SourceText">&lt;%@ taglib uri="http://java.sun.com/jsp/jstl/core" prefix="c" %&gt;</text:span></text:p>
      <text:p text:style-name="PreformattedText"/>
      <text:p text:style-name="PreformattedText"><text:span text:style-name="SourceText">&lt;sql:query var="rs" dataSource="jdbc/TestDB"&gt;</text:span></text:p>
      <text:p text:style-name="PreformattedText"><text:span text:style-name="SourceText">select id, foo, bar from testdata</text:span></text:p>
      <text:p text:style-name="PreformattedText"><text:span text:style-name="SourceText">&lt;/sql:query&gt;</text:span></text:p>
      <text:p text:style-name="PreformattedText"/>
      <text:p text:style-name="PreformattedText"><text:span text:style-name="SourceText">&lt;</text:span><text:span text:style-name="SourceText">html&gt;</text:span></text:p>
      <text:p text:style-name="PreformattedText"><text:span text:style-name="SourceText"><text:s text:c="2"/>&lt;head&gt;</text:span></text:p>
      <text:p text:style-name="PreformattedText"><text:span text:style-name="SourceText"><text:s text:c="4"/>&lt;title&gt;DB Test&lt;/title&gt;</text:span></text:p>
      <text:p text:style-name="PreformattedText"><text:span text:style-name="SourceText"><text:s text:c="2"/>&lt;/head&gt;</text:span></text:p>
      <text:p text:style-name="PreformattedText"><text:span text:style-name="SourceText"><text:s text:c="2"/>&lt;body&gt;</text:span></text:p>
      <text:p text:style-name="PreformattedText"/>
      <text:p text:style-name="PreformattedText"><text:span text:style-name="SourceText"><text:s text:c="2"/>&lt;h2&gt;Results&lt;/h2&gt;</text:span></text:p>
      <text:p text:style-name="PreformattedText"/>
      <text:p text:style-name="PreformattedText"><text:span text:style-name="SourceText">&lt;c:forEach var="row" items="${rs.rows}"&gt;</text:span></text:p>
      <text:p text:style-name="PreformattedText"><text:span text:style-name="SourceText"><text:s text:c="4"/>Foo ${row.foo}&lt;br/&gt;</text:span></text:p>
      <text:p text:style-name="PreformattedText"><text:span text:style-name="SourceText"><text:s text:c="4"/>Bar ${row.bar}&lt;br/&gt;</text:span></text:p>
      <text:p text:style-name="PreformattedText"><text:span text:style-name="SourceText">&lt;/c:forEach&gt;</text:span></text:p>
      <text:p text:style-name="PreformattedText"/>
      <text:soft-page-break/>
      <text:p text:style-name="PreformattedText"><text:span text:style-name="SourceText"><text:s text:c="2"/>&lt;/body&gt;</text:span></text:p>
      <text:p text:style-name="P514"><text:span text:style-name="SourceText">&lt;/html&gt;</text:span></text:p>
      <text:p text:style-name="Textbody">That JSP page makes use of<text:s/><text:a xlink:href="http://www.oracle.com/technetwork/java/index-jsp-135995.html" office:target-frame-name="_top" xlink:show="replace">JSTL</text:a>'s SQL and Core taglibs. You can get it from<text:s/><text:a xlink:href="https://tomcat.apache.org/taglibs/standard/" office:target-frame-name="_top" xlink:show="replace">Apache Tomcat Taglibs - Standard Tag Library</text:a><text:s/>project — just make sure<text:s/>you get a 1.1.x or later release. Once you have JSTL, copy<text:s/><text:span text:style-name="SourceText">jstl.jar</text:span><text:s/>and<text:s/><text:span text:style-name="SourceText">standard.jar</text:span><text:s/>to your web app's<text:s/><text:span text:style-name="SourceText">WEB-INF/lib</text:span><text:s/>directory.</text:p>
      <text:p text:style-name="Textbody">Finally deploy your web app into<text:s/><text:span text:style-name="SourceText">$CATALINA_BASE/webapps</text:span><text:s/>either as a warfile called<text:s/><text:span text:style-name="SourceText">DBTest.war</text:span><text:s/>or into a sub-directory called<text:s/><text:span text:style-name="SourceText">DBTes</text:span><text:span text:style-name="SourceText">t</text:span></text:p>
      <text:p text:style-name="Textbody">Once deployed, point a browser at<text:s/><text:span text:style-name="SourceText">http://localhost:8080/DBTest/test.jsp</text:span><text:s/>to view the fruits of your hard work.</text:p>
      <text:h text:style-name="Heading4" text:outline-level="4"><text:bookmark-start text:name="Oracle_8i,_9i_&amp;_10g"/><text:bookmark-end text:name="Oracle_8i,_9i_&amp;_10g"/>Oracle 8i, 9i &amp; 10g</text:h>
      <text:h text:style-name="Heading5" text:outline-level="5">0. Introduction</text:h>
      <text:p text:style-name="Textbody">Oracle requires minimal changes from the MySQL configuration except for the usual gotchas :-)</text:p>
      <text:p text:style-name="Textbody">Drivers for older Oracle versions may be distributed as *.zip files rather than *.jar files. Tomcat will only use<text:s/><text:span text:style-name="SourceText">*.jar</text:span><text:s/>files installed in<text:s/><text:span text:style-name="SourceText">$CATALINA_HOME/lib</text:span>. Therefore<text:s/><text:span text:style-name="SourceText">classes111.zip</text:span><text:s/>or<text:s/><text:span text:style-name="SourceText">classes12.zip</text:span><text:s/>will need to be renamed with a<text:s/><text:span text:style-name="SourceText">.jar</text:span><text:s/>extension. Since jarfiles are zipfiles, there is no need to unzip and jar these files - a simple rename will suffice.</text:p>
      <text:p text:style-name="Textbody">For Oracle 9i onwards you should use<text:s/><text:span text:style-name="SourceText">oracle.jdbc.OracleDriver</text:span><text:s/>rather than<text:s/><text:span text:style-name="SourceText">oracle.jdbc.driver.OracleDriver</text:span><text:s/>as Oracle have stated that<text:s/><text:span text:style-name="SourceText">oracle.jdbc.driver.OracleDriver</text:span><text:s/>is deprecated and support for this driver class will be discontinued in the next major release.</text:p>
      <text:h text:style-name="Heading5" text:outline-level="5">1. Context configuration</text:h>
      <text:p text:style-name="Textbody">In a similar manner to the mysql config above, you will need to define your Datasource in your<text:s/><text:a xlink:href="https://tomcat.apache.org/tomcat-9.0-doc/config/context.html" office:target-frame-name="_top" xlink:show="replace">Context</text:a>. Here we define a Datasource called myoracle using the thin driver to connect as user scott, password tiger to the sid called mysid. (Note: with the thin driver this sid is<text:s/>not the same as the tnsname). The schema used will be the default schema for the user scott.</text:p>
      <text:p text:style-name="Textbody">Use of the OCI driver should simply involve a changing thin to oci in the URL string.</text:p>
      <text:p text:style-name="PreformattedText"><text:span text:style-name="SourceText">&lt;Resource name="jdbc/myoracle" auth="Container"</text:span></text:p>
      <text:p text:style-name="PreformattedText"><text:span text:style-name="SourceText"><text:s text:c="14"/>type="javax.sq</text:span><text:span text:style-name="SourceText">l.DataSource" driverClassName="oracle.jdbc.OracleDriver"</text:span></text:p>
      <text:p text:style-name="PreformattedText"><text:span text:style-name="SourceText"><text:s text:c="14"/>url="jdbc:oracle:thin:@127.0.0.1:1521:mysid"</text:span></text:p>
      <text:p text:style-name="PreformattedText"><text:span text:style-name="SourceText"><text:s text:c="14"/>username="scott" password="tiger" maxTotal="20" maxIdle="10"</text:span></text:p>
      <text:p text:style-name="P515"><text:span text:style-name="SourceText"><text:s text:c="14"/>maxWaitMillis="-1"/&gt;</text:span></text:p>
      <text:h text:style-name="Heading5" text:outline-level="5">2. web.xml configuration</text:h>
      <text:p text:style-name="Textbody">You should ensure that you respect the element ordering defined by the DTD when you create you applications web.xml file.</text:p>
      <text:p text:style-name="PreformattedText"><text:span text:style-name="T516">&lt;resource-ref&gt;</text:span></text:p>
      <text:p text:style-name="PreformattedText"><text:span text:style-name="T517"><text:s/>&lt;description&gt;Oracle Datasource example&lt;/description&gt;</text:span></text:p>
      <text:p text:style-name="PreformattedText"><text:span text:style-name="T518"><text:s/></text:span><text:span text:style-name="SourceText">&lt;res-ref-name&gt;jdbc/myoracle&lt;/res-ref-name&gt;</text:span></text:p>
      <text:p text:style-name="PreformattedText"><text:span text:style-name="SourceText"><text:s/></text:span><text:span text:style-name="T519">&lt;res-type&gt;javax.sql.DataS</text:span><text:span text:style-name="T520">ource&lt;/res-type&gt;</text:span></text:p>
      <text:soft-page-break/>
      <text:p text:style-name="PreformattedText"><text:span text:style-name="T521"><text:s/></text:span><text:span text:style-name="SourceText">&lt;res-auth&gt;Container&lt;/res-auth&gt;</text:span></text:p>
      <text:p text:style-name="P522"><text:span text:style-name="SourceText">&lt;/resource-ref&gt;</text:span></text:p>
      <text:h text:style-name="Heading5" text:outline-level="5">3. Code example</text:h>
      <text:p text:style-name="Textbody">You can use the same example application as above (assuming you create the required DB instance, tables etc.) replacing the Datasource code with something like</text:p>
      <text:p text:style-name="PreformattedText"><text:span text:style-name="SourceText">Context<text:s/></text:span><text:span text:style-name="SourceText">initContext = new InitialContext();</text:span></text:p>
      <text:p text:style-name="PreformattedText"><text:span text:style-name="SourceText">Context envContext <text:s/>= (Context)initContext.lookup("java:/comp/env");</text:span></text:p>
      <text:p text:style-name="PreformattedText"><text:span text:style-name="SourceText">DataSource ds = (DataSource)envContext.lookup("jdbc/myoracle");</text:span></text:p>
      <text:p text:style-name="PreformattedText"><text:span text:style-name="T523">Connection conn = ds.getConnection();</text:span></text:p>
      <text:p text:style-name="P524"><text:span text:style-name="T525">//etc.</text:span></text:p>
      <text:h text:style-name="Heading4" text:outline-level="4"><text:bookmark-start text:name="PostgreSQL"/><text:bookmark-end text:name="PostgreSQL"/>PostgreSQL</text:h>
      <text:h text:style-name="Heading5" text:outline-level="5">0. Introduction</text:h>
      <text:p text:style-name="Textbody">PostgreSQL is configured in a similar manner to Oracle.</text:p>
      <text:h text:style-name="Heading5" text:outline-level="5">1. Required files</text:h>
      <text:p text:style-name="Textbody">Copy the Postgres JDBC jar to $CATALINA_HOME/lib. As with Oracle, the jars need to be in this directory in order for DBCP 2's Classloader to find them. This has to be done regardless of which configuration step you take next.</text:p>
      <text:h text:style-name="Heading5" text:outline-level="5">2. Resource configuration</text:h>
      <text:p text:style-name="Textbody">You have two choices here: define a datasource that is shared across all Tomcat applications, or define a datasource specifically for one application.</text:p>
      <text:h text:style-name="Heading6" text:outline-level="6">2a. Shared resource configuration</text:h>
      <text:p text:style-name="Textbody">Use this option<text:s/>if you wish to define a datasource that is shared across multiple Tomcat applications, or if you just prefer defining your datasource in this file.</text:p>
      <text:p text:style-name="P526">This author has not had success here, although others have reported so. Clarification would be appreciated here.</text:p>
      <text:p text:style-name="PreformattedText"><text:span text:style-name="SourceText">&lt;Resource name="jdbc/postgres" auth="Container"</text:span></text:p>
      <text:p text:style-name="PreformattedText"><text:span text:style-name="SourceText"><text:s text:c="10"/>type="javax.sql.DataSource" driverClassName="org.postgresql.Driver"</text:span></text:p>
      <text:p text:style-name="PreformattedText"><text:span text:style-name="SourceText"><text:s text:c="10"/>url="jdbc:postgresql://127.0.0.1:5432/mydb"</text:span></text:p>
      <text:p text:style-name="P527"><text:span text:style-name="SourceText"><text:s text:c="10"/>username="myuser" password="mypasswd" maxTotal="20" maxIdle="</text:span><text:span text:style-name="SourceText">10" maxWaitMillis="-1"/&gt;</text:span></text:p>
      <text:h text:style-name="Heading6" text:outline-level="6">2b. Application-specific resource configuration</text:h>
      <text:p text:style-name="Textbody">Use this option if you wish to define a datasource specific to your application, not visible to other Tomcat applications. This method is less invasive to your Tomcat installation.</text:p>
      <text:p text:style-name="Textbody">Create a resource definition for your<text:s/><text:a xlink:href="https://tomcat.apache.org/tomcat-9.0-doc/config/context.html" office:target-frame-name="_top" xlink:show="replace">Context</text:a>. The Context element should look something like the following.</text:p>
      <text:p text:style-name="PreformattedText"><text:span text:style-name="SourceText">&lt;Context&gt;</text:span></text:p>
      <text:p text:style-name="PreformattedText"/>
      <text:p text:style-name="PreformattedText"><text:span text:style-name="SourceText">&lt;Resource name="jdbc/postgres" auth="Container"</text:span></text:p>
      <text:p text:style-name="PreformattedText"><text:span text:style-name="SourceText"><text:s text:c="10"/></text:span><text:span text:style-name="SourceText">type="javax.sql.DataSource" driverClassName="org.postgresql.Driver"</text:span></text:p>
      <text:p text:style-name="PreformattedText"><text:span text:style-name="SourceText"><text:s text:c="10"/>url="jdbc:postgresql://127.0.0.1:5432/mydb"</text:span></text:p>
      <text:p text:style-name="PreformattedText"><text:span text:style-name="SourceText"><text:s text:c="10"/>username="myuser" password="mypasswd" maxTotal="20" maxIdle="10"</text:span></text:p>
      <text:p text:style-name="PreformattedText"><text:span text:style-name="SourceText">maxWaitMillis="-1"/&gt;</text:span></text:p>
      <text:soft-page-break/>
      <text:p text:style-name="P528"><text:span text:style-name="SourceText">&lt;/Context&gt;</text:span></text:p>
      <text:h text:style-name="Heading5" text:outline-level="5">3. web.xml configuration</text:h>
      <text:p text:style-name="PreformattedText"><text:span text:style-name="SourceText">&lt;</text:span><text:span text:style-name="SourceText">resource-ref&gt;</text:span></text:p>
      <text:p text:style-name="PreformattedText"><text:span text:style-name="SourceText"><text:s/>&lt;description&gt;postgreSQL Datasource example&lt;/description&gt;</text:span></text:p>
      <text:p text:style-name="PreformattedText"><text:span text:style-name="SourceText"><text:s/>&lt;res-ref-name&gt;jdbc/postgres&lt;/res-ref-name&gt;</text:span></text:p>
      <text:p text:style-name="PreformattedText"><text:span text:style-name="SourceText"><text:s/></text:span><text:span text:style-name="T529">&lt;res-type&gt;javax.sql.DataSource&lt;/res-type&gt;</text:span></text:p>
      <text:p text:style-name="PreformattedText"><text:span text:style-name="T530"><text:s/></text:span><text:span text:style-name="SourceText">&lt;res-auth&gt;Container&lt;/res-auth&gt;</text:span></text:p>
      <text:p text:style-name="P531"><text:span text:style-name="SourceText">&lt;/resource-ref&gt;</text:span></text:p>
      <text:h text:style-name="Heading5" text:outline-level="5">4. Accessing the datasource</text:h>
      <text:p text:style-name="Textbody">When accessing the datasource programmatically, remember to prepend<text:s/><text:span text:style-name="SourceText">java:/comp/env</text:span><text:s/>to your JNDI lookup, as in the following snippet of code. Note also that "jdbc/postgres" can be replaced with any value you prefer, provided you change it in the above resource definition file as well.</text:p>
      <text:p text:style-name="PreformattedText"><text:span text:style-name="SourceText">InitialContext cxt = new InitialContext();</text:span></text:p>
      <text:p text:style-name="PreformattedText"><text:span text:style-name="SourceText">if ( cxt == null ) {</text:span></text:p>
      <text:p text:style-name="PreformattedText"><text:span text:style-name="SourceText"><text:s text:c="3"/>throw new Exception("Uh oh -- no context!");</text:span></text:p>
      <text:p text:style-name="PreformattedText"><text:span text:style-name="SourceText">}</text:span></text:p>
      <text:p text:style-name="PreformattedText"/>
      <text:p text:style-name="PreformattedText"><text:span text:style-name="SourceText">DataSource ds = (DataSource) cxt.lookup( "java:/comp/env/jdbc/postgres" );</text:span></text:p>
      <text:p text:style-name="PreformattedText"/>
      <text:p text:style-name="PreformattedText"><text:span text:style-name="SourceText">if ( ds == null ) {</text:span></text:p>
      <text:p text:style-name="PreformattedText"><text:span text:style-name="SourceText"><text:s text:c="3"/>throw new Exception("Data source n</text:span><text:span text:style-name="SourceText">ot found!");</text:span></text:p>
      <text:p text:style-name="P532"><text:span text:style-name="SourceText">}</text:span></text:p>
      <text:h text:style-name="Heading3" text:outline-level="3"><text:bookmark-start text:name="Non-DBCP_Solutions"/><text:bookmark-end text:name="Non-DBCP_Solutions"/>Non-DBCP Solutions</text:h>
      <text:p text:style-name="Textbody">These solutions either utilise a single connection to the database (not recommended for anything other than testing!) or some other pooling technology.</text:p>
      <text:h text:style-name="Heading3" text:outline-level="3"><text:bookmark-start text:name="Oracle_8i_with_OCI_client"/><text:bookmark-end text:name="Oracle_8i_with_OCI_client"/>Oracle 8i with OCI client</text:h>
      <text:h text:style-name="Heading4" text:outline-level="4"><text:bookmark-start text:name="Oracle_8i_with_OCI_client/Introduction"/><text:bookmark-end text:name="Oracle_8i_with_OCI_client/Introduction"/>Introduction</text:h>
      <text:p text:style-name="Textbody">Whilst not strictly addressing<text:s/>the creation of a JNDI DataSource using the OCI client, these notes can be combined with the Oracle and DBCP 2 solution above.</text:p>
      <text:p text:style-name="Textbody">In order to use OCI driver, you should have an Oracle client installed. You should have installed Oracle8i(8.1.7) client from cd,<text:s/>and download the suitable JDBC/OCI driver(Oracle8i 8.1.7.1 JDBC/OCI Driver) from<text:s/><text:a xlink:href="http://otn.oracle.com/" office:target-frame-name="_top" xlink:show="replace">otn.oracle.com</text:a>.</text:p>
      <text:p text:style-name="Textbody">After renaming<text:s/><text:span text:style-name="SourceText">classes12.zip</text:span><text:s/>file to<text:s/><text:span text:style-name="SourceText">classes12.jar</text:span><text:s/>for Tomcat, copy it into<text:s/><text:span text:style-name="SourceText">$CATALINA_HOME/lib</text:span>. You may also have to<text:s/>remove the<text:s/><text:span text:style-name="SourceText">javax.sql.*</text:span><text:s/>classes from this file depending upon the version of Tomcat and JDK you are using.</text:p>
      <text:h text:style-name="Heading4" text:outline-level="4"><text:bookmark-start text:name="Putting_it_all_together"/><text:bookmark-end text:name="Putting_it_all_together"/>Putting it all together</text:h>
      <text:p text:style-name="Textbody">Ensure that you have the<text:s/><text:span text:style-name="SourceText">ocijdbc8.dll</text:span><text:s/>or<text:s/><text:span text:style-name="SourceText">.so</text:span><text:s/>in your<text:s/><text:span text:style-name="SourceText">$PATH</text:span><text:s/>or<text:s/><text:span text:style-name="SourceText">LD_LIBRARY_PATH</text:span><text:s/>(possibly in<text:s/><text:span text:style-name="SourceText">$ORAHOME\bin</text:span>) and also confirm that<text:s/>the native library can be loaded by a simple test program using<text:s/><text:span text:style-name="SourceText">System.loadLibrary("ocijdbc8");</text:span></text:p>
      <text:p text:style-name="Textbody">You should next create a simple test servlet or JSP that has these<text:s/><text:span text:style-name="StrongEmphasis">critical lines</text:span>:</text:p>
      <text:soft-page-break/>
      <text:p text:style-name="PreformattedText"><text:span text:style-name="SourceText">DriverManager.registerDriver(new</text:span></text:p>
      <text:p text:style-name="PreformattedText"><text:span text:style-name="SourceText">oracle.jdbc.driver.OracleDriver());</text:span></text:p>
      <text:p text:style-name="PreformattedText"><text:span text:style-name="T533">conn =</text:span></text:p>
      <text:p text:style-name="P534"><text:span text:style-name="T535">DriverManager.getConnection("jdbc:oracle:oci8:@database","username","password");</text:span></text:p>
      <text:p text:style-name="Textbody">where database is of the form<text:s/><text:span text:style-name="SourceText">host:port:SID</text:span><text:s/>Now if you try to access the URL of your test servlet/JSP and what you get is a<text:s/><text:span text:style-name="SourceText">ServletException</text:span><text:s/>with a root cause of<text:s/><text:span text:style-name="SourceText">java.lang.Uns</text:span><text:span text:style-name="SourceText">atisfiedLinkError:get_env_handle</text:span>.</text:p>
      <text:p text:style-name="Textbody">First, the<text:s/><text:span text:style-name="SourceText">UnsatisfiedLinkError</text:span><text:s/>indicates that you have</text:p>
      <text:list text:style-name="LFO58" text:continue-numbering="true">
        <text:list-item>
          <text:p text:style-name="P536">a mismatch between your JDBC classes file and your Oracle client version. The giveaway here is the message stating that a needed library file cannot be found. For example, you may be using a classes12.zip file from Oracle Version 8.1.6 with a Version 8.1.5 Oracle client. The classesXXX.zip file and Oracle client software versions must match.</text:p>
        </text:list-item>
        <text:list-item>
          <text:p text:style-name="P537">A<text:s/><text:span text:style-name="SourceText">$PATH</text:span>,<text:s/><text:span text:style-name="SourceText">LD_LIBRARY_PATH</text:span><text:s/>problem.</text:p>
        </text:list-item>
        <text:list-item>
          <text:p text:style-name="P538">It has been reported that ignoring the driver you have downloaded from otn and using the classes12.zip file from the directory<text:s/><text:span text:style-name="SourceText">$ORAHOME\jdbc\lib</text:span><text:s/>will also work.</text:p>
        </text:list-item>
      </text:list>
      <text:p text:style-name="Textbody">Next you may experience the error<text:s/><text:span text:style-name="SourceText">ORA-06401 NETCMN: invalid driver designator</text:span></text:p>
      <text:p text:style-name="Textbody">The Oracle documentation says : "Cause: The login (connect) string contains an invalid driver designator. Action: Correct the string and re-submit." Change the database connect string (of the form<text:s/><text:span text:style-name="SourceText">host:port:SID</text:span>) with this one:<text:s/><text:span text:style-name="SourceText">(description=(address=(host=myhost)(protocol=tcp)(port=1521))(connect_data=(sid=orcl)))</text:span></text:p>
      <text:p text:style-name="Textbody"><text:span text:style-name="T539">Ed</text:span><text:span text:style-name="T540">. Hmm, I don't think this is really needed if you sort out your TNSNames - but I'm not an Oracle DBA :-)</text:span></text:p>
      <text:h text:style-name="Heading3" text:outline-level="3"><text:bookmark-start text:name="Common_Problems"/><text:bookmark-end text:name="Common_Problems"/>Common Problems</text:h>
      <text:p text:style-name="Textbody">Here are some common problems encountered with a web application which uses a database and tips for how to solve them.</text:p>
      <text:h text:style-name="Heading4" text:outline-level="4"><text:bookmark-start text:name="Intermittent_Database_Connection_Failure"/><text:bookmark-end text:name="Intermittent_Database_Connection_Failure"/>Intermittent Database Connection Failures</text:h>
      <text:p text:style-name="Textbody">Tomcat runs within a JVM. The JVM periodically performs garbage collection (GC) to remove java objects which are no longer being used. When the JVM performs GC execution of code within Tomcat freezes. If the maximum time configured for establishment of a database connection is less than the amount of time garbage collection took you can get a database connection failure.</text:p>
      <text:p text:style-name="Textbody">To collect data on how long garbage collection is taking add the<text:s/><text:span text:style-name="SourceText">-verbose:gc</text:span><text:s/>argument to your<text:s/><text:span text:style-name="SourceText">CATALINA_OPTS</text:span><text:s/>environment variable when starting Tomcat. When verbose gc is enabled your<text:s/><text:span text:style-name="SourceText">$CATALINA_BASE/logs/catalina.out</text:span><text:s/>log file will include data for every garbage collection including how long it took.</text:p>
      <text:p text:style-name="Textbody">When your JVM is tuned correctly 99% of the time a GC will take less<text:s/>than one second. The remainder will only take a few seconds. Rarely, if ever should a GC take more than 10 seconds.</text:p>
      <text:soft-page-break/>
      <text:p text:style-name="Textbody">Make sure that the db connection timeout is set to 10-15 seconds. For DBCP 2 you set this using the parameter<text:s/><text:span text:style-name="SourceText">maxWaitMillis</text:span>.</text:p>
      <text:h text:style-name="Heading4" text:outline-level="4"><text:bookmark-start text:name="Random_Connection_Closed_Exceptions"/><text:bookmark-end text:name="Random_Connection_Closed_Exceptions"/>Random Connection Closed Exceptions</text:h>
      <text:p text:style-name="Textbody">These can occur when one request gets a db connection from the connection pool and closes it twice. When using a connection pool, closing the connection just returns it to the pool for reuse by another request, it doesn't close the connection. And Tomcat uses multiple threads to handle concurrent requests. Here is an example of the sequence of events which could cause this error in Tomcat:</text:p>
      <text:p text:style-name="PreformattedText"><text:s text:c="2"/>Request 1 running in Thread 1 gets a db connection.</text:p>
      <text:p text:style-name="PreformattedText"/>
      <text:p text:style-name="PreformattedText"><text:s text:c="2"/>Request 1 closes the db connection.</text:p>
      <text:p text:style-name="PreformattedText"/>
      <text:p text:style-name="PreformattedText"><text:s text:c="2"/>The JVM switches the running thread to Thread 2</text:p>
      <text:p text:style-name="PreformattedText"/>
      <text:p text:style-name="PreformattedText"><text:s text:c="2"/>Request 2 running in Thread 2 gets a db connection</text:p>
      <text:p text:style-name="PreformattedText"><text:s text:c="2"/>(the same db connection just closed by Request 1).</text:p>
      <text:p text:style-name="PreformattedText"/>
      <text:p text:style-name="PreformattedText"><text:s text:c="2"/>The JVM switches the running thread back to Thread 1</text:p>
      <text:p text:style-name="PreformattedText"/>
      <text:p text:style-name="PreformattedText"><text:s text:c="2"/>Request 1 closes the db connection a second time in a finally block.</text:p>
      <text:p text:style-name="PreformattedText"/>
      <text:p text:style-name="PreformattedText"><text:s text:c="2"/>The JVM switches the running thread back to Thread 2</text:p>
      <text:p text:style-name="PreformattedText"/>
      <text:p text:style-name="PreformattedText"><text:s text:c="2"/>Request 2 Thread 2 tries to use the db connection but fails</text:p>
      <text:p text:style-name="P541"><text:s text:c="2"/>because Request 1 closed it.</text:p>
      <text:p text:style-name="Textbody">Here is an example of properly written code to use a database connection obtained from a connection pool:</text:p>
      <text:p text:style-name="PreformattedText"><text:span text:style-name="SourceText"><text:s text:c="2"/>Connection conn = null;</text:span></text:p>
      <text:p text:style-name="PreformattedText"><text:span text:style-name="SourceText"><text:s text:c="2"/>Statement stmt = null; <text:s/>// Or PreparedStatement if needed</text:span></text:p>
      <text:p text:style-name="PreformattedText"><text:span text:style-name="SourceText"><text:s text:c="2"/>ResultSet rs = null;</text:span></text:p>
      <text:p text:style-name="PreformattedText"><text:span text:style-name="SourceText"><text:s text:c="2"/>try {</text:span></text:p>
      <text:p text:style-name="PreformattedText"><text:span text:style-name="SourceText"><text:s text:c="4"/>conn = ... get connection from connection pool ...</text:span></text:p>
      <text:p text:style-name="PreformattedText"><text:span text:style-name="SourceText"><text:s text:c="4"/>stmt = conn.createStatement("select ...");</text:span></text:p>
      <text:p text:style-name="PreformattedText"><text:span text:style-name="SourceText"><text:s text:c="4"/>rs =<text:s/></text:span><text:span text:style-name="SourceText">stmt.executeQuery();</text:span></text:p>
      <text:p text:style-name="PreformattedText"><text:span text:style-name="SourceText"><text:s text:c="4"/>... iterate through the result set ...</text:span></text:p>
      <text:p text:style-name="PreformattedText"><text:span text:style-name="SourceText"><text:s text:c="4"/>rs.close();</text:span></text:p>
      <text:p text:style-name="PreformattedText"><text:span text:style-name="SourceText"><text:s text:c="4"/>rs = null;</text:span></text:p>
      <text:p text:style-name="PreformattedText"><text:span text:style-name="SourceText"><text:s text:c="4"/>stmt.close();</text:span></text:p>
      <text:p text:style-name="PreformattedText"><text:span text:style-name="SourceText"><text:s text:c="4"/>stmt = null;</text:span></text:p>
      <text:p text:style-name="PreformattedText"><text:span text:style-name="SourceText"><text:s text:c="4"/>conn.close(); // Return to connection pool</text:span></text:p>
      <text:p text:style-name="PreformattedText"><text:span text:style-name="SourceText"><text:s text:c="4"/>conn = null; <text:s/>// Make sure we don't close it twice</text:span></text:p>
      <text:p text:style-name="PreformattedText"><text:span text:style-name="SourceText"><text:s text:c="2"/>} catch (SQLException<text:s/></text:span><text:span text:style-name="SourceText">e) {</text:span></text:p>
      <text:p text:style-name="PreformattedText"><text:span text:style-name="SourceText"><text:s text:c="4"/>... deal with errors ...</text:span></text:p>
      <text:p text:style-name="PreformattedText"><text:span text:style-name="SourceText"><text:s text:c="2"/>} finally {</text:span></text:p>
      <text:p text:style-name="PreformattedText"><text:span text:style-name="SourceText"><text:s text:c="4"/>// Always make sure result sets and statements are closed,</text:span></text:p>
      <text:p text:style-name="PreformattedText"><text:span text:style-name="SourceText"><text:s text:c="4"/>// and the connection is returned to the pool</text:span></text:p>
      <text:p text:style-name="PreformattedText"><text:span text:style-name="SourceText"><text:s text:c="4"/>if (rs != null) {</text:span></text:p>
      <text:p text:style-name="PreformattedText"><text:span text:style-name="SourceText"><text:s text:c="6"/>try { rs.close(); } catch (SQLException e) { ; }</text:span></text:p>
      <text:p text:style-name="PreformattedText"><text:span text:style-name="SourceText"><text:s text:c="6"/>rs = null;</text:span></text:p>
      <text:p text:style-name="PreformattedText"><text:span text:style-name="SourceText"><text:s/></text:span><text:span text:style-name="SourceText"><text:s text:c="3"/>}</text:span></text:p>
      <text:p text:style-name="PreformattedText"><text:span text:style-name="SourceText"><text:s text:c="4"/>if (stmt != null) {</text:span></text:p>
      <text:p text:style-name="PreformattedText"><text:span text:style-name="SourceText"><text:s text:c="6"/>try { stmt.close(); } catch (SQLException e) { ; }</text:span></text:p>
      <text:p text:style-name="PreformattedText"><text:span text:style-name="SourceText"><text:s text:c="6"/>stmt = null;</text:span></text:p>
      <text:soft-page-break/>
      <text:p text:style-name="PreformattedText"><text:span text:style-name="SourceText"><text:s text:c="4"/>}</text:span></text:p>
      <text:p text:style-name="PreformattedText"><text:span text:style-name="SourceText"><text:s text:c="4"/>if (conn != null) {</text:span></text:p>
      <text:p text:style-name="PreformattedText"><text:span text:style-name="SourceText"><text:s text:c="6"/>try { conn.close(); } catch (SQLException e) { ; }</text:span></text:p>
      <text:p text:style-name="PreformattedText"><text:span text:style-name="SourceText"><text:s text:c="6"/>conn = null;</text:span></text:p>
      <text:p text:style-name="PreformattedText"><text:span text:style-name="SourceText"><text:s text:c="4"/>}</text:span></text:p>
      <text:p text:style-name="P542"><text:span text:style-name="SourceText"><text:s text:c="2"/>}</text:span></text:p>
      <text:h text:style-name="Heading4" text:outline-level="4"><text:bookmark-start text:name="Context_versus_GlobalNamingResources"/><text:bookmark-end text:name="Context_versus_GlobalNamingResources"/>Context versus GlobalNamingResources</text:h>
      <text:p text:style-name="Textbody">Please note that although the above instructions place the JNDI declarations in a Context element, it is possible and sometimes desirable to place these declarations in the<text:s/><text:a xlink:href="https://tomcat.apache.org/tomcat-9.0-doc/config/globalresources.html" office:target-frame-name="_top" xlink:show="replace">GlobalNamingResources</text:a><text:s/>section of the server configuration file. A resource placed in the GlobalNamingResources section will be shared among the Contexts of the server.</text:p>
      <text:h text:style-name="Heading4" text:outline-level="4"><text:bookmark-start text:name="JNDI_Resource_Naming_and_Realm_Interacti"/><text:bookmark-end text:name="JNDI_Resource_Naming_and_Realm_Interacti"/>JNDI Resource Naming and Realm Interaction</text:h>
      <text:p text:style-name="Textbody">In order to get Realms to work, the realm must refer to the datasource as defined in the &lt;GlobalNamingResources&gt; or &lt;Context&gt; section, not a datasource as renamed using &lt;ResourceLink&gt;.</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2">
      <text:list-level-style-bullet text:level="1" text:style-name="WW_CharLFO4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6">
      <text:list-level-style-bullet text:level="1" text:style-name="WW_CharLFO5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3</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rry Curran</meta:initial-creator>
    <dc:creator>Terry Curran</dc:creator>
    <meta:creation-date>2019-10-25T18:58:00Z</meta:creation-date>
    <dc:date>2020-09-20T23:45:00Z</dc:date>
    <meta:print-date>2019-10-26T20:57:00Z</meta:print-date>
    <meta:template xlink:href="Normal.dotm" xlink:type="simple"/>
    <meta:editing-cycles>2</meta:editing-cycles>
    <meta:editing-duration>PT27600S</meta:editing-duration>
    <meta:document-statistic meta:page-count="64" meta:paragraph-count="295" meta:word-count="22102" meta:character-count="147793" meta:row-count="1049" meta:non-whitespace-character-count="125986"/>
  </office:meta>
</office:document-meta>
</file>